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81cm"/>
    </style:style>
    <style:style style:name="co3" style:family="table-column">
      <style:table-column-properties fo:break-before="auto" style:column-width="4.454cm"/>
    </style:style>
    <style:style style:name="co4" style:family="table-column">
      <style:table-column-properties fo:break-before="auto" style:column-width="1.954cm"/>
    </style:style>
    <style:style style:name="co5" style:family="table-column">
      <style:table-column-properties fo:break-before="auto" style:column-width="2.649cm"/>
    </style:style>
    <style:style style:name="co6" style:family="table-column">
      <style:table-column-properties fo:break-before="auto" style:column-width="8.544cm"/>
    </style:style>
    <style:style style:name="co7" style:family="table-column">
      <style:table-column-properties fo:break-before="auto" style:column-width="2.799cm"/>
    </style:style>
    <style:style style:name="co8" style:family="table-column">
      <style:table-column-properties fo:break-before="auto" style:column-width="3.821cm"/>
    </style:style>
    <style:style style:name="co9" style:family="table-column">
      <style:table-column-properties fo:break-before="auto" style:column-width="3.161cm"/>
    </style:style>
    <style:style style:name="co10" style:family="table-column">
      <style:table-column-properties fo:break-before="auto" style:column-width="2.76cm"/>
    </style:style>
    <style:style style:name="co11" style:family="table-column">
      <style:table-column-properties fo:break-before="auto" style:column-width="3.785cm"/>
    </style:style>
    <style:style style:name="co12" style:family="table-column">
      <style:table-column-properties fo:break-before="auto" style:column-width="2.358cm"/>
    </style:style>
    <style:style style:name="co13" style:family="table-column">
      <style:table-column-properties fo:break-before="auto" style:column-width="3.011cm"/>
    </style:style>
    <style:style style:name="co14" style:family="table-column">
      <style:table-column-properties fo:break-before="auto" style:column-width="2.9cm"/>
    </style:style>
    <style:style style:name="co15" style:family="table-column">
      <style:table-column-properties fo:break-before="auto" style:column-width="2.604cm"/>
    </style:style>
    <style:style style:name="co16" style:family="table-column">
      <style:table-column-properties fo:break-before="auto" style:column-width="5.357cm"/>
    </style:style>
    <style:style style:name="co17" style:family="table-column">
      <style:table-column-properties fo:break-before="auto" style:column-width="5.188cm"/>
    </style:style>
    <style:style style:name="co18" style:family="table-column">
      <style:table-column-properties fo:break-before="auto" style:column-width="4.426cm"/>
    </style:style>
    <style:style style:name="co19" style:family="table-column">
      <style:table-column-properties fo:break-before="auto" style:column-width="16.284cm"/>
    </style:style>
    <style:style style:name="ro1" style:family="table-row">
      <style:table-row-properties style:row-height="0.453cm" fo:break-before="auto" style:use-optimal-row-height="true"/>
    </style:style>
    <style:style style:name="ro2" style:family="table-row">
      <style:table-row-properties style:row-height="2.351cm" fo:break-before="auto" style:use-optimal-row-height="true"/>
    </style:style>
    <style:style style:name="ro3" style:family="table-row">
      <style:table-row-properties style:row-height="1.438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1.894cm" fo:break-before="auto" style:use-optimal-row-height="true"/>
    </style:style>
    <style:style style:name="ro6" style:family="table-row">
      <style:table-row-properties style:row-height="0.982cm" fo:break-before="auto" style:use-optimal-row-height="true"/>
    </style:style>
    <style:style style:name="ro7" style:family="table-row">
      <style:table-row-properties style:row-height="0.473cm" fo:break-before="auto" style:use-optimal-row-height="true"/>
    </style:style>
    <style:style style:name="ro8" style:family="table-row">
      <style:table-row-properties style:row-height="2.808cm" fo:break-before="auto" style:use-optimal-row-height="true"/>
    </style:style>
    <style:style style:name="ro9" style:family="table-row">
      <style:table-row-properties style:row-height="1.316cm" fo:break-before="auto" style:use-optimal-row-height="true"/>
    </style:style>
    <style:style style:name="ro10" style:family="table-row">
      <style:table-row-properties style:row-height="0.894cm" fo:break-before="auto" style:use-optimal-row-height="true"/>
    </style:style>
    <style:style style:name="ta1" style:family="table" style:master-page-name="PageStyle_5f_Feuille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ff000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0000"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0000"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ff000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10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4" style:family="table-cell" style:parent-style-name="Default" style:data-style-name="N106">
      <style:table-cell-properties fo:background-color="#ff000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0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06">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37">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8" style:family="table-cell" style:parent-style-name="Default" style:data-style-name="N37">
      <style:table-cell-properties fo:background-color="#ff000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37">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1"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 style:family="text">
      <style:text-properties fo:color="#2a6099"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fo:color="#c9211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table table:name="Feuille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visibility="collapse" table:default-cell-style-name="ce1"/>
        <table:table-column table:style-name="co6" table:visibility="collapse" table:default-cell-style-name="ce1"/>
        <table:table-column table:style-name="co7" table:visibility="collapse" table:default-cell-style-name="ce1"/>
        <table:table-column table:style-name="co8" table:visibility="collapse" table:default-cell-style-name="ce1"/>
        <table:table-column table:style-name="co9" table:visibility="collapse" table:default-cell-style-name="ce5"/>
        <table:table-column table:style-name="co10" table:visibility="collapse" table:default-cell-style-name="ce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visibility="collapse" table:default-cell-style-name="ce1"/>
        <table:table-column table:style-name="co15" table:visibility="collapse" table:default-cell-style-name="ce1"/>
        <table:table-column table:style-name="co16" table:default-cell-style-name="ce1"/>
        <table:table-column table:style-name="co17" table:visibility="collapse" table:default-cell-style-name="ce1"/>
        <table:table-column table:style-name="co18" table:visibility="collapse" table:default-cell-style-name="ce1"/>
        <table:table-column table:style-name="co19" table:default-cell-style-name="ce20"/>
        <table:table-column table:style-name="co1" table:number-columns-repeated="1004" table:default-cell-style-name="ce1"/>
        <table:table-row table:style-name="ro1">
          <table:table-cell table:number-columns-repeated="1024"/>
        </table:table-row>
        <table:table-row table:style-name="ro1">
          <table:table-cell/>
          <table:table-cell table:style-name="ce6" office:value-type="string">
            <text:p>Château</text:p>
          </table:table-cell>
          <table:table-cell table:style-name="ce6" office:value-type="string">
            <text:p>Ville</text:p>
          </table:table-cell>
          <table:table-cell table:style-name="ce6" office:value-type="string">
            <text:p>Type</text:p>
          </table:table-cell>
          <table:table-cell table:style-name="ce6" office:value-type="string">
            <text:p>Année</text:p>
          </table:table-cell>
          <table:table-cell table:style-name="ce6" office:value-type="string">
            <text:p>Qualité</text:p>
          </table:table-cell>
          <table:table-cell table:style-name="ce6" office:value-type="string">
            <text:p>Remarques</text:p>
          </table:table-cell>
          <table:table-cell table:style-name="ce6" office:value-type="string">
            <text:p>Prix d’achat</text:p>
          </table:table-cell>
          <table:table-cell table:style-name="ce6" office:value-type="string">
            <text:p>Prix sur le marché</text:p>
          </table:table-cell>
          <table:table-cell table:style-name="ce6" office:value-type="string">
            <text:p>Position</text:p>
          </table:table-cell>
          <table:table-cell table:style-name="ce6" office:value-type="string">
            <text:p>Infos</text:p>
          </table:table-cell>
          <table:table-cell table:style-name="ce6" office:value-type="string">
            <text:p>Contenant</text:p>
          </table:table-cell>
          <table:table-cell table:style-name="ce6" office:value-type="string">
            <text:p>Acheteur</text:p>
          </table:table-cell>
          <table:table-cell table:style-name="ce6" office:value-type="string">
            <text:p>Date d’achat</text:p>
          </table:table-cell>
          <table:table-cell table:style-name="ce6" office:value-type="string">
            <text:p>Provenance</text:p>
          </table:table-cell>
          <table:table-cell table:style-name="ce6" office:value-type="string">
            <text:p>Référence</text:p>
          </table:table-cell>
          <table:table-cell table:style-name="ce6" office:value-type="string">
            <text:p>Photo</text:p>
          </table:table-cell>
          <table:table-cell table:style-name="ce6" office:value-type="string">
            <text:p>Présent</text:p>
          </table:table-cell>
          <table:table-cell table:style-name="ce6" office:value-type="string">
            <text:p>Autre</text:p>
          </table:table-cell>
          <table:table-cell table:style-name="ce21" office:value-type="string">
            <text:p>Description</text:p>
          </table:table-cell>
          <table:table-cell table:number-columns-repeated="1004"/>
        </table:table-row>
        <table:table-row table:style-name="ro2">
          <table:table-cell/>
          <table:table-cell table:style-name="ce7" office:value-type="string">
            <text:p>Domaine de Parenteau</text:p>
            <text:p/>
          </table:table-cell>
          <table:table-cell table:style-name="ce7" office:value-type="string">
            <text:p>St Croix Du Mont</text:p>
          </table:table-cell>
          <table:table-cell table:style-name="ce7" office:value-type="string">
            <text:p>Liquoreux</text:p>
          </table:table-cell>
          <table:table-cell table:style-name="ce7" office:value-type="float" office:value="1982">
            <text:p>1982</text:p>
          </table:table-cell>
          <table:table-cell table:style-name="ce7" office:value-type="string">
            <text:p>Très bonne</text:p>
          </table:table-cell>
          <table:table-cell table:style-name="ce7" office:value-type="string">
            <text:p>Très bien</text:p>
          </table:table-cell>
          <table:table-cell table:style-name="ce12" office:value-type="currency" office:currency="EUR" office:value="15">
            <text:p>15,00 €</text:p>
          </table:table-cell>
          <table:table-cell table:style-name="ce16" office:value-type="currency" office:currency="EUR" office:value="50">
            <text:p>50,00 €</text:p>
          </table:table-cell>
          <table:table-cell office:value-type="string">
            <text:p>Frigo B7</text:p>
          </table:table-cell>
          <table:table-cell/>
          <table:table-cell office:value-type="string">
            <text:p>Bouteille (75 cl)</text:p>
          </table:table-cell>
          <table:table-cell office:value-type="string">
            <text:p>Sylvain</text:p>
          </table:table-cell>
          <table:table-cell/>
          <table:table-cell table:style-name="ce7" office:value-type="string">
            <text:p>Mr Ranoux, Domaine de Parenteau</text:p>
            <text:p>St Croix du Mont</text:p>
          </table:table-cell>
          <table:table-cell office:value-type="string">
            <text:p>Ref_0001</text:p>
          </table:table-cell>
          <table:table-cell office:value-type="string">
            <text:p>OK_main</text:p>
          </table:table-cell>
          <table:table-cell office:value-type="string">
            <text:p>Oui</text:p>
          </table:table-cell>
          <table:table-cell/>
          <table:table-cell office:value-type="string">
            <text:p>Le Domaine de Parenteau, situé à St Croix Du Mont, est reconnu pour ses vins liquoreux d'exception. St Croix Du Mont, situé dans la région de Bordeaux, est réputé pour ses sols calcaires et ses coteaux exposés qui favorisent la production de raisins riches en sucre. Le millésime 1982 est célèbre pour ses conditions climatiques idéales, offrant des notes de miel, d'abricot confit et de fruits secs. Ce vin se distingue par sa douceur équilibrée par une acidité rafraîchissante.</text:p>
          </table:table-cell>
          <table:table-cell table:number-columns-repeated="1004"/>
        </table:table-row>
        <table:table-row table:style-name="ro3">
          <table:table-cell/>
          <table:table-cell office:value-type="string">
            <text:p>Talbot</text:p>
          </table:table-cell>
          <table:table-cell office:value-type="string">
            <text:p>St Julien</text:p>
          </table:table-cell>
          <table:table-cell office:value-type="string">
            <text:p>Rouge</text:p>
          </table:table-cell>
          <table:table-cell office:value-type="float" office:value="1949">
            <text:p>1949</text:p>
          </table:table-cell>
          <table:table-cell office:value-type="string">
            <text:p>Bien</text:p>
          </table:table-cell>
          <table:table-cell table:style-name="ce7" office:value-type="string">
            <text:p>Très Basse épaule,</text:p>
            <text:p>Etiquette propre,</text:p>
            <text:p>Goulot propre</text:p>
          </table:table-cell>
          <table:table-cell table:style-name="ce13" office:value-type="currency" office:currency="EUR" office:value="0">
            <text:p>0,00 €</text:p>
          </table:table-cell>
          <table:table-cell table:style-name="ce13" office:value-type="currency" office:currency="EUR" office:value="900">
            <text:p>900,00 €</text:p>
          </table:table-cell>
          <table:table-cell office:value-type="string">
            <text:p>Frigo C1-6</text:p>
          </table:table-cell>
          <table:table-cell office:value-type="string">
            <text:p>Très rare</text:p>
          </table:table-cell>
          <table:table-cell office:value-type="string">
            <text:p>Bouteille (75 cl)</text:p>
          </table:table-cell>
          <table:table-cell office:value-type="string">
            <text:p>Commun</text:p>
          </table:table-cell>
          <table:table-cell table:number-columns-repeated="2"/>
          <table:table-cell office:value-type="string">
            <text:p>Ref_0002</text:p>
          </table:table-cell>
          <table:table-cell office:value-type="string">
            <text:p>OK_main</text:p>
          </table:table-cell>
          <table:table-cell office:value-type="string">
            <text:p>Oui</text:p>
          </table:table-cell>
          <table:table-cell/>
          <table:table-cell office:value-type="string">
            <text:p>Le Château Talbot, l'un des crus les plus célèbres de St Julien, est situé sur des sols graveleux propices à la culture de la vigne. St Julien, une sous-région du Médoc en Bordeaux, est connue pour ses vins élégants et structurés. Le millésime 1949, exceptionnel pour sa longévité, révèle des arômes complexes de fruits noirs, de tabac et de cuir. Ce vin rouge présente une structure tannique encore présente mais parfaitement intégrée.</text:p>
          </table:table-cell>
          <table:table-cell table:number-columns-repeated="1004"/>
        </table:table-row>
        <table:table-row table:style-name="ro3" table:visibility="filter">
          <table:table-cell/>
          <table:table-cell office:value-type="string">
            <text:p>Talbot</text:p>
          </table:table-cell>
          <table:table-cell office:value-type="string">
            <text:p>St Julien</text:p>
          </table:table-cell>
          <table:table-cell office:value-type="string">
            <text:p>Rouge</text:p>
          </table:table-cell>
          <table:table-cell office:value-type="float" office:value="1949">
            <text:p>1949</text:p>
          </table:table-cell>
          <table:table-cell office:value-type="string">
            <text:p>Bien</text:p>
          </table:table-cell>
          <table:table-cell table:style-name="ce7" office:value-type="string">
            <text:p>Basse épaule,</text:p>
            <text:p>Etiquette propre,</text:p>
            <text:p>Goulot propre</text:p>
          </table:table-cell>
          <table:table-cell table:style-name="ce13" office:value-type="currency" office:currency="EUR" office:value="0">
            <text:p>0,00 €</text:p>
          </table:table-cell>
          <table:table-cell table:style-name="ce13" office:value-type="currency" office:currency="EUR" office:value="900">
            <text:p>900,00 €</text:p>
          </table:table-cell>
          <table:table-cell office:value-type="string">
            <text:p>Frigo C1-7</text:p>
          </table:table-cell>
          <table:table-cell office:value-type="string">
            <text:p>Très rare</text:p>
          </table:table-cell>
          <table:table-cell office:value-type="string">
            <text:p>Bouteille (75 cl)</text:p>
          </table:table-cell>
          <table:table-cell office:value-type="string">
            <text:p>Commun</text:p>
          </table:table-cell>
          <table:table-cell table:number-columns-repeated="2"/>
          <table:table-cell office:value-type="string">
            <text:p>Ref_0003</text:p>
          </table:table-cell>
          <table:table-cell office:value-type="string">
            <text:p>OK_0002</text:p>
          </table:table-cell>
          <table:table-cell office:value-type="string">
            <text:p>Oui</text:p>
          </table:table-cell>
          <table:table-cell/>
          <table:table-cell table:style-name="ce1"/>
          <table:table-cell table:number-columns-repeated="1004"/>
        </table:table-row>
        <table:table-row table:style-name="ro3" table:visibility="filter">
          <table:table-cell/>
          <table:table-cell office:value-type="string">
            <text:p>Talbot</text:p>
          </table:table-cell>
          <table:table-cell office:value-type="string">
            <text:p>St Julien</text:p>
          </table:table-cell>
          <table:table-cell office:value-type="string">
            <text:p>Rouge</text:p>
          </table:table-cell>
          <table:table-cell office:value-type="float" office:value="1949">
            <text:p>1949</text:p>
          </table:table-cell>
          <table:table-cell office:value-type="string">
            <text:p>Bien</text:p>
          </table:table-cell>
          <table:table-cell table:style-name="ce7" office:value-type="string">
            <text:p>Bas goulot,</text:p>
            <text:p>Etiquette propre,</text:p>
            <text:p>Goulot propre</text:p>
          </table:table-cell>
          <table:table-cell table:style-name="ce13" office:value-type="currency" office:currency="EUR" office:value="0">
            <text:p>0,00 €</text:p>
          </table:table-cell>
          <table:table-cell table:style-name="ce13" office:value-type="currency" office:currency="EUR" office:value="900">
            <text:p>900,00 €</text:p>
          </table:table-cell>
          <table:table-cell office:value-type="string">
            <text:p>Frigo C1-8</text:p>
          </table:table-cell>
          <table:table-cell office:value-type="string">
            <text:p>Très rare</text:p>
          </table:table-cell>
          <table:table-cell office:value-type="string">
            <text:p>Bouteille (75 cl)</text:p>
          </table:table-cell>
          <table:table-cell office:value-type="string">
            <text:p>Commun</text:p>
          </table:table-cell>
          <table:table-cell table:number-columns-repeated="2"/>
          <table:table-cell office:value-type="string">
            <text:p>Ref_0004</text:p>
          </table:table-cell>
          <table:table-cell office:value-type="string">
            <text:p>OK_0002</text:p>
          </table:table-cell>
          <table:table-cell office:value-type="string">
            <text:p>Oui</text:p>
          </table:table-cell>
          <table:table-cell/>
          <table:table-cell table:style-name="ce1"/>
          <table:table-cell table:number-columns-repeated="1004"/>
        </table:table-row>
        <table:table-row table:style-name="ro3">
          <table:table-cell/>
          <table:table-cell office:value-type="string">
            <text:p>Grand Corbin </text:p>
          </table:table-cell>
          <table:table-cell office:value-type="string">
            <text:p>St Emilion</text:p>
          </table:table-cell>
          <table:table-cell office:value-type="string">
            <text:p>Rouge</text:p>
          </table:table-cell>
          <table:table-cell office:value-type="float" office:value="1940">
            <text:p>1940</text:p>
          </table:table-cell>
          <table:table-cell office:value-type="string">
            <text:p>Assez bien</text:p>
          </table:table-cell>
          <table:table-cell table:style-name="ce7" office:value-type="string">
            <text:p>Basse épaule,</text:p>
            <text:p>Etiquette déchirée</text:p>
            <text:p>Goulot propre</text:p>
          </table:table-cell>
          <table:table-cell table:style-name="ce13" office:value-type="currency" office:currency="EUR" office:value="0">
            <text:p>0,00 €</text:p>
          </table:table-cell>
          <table:table-cell table:style-name="ce13" office:value-type="currency" office:currency="EUR" office:value="700">
            <text:p>700,00 €</text:p>
          </table:table-cell>
          <table:table-cell office:value-type="string">
            <text:p>Frigo D3-1</text:p>
          </table:table-cell>
          <table:table-cell office:value-type="string">
            <text:p>Très rare</text:p>
          </table:table-cell>
          <table:table-cell office:value-type="string">
            <text:p>Bouteille (75 cl)</text:p>
          </table:table-cell>
          <table:table-cell office:value-type="string">
            <text:p>Commun</text:p>
          </table:table-cell>
          <table:table-cell table:number-columns-repeated="2"/>
          <table:table-cell office:value-type="string">
            <text:p>Ref_0005</text:p>
          </table:table-cell>
          <table:table-cell office:value-type="string">
            <text:p>OK_main</text:p>
          </table:table-cell>
          <table:table-cell office:value-type="string">
            <text:p>Oui</text:p>
          </table:table-cell>
          <table:table-cell/>
          <table:table-cell office:value-type="string">
            <text:p>Le Château Grand Corbin, situé à St Emilion, est célèbre pour ses vins robustes et élégants. St Emilion, avec ses sols argilo-calcaires, offre un terroir unique qui confère aux vins une richesse et une profondeur remarquables. Le millésime 1940, rare et précieux, exhale des arômes de fruits mûrs, de sous-bois et de truffe, avec une bouche veloutée et persistante.</text:p>
          </table:table-cell>
          <table:table-cell table:number-columns-repeated="1004"/>
        </table:table-row>
        <table:table-row table:style-name="ro3" table:visibility="filter">
          <table:table-cell/>
          <table:table-cell office:value-type="string">
            <text:p>Grand Corbin </text:p>
          </table:table-cell>
          <table:table-cell office:value-type="string">
            <text:p>St Emilion</text:p>
          </table:table-cell>
          <table:table-cell office:value-type="string">
            <text:p>Rouge</text:p>
          </table:table-cell>
          <table:table-cell office:value-type="float" office:value="1940">
            <text:p>1940</text:p>
          </table:table-cell>
          <table:table-cell office:value-type="string">
            <text:p>Assez bien</text:p>
          </table:table-cell>
          <table:table-cell table:style-name="ce7" office:value-type="string">
            <text:p>Vidange,</text:p>
            <text:p>Etiquette déchirée</text:p>
            <text:p>Goulot propre</text:p>
          </table:table-cell>
          <table:table-cell table:style-name="ce13" office:value-type="currency" office:currency="EUR" office:value="0">
            <text:p>0,00 €</text:p>
          </table:table-cell>
          <table:table-cell table:style-name="ce13" office:value-type="currency" office:currency="EUR" office:value="500">
            <text:p>500,00 €</text:p>
          </table:table-cell>
          <table:table-cell office:value-type="string">
            <text:p>Frigo D3-2</text:p>
          </table:table-cell>
          <table:table-cell office:value-type="string">
            <text:p>Très rare</text:p>
          </table:table-cell>
          <table:table-cell office:value-type="string">
            <text:p>Bouteille (75 cl)</text:p>
          </table:table-cell>
          <table:table-cell office:value-type="string">
            <text:p>Commun</text:p>
          </table:table-cell>
          <table:table-cell table:number-columns-repeated="2"/>
          <table:table-cell office:value-type="string">
            <text:p>Ref_0006</text:p>
          </table:table-cell>
          <table:table-cell office:value-type="string">
            <text:p>OK_0005</text:p>
          </table:table-cell>
          <table:table-cell office:value-type="string">
            <text:p>Oui</text:p>
          </table:table-cell>
          <table:table-cell/>
          <table:table-cell table:style-name="ce1"/>
          <table:table-cell table:number-columns-repeated="1004"/>
        </table:table-row>
        <table:table-row table:style-name="ro3">
          <table:table-cell/>
          <table:table-cell office:value-type="string">
            <text:p>Calon Ségur </text:p>
          </table:table-cell>
          <table:table-cell office:value-type="string">
            <text:p>St Estephe</text:p>
          </table:table-cell>
          <table:table-cell office:value-type="string">
            <text:p>Rouge</text:p>
          </table:table-cell>
          <table:table-cell office:value-type="float" office:value="1950">
            <text:p>1950</text:p>
          </table:table-cell>
          <table:table-cell office:value-type="string">
            <text:p>Assez bien</text:p>
          </table:table-cell>
          <table:table-cell table:style-name="ce7" office:value-type="string">
            <text:p>Basse épaule,</text:p>
            <text:p>Etiquette tachetée,</text:p>
            <text:p>Goulot propre</text:p>
          </table:table-cell>
          <table:table-cell table:style-name="ce13" office:value-type="currency" office:currency="EUR" office:value="0">
            <text:p>0,00 €</text:p>
          </table:table-cell>
          <table:table-cell table:style-name="ce13" office:value-type="currency" office:currency="EUR" office:value="400">
            <text:p>400,00 €</text:p>
          </table:table-cell>
          <table:table-cell office:value-type="string">
            <text:p>Frigo D2-4</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07</text:p>
          </table:table-cell>
          <table:table-cell office:value-type="string">
            <text:p>OK_main</text:p>
          </table:table-cell>
          <table:table-cell office:value-type="string">
            <text:p>Oui</text:p>
          </table:table-cell>
          <table:table-cell/>
          <table:table-cell office:value-type="string">
            <text:p>Le Château Calon Ségur, troisième grand cru classé, se trouve à St Estephe, une appellation réputée pour ses sols argilo-calcaires et graveleux. St Estephe est connue pour ses vins puissants et tanniques. Le millésime 1950 offre des notes de cassis, de cuir et de cèdre, avec une bouche structurée et une belle longueur.</text:p>
          </table:table-cell>
          <table:table-cell table:number-columns-repeated="1004"/>
        </table:table-row>
        <table:table-row table:style-name="ro3">
          <table:table-cell/>
          <table:table-cell office:value-type="string">
            <text:p>Roquegrave</text:p>
          </table:table-cell>
          <table:table-cell office:value-type="string">
            <text:p>Haut-Médoc</text:p>
          </table:table-cell>
          <table:table-cell office:value-type="string">
            <text:p>Rouge</text:p>
          </table:table-cell>
          <table:table-cell office:value-type="float" office:value="1962">
            <text:p>1962</text:p>
          </table:table-cell>
          <table:table-cell office:value-type="string">
            <text:p>Assez bien</text:p>
          </table:table-cell>
          <table:table-cell table:style-name="ce7" office:value-type="string">
            <text:p>Très basse épaule,</text:p>
            <text:p>Etiquette salle,</text:p>
            <text:p>Goulot propre</text:p>
          </table:table-cell>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D2-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08</text:p>
          </table:table-cell>
          <table:table-cell office:value-type="string">
            <text:p>OK_main</text:p>
          </table:table-cell>
          <table:table-cell office:value-type="string">
            <text:p>Oui</text:p>
          </table:table-cell>
          <table:table-cell/>
          <table:table-cell office:value-type="string">
            <text:p>Le Château Roquegrave, situé dans le Haut-Médoc, produit des vins robustes et équilibrés. Le Haut-Médoc, avec ses sols graveleux et argileux, est idéal pour la culture du Cabernet Sauvignon et du Merlot. Le millésime 1962 est reconnu pour sa finesse et son équilibre, avec des arômes de fruits rouges, d'épices et une touche de vanille.</text:p>
          </table:table-cell>
          <table:table-cell table:number-columns-repeated="1004"/>
        </table:table-row>
        <table:table-row table:style-name="ro4">
          <table:table-cell/>
          <table:table-cell office:value-type="string">
            <text:p>Des murailles</text:p>
          </table:table-cell>
          <table:table-cell office:value-type="string">
            <text:p>Lussac Saint Emilion</text:p>
          </table:table-cell>
          <table:table-cell office:value-type="string">
            <text:p>Rouge</text:p>
          </table:table-cell>
          <table:table-cell office:value-type="float" office:value="1959">
            <text:p>1959</text:p>
          </table:table-cell>
          <table:table-cell office:value-type="string">
            <text:p>Mauvaise état</text:p>
          </table:table-cell>
          <table:table-cell table:style-name="ce7"/>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Frigo D6</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09</text:p>
          </table:table-cell>
          <table:table-cell office:value-type="string">
            <text:p>OK_main</text:p>
          </table:table-cell>
          <table:table-cell office:value-type="string">
            <text:p>Oui</text:p>
          </table:table-cell>
          <table:table-cell/>
          <table:table-cell office:value-type="string">
            <text:p>Le Château Des Murailles, dans l'appellation Lussac Saint Emilion, produit des vins généreux et fruités. Cette région, avec ses sols argilo-calcaires, est idéale pour le Merlot, qui apporte rondeur et richesse. Le millésime 1959 est exceptionnel, offrant des notes de cerise noire, de prune et de chocolat, avec une texture veloutée.</text:p>
          </table:table-cell>
          <table:table-cell table:number-columns-repeated="1004"/>
        </table:table-row>
        <table:table-row table:style-name="ro2">
          <table:table-cell/>
          <table:table-cell table:style-name="ce7" office:value-type="string">
            <text:p><text:span text:style-name="T1">Berberana</text:span></text:p>
            <text:p><text:span text:style-name="T2">Gran reserva rioja</text:span></text:p>
          </table:table-cell>
          <table:table-cell office:value-type="string">
            <text:p>Rioja</text:p>
          </table:table-cell>
          <table:table-cell office:value-type="string">
            <text:p>Rouge</text:p>
          </table:table-cell>
          <table:table-cell office:value-type="float" office:value="1964">
            <text:p>1964</text:p>
          </table:table-cell>
          <table:table-cell office:value-type="string">
            <text:p>Mauvaise état</text:p>
          </table:table-cell>
          <table:table-cell table:style-name="ce7" office:value-type="string">
            <text:p>Basse épaule,</text:p>
            <text:p>Etiquette propre</text:p>
            <text:p>Goulot propre</text:p>
            <text:p>Bouchon tombé</text:p>
            <text:p>Bouteille maillé</text:p>
          </table:table-cell>
          <table:table-cell table:style-name="ce13" office:value-type="currency" office:currency="EUR" office:value="0">
            <text:p>0,00 €</text:p>
          </table:table-cell>
          <table:table-cell table:style-name="ce13" office:value-type="currency" office:currency="EUR" office:value="300">
            <text:p>300,00 €</text:p>
          </table:table-cell>
          <table:table-cell office:value-type="string">
            <text:p>Avec le rhum</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0</text:p>
          </table:table-cell>
          <table:table-cell office:value-type="string">
            <text:p>OK_main</text:p>
          </table:table-cell>
          <table:table-cell office:value-type="string">
            <text:p>Oui</text:p>
          </table:table-cell>
          <table:table-cell/>
          <table:table-cell office:value-type="string">
            <text:p>Le Berberana Gran Reserva, provenant de la Rioja en Espagne, est un vin de grande distinction. La Rioja, avec ses sols argilo-calcaires et son climat tempéré, est célèbre pour ses vins robustes et complexes. Le millésime 1964 est l'un des meilleurs de cette région, présentant des arômes de fruits noirs, de cuir et de vanille, avec une belle structure tannique.</text:p>
          </table:table-cell>
          <table:table-cell table:number-columns-repeated="1004"/>
        </table:table-row>
        <table:table-row table:style-name="ro3">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Bien</text:p>
          </table:table-cell>
          <table:table-cell table:style-name="ce7" office:value-type="string">
            <text:p>Haute épaule,</text:p>
            <text:p>Etiquette propre</text:p>
            <text:p>Goulot propre</text:p>
          </table:table-cell>
          <table:table-cell table:style-name="ce13" office:value-type="currency" office:currency="EUR" office:value="0">
            <text:p>0,00 €</text:p>
          </table:table-cell>
          <table:table-cell table:style-name="ce13" office:value-type="currency" office:currency="EUR" office:value="200">
            <text:p>200,00 €</text:p>
          </table:table-cell>
          <table:table-cell office:value-type="string">
            <text:p>Frigo E1-8</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1</text:p>
          </table:table-cell>
          <table:table-cell office:value-type="string">
            <text:p>OK_main</text:p>
          </table:table-cell>
          <table:table-cell office:value-type="string">
            <text:p>Oui</text:p>
          </table:table-cell>
          <table:table-cell/>
          <table:table-cell office:value-type="string">
            <text:p>Le Château Puyblanquet, situé à St Emilion, produit des vins élégants et bien équilibrés. Le terroir argilo-calcaire de St Emilion confère aux vins une complexité et une profondeur uniques. Le millésime 1958 est riche en arômes de fruits rouges mûrs, de sous-bois et d'épices, avec une finale longue et harmonieuse.</text:p>
          </table:table-cell>
          <table:table-cell table:number-columns-repeated="1004"/>
        </table:table-row>
        <table:table-row table:style-name="ro3" table:visibility="filter">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Assez bien</text:p>
          </table:table-cell>
          <table:table-cell table:style-name="ce7" office:value-type="string">
            <text:p>Mis épaule,</text:p>
            <text:p>Etiquette propre</text:p>
            <text:p>Goulot propre</text:p>
          </table:table-cell>
          <table:table-cell table:style-name="ce13" office:value-type="currency" office:currency="EUR" office:value="0">
            <text:p>0,00 €</text:p>
          </table:table-cell>
          <table:table-cell table:style-name="ce13" office:value-type="currency" office:currency="EUR" office:value="200">
            <text:p>200,00 €</text:p>
          </table:table-cell>
          <table:table-cell office:value-type="string">
            <text:p>Frigo E2-1</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2</text:p>
          </table:table-cell>
          <table:table-cell office:value-type="string">
            <text:p>OK_0011</text:p>
          </table:table-cell>
          <table:table-cell office:value-type="string">
            <text:p>Oui</text:p>
          </table:table-cell>
          <table:table-cell/>
          <table:table-cell table:style-name="ce1"/>
          <table:table-cell table:number-columns-repeated="1004"/>
        </table:table-row>
        <table:table-row table:style-name="ro3" table:visibility="filter">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Assez bien</text:p>
          </table:table-cell>
          <table:table-cell table:style-name="ce7" office:value-type="string">
            <text:p>Basse épaule,</text:p>
            <text:p>Etiquette propre</text:p>
            <text:p>Goulot propre</text:p>
          </table:table-cell>
          <table:table-cell table:style-name="ce13" office:value-type="currency" office:currency="EUR" office:value="0">
            <text:p>0,00 €</text:p>
          </table:table-cell>
          <table:table-cell table:style-name="ce13" office:value-type="currency" office:currency="EUR" office:value="200">
            <text:p>200,00 €</text:p>
          </table:table-cell>
          <table:table-cell office:value-type="string">
            <text:p>Frigo E2-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3</text:p>
          </table:table-cell>
          <table:table-cell office:value-type="string">
            <text:p>OK_001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200">
            <text:p>200,00 €</text:p>
          </table:table-cell>
          <table:table-cell office:value-type="string">
            <text:p>Frigo E2-3</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4</text:p>
          </table:table-cell>
          <table:table-cell office:value-type="string">
            <text:p>OK_001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200">
            <text:p>200,00 €</text:p>
          </table:table-cell>
          <table:table-cell office:value-type="string">
            <text:p>Frigo E2-4</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5</text:p>
          </table:table-cell>
          <table:table-cell office:value-type="string">
            <text:p>OK_001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200">
            <text:p>200,00 €</text:p>
          </table:table-cell>
          <table:table-cell office:value-type="string">
            <text:p>Frigo E2-5</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6</text:p>
          </table:table-cell>
          <table:table-cell office:value-type="string">
            <text:p>OK_001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200">
            <text:p>200,00 €</text:p>
          </table:table-cell>
          <table:table-cell office:value-type="string">
            <text:p>Frigo E2-6</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7</text:p>
          </table:table-cell>
          <table:table-cell office:value-type="string">
            <text:p>OK_0011</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E3-1</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8</text:p>
          </table:table-cell>
          <table:table-cell office:value-type="string">
            <text:p>OK_main</text:p>
          </table:table-cell>
          <table:table-cell office:value-type="string">
            <text:p>Oui</text:p>
          </table:table-cell>
          <table:table-cell/>
          <table:table-cell office:value-type="string">
            <text:p>Le Château La Tour Canon, situé à Lalande de Pomerol, produit des vins raffinés et complexes. Lalande de Pomerol, avec ses sols graveleux et sablonneux, est réputé pour ses vins riches et soyeux. Le millésime 1962 offre des arômes de prune, de truffe et de chocolat, avec une bouche ronde et opulente.</text:p>
          </table:table-cell>
          <table:table-cell table:number-columns-repeated="1004"/>
        </table:table-row>
        <table:table-row table:style-name="ro4" table:visibility="filter">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E3-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9</text:p>
          </table:table-cell>
          <table:table-cell office:value-type="string">
            <text:p>OK_0018</text:p>
          </table:table-cell>
          <table:table-cell office:value-type="string">
            <text:p>Oui</text:p>
          </table:table-cell>
          <table:table-cell/>
          <table:table-cell table:style-name="ce1"/>
          <table:table-cell table:number-columns-repeated="1004"/>
        </table:table-row>
        <table:table-row table:style-name="ro3" table:visibility="filter">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Bien</text:p>
          </table:table-cell>
          <table:table-cell table:style-name="ce7" office:value-type="string">
            <text:p>Bon niveau,</text:p>
            <text:p>Etiquette propre</text:p>
            <text:p>Goulot propre</text:p>
          </table:table-cell>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E3-3</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0</text:p>
          </table:table-cell>
          <table:table-cell office:value-type="string">
            <text:p>OK_0018</text:p>
          </table:table-cell>
          <table:table-cell office:value-type="string">
            <text:p>Oui</text:p>
          </table:table-cell>
          <table:table-cell/>
          <table:table-cell table:style-name="ce1"/>
          <table:table-cell table:number-columns-repeated="1004"/>
        </table:table-row>
        <table:table-row table:style-name="ro3" table:visibility="filter">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Assez bien</text:p>
          </table:table-cell>
          <table:table-cell table:style-name="ce7" office:value-type="string">
            <text:p>Basse épaule,</text:p>
            <text:p>Etiquette propre</text:p>
            <text:p>Goulot sale</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Frigo E3-4</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1</text:p>
          </table:table-cell>
          <table:table-cell office:value-type="string">
            <text:p>OK_0018</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Lassègue</text:p>
          </table:table-cell>
          <table:table-cell office:value-type="string">
            <text:p>St Emilion</text:p>
          </table:table-cell>
          <table:table-cell office:value-type="string">
            <text:p>Rouge</text:p>
          </table:table-cell>
          <table:table-cell office:value-type="float" office:value="1983">
            <text:p>1983</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E1-1</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2</text:p>
          </table:table-cell>
          <table:table-cell office:value-type="string">
            <text:p>OK_main</text:p>
          </table:table-cell>
          <table:table-cell office:value-type="string">
            <text:p>Oui</text:p>
          </table:table-cell>
          <table:table-cell/>
          <table:table-cell office:value-type="string">
            <text:p>Le Château Lassègue, à St Emilion, est célèbre pour ses vins puissants et élégants. St Emilion, avec ses sols variés allant de l'argile au calcaire, produit des vins avec une belle structure et complexité. Le millésime 1983 est marqué par des notes de fruits noirs, de cuir et de tabac, avec une texture riche et une belle longueur en bouche.</text:p>
          </table:table-cell>
          <table:table-cell table:number-columns-repeated="1004"/>
        </table:table-row>
        <table:table-row table:style-name="ro3" table:visibility="filter">
          <table:table-cell/>
          <table:table-cell office:value-type="string">
            <text:p>Lassègue</text:p>
          </table:table-cell>
          <table:table-cell office:value-type="string">
            <text:p>St Emilion</text:p>
          </table:table-cell>
          <table:table-cell office:value-type="string">
            <text:p>Rouge</text:p>
          </table:table-cell>
          <table:table-cell office:value-type="float" office:value="1983">
            <text:p>1983</text:p>
          </table:table-cell>
          <table:table-cell office:value-type="string">
            <text:p>Assez bien</text:p>
          </table:table-cell>
          <table:table-cell table:style-name="ce7" office:value-type="string">
            <text:p>Haute épaule,</text:p>
            <text:p>Etiquette tachée</text:p>
            <text:p>Goulot propre</text:p>
          </table:table-cell>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E1-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3</text:p>
          </table:table-cell>
          <table:table-cell office:value-type="string">
            <text:p>OK_002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ssègue</text:p>
          </table:table-cell>
          <table:table-cell office:value-type="string">
            <text:p>St Emilion</text:p>
          </table:table-cell>
          <table:table-cell office:value-type="string">
            <text:p>Rouge</text:p>
          </table:table-cell>
          <table:table-cell office:value-type="float" office:value="1983">
            <text:p>1983</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E1-3</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4</text:p>
          </table:table-cell>
          <table:table-cell office:value-type="string">
            <text:p>OK_0022</text:p>
          </table:table-cell>
          <table:table-cell office:value-type="string">
            <text:p>Oui</text:p>
          </table:table-cell>
          <table:table-cell/>
          <table:table-cell table:style-name="ce1"/>
          <table:table-cell table:number-columns-repeated="1004"/>
        </table:table-row>
        <table:table-row table:style-name="ro3">
          <table:table-cell/>
          <table:table-cell office:value-type="string">
            <text:p>Lassègue</text:p>
          </table:table-cell>
          <table:table-cell office:value-type="string">
            <text:p>St Emilion</text:p>
          </table:table-cell>
          <table:table-cell office:value-type="string">
            <text:p>Rouge</text:p>
          </table:table-cell>
          <table:table-cell office:value-type="float" office:value="1977">
            <text:p>1977</text:p>
          </table:table-cell>
          <table:table-cell office:value-type="string">
            <text:p>Bien</text:p>
          </table:table-cell>
          <table:table-cell table:style-name="ce7" office:value-type="string">
            <text:p>Bas goulot,</text:p>
            <text:p>Etiquette propre</text:p>
            <text:p>Goulot propre</text:p>
          </table:table-cell>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Frigo E1-4</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5</text:p>
          </table:table-cell>
          <table:table-cell office:value-type="string">
            <text:p>OK_main</text:p>
          </table:table-cell>
          <table:table-cell office:value-type="string">
            <text:p>Oui</text:p>
          </table:table-cell>
          <table:table-cell/>
          <table:table-cell office:value-type="string">
            <text:p>Le Château Lassègue, situé à St Emilion, est renommé pour ses vins puissants et élégants. St Emilion, avec ses sols argilo-calcaires, offre un terroir idéal pour le Merlot. Le millésime 1977 présente des notes de fruits rouges mûrs, de sous-bois et une touche d'épices, avec une structure équilibrée et une finale persistante.</text:p>
          </table:table-cell>
          <table:table-cell table:number-columns-repeated="1004"/>
        </table:table-row>
        <table:table-row table:style-name="ro4" table:visibility="filter">
          <table:table-cell/>
          <table:table-cell office:value-type="string">
            <text:p>Lassègue</text:p>
          </table:table-cell>
          <table:table-cell office:value-type="string">
            <text:p>St Emilion</text:p>
          </table:table-cell>
          <table:table-cell office:value-type="string">
            <text:p>Rouge</text:p>
          </table:table-cell>
          <table:table-cell office:value-type="float" office:value="1977">
            <text:p>1977</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Frigo E1-5</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6</text:p>
          </table:table-cell>
          <table:table-cell office:value-type="string">
            <text:p>OK_002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ssègue</text:p>
          </table:table-cell>
          <table:table-cell office:value-type="string">
            <text:p>St Emilion</text:p>
          </table:table-cell>
          <table:table-cell office:value-type="string">
            <text:p>Rouge</text:p>
          </table:table-cell>
          <table:table-cell office:value-type="float" office:value="1977">
            <text:p>1977</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Frigo E1-6</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7</text:p>
          </table:table-cell>
          <table:table-cell office:value-type="string">
            <text:p>OK_002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ssègue</text:p>
          </table:table-cell>
          <table:table-cell office:value-type="string">
            <text:p>St Emilion</text:p>
          </table:table-cell>
          <table:table-cell office:value-type="string">
            <text:p>Rouge</text:p>
          </table:table-cell>
          <table:table-cell office:value-type="float" office:value="1977">
            <text:p>1977</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Frigo E1-7</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8</text:p>
          </table:table-cell>
          <table:table-cell office:value-type="string">
            <text:p>OK_0025</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Lassègue</text:p>
          </table:table-cell>
          <table:table-cell office:value-type="string">
            <text:p>St Emilion</text:p>
          </table:table-cell>
          <table:table-cell office:value-type="string">
            <text:p>Rouge</text:p>
          </table:table-cell>
          <table:table-cell office:value-type="float" office:value="1981">
            <text:p>1981</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Frigo D7</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9</text:p>
          </table:table-cell>
          <table:table-cell office:value-type="string">
            <text:p>OK_main</text:p>
          </table:table-cell>
          <table:table-cell office:value-type="string">
            <text:p>Oui</text:p>
          </table:table-cell>
          <table:table-cell/>
          <table:table-cell office:value-type="string">
            <text:p>Le Château Lassègue de 1981, autre excellent vin de St Emilion, révèle des arômes de cassis, de prune et de cuir. Ce millésime, cultivé sur des sols riches en argile et en calcaire, est bien structuré avec des tannins souples et une belle longueur en bouche, typique des vins de cette région.</text:p>
          </table:table-cell>
          <table:table-cell table:number-columns-repeated="1004"/>
        </table:table-row>
        <table:table-row table:style-name="ro3">
          <table:table-cell/>
          <table:table-cell office:value-type="string">
            <text:p>Haut Corbin</text:p>
          </table:table-cell>
          <table:table-cell office:value-type="string">
            <text:p>St Emilion</text:p>
          </table:table-cell>
          <table:table-cell office:value-type="string">
            <text:p>Rouge</text:p>
          </table:table-cell>
          <table:table-cell office:value-type="float" office:value="1976">
            <text:p>1976</text:p>
          </table:table-cell>
          <table:table-cell office:value-type="string">
            <text:p>Bien</text:p>
          </table:table-cell>
          <table:table-cell table:style-name="ce7" office:value-type="string">
            <text:p>Haute épaule,</text:p>
            <text:p>Etiquette tachetée</text:p>
            <text:p>Goulot propre</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Frigo C2-3</text:p>
          </table:table-cell>
          <table:table-cell/>
          <table:table-cell office:value-type="string">
            <text:p>Bouteille (75 cl)</text:p>
          </table:table-cell>
          <table:table-cell office:value-type="string">
            <text:p>Commun</text:p>
          </table:table-cell>
          <table:table-cell table:number-columns-repeated="2"/>
          <table:table-cell office:value-type="string">
            <text:p>Ref_0030</text:p>
          </table:table-cell>
          <table:table-cell office:value-type="string">
            <text:p>OK_main</text:p>
          </table:table-cell>
          <table:table-cell office:value-type="string">
            <text:p>Oui</text:p>
          </table:table-cell>
          <table:table-cell/>
          <table:table-cell office:value-type="string">
            <text:p>Le Château Haut Corbin, également situé à St Emilion, produit des vins raffinés et complexes. Le millésime 1976 est connu pour sa concentration et sa profondeur. Ce vin offre des arômes de fruits noirs, de truffe et de tabac, avec une bouche ample et une texture veloutée.</text:p>
          </table:table-cell>
          <table:table-cell table:number-columns-repeated="1004"/>
        </table:table-row>
        <table:table-row table:style-name="ro4" table:visibility="filter">
          <table:table-cell/>
          <table:table-cell office:value-type="string">
            <text:p>Haut Corbin</text:p>
          </table:table-cell>
          <table:table-cell office:value-type="string">
            <text:p>St Emilion</text:p>
          </table:table-cell>
          <table:table-cell office:value-type="string">
            <text:p>Rouge</text:p>
          </table:table-cell>
          <table:table-cell office:value-type="float" office:value="1976">
            <text:p>1976</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Frigo C2-4</text:p>
          </table:table-cell>
          <table:table-cell/>
          <table:table-cell office:value-type="string">
            <text:p>Bouteille (75 cl)</text:p>
          </table:table-cell>
          <table:table-cell office:value-type="string">
            <text:p>Commun</text:p>
          </table:table-cell>
          <table:table-cell table:number-columns-repeated="2"/>
          <table:table-cell office:value-type="string">
            <text:p>Ref_0031</text:p>
          </table:table-cell>
          <table:table-cell office:value-type="string">
            <text:p>OK_0030</text:p>
          </table:table-cell>
          <table:table-cell office:value-type="string">
            <text:p>Oui</text:p>
          </table:table-cell>
          <table:table-cell/>
          <table:table-cell table:style-name="ce1"/>
          <table:table-cell table:number-columns-repeated="1004"/>
        </table:table-row>
        <table:table-row table:style-name="ro3">
          <table:table-cell/>
          <table:table-cell table:style-name="ce7" office:value-type="string">
            <text:p><text:s/>Franc Grâce-Dieu </text:p>
            <text:p>Guadet</text:p>
          </table:table-cell>
          <table:table-cell office:value-type="string">
            <text:p>St Emilion</text:p>
          </table:table-cell>
          <table:table-cell office:value-type="string">
            <text:p>Rouge</text:p>
          </table:table-cell>
          <table:table-cell office:value-type="float" office:value="1976">
            <text:p>1976</text:p>
          </table:table-cell>
          <table:table-cell office:value-type="string">
            <text:p>Bien</text:p>
          </table:table-cell>
          <table:table-cell table:style-name="ce7" office:value-type="string">
            <text:p>Bas goulot,</text:p>
            <text:p>Etiquette tachetée</text:p>
            <text:p>Goulot propre</text:p>
          </table:table-cell>
          <table:table-cell table:style-name="ce13" office:value-type="currency" office:currency="EUR" office:value="0">
            <text:p>0,00 €</text:p>
          </table:table-cell>
          <table:table-cell table:style-name="ce13" office:value-type="currency" office:currency="EUR" office:value="80">
            <text:p>80,00 €</text:p>
          </table:table-cell>
          <table:table-cell office:value-type="string">
            <text:p>Frigo D2-1</text:p>
          </table:table-cell>
          <table:table-cell/>
          <table:table-cell office:value-type="string">
            <text:p>Bouteille (75 cl)</text:p>
          </table:table-cell>
          <table:table-cell office:value-type="string">
            <text:p>Commun</text:p>
          </table:table-cell>
          <table:table-cell table:number-columns-repeated="2"/>
          <table:table-cell office:value-type="string">
            <text:p>Ref_0032</text:p>
          </table:table-cell>
          <table:table-cell office:value-type="string">
            <text:p>OK_main</text:p>
          </table:table-cell>
          <table:table-cell office:value-type="string">
            <text:p>Oui</text:p>
          </table:table-cell>
          <table:table-cell/>
          <table:table-cell office:value-type="string">
            <text:p>Le Château Franc Grâce-Dieu Guadet, à St Emilion, est apprécié pour ses vins élégants et bien équilibrés. Le millésime 1976, issu des sols argilo-calcaires de la région, dévoile des notes de fruits rouges, de fleurs séchées et de sous-bois. En bouche, il est rond avec des tannins bien intégrés.</text:p>
          </table:table-cell>
          <table:table-cell table:number-columns-repeated="1004"/>
        </table:table-row>
        <table:table-row table:style-name="ro5">
          <table:table-cell/>
          <table:table-cell table:style-name="ce7" office:value-type="string">
            <text:p>Côtes du Rhone-</text:p>
            <text:p>Clairanne</text:p>
          </table:table-cell>
          <table:table-cell/>
          <table:table-cell office:value-type="string">
            <text:p>Rouge</text:p>
          </table:table-cell>
          <table:table-cell office:value-type="float" office:value="1961">
            <text:p>1961</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300">
            <text:p>300,00 €</text:p>
          </table:table-cell>
          <table:table-cell office:value-type="string">
            <text:p>Frigo C3-1</text:p>
          </table:table-cell>
          <table:table-cell table:style-name="ce7" office:value-type="string">
            <text:p>Millesime du siècle 1961</text:p>
            <text:p>Côtes du Rhone</text:p>
          </table:table-cell>
          <table:table-cell office:value-type="string">
            <text:p>Bouteille (75 cl)</text:p>
          </table:table-cell>
          <table:table-cell office:value-type="string">
            <text:p>Commun</text:p>
          </table:table-cell>
          <table:table-cell table:number-columns-repeated="2"/>
          <table:table-cell office:value-type="string">
            <text:p>Ref_0033</text:p>
          </table:table-cell>
          <table:table-cell office:value-type="string">
            <text:p>OK_main</text:p>
          </table:table-cell>
          <table:table-cell office:value-type="string">
            <text:p>Oui</text:p>
          </table:table-cell>
          <table:table-cell/>
          <table:table-cell office:value-type="string">
            <text:p>Le Côtes du Rhône Clairanne 1961 provient de la région du Rhône, réputée pour ses vins robustes et aromatiques. Ce vin, élaboré à partir de Grenache et de Syrah, offre des arômes de fruits noirs, de poivre et d'herbes de Provence. Le millésime 1961 est particulièrement riche et complexe, avec une belle longueur en bouche.</text:p>
          </table:table-cell>
          <table:table-cell table:number-columns-repeated="1004"/>
        </table:table-row>
        <table:table-row table:style-name="ro4" table:visibility="filter">
          <table:table-cell/>
          <table:table-cell table:style-name="ce7"/>
          <table:table-cell/>
          <table:table-cell office:value-type="string">
            <text:p>Rouge</text:p>
          </table:table-cell>
          <table:table-cell office:value-type="float" office:value="1961">
            <text:p>1961</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300">
            <text:p>300,00 €</text:p>
          </table:table-cell>
          <table:table-cell office:value-type="string">
            <text:p>Frigo C3-2</text:p>
          </table:table-cell>
          <table:table-cell table:style-name="ce7"/>
          <table:table-cell office:value-type="string">
            <text:p>Bouteille (75 cl)</text:p>
          </table:table-cell>
          <table:table-cell office:value-type="string">
            <text:p>Commun</text:p>
          </table:table-cell>
          <table:table-cell table:number-columns-repeated="2"/>
          <table:table-cell office:value-type="string">
            <text:p>Ref_0034</text:p>
          </table:table-cell>
          <table:table-cell office:value-type="string">
            <text:p>OK_0033</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Baret</text:p>
          </table:table-cell>
          <table:table-cell/>
          <table:table-cell office:value-type="string">
            <text:p>Rouge</text:p>
          </table:table-cell>
          <table:table-cell office:value-type="float" office:value="1973">
            <text:p>1973</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Frigo C2-5</text:p>
          </table:table-cell>
          <table:table-cell/>
          <table:table-cell office:value-type="string">
            <text:p>Bouteille (75 cl)</text:p>
          </table:table-cell>
          <table:table-cell office:value-type="string">
            <text:p>Commun</text:p>
          </table:table-cell>
          <table:table-cell table:number-columns-repeated="2"/>
          <table:table-cell office:value-type="string">
            <text:p>Ref_0035</text:p>
          </table:table-cell>
          <table:table-cell office:value-type="string">
            <text:p>OK_main</text:p>
          </table:table-cell>
          <table:table-cell office:value-type="string">
            <text:p>Oui</text:p>
          </table:table-cell>
          <table:table-cell/>
          <table:table-cell office:value-type="string">
            <text:p>Le Château Baret, situé en Pessac-Léognan dans la région de Bordeaux, est reconnu pour ses vins élégants et structurés. Le millésime 1973, issu de sols graveleux, révèle des arômes de cerise, de cuir et de sous-bois. En bouche, il est bien équilibré avec des tannins souples et une finale longue.</text:p>
          </table:table-cell>
          <table:table-cell table:number-columns-repeated="1004"/>
        </table:table-row>
        <table:table-row table:style-name="ro4" table:visibility="filter">
          <table:table-cell/>
          <table:table-cell office:value-type="string">
            <text:p>Baret</text:p>
          </table:table-cell>
          <table:table-cell/>
          <table:table-cell office:value-type="string">
            <text:p>Rouge</text:p>
          </table:table-cell>
          <table:table-cell office:value-type="float" office:value="1973">
            <text:p>1973</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Frigo C2-6</text:p>
          </table:table-cell>
          <table:table-cell/>
          <table:table-cell office:value-type="string">
            <text:p>Bouteille (75 cl)</text:p>
          </table:table-cell>
          <table:table-cell office:value-type="string">
            <text:p>Commun</text:p>
          </table:table-cell>
          <table:table-cell table:number-columns-repeated="2"/>
          <table:table-cell office:value-type="string">
            <text:p>Ref_0036</text:p>
          </table:table-cell>
          <table:table-cell office:value-type="string">
            <text:p>OK_0035</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Batailley</text:p>
          </table:table-cell>
          <table:table-cell/>
          <table:table-cell office:value-type="string">
            <text:p>Rouge</text:p>
          </table:table-cell>
          <table:table-cell office:value-type="float" office:value="1974">
            <text:p>1974</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80">
            <text:p>80,00 €</text:p>
          </table:table-cell>
          <table:table-cell office:value-type="string">
            <text:p>Frigo B8</text:p>
          </table:table-cell>
          <table:table-cell/>
          <table:table-cell office:value-type="string">
            <text:p>Bouteille (75 cl)</text:p>
          </table:table-cell>
          <table:table-cell office:value-type="string">
            <text:p>Commun</text:p>
          </table:table-cell>
          <table:table-cell table:number-columns-repeated="2"/>
          <table:table-cell office:value-type="string">
            <text:p>Ref_0037</text:p>
          </table:table-cell>
          <table:table-cell office:value-type="string">
            <text:p>OK_main</text:p>
          </table:table-cell>
          <table:table-cell office:value-type="string">
            <text:p>Oui</text:p>
          </table:table-cell>
          <table:table-cell/>
          <table:table-cell office:value-type="string">
            <text:p>Le Château Batailley, situé à Pauillac, est un cinquième grand cru classé de Bordeaux. Le millésime 1974, cultivé sur des sols graveleux, offre des notes de cassis, de tabac et de cèdre. Ce vin est puissant et bien structuré, avec une belle longueur en bouche.</text:p>
          </table:table-cell>
          <table:table-cell table:number-columns-repeated="1004"/>
        </table:table-row>
        <table:table-row table:style-name="ro3">
          <table:table-cell/>
          <table:table-cell office:value-type="string">
            <text:p>Lalande Listrac</text:p>
          </table:table-cell>
          <table:table-cell office:value-type="string">
            <text:p>Listrac</text:p>
          </table:table-cell>
          <table:table-cell office:value-type="string">
            <text:p>Rouge</text:p>
          </table:table-cell>
          <table:table-cell office:value-type="float" office:value="1966">
            <text:p>1966</text:p>
          </table:table-cell>
          <table:table-cell office:value-type="string">
            <text:p>Assez bien</text:p>
          </table:table-cell>
          <table:table-cell table:style-name="ce7" office:value-type="string">
            <text:p>Basse épaule,</text:p>
            <text:p>Etiquette déchiré</text:p>
            <text:p>Goulot propre</text:p>
          </table:table-cell>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D1</text:p>
          </table:table-cell>
          <table:table-cell/>
          <table:table-cell office:value-type="string">
            <text:p>Bouteille (75 cl)</text:p>
          </table:table-cell>
          <table:table-cell office:value-type="string">
            <text:p>Commun</text:p>
          </table:table-cell>
          <table:table-cell table:number-columns-repeated="2"/>
          <table:table-cell office:value-type="string">
            <text:p>Ref_0038</text:p>
          </table:table-cell>
          <table:table-cell office:value-type="string">
            <text:p>OK_main</text:p>
          </table:table-cell>
          <table:table-cell office:value-type="string">
            <text:p>Oui</text:p>
          </table:table-cell>
          <table:table-cell/>
          <table:table-cell office:value-type="string">
            <text:p>Le Lalande Listrac 1966 provient de l'appellation Listrac-Médoc, connue pour ses vins robustes et tanniques. Ce vin, issu de sols argilo-calcaires, présente des arômes de fruits noirs, de cuir et de sous-bois. Le millésime 1966 est particulièrement harmonieux, avec une structure tannique bien intégrée.</text:p>
          </table:table-cell>
          <table:table-cell table:number-columns-repeated="1004"/>
        </table:table-row>
        <table:table-row table:style-name="ro3" table:visibility="filter">
          <table:table-cell/>
          <table:table-cell office:value-type="string">
            <text:p>Lalande Listrac</text:p>
          </table:table-cell>
          <table:table-cell office:value-type="string">
            <text:p>Listrac</text:p>
          </table:table-cell>
          <table:table-cell office:value-type="string">
            <text:p>Rouge</text:p>
          </table:table-cell>
          <table:table-cell office:value-type="float" office:value="1966">
            <text:p>1966</text:p>
          </table:table-cell>
          <table:table-cell office:value-type="string">
            <text:p>Assez bien</text:p>
          </table:table-cell>
          <table:table-cell table:style-name="ce7" office:value-type="string">
            <text:p>Très basse épaule,</text:p>
            <text:p>Etiquette déchiré</text:p>
            <text:p>Goulot propre</text:p>
          </table:table-cell>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D2</text:p>
          </table:table-cell>
          <table:table-cell/>
          <table:table-cell office:value-type="string">
            <text:p>Bouteille (75 cl)</text:p>
          </table:table-cell>
          <table:table-cell office:value-type="string">
            <text:p>Commun</text:p>
          </table:table-cell>
          <table:table-cell table:number-columns-repeated="2"/>
          <table:table-cell office:value-type="string">
            <text:p>Ref_0039</text:p>
          </table:table-cell>
          <table:table-cell office:value-type="string">
            <text:p>OK_0038</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Phélan Ségur</text:p>
          </table:table-cell>
          <table:table-cell office:value-type="string">
            <text:p>St Estephe</text:p>
          </table:table-cell>
          <table:table-cell office:value-type="string">
            <text:p>Rouge</text:p>
          </table:table-cell>
          <table:table-cell office:value-type="float" office:value="1964">
            <text:p>1964</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Frigo F1-1</text:p>
          </table:table-cell>
          <table:table-cell/>
          <table:table-cell office:value-type="string">
            <text:p>Bouteille (75 cl)</text:p>
          </table:table-cell>
          <table:table-cell office:value-type="string">
            <text:p>Commun</text:p>
          </table:table-cell>
          <table:table-cell table:number-columns-repeated="2"/>
          <table:table-cell office:value-type="string">
            <text:p>Ref_0040</text:p>
          </table:table-cell>
          <table:table-cell office:value-type="string">
            <text:p>OK_main</text:p>
          </table:table-cell>
          <table:table-cell office:value-type="string">
            <text:p>Oui</text:p>
          </table:table-cell>
          <table:table-cell/>
          <table:table-cell office:value-type="string">
            <text:p>Le Château Phélan Ségur, situé à St Estephe, est célèbre pour ses vins puissants et élégants. Le millésime 1964 offre des arômes de cassis, de cuir et de tabac, avec une bouche structurée et une belle longueur. Les sols argilo-calcaires de St Estephe confèrent à ce vin une belle complexité.</text:p>
          </table:table-cell>
          <table:table-cell table:number-columns-repeated="1004"/>
        </table:table-row>
        <table:table-row table:style-name="ro3" table:visibility="filter">
          <table:table-cell/>
          <table:table-cell office:value-type="string">
            <text:p>Vieux Fournay</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style-name="ce7" office:value-type="string">
            <text:p>Parfait,</text:p>
            <text:p>Etiquette tachetée,</text:p>
            <text:p>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Frigo D2-3</text:p>
          </table:table-cell>
          <table:table-cell/>
          <table:table-cell office:value-type="string">
            <text:p>Bouteille (75 cl)</text:p>
          </table:table-cell>
          <table:table-cell office:value-type="string">
            <text:p>Commun</text:p>
          </table:table-cell>
          <table:table-cell table:number-columns-repeated="2"/>
          <table:table-cell office:value-type="string">
            <text:p>Ref_0041</text:p>
          </table:table-cell>
          <table:table-cell office:value-type="string">
            <text:p>OK_0052</text:p>
          </table:table-cell>
          <table:table-cell office:value-type="string">
            <text:p>Oui</text:p>
          </table:table-cell>
          <table:table-cell/>
          <table:table-cell table:style-name="ce1"/>
          <table:table-cell table:number-columns-repeated="1004"/>
        </table:table-row>
        <table:table-row table:style-name="ro3">
          <table:table-cell/>
          <table:table-cell office:value-type="string">
            <text:p>Phélan Ségur</text:p>
          </table:table-cell>
          <table:table-cell office:value-type="string">
            <text:p>St Estephe</text:p>
          </table:table-cell>
          <table:table-cell office:value-type="string">
            <text:p>Rouge</text:p>
          </table:table-cell>
          <table:table-cell office:value-type="float" office:value="1976">
            <text:p>1976</text:p>
          </table:table-cell>
          <table:table-cell office:value-type="string">
            <text:p>Bien</text:p>
          </table:table-cell>
          <table:table-cell table:style-name="ce7" office:value-type="string">
            <text:p>Mi épaule,</text:p>
            <text:p>Etiquette propre</text:p>
            <text:p>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Frigo F1-2</text:p>
          </table:table-cell>
          <table:table-cell/>
          <table:table-cell office:value-type="string">
            <text:p>Bouteille (75 cl)</text:p>
          </table:table-cell>
          <table:table-cell office:value-type="string">
            <text:p>Commun</text:p>
          </table:table-cell>
          <table:table-cell table:number-columns-repeated="2"/>
          <table:table-cell office:value-type="string">
            <text:p>Ref_0042</text:p>
          </table:table-cell>
          <table:table-cell office:value-type="string">
            <text:p>OK_main</text:p>
          </table:table-cell>
          <table:table-cell office:value-type="string">
            <text:p>Oui</text:p>
          </table:table-cell>
          <table:table-cell/>
          <table:table-cell office:value-type="string">
            <text:p>Le Château Phélan Ségur 1976 est un autre excellent millésime de cette propriété. Ce vin rouge présente des arômes de fruits noirs, de truffe et de sous-bois, avec une structure tannique robuste et une finale longue. St Estephe est réputée pour produire des vins puissants et de grande garde.</text:p>
          </table:table-cell>
          <table:table-cell table:number-columns-repeated="1004"/>
        </table:table-row>
        <table:table-row table:style-name="ro4">
          <table:table-cell/>
          <table:table-cell office:value-type="string">
            <text:p>Phélan Ségur</text:p>
          </table:table-cell>
          <table:table-cell office:value-type="string">
            <text:p>St Estephe</text:p>
          </table:table-cell>
          <table:table-cell office:value-type="string">
            <text:p>Rouge</text:p>
          </table:table-cell>
          <table:table-cell office:value-type="float" office:value="1977">
            <text:p>1977</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80">
            <text:p>80,00 €</text:p>
          </table:table-cell>
          <table:table-cell office:value-type="string">
            <text:p>Frigo F1-3</text:p>
          </table:table-cell>
          <table:table-cell/>
          <table:table-cell office:value-type="string">
            <text:p>Bouteille (75 cl)</text:p>
          </table:table-cell>
          <table:table-cell office:value-type="string">
            <text:p>Commun</text:p>
          </table:table-cell>
          <table:table-cell table:number-columns-repeated="2"/>
          <table:table-cell office:value-type="string">
            <text:p>Ref_0043</text:p>
          </table:table-cell>
          <table:table-cell office:value-type="string">
            <text:p>OK_main</text:p>
          </table:table-cell>
          <table:table-cell office:value-type="string">
            <text:p>Oui</text:p>
          </table:table-cell>
          <table:table-cell/>
          <table:table-cell office:value-type="string">
            <text:p>Le Château Phélan Ségur 1977 est un vin robuste de St Estephe, une région réputée pour ses sols argilo-calcaires qui confèrent aux vins une grande structure tannique. Ce millésime offre des arômes de fruits noirs, de cuir et de cèdre, avec une bouche puissante et une belle longueur.</text:p>
          </table:table-cell>
          <table:table-cell table:number-columns-repeated="1004"/>
        </table:table-row>
        <table:table-row table:style-name="ro4" table:visibility="filter">
          <table:table-cell table:number-columns-repeated="6"/>
          <table:table-cell table:style-name="ce7"/>
          <table:table-cell table:style-name="ce13" table:number-columns-repeated="2"/>
          <table:table-cell table:number-columns-repeated="6"/>
          <table:table-cell office:value-type="string">
            <text:p>Ref_0044</text:p>
          </table:table-cell>
          <table:table-cell table:number-columns-repeated="3"/>
          <table:table-cell table:style-name="ce1"/>
          <table:table-cell table:number-columns-repeated="1004"/>
        </table:table-row>
        <table:table-row table:style-name="ro4" table:visibility="filter">
          <table:table-cell table:number-columns-repeated="6"/>
          <table:table-cell table:style-name="ce7"/>
          <table:table-cell table:style-name="ce13" table:number-columns-repeated="2"/>
          <table:table-cell table:number-columns-repeated="6"/>
          <table:table-cell office:value-type="string">
            <text:p>Ref_0045</text:p>
          </table:table-cell>
          <table:table-cell table:number-columns-repeated="3"/>
          <table:table-cell table:style-name="ce1"/>
          <table:table-cell table:number-columns-repeated="1004"/>
        </table:table-row>
        <table:table-row table:style-name="ro6">
          <table:table-cell/>
          <table:table-cell table:style-name="ce7" office:value-type="string">
            <text:p>Vino Nobile</text:p>
            <text:p>Di Montepulciano</text:p>
          </table:table-cell>
          <table:table-cell table:style-name="ce7" office:value-type="string">
            <text:p>Montepulciano (Itaie)</text:p>
          </table:table-cell>
          <table:table-cell office:value-type="string">
            <text:p>Rouge</text:p>
          </table:table-cell>
          <table:table-cell office:value-type="float" office:value="1977">
            <text:p>1977</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46</text:p>
          </table:table-cell>
          <table:table-cell office:value-type="string">
            <text:p>OK_main</text:p>
          </table:table-cell>
          <table:table-cell office:value-type="string">
            <text:p>Oui</text:p>
          </table:table-cell>
          <table:table-cell/>
          <table:table-cell office:value-type="string">
            <text:p>Le Vino Nobile Di Montepulciano 1977 est un vin italien prestigieux de la région de Toscane. Montepulciano est connue pour ses sols argilo-calcaires et son climat tempéré. Ce vin est élaboré principalement à partir de Sangiovese, offrant des arômes de cerise, de prune et de tabac, avec des tannins fermes et une belle acidité.</text:p>
          </table:table-cell>
          <table:table-cell table:number-columns-repeated="1004"/>
        </table:table-row>
        <table:table-row table:style-name="ro4">
          <table:table-cell/>
          <table:table-cell office:value-type="string">
            <text:p>Des Trois Chardons</text:p>
          </table:table-cell>
          <table:table-cell office:value-type="string">
            <text:p>Margaux</text:p>
          </table:table-cell>
          <table:table-cell office:value-type="string">
            <text:p>Rouge</text:p>
          </table:table-cell>
          <table:table-cell office:value-type="float" office:value="1964">
            <text:p>1964</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Frigo D2-5</text:p>
          </table:table-cell>
          <table:table-cell/>
          <table:table-cell office:value-type="string">
            <text:p>Bouteille (75 cl)</text:p>
          </table:table-cell>
          <table:table-cell office:value-type="string">
            <text:p>Commun</text:p>
          </table:table-cell>
          <table:table-cell table:number-columns-repeated="2"/>
          <table:table-cell office:value-type="string">
            <text:p>Ref_0047</text:p>
          </table:table-cell>
          <table:table-cell office:value-type="string">
            <text:p>OK_main</text:p>
          </table:table-cell>
          <table:table-cell office:value-type="string">
            <text:p>Oui</text:p>
          </table:table-cell>
          <table:table-cell/>
          <table:table-cell office:value-type="string">
            <text:p>Le Château Des Trois Chardons, situé à Margaux, produit des vins élégants et fins. Margaux, dans le Médoc, est célèbre pour ses sols graveleux qui favorisent la maturation des raisins. Le millésime 1964 présente des arômes de cassis, de violette et de cèdre, avec une structure délicate et une finale longue et soyeuse.</text:p>
          </table:table-cell>
          <table:table-cell table:number-columns-repeated="1004"/>
        </table:table-row>
        <table:table-row table:style-name="ro4" table:visibility="filter">
          <table:table-cell/>
          <table:table-cell office:value-type="string">
            <text:p>Des Trois Chardons</text:p>
          </table:table-cell>
          <table:table-cell office:value-type="string">
            <text:p>Margaux</text:p>
          </table:table-cell>
          <table:table-cell office:value-type="string">
            <text:p>Rouge</text:p>
          </table:table-cell>
          <table:table-cell office:value-type="float" office:value="1964">
            <text:p>1964</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Frigo D2-6</text:p>
          </table:table-cell>
          <table:table-cell/>
          <table:table-cell office:value-type="string">
            <text:p>Bouteille (75 cl)</text:p>
          </table:table-cell>
          <table:table-cell office:value-type="string">
            <text:p>Commun</text:p>
          </table:table-cell>
          <table:table-cell table:number-columns-repeated="2"/>
          <table:table-cell office:value-type="string">
            <text:p>Ref_0048</text:p>
          </table:table-cell>
          <table:table-cell office:value-type="string">
            <text:p>OK_0047</text:p>
          </table:table-cell>
          <table:table-cell office:value-type="string">
            <text:p>Oui</text:p>
          </table:table-cell>
          <table:table-cell/>
          <table:table-cell table:style-name="ce1"/>
          <table:table-cell table:number-columns-repeated="1004"/>
        </table:table-row>
        <table:table-row table:style-name="ro3">
          <table:table-cell/>
          <table:table-cell office:value-type="string">
            <text:p>Bellevue</text:p>
          </table:table-cell>
          <table:table-cell office:value-type="string">
            <text:p>St Emilion</text:p>
          </table:table-cell>
          <table:table-cell office:value-type="string">
            <text:p>Rouge</text:p>
          </table:table-cell>
          <table:table-cell office:value-type="float" office:value="1986">
            <text:p>1986</text:p>
          </table:table-cell>
          <table:table-cell office:value-type="string">
            <text:p>bien</text:p>
          </table:table-cell>
          <table:table-cell table:style-name="ce7" office:value-type="string">
            <text:p>Bas goulot,</text:p>
            <text:p>Etiquette tachetée,</text:p>
            <text:p>Goulot propre</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Frigo F1-5</text:p>
          </table:table-cell>
          <table:table-cell/>
          <table:table-cell office:value-type="string">
            <text:p>Bouteille (75 cl)</text:p>
          </table:table-cell>
          <table:table-cell office:value-type="string">
            <text:p>Commun</text:p>
          </table:table-cell>
          <table:table-cell table:number-columns-repeated="2"/>
          <table:table-cell office:value-type="string">
            <text:p>Ref_0049</text:p>
          </table:table-cell>
          <table:table-cell office:value-type="string">
            <text:p>OK_main</text:p>
          </table:table-cell>
          <table:table-cell office:value-type="string">
            <text:p>Oui</text:p>
          </table:table-cell>
          <table:table-cell/>
          <table:table-cell office:value-type="string">
            <text:p>Le Château Bellevue, situé à St Emilion, est réputé pour ses vins complexes et bien équilibrés. Le millésime 1986, issu de sols argilo-calcaires, offre des arômes de fruits rouges, de truffe et de sous-bois. En bouche, il est riche et structuré, avec des tannins souples et une longue finale.</text:p>
          </table:table-cell>
          <table:table-cell table:number-columns-repeated="1004"/>
        </table:table-row>
        <table:table-row table:style-name="ro3" table:visibility="filter">
          <table:table-cell/>
          <table:table-cell office:value-type="string">
            <text:p>Bellevue</text:p>
          </table:table-cell>
          <table:table-cell office:value-type="string">
            <text:p>St Emilion</text:p>
          </table:table-cell>
          <table:table-cell office:value-type="string">
            <text:p>Rouge</text:p>
          </table:table-cell>
          <table:table-cell office:value-type="float" office:value="1986">
            <text:p>1986</text:p>
          </table:table-cell>
          <table:table-cell office:value-type="string">
            <text:p>bien</text:p>
          </table:table-cell>
          <table:table-cell table:style-name="ce7" office:value-type="string">
            <text:p>Haute épaule,</text:p>
            <text:p>Etiquette tachetée,</text:p>
            <text:p>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Frigo F1-6</text:p>
          </table:table-cell>
          <table:table-cell/>
          <table:table-cell office:value-type="string">
            <text:p>Bouteille (75 cl)</text:p>
          </table:table-cell>
          <table:table-cell office:value-type="string">
            <text:p>Commun</text:p>
          </table:table-cell>
          <table:table-cell table:number-columns-repeated="2"/>
          <table:table-cell office:value-type="string">
            <text:p>Ref_0050</text:p>
          </table:table-cell>
          <table:table-cell office:value-type="string">
            <text:p>OK_0049</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Bellevue</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Frigo F1-4</text:p>
          </table:table-cell>
          <table:table-cell/>
          <table:table-cell office:value-type="string">
            <text:p>Bouteille (75 cl)</text:p>
          </table:table-cell>
          <table:table-cell office:value-type="string">
            <text:p>Commun</text:p>
          </table:table-cell>
          <table:table-cell table:number-columns-repeated="2"/>
          <table:table-cell office:value-type="string">
            <text:p>Ref_0051</text:p>
          </table:table-cell>
          <table:table-cell office:value-type="string">
            <text:p>OK_main</text:p>
          </table:table-cell>
          <table:table-cell office:value-type="string">
            <text:p>Oui</text:p>
          </table:table-cell>
          <table:table-cell/>
          <table:table-cell office:value-type="string">
            <text:p>Le Château Bellevue 1988 est un autre excellent millésime de cette propriété. Ce vin rouge présente des arômes de prune, de cassis et de cuir, avec une bouche ample et bien équilibrée. Les sols de St Emilion confèrent à ce vin une belle complexité et une bonne capacité de garde.</text:p>
          </table:table-cell>
          <table:table-cell table:number-columns-repeated="1004"/>
        </table:table-row>
        <table:table-row table:style-name="ro3">
          <table:table-cell/>
          <table:table-cell office:value-type="string">
            <text:p>Vieux Fournay</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Très bien</text:p>
          </table:table-cell>
          <table:table-cell table:style-name="ce7" office:value-type="string">
            <text:p>Parfait,</text:p>
            <text:p>Etiquette propre</text:p>
            <text:p>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Frigo F2-1</text:p>
          </table:table-cell>
          <table:table-cell/>
          <table:table-cell office:value-type="string">
            <text:p>Bouteille (75 cl)</text:p>
          </table:table-cell>
          <table:table-cell office:value-type="string">
            <text:p>Commun</text:p>
          </table:table-cell>
          <table:table-cell table:number-columns-repeated="2"/>
          <table:table-cell office:value-type="string">
            <text:p>Ref_0052</text:p>
          </table:table-cell>
          <table:table-cell office:value-type="string">
            <text:p>OK_main</text:p>
          </table:table-cell>
          <table:table-cell office:value-type="string">
            <text:p>Oui</text:p>
          </table:table-cell>
          <table:table-cell/>
          <table:table-cell office:value-type="string">
            <text:p>Le Château Vieux Fournay, également situé à St Emilion, produit des vins généreux et fruités. Le millésime 1988, cultivé sur des sols argilo-calcaires, révèle des notes de fruits noirs, d'épices et de sous-bois. Ce vin est bien structuré avec des tannins veloutés et une finale persistante.</text:p>
          </table:table-cell>
          <table:table-cell table:number-columns-repeated="1004"/>
        </table:table-row>
        <table:table-row table:style-name="ro4" table:visibility="filter">
          <table:table-cell/>
          <table:table-cell office:value-type="string">
            <text:p>Vieux Fournay</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Frigo F2-2</text:p>
          </table:table-cell>
          <table:table-cell/>
          <table:table-cell office:value-type="string">
            <text:p>Bouteille (75 cl)</text:p>
          </table:table-cell>
          <table:table-cell office:value-type="string">
            <text:p>Commun</text:p>
          </table:table-cell>
          <table:table-cell table:number-columns-repeated="2"/>
          <table:table-cell office:value-type="string">
            <text:p>Ref_0053</text:p>
          </table:table-cell>
          <table:table-cell office:value-type="string">
            <text:p>OK_005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Macay</text:p>
          </table:table-cell>
          <table:table-cell table:style-name="ce7" office:value-type="string">
            <text:p>Samonac </text:p>
          </table:table-cell>
          <table:table-cell office:value-type="string">
            <text:p>Rouge</text:p>
          </table:table-cell>
          <table:table-cell office:value-type="float" office:value="1982">
            <text:p>1982</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Frigo F2-3</text:p>
          </table:table-cell>
          <table:table-cell/>
          <table:table-cell office:value-type="string">
            <text:p>Bouteille (75 cl)</text:p>
          </table:table-cell>
          <table:table-cell office:value-type="string">
            <text:p>Commun</text:p>
          </table:table-cell>
          <table:table-cell table:number-columns-repeated="2"/>
          <table:table-cell office:value-type="string">
            <text:p>Ref_0054</text:p>
          </table:table-cell>
          <table:table-cell office:value-type="string">
            <text:p>OK_0055</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Macay</text:p>
          </table:table-cell>
          <table:table-cell table:style-name="ce7" office:value-type="string">
            <text:p>Samonac </text:p>
          </table:table-cell>
          <table:table-cell office:value-type="string">
            <text:p>Rouge</text:p>
          </table:table-cell>
          <table:table-cell office:value-type="float" office:value="1982">
            <text:p>1982</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Frigo F2-4</text:p>
          </table:table-cell>
          <table:table-cell/>
          <table:table-cell office:value-type="string">
            <text:p>Bouteille (75 cl)</text:p>
          </table:table-cell>
          <table:table-cell office:value-type="string">
            <text:p>Commun</text:p>
          </table:table-cell>
          <table:table-cell table:number-columns-repeated="2"/>
          <table:table-cell office:value-type="string">
            <text:p>Ref_0055</text:p>
          </table:table-cell>
          <table:table-cell office:value-type="string">
            <text:p>OK_main</text:p>
          </table:table-cell>
          <table:table-cell office:value-type="string">
            <text:p>Oui</text:p>
          </table:table-cell>
          <table:table-cell/>
          <table:table-cell office:value-type="string">
            <text:p>Le Château Macay, situé à Samonac dans les Côtes de Bourg, est connu pour ses vins robustes et charpentés. Le millésime 1982 offre des arômes de fruits rouges mûrs, de tabac et de cuir. En bouche, il est bien équilibré avec une structure tannique solide et une longue finale.</text:p>
          </table:table-cell>
          <table:table-cell table:number-columns-repeated="1004"/>
        </table:table-row>
        <table:table-row table:style-name="ro4" table:visibility="filter">
          <table:table-cell table:number-columns-repeated="6"/>
          <table:table-cell table:style-name="ce7"/>
          <table:table-cell table:style-name="ce13" table:number-columns-repeated="2"/>
          <table:table-cell table:number-columns-repeated="6"/>
          <table:table-cell office:value-type="string">
            <text:p>Ref_0056</text:p>
          </table:table-cell>
          <table:table-cell table:number-columns-repeated="3"/>
          <table:table-cell table:style-name="ce1"/>
          <table:table-cell table:number-columns-repeated="1004"/>
        </table:table-row>
        <table:table-row table:style-name="ro3" table:visibility="filter">
          <table:table-cell/>
          <table:table-cell office:value-type="string">
            <text:p>Bouqueyran</text:p>
          </table:table-cell>
          <table:table-cell/>
          <table:table-cell office:value-type="string">
            <text:p>Rouge</text:p>
          </table:table-cell>
          <table:table-cell office:value-type="float" office:value="1985">
            <text:p>1985</text:p>
          </table:table-cell>
          <table:table-cell office:value-type="string">
            <text:p>Bien</text:p>
          </table:table-cell>
          <table:table-cell table:style-name="ce7" office:value-type="string">
            <text:p>Bon niveau,</text:p>
            <text:p>Etiquette propre</text:p>
            <text:p>Sans capuchon</text:p>
          </table:table-cell>
          <table:table-cell table:style-name="ce13" office:value-type="currency" office:currency="EUR" office:value="0">
            <text:p>0,00 €</text:p>
          </table:table-cell>
          <table:table-cell/>
          <table:table-cell office:value-type="string">
            <text:p>Grille_2_M4</text:p>
          </table:table-cell>
          <table:table-cell/>
          <table:table-cell office:value-type="string">
            <text:p>Bouteille (75 cl)</text:p>
          </table:table-cell>
          <table:table-cell office:value-type="string">
            <text:p>Commun</text:p>
          </table:table-cell>
          <table:table-cell table:number-columns-repeated="2"/>
          <table:table-cell office:value-type="string">
            <text:p>Ref_0057</text:p>
          </table:table-cell>
          <table:table-cell office:value-type="string">
            <text:p>OK_0453</text:p>
          </table:table-cell>
          <table:table-cell table:number-columns-repeated="2"/>
          <table:table-cell table:style-name="ce1"/>
          <table:table-cell table:number-columns-repeated="1004"/>
        </table:table-row>
        <table:table-row table:style-name="ro4" table:visibility="filter">
          <table:table-cell/>
          <table:table-cell office:value-type="string">
            <text:p>Bouqueyran</text:p>
          </table:table-cell>
          <table:table-cell/>
          <table:table-cell office:value-type="string">
            <text:p>Rouge</text:p>
          </table:table-cell>
          <table:table-cell office:value-type="float" office:value="1985">
            <text:p>1985</text:p>
          </table:table-cell>
          <table:table-cell office:value-type="string">
            <text:p>Bien</text:p>
          </table:table-cell>
          <table:table-cell table:style-name="ce7"/>
          <table:table-cell table:style-name="ce13" office:value-type="currency" office:currency="EUR" office:value="0">
            <text:p>0,00 €</text:p>
          </table:table-cell>
          <table:table-cell/>
          <table:table-cell office:value-type="string">
            <text:p>Grille_2_M5</text:p>
          </table:table-cell>
          <table:table-cell/>
          <table:table-cell office:value-type="string">
            <text:p>Bouteille (75 cl)</text:p>
          </table:table-cell>
          <table:table-cell office:value-type="string">
            <text:p>Commun</text:p>
          </table:table-cell>
          <table:table-cell table:number-columns-repeated="2"/>
          <table:table-cell office:value-type="string">
            <text:p>Ref_0058</text:p>
          </table:table-cell>
          <table:table-cell office:value-type="string">
            <text:p>OK_0453</text:p>
          </table:table-cell>
          <table:table-cell table:number-columns-repeated="2"/>
          <table:table-cell table:style-name="ce1"/>
          <table:table-cell table:number-columns-repeated="1004"/>
        </table:table-row>
        <table:table-row table:style-name="ro4" table:visibility="filter">
          <table:table-cell/>
          <table:table-cell office:value-type="string">
            <text:p>Bouqueyran</text:p>
          </table:table-cell>
          <table:table-cell/>
          <table:table-cell office:value-type="string">
            <text:p>Rouge</text:p>
          </table:table-cell>
          <table:table-cell office:value-type="float" office:value="1985">
            <text:p>1985</text:p>
          </table:table-cell>
          <table:table-cell office:value-type="string">
            <text:p>Bien</text:p>
          </table:table-cell>
          <table:table-cell table:style-name="ce7"/>
          <table:table-cell table:style-name="ce13" office:value-type="currency" office:currency="EUR" office:value="0">
            <text:p>0,00 €</text:p>
          </table:table-cell>
          <table:table-cell/>
          <table:table-cell office:value-type="string">
            <text:p>Grille_2_M6</text:p>
          </table:table-cell>
          <table:table-cell/>
          <table:table-cell office:value-type="string">
            <text:p>Bouteille (75 cl)</text:p>
          </table:table-cell>
          <table:table-cell office:value-type="string">
            <text:p>Commun</text:p>
          </table:table-cell>
          <table:table-cell table:number-columns-repeated="2"/>
          <table:table-cell office:value-type="string">
            <text:p>Ref_0059</text:p>
          </table:table-cell>
          <table:table-cell office:value-type="string">
            <text:p>OK_0453</text:p>
          </table:table-cell>
          <table:table-cell table:number-columns-repeated="2"/>
          <table:table-cell table:style-name="ce1"/>
          <table:table-cell table:number-columns-repeated="1004"/>
        </table:table-row>
        <table:table-row table:style-name="ro4" table:visibility="filter">
          <table:table-cell/>
          <table:table-cell office:value-type="string">
            <text:p>Bouqueyran</text:p>
          </table:table-cell>
          <table:table-cell/>
          <table:table-cell office:value-type="string">
            <text:p>Rouge</text:p>
          </table:table-cell>
          <table:table-cell office:value-type="float" office:value="1985">
            <text:p>1985</text:p>
          </table:table-cell>
          <table:table-cell office:value-type="string">
            <text:p>Bien</text:p>
          </table:table-cell>
          <table:table-cell table:style-name="ce7"/>
          <table:table-cell table:style-name="ce13" office:value-type="currency" office:currency="EUR" office:value="0">
            <text:p>0,00 €</text:p>
          </table:table-cell>
          <table:table-cell/>
          <table:table-cell office:value-type="string">
            <text:p>Grille_2_M7</text:p>
          </table:table-cell>
          <table:table-cell/>
          <table:table-cell office:value-type="string">
            <text:p>Bouteille (75 cl)</text:p>
          </table:table-cell>
          <table:table-cell office:value-type="string">
            <text:p>Commun</text:p>
          </table:table-cell>
          <table:table-cell table:number-columns-repeated="2"/>
          <table:table-cell office:value-type="string">
            <text:p>Ref_0060</text:p>
          </table:table-cell>
          <table:table-cell office:value-type="string">
            <text:p>OK_0453</text:p>
          </table:table-cell>
          <table:table-cell table:number-columns-repeated="2"/>
          <table:table-cell table:style-name="ce1"/>
          <table:table-cell table:number-columns-repeated="1004"/>
        </table:table-row>
        <table:table-row table:style-name="ro4" table:visibility="filter">
          <table:table-cell table:number-columns-repeated="6"/>
          <table:table-cell table:style-name="ce7"/>
          <table:table-cell table:style-name="ce13" table:number-columns-repeated="2"/>
          <table:table-cell table:number-columns-repeated="6"/>
          <table:table-cell office:value-type="string">
            <text:p>Ref_0061</text:p>
          </table:table-cell>
          <table:table-cell table:number-columns-repeated="3"/>
          <table:table-cell table:style-name="ce1"/>
          <table:table-cell table:number-columns-repeated="1004"/>
        </table:table-row>
        <table:table-row table:style-name="ro4">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B4</text:p>
          </table:table-cell>
          <table:table-cell/>
          <table:table-cell office:value-type="string">
            <text:p>Bouteille (75 cl)</text:p>
          </table:table-cell>
          <table:table-cell office:value-type="string">
            <text:p>Commun</text:p>
          </table:table-cell>
          <table:table-cell table:number-columns-repeated="2"/>
          <table:table-cell office:value-type="string">
            <text:p>Ref_0062</text:p>
          </table:table-cell>
          <table:table-cell office:value-type="string">
            <text:p>OK_main</text:p>
          </table:table-cell>
          <table:table-cell office:value-type="string">
            <text:p>Oui</text:p>
          </table:table-cell>
          <table:table-cell/>
          <table:table-cell office:value-type="string">
            <text:p>Le Château Penaud, situé dans l'appellation 1ère Cotes de Blaye, produit des vins élégants et fruités. Le millésime 1989, issu de sols argilo-calcaires, présente des arômes de fruits rouges, de fleurs et de sous-bois. En bouche, il est rond et bien équilibré, avec une belle fraîcheur.</text:p>
          </table:table-cell>
          <table:table-cell table:number-columns-repeated="1004"/>
        </table:table-row>
        <table:table-row table:style-name="ro4"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B5</text:p>
          </table:table-cell>
          <table:table-cell/>
          <table:table-cell office:value-type="string">
            <text:p>Bouteille (75 cl)</text:p>
          </table:table-cell>
          <table:table-cell office:value-type="string">
            <text:p>Commun</text:p>
          </table:table-cell>
          <table:table-cell table:number-columns-repeated="2"/>
          <table:table-cell office:value-type="string">
            <text:p>Ref_0063</text:p>
          </table:table-cell>
          <table:table-cell office:value-type="string">
            <text:p>OK_0062</text:p>
          </table:table-cell>
          <table:table-cell office:value-type="string">
            <text:p>Oui</text:p>
          </table:table-cell>
          <table:table-cell/>
          <table:table-cell table:style-name="ce1"/>
          <table:table-cell table:number-columns-repeated="1004"/>
        </table:table-row>
        <table:table-row table:style-name="ro4" table:visibility="filter">
          <table:table-cell table:number-columns-repeated="6"/>
          <table:table-cell table:style-name="ce7"/>
          <table:table-cell table:style-name="ce13"/>
          <table:table-cell table:number-columns-repeated="7"/>
          <table:table-cell office:value-type="string">
            <text:p>Ref_0064</text:p>
          </table:table-cell>
          <table:table-cell table:number-columns-repeated="3"/>
          <table:table-cell table:style-name="ce1"/>
          <table:table-cell table:number-columns-repeated="1004"/>
        </table:table-row>
        <table:table-row table:style-name="ro4" table:visibility="filter">
          <table:table-cell table:number-columns-repeated="6"/>
          <table:table-cell table:style-name="ce7"/>
          <table:table-cell table:style-name="ce13"/>
          <table:table-cell table:number-columns-repeated="7"/>
          <table:table-cell office:value-type="string">
            <text:p>Ref_0065</text:p>
          </table:table-cell>
          <table:table-cell table:number-columns-repeated="3"/>
          <table:table-cell table:style-name="ce1"/>
          <table:table-cell table:number-columns-repeated="1004"/>
        </table:table-row>
        <table:table-row table:style-name="ro7">
          <table:table-cell/>
          <table:table-cell office:value-type="string">
            <text:p>Sainte Michelle</text:p>
          </table:table-cell>
          <table:table-cell/>
          <table:table-cell office:value-type="string">
            <text:p>Rouge</text:p>
          </table:table-cell>
          <table:table-cell office:value-type="float" office:value="1982">
            <text:p>1982</text:p>
          </table:table-cell>
          <table:table-cell office:value-type="string">
            <text:p>Très bien</text:p>
          </table:table-cell>
          <table:table-cell table:style-name="ce7"/>
          <table:table-cell table:style-name="ce13" office:value-type="currency" office:currency="EUR" office:value="0">
            <text:p>0,00 €</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66</text:p>
          </table:table-cell>
          <table:table-cell office:value-type="string">
            <text:p>OK_main</text:p>
          </table:table-cell>
          <table:table-cell office:value-type="string">
            <text:p>Oui</text:p>
          </table:table-cell>
          <table:table-cell/>
          <table:table-cell table:style-name="ce22" office:value-type="string">
            <text:p>Le Château Ste Michelle de l'AVA Columbia Valley, dans l'état de Washington, propose un vin rouge américain à majorité de Merlot avec une touche de Syrah. Ce vin est apprécié pour sa gourmandise et ses arômes fruités. Réputé pour sa complexité subtile et sa longue persistance en bouche, il représente une réussite notable de ce domaine emblématique de Washington. </text:p>
          </table:table-cell>
          <table:table-cell table:number-columns-repeated="1004"/>
        </table:table-row>
        <table:table-row table:style-name="ro4"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style-name="ce7"/>
          <table:table-cell table:style-name="ce13" office:value-type="currency" office:currency="EUR" office:value="0">
            <text:p>0,00 €</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67</text:p>
          </table:table-cell>
          <table:table-cell office:value-type="string">
            <text:p>OK_0066</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style-name="ce7"/>
          <table:table-cell table:style-name="ce13" office:value-type="currency" office:currency="EUR" office:value="0">
            <text:p>0,00 €</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68</text:p>
          </table:table-cell>
          <table:table-cell office:value-type="string">
            <text:p>OK_0066</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style-name="ce7"/>
          <table:table-cell table:style-name="ce13" office:value-type="currency" office:currency="EUR" office:value="0">
            <text:p>0,00 €</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69</text:p>
          </table:table-cell>
          <table:table-cell office:value-type="string">
            <text:p>OK_0066</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style-name="ce7"/>
          <table:table-cell table:style-name="ce13" office:value-type="currency" office:currency="EUR" office:value="0">
            <text:p>0,00 €</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70</text:p>
          </table:table-cell>
          <table:table-cell office:value-type="string">
            <text:p>OK_0066</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style-name="ce7"/>
          <table:table-cell table:style-name="ce13" office:value-type="currency" office:currency="EUR" office:value="0">
            <text:p>0,00 €</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71</text:p>
          </table:table-cell>
          <table:table-cell office:value-type="string">
            <text:p>OK_0066</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style-name="ce7"/>
          <table:table-cell table:style-name="ce13" office:value-type="currency" office:currency="EUR" office:value="0">
            <text:p>0,00 €</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72</text:p>
          </table:table-cell>
          <table:table-cell office:value-type="string">
            <text:p>OK_0066</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style-name="ce7"/>
          <table:table-cell table:style-name="ce13" office:value-type="currency" office:currency="EUR" office:value="0">
            <text:p>0,00 €</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73</text:p>
          </table:table-cell>
          <table:table-cell office:value-type="string">
            <text:p>OK_0066</text:p>
          </table:table-cell>
          <table:table-cell office:value-type="string">
            <text:p>Oui</text:p>
          </table:table-cell>
          <table:table-cell/>
          <table:table-cell table:style-name="ce1"/>
          <table:table-cell table:number-columns-repeated="1004"/>
        </table:table-row>
        <table:table-row table:style-name="ro4" table:visibility="filter">
          <table:table-cell table:style-name="ce2"/>
          <table:table-cell table:style-name="ce4" office:value-type="string">
            <text:p>Pichaud</text:p>
          </table:table-cell>
          <table:table-cell table:style-name="ce4" office:value-type="string">
            <text:p>St Emilion</text:p>
          </table:table-cell>
          <table:table-cell table:style-name="ce4" office:value-type="string">
            <text:p>Rouge</text:p>
          </table:table-cell>
          <table:table-cell table:style-name="ce4" office:value-type="float" office:value="1988">
            <text:p>1988</text:p>
          </table:table-cell>
          <table:table-cell table:style-name="ce4" office:value-type="string">
            <text:p>Bien</text:p>
          </table:table-cell>
          <table:table-cell table:style-name="ce11"/>
          <table:table-cell table:style-name="ce14" office:value-type="currency" office:currency="EUR" office:value="0">
            <text:p>0,00 €</text:p>
          </table:table-cell>
          <table:table-cell table:style-name="ce14" office:value-type="currency" office:currency="EUR" office:value="40">
            <text:p>40,00 €</text:p>
          </table:table-cell>
          <table:table-cell table:style-name="ce4" office:value-type="string">
            <text:p>Caisse</text:p>
          </table:table-cell>
          <table:table-cell table:style-name="ce4"/>
          <table:table-cell table:style-name="ce4" office:value-type="string">
            <text:p>Bouteille (75 cl)</text:p>
          </table:table-cell>
          <table:table-cell table:style-name="ce4" office:value-type="string">
            <text:p>Commun</text:p>
          </table:table-cell>
          <table:table-cell table:style-name="ce4" table:number-columns-repeated="2"/>
          <table:table-cell table:style-name="ce4" office:value-type="string">
            <text:p>Ref_0074</text:p>
          </table:table-cell>
          <table:table-cell table:style-name="ce4"/>
          <table:table-cell table:style-name="ce4" office:value-type="string">
            <text:p>Non</text:p>
          </table:table-cell>
          <table:table-cell table:style-name="ce4" office:value-type="string">
            <text:p>Perdu ?</text:p>
          </table:table-cell>
          <table:table-cell table:style-name="ce2" table:number-columns-repeated="1005"/>
        </table:table-row>
        <table:table-row table:style-name="ro4" table:visibility="filter">
          <table:table-cell table:style-name="ce2"/>
          <table:table-cell table:style-name="ce4" office:value-type="string">
            <text:p>Pichaud</text:p>
          </table:table-cell>
          <table:table-cell table:style-name="ce4" office:value-type="string">
            <text:p>St Emilion</text:p>
          </table:table-cell>
          <table:table-cell table:style-name="ce4" office:value-type="string">
            <text:p>Rouge</text:p>
          </table:table-cell>
          <table:table-cell table:style-name="ce4" office:value-type="float" office:value="1988">
            <text:p>1988</text:p>
          </table:table-cell>
          <table:table-cell table:style-name="ce4" office:value-type="string">
            <text:p>Bien</text:p>
          </table:table-cell>
          <table:table-cell table:style-name="ce11"/>
          <table:table-cell table:style-name="ce14" office:value-type="currency" office:currency="EUR" office:value="0">
            <text:p>0,00 €</text:p>
          </table:table-cell>
          <table:table-cell table:style-name="ce14" office:value-type="currency" office:currency="EUR" office:value="40">
            <text:p>40,00 €</text:p>
          </table:table-cell>
          <table:table-cell table:style-name="ce4" office:value-type="string">
            <text:p>Caisse</text:p>
          </table:table-cell>
          <table:table-cell table:style-name="ce4"/>
          <table:table-cell table:style-name="ce4" office:value-type="string">
            <text:p>Bouteille (75 cl)</text:p>
          </table:table-cell>
          <table:table-cell table:style-name="ce4" office:value-type="string">
            <text:p>Commun</text:p>
          </table:table-cell>
          <table:table-cell table:style-name="ce4" table:number-columns-repeated="2"/>
          <table:table-cell table:style-name="ce4" office:value-type="string">
            <text:p>Ref_0075</text:p>
          </table:table-cell>
          <table:table-cell table:style-name="ce4"/>
          <table:table-cell table:style-name="ce4" office:value-type="string">
            <text:p>Non</text:p>
          </table:table-cell>
          <table:table-cell table:style-name="ce4" office:value-type="string">
            <text:p>Perdu ?</text:p>
          </table:table-cell>
          <table:table-cell table:style-name="ce2" table:number-columns-repeated="1005"/>
        </table:table-row>
        <table:table-row table:style-name="ro4" table:visibility="filter">
          <table:table-cell table:style-name="ce2"/>
          <table:table-cell table:style-name="ce4" office:value-type="string">
            <text:p>Pichaud</text:p>
          </table:table-cell>
          <table:table-cell table:style-name="ce4" office:value-type="string">
            <text:p>St Emilion</text:p>
          </table:table-cell>
          <table:table-cell table:style-name="ce4" office:value-type="string">
            <text:p>Rouge</text:p>
          </table:table-cell>
          <table:table-cell table:style-name="ce4" office:value-type="float" office:value="1988">
            <text:p>1988</text:p>
          </table:table-cell>
          <table:table-cell table:style-name="ce4" office:value-type="string">
            <text:p>Bien</text:p>
          </table:table-cell>
          <table:table-cell table:style-name="ce11"/>
          <table:table-cell table:style-name="ce14" office:value-type="currency" office:currency="EUR" office:value="0">
            <text:p>0,00 €</text:p>
          </table:table-cell>
          <table:table-cell table:style-name="ce14" office:value-type="currency" office:currency="EUR" office:value="40">
            <text:p>40,00 €</text:p>
          </table:table-cell>
          <table:table-cell table:style-name="ce4" office:value-type="string">
            <text:p>Caisse</text:p>
          </table:table-cell>
          <table:table-cell table:style-name="ce4"/>
          <table:table-cell table:style-name="ce4" office:value-type="string">
            <text:p>Bouteille (75 cl)</text:p>
          </table:table-cell>
          <table:table-cell table:style-name="ce4" office:value-type="string">
            <text:p>Commun</text:p>
          </table:table-cell>
          <table:table-cell table:style-name="ce4" table:number-columns-repeated="2"/>
          <table:table-cell table:style-name="ce4" office:value-type="string">
            <text:p>Ref_0076</text:p>
          </table:table-cell>
          <table:table-cell table:style-name="ce4"/>
          <table:table-cell table:style-name="ce4" office:value-type="string">
            <text:p>Non</text:p>
          </table:table-cell>
          <table:table-cell table:style-name="ce4" office:value-type="string">
            <text:p>Perdu ?</text:p>
          </table:table-cell>
          <table:table-cell table:style-name="ce2" table:number-columns-repeated="1005"/>
        </table:table-row>
        <table:table-row table:style-name="ro4" table:visibility="filter">
          <table:table-cell table:style-name="ce2"/>
          <table:table-cell table:style-name="ce4" office:value-type="string">
            <text:p>Pichaud</text:p>
          </table:table-cell>
          <table:table-cell table:style-name="ce4" office:value-type="string">
            <text:p>St Emilion</text:p>
          </table:table-cell>
          <table:table-cell table:style-name="ce4" office:value-type="string">
            <text:p>Rouge</text:p>
          </table:table-cell>
          <table:table-cell table:style-name="ce4" office:value-type="float" office:value="1988">
            <text:p>1988</text:p>
          </table:table-cell>
          <table:table-cell table:style-name="ce4" office:value-type="string">
            <text:p>Bien</text:p>
          </table:table-cell>
          <table:table-cell table:style-name="ce11"/>
          <table:table-cell table:style-name="ce14" office:value-type="currency" office:currency="EUR" office:value="0">
            <text:p>0,00 €</text:p>
          </table:table-cell>
          <table:table-cell table:style-name="ce14" office:value-type="currency" office:currency="EUR" office:value="40">
            <text:p>40,00 €</text:p>
          </table:table-cell>
          <table:table-cell table:style-name="ce4" office:value-type="string">
            <text:p>Caisse</text:p>
          </table:table-cell>
          <table:table-cell table:style-name="ce4"/>
          <table:table-cell table:style-name="ce4" office:value-type="string">
            <text:p>Bouteille (75 cl)</text:p>
          </table:table-cell>
          <table:table-cell table:style-name="ce4" office:value-type="string">
            <text:p>Commun</text:p>
          </table:table-cell>
          <table:table-cell table:style-name="ce4" table:number-columns-repeated="2"/>
          <table:table-cell table:style-name="ce4" office:value-type="string">
            <text:p>Ref_0077</text:p>
          </table:table-cell>
          <table:table-cell table:style-name="ce4"/>
          <table:table-cell table:style-name="ce4" office:value-type="string">
            <text:p>Non</text:p>
          </table:table-cell>
          <table:table-cell table:style-name="ce4" office:value-type="string">
            <text:p>Perdu ?</text:p>
          </table:table-cell>
          <table:table-cell table:style-name="ce2" table:number-columns-repeated="1005"/>
        </table:table-row>
        <table:table-row table:style-name="ro4" table:visibility="filter">
          <table:table-cell table:style-name="ce2"/>
          <table:table-cell table:style-name="ce4" office:value-type="string">
            <text:p>Pichaud</text:p>
          </table:table-cell>
          <table:table-cell table:style-name="ce4" office:value-type="string">
            <text:p>St Emilion</text:p>
          </table:table-cell>
          <table:table-cell table:style-name="ce4" office:value-type="string">
            <text:p>Rouge</text:p>
          </table:table-cell>
          <table:table-cell table:style-name="ce4" office:value-type="float" office:value="1988">
            <text:p>1988</text:p>
          </table:table-cell>
          <table:table-cell table:style-name="ce4" office:value-type="string">
            <text:p>Bien</text:p>
          </table:table-cell>
          <table:table-cell table:style-name="ce11"/>
          <table:table-cell table:style-name="ce14" office:value-type="currency" office:currency="EUR" office:value="0">
            <text:p>0,00 €</text:p>
          </table:table-cell>
          <table:table-cell table:style-name="ce14" office:value-type="currency" office:currency="EUR" office:value="40">
            <text:p>40,00 €</text:p>
          </table:table-cell>
          <table:table-cell table:style-name="ce4" office:value-type="string">
            <text:p>Caisse</text:p>
          </table:table-cell>
          <table:table-cell table:style-name="ce4"/>
          <table:table-cell table:style-name="ce4" office:value-type="string">
            <text:p>Bouteille (75 cl)</text:p>
          </table:table-cell>
          <table:table-cell table:style-name="ce4" office:value-type="string">
            <text:p>Commun</text:p>
          </table:table-cell>
          <table:table-cell table:style-name="ce4" table:number-columns-repeated="2"/>
          <table:table-cell table:style-name="ce4" office:value-type="string">
            <text:p>Ref_0078</text:p>
          </table:table-cell>
          <table:table-cell table:style-name="ce4"/>
          <table:table-cell table:style-name="ce4" office:value-type="string">
            <text:p>Non</text:p>
          </table:table-cell>
          <table:table-cell table:style-name="ce4" office:value-type="string">
            <text:p>Perdu ?</text:p>
          </table:table-cell>
          <table:table-cell table:style-name="ce2" table:number-columns-repeated="1005"/>
        </table:table-row>
        <table:table-row table:style-name="ro4" table:visibility="filter">
          <table:table-cell table:style-name="ce2"/>
          <table:table-cell table:style-name="ce4" office:value-type="string">
            <text:p>Pichaud</text:p>
          </table:table-cell>
          <table:table-cell table:style-name="ce4" office:value-type="string">
            <text:p>St Emilion</text:p>
          </table:table-cell>
          <table:table-cell table:style-name="ce4" office:value-type="string">
            <text:p>Rouge</text:p>
          </table:table-cell>
          <table:table-cell table:style-name="ce4" office:value-type="float" office:value="1988">
            <text:p>1988</text:p>
          </table:table-cell>
          <table:table-cell table:style-name="ce4" office:value-type="string">
            <text:p>Bien</text:p>
          </table:table-cell>
          <table:table-cell table:style-name="ce11"/>
          <table:table-cell table:style-name="ce14" office:value-type="currency" office:currency="EUR" office:value="0">
            <text:p>0,00 €</text:p>
          </table:table-cell>
          <table:table-cell table:style-name="ce14" office:value-type="currency" office:currency="EUR" office:value="40">
            <text:p>40,00 €</text:p>
          </table:table-cell>
          <table:table-cell table:style-name="ce4" office:value-type="string">
            <text:p>Caisse</text:p>
          </table:table-cell>
          <table:table-cell table:style-name="ce4"/>
          <table:table-cell table:style-name="ce4" office:value-type="string">
            <text:p>Bouteille (75 cl)</text:p>
          </table:table-cell>
          <table:table-cell table:style-name="ce4" office:value-type="string">
            <text:p>Commun</text:p>
          </table:table-cell>
          <table:table-cell table:style-name="ce4" table:number-columns-repeated="2"/>
          <table:table-cell table:style-name="ce4" office:value-type="string">
            <text:p>Ref_0079</text:p>
          </table:table-cell>
          <table:table-cell table:style-name="ce4"/>
          <table:table-cell table:style-name="ce4" office:value-type="string">
            <text:p>Non</text:p>
          </table:table-cell>
          <table:table-cell table:style-name="ce4" office:value-type="string">
            <text:p>Perdu ?</text:p>
          </table:table-cell>
          <table:table-cell table:style-name="ce2" table:number-columns-repeated="1005"/>
        </table:table-row>
        <table:table-row table:style-name="ro4" table:visibility="filter">
          <table:table-cell table:style-name="ce2"/>
          <table:table-cell table:style-name="ce4" office:value-type="string">
            <text:p>Pichaud</text:p>
          </table:table-cell>
          <table:table-cell table:style-name="ce4" office:value-type="string">
            <text:p>St Emilion</text:p>
          </table:table-cell>
          <table:table-cell table:style-name="ce4" office:value-type="string">
            <text:p>Rouge</text:p>
          </table:table-cell>
          <table:table-cell table:style-name="ce4" office:value-type="float" office:value="1988">
            <text:p>1988</text:p>
          </table:table-cell>
          <table:table-cell table:style-name="ce4" office:value-type="string">
            <text:p>Bien</text:p>
          </table:table-cell>
          <table:table-cell table:style-name="ce11"/>
          <table:table-cell table:style-name="ce14" office:value-type="currency" office:currency="EUR" office:value="0">
            <text:p>0,00 €</text:p>
          </table:table-cell>
          <table:table-cell table:style-name="ce14" office:value-type="currency" office:currency="EUR" office:value="40">
            <text:p>40,00 €</text:p>
          </table:table-cell>
          <table:table-cell table:style-name="ce4" office:value-type="string">
            <text:p>Caisse</text:p>
          </table:table-cell>
          <table:table-cell table:style-name="ce4"/>
          <table:table-cell table:style-name="ce4" office:value-type="string">
            <text:p>Bouteille (75 cl)</text:p>
          </table:table-cell>
          <table:table-cell table:style-name="ce4" office:value-type="string">
            <text:p>Commun</text:p>
          </table:table-cell>
          <table:table-cell table:style-name="ce4" table:number-columns-repeated="2"/>
          <table:table-cell table:style-name="ce4" office:value-type="string">
            <text:p>Ref_0080</text:p>
          </table:table-cell>
          <table:table-cell table:style-name="ce4"/>
          <table:table-cell table:style-name="ce4" office:value-type="string">
            <text:p>Non</text:p>
          </table:table-cell>
          <table:table-cell table:style-name="ce4" office:value-type="string">
            <text:p>Perdu ?</text:p>
          </table:table-cell>
          <table:table-cell table:style-name="ce2" table:number-columns-repeated="1005"/>
        </table:table-row>
        <table:table-row table:style-name="ro4" table:visibility="filter">
          <table:table-cell table:style-name="ce2"/>
          <table:table-cell table:style-name="ce4" office:value-type="string">
            <text:p>Pichaud</text:p>
          </table:table-cell>
          <table:table-cell table:style-name="ce4" office:value-type="string">
            <text:p>St Emilion</text:p>
          </table:table-cell>
          <table:table-cell table:style-name="ce4" office:value-type="string">
            <text:p>Rouge</text:p>
          </table:table-cell>
          <table:table-cell table:style-name="ce4" office:value-type="float" office:value="1988">
            <text:p>1988</text:p>
          </table:table-cell>
          <table:table-cell table:style-name="ce4" office:value-type="string">
            <text:p>Bien</text:p>
          </table:table-cell>
          <table:table-cell table:style-name="ce11"/>
          <table:table-cell table:style-name="ce14" office:value-type="currency" office:currency="EUR" office:value="0">
            <text:p>0,00 €</text:p>
          </table:table-cell>
          <table:table-cell table:style-name="ce14" office:value-type="currency" office:currency="EUR" office:value="40">
            <text:p>40,00 €</text:p>
          </table:table-cell>
          <table:table-cell table:style-name="ce4" office:value-type="string">
            <text:p>Caisse</text:p>
          </table:table-cell>
          <table:table-cell table:style-name="ce4"/>
          <table:table-cell table:style-name="ce4" office:value-type="string">
            <text:p>Bouteille (75 cl)</text:p>
          </table:table-cell>
          <table:table-cell table:style-name="ce4" office:value-type="string">
            <text:p>Commun</text:p>
          </table:table-cell>
          <table:table-cell table:style-name="ce4" table:number-columns-repeated="2"/>
          <table:table-cell table:style-name="ce4" office:value-type="string">
            <text:p>Ref_0081</text:p>
          </table:table-cell>
          <table:table-cell table:style-name="ce4"/>
          <table:table-cell table:style-name="ce4" office:value-type="string">
            <text:p>Non</text:p>
          </table:table-cell>
          <table:table-cell table:style-name="ce4" office:value-type="string">
            <text:p>Perdu ?</text:p>
          </table:table-cell>
          <table:table-cell table:style-name="ce2" table:number-columns-repeated="1005"/>
        </table:table-row>
        <table:table-row table:style-name="ro8">
          <table:table-cell/>
          <table:table-cell office:value-type="string">
            <text:p>Fonbadet</text:p>
          </table:table-cell>
          <table:table-cell office:value-type="string">
            <text:p>Pauillac</text:p>
          </table:table-cell>
          <table:table-cell office:value-type="string">
            <text:p>Rouge</text:p>
          </table:table-cell>
          <table:table-cell office:value-type="float" office:value="1982">
            <text:p>1982</text:p>
          </table:table-cell>
          <table:table-cell office:value-type="string">
            <text:p>Bien</text:p>
          </table:table-cell>
          <table:table-cell table:style-name="ce7"/>
          <table:table-cell table:style-name="ce13" office:value-type="currency" office:currency="EUR" office:value="20">
            <text:p>20,00 €</text:p>
          </table:table-cell>
          <table:table-cell table:style-name="ce13" office:value-type="currency" office:currency="EUR" office:value="100">
            <text:p>100,00 €</text:p>
          </table:table-cell>
          <table:table-cell office:value-type="string">
            <text:p>Frigo B4</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office:value-type="string">
            <text:p>Salle des ventes </text:p>
            <text:p>Bordeaux-Chartrons</text:p>
            <text:p>A. BLANCHY E.LACOMBE</text:p>
          </table:table-cell>
          <table:table-cell office:value-type="string">
            <text:p>Ref_0082</text:p>
          </table:table-cell>
          <table:table-cell office:value-type="string">
            <text:p>OK_main</text:p>
          </table:table-cell>
          <table:table-cell office:value-type="string">
            <text:p>Oui</text:p>
          </table:table-cell>
          <table:table-cell/>
          <table:table-cell office:value-type="string">
            <text:p>Le Château Fonbadet, situé à Pauillac, est un cinquième grand cru classé de Bordeaux. Le millésime 1982, issu de sols graveleux, offre des notes de cassis, de cèdre et de cuir. Ce vin est puissant et bien structuré, avec une belle longueur en bouche, typique des grands vins de Pauillac.</text:p>
          </table:table-cell>
          <table:table-cell table:number-columns-repeated="1004"/>
        </table:table-row>
        <table:table-row table:style-name="ro4">
          <table:table-cell/>
          <table:table-cell office:value-type="string">
            <text:p>Clément Pichon</text:p>
          </table:table-cell>
          <table:table-cell office:value-type="string">
            <text:p>Haut-Médoc</text:p>
          </table:table-cell>
          <table:table-cell office:value-type="string">
            <text:p>Rouge</text:p>
          </table:table-cell>
          <table:table-cell office:value-type="float" office:value="1993">
            <text:p>1993</text:p>
          </table:table-cell>
          <table:table-cell office:value-type="string">
            <text:p>Bien</text:p>
          </table:table-cell>
          <table:table-cell table:style-name="ce7"/>
          <table:table-cell table:style-name="ce13" office:value-type="currency" office:currency="EUR" office:value="30">
            <text:p>30,00 €</text:p>
          </table:table-cell>
          <table:table-cell table:style-name="ce13" office:value-type="currency" office:currency="EUR" office:value="200">
            <text:p>200,00 €</text:p>
          </table:table-cell>
          <table:table-cell office:value-type="string">
            <text:p>Caisse MAGNUM</text:p>
          </table:table-cell>
          <table:table-cell/>
          <table:table-cell office:value-type="string">
            <text:p>Double Magnum (3 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83</text:p>
          </table:table-cell>
          <table:table-cell office:value-type="string">
            <text:p>OK_main</text:p>
          </table:table-cell>
          <table:table-cell office:value-type="string">
            <text:p>Oui</text:p>
          </table:table-cell>
          <table:table-cell/>
          <table:table-cell office:value-type="string">
            <text:p>Le Château Clément Pichon, situé dans le Haut-Médoc, produit des vins robustes et bien équilibrés. Le Haut-Médoc, avec ses sols graveleux, est idéal pour la culture du Cabernet Sauvignon. Le millésime 1993 offre des arômes de cassis, de cèdre et de tabac, avec une structure tannique solide et une belle longueur en bouche.</text:p>
          </table:table-cell>
          <table:table-cell table:number-columns-repeated="1004"/>
        </table:table-row>
        <table:table-row table:style-name="ro4">
          <table:table-cell/>
          <table:table-cell office:value-type="string">
            <text:p>Liversan</text:p>
          </table:table-cell>
          <table:table-cell office:value-type="string">
            <text:p>Haut-Médoc</text:p>
          </table:table-cell>
          <table:table-cell office:value-type="string">
            <text:p>Rouge</text:p>
          </table:table-cell>
          <table:table-cell office:value-type="float" office:value="1984">
            <text:p>1984</text:p>
          </table:table-cell>
          <table:table-cell office:value-type="string">
            <text:p>Bien</text:p>
          </table:table-cell>
          <table:table-cell table:style-name="ce7"/>
          <table:table-cell table:style-name="ce13" office:value-type="currency" office:currency="EUR" office:value="30">
            <text:p>30,00 €</text:p>
          </table:table-cell>
          <table:table-cell table:style-name="ce13" office:value-type="currency" office:currency="EUR" office:value="80">
            <text:p>80,00 €</text:p>
          </table:table-cell>
          <table:table-cell office:value-type="string">
            <text:p>Boite bois</text:p>
          </table:table-cell>
          <table:table-cell office:value-type="string">
            <text:p>Boite d’origine</text:p>
          </table:table-cell>
          <table:table-cell office:value-type="string">
            <text:p>Magnum (1,5 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84</text:p>
          </table:table-cell>
          <table:table-cell office:value-type="string">
            <text:p>OK_main</text:p>
          </table:table-cell>
          <table:table-cell office:value-type="string">
            <text:p>Oui</text:p>
          </table:table-cell>
          <table:table-cell/>
          <table:table-cell office:value-type="string">
            <text:p>Le Château Liversan, également situé dans le Haut-Médoc, est connu pour ses vins élégants et structurés. Le millésime 1984 présente des notes de fruits rouges, de cuir et de sous-bois. En bouche, il est équilibré avec des tannins souples et une finale persistante.</text:p>
          </table:table-cell>
          <table:table-cell table:number-columns-repeated="1004"/>
        </table:table-row>
        <table:table-row table:style-name="ro4">
          <table:table-cell/>
          <table:table-cell office:value-type="string">
            <text:p>La Dominique</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style-name="ce7"/>
          <table:table-cell table:style-name="ce13" office:value-type="currency" office:currency="EUR" office:value="50">
            <text:p>50,00 €</text:p>
          </table:table-cell>
          <table:table-cell table:style-name="ce13" office:value-type="currency" office:currency="EUR" office:value="120">
            <text:p>120,00 €</text:p>
          </table:table-cell>
          <table:table-cell office:value-type="string">
            <text:p>Caisse MAGNUM</text:p>
          </table:table-cell>
          <table:table-cell/>
          <table:table-cell office:value-type="string">
            <text:p>Magnum (1,5 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85</text:p>
          </table:table-cell>
          <table:table-cell office:value-type="string">
            <text:p>OK_main</text:p>
          </table:table-cell>
          <table:table-cell office:value-type="string">
            <text:p>Oui</text:p>
          </table:table-cell>
          <table:table-cell/>
          <table:table-cell office:value-type="string">
            <text:p>Le Château La Dominique, situé à St Emilion, est réputé pour ses vins complexes et riches. Le millésime 1993, issu de sols argilo-calcaires, offre des arômes de prune, de cassis et de truffe. En bouche, il est ample et bien structuré avec des tannins veloutés et une longue finale.</text:p>
          </table:table-cell>
          <table:table-cell table:number-columns-repeated="1004"/>
        </table:table-row>
        <table:table-row table:style-name="ro4" table:visibility="filter">
          <table:table-cell/>
          <table:table-cell office:value-type="string">
            <text:p>La Dominique</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style-name="ce7"/>
          <table:table-cell table:style-name="ce13" office:value-type="currency" office:currency="EUR" office:value="50">
            <text:p>50,00 €</text:p>
          </table:table-cell>
          <table:table-cell table:style-name="ce13" office:value-type="currency" office:currency="EUR" office:value="120">
            <text:p>120,00 €</text:p>
          </table:table-cell>
          <table:table-cell office:value-type="string">
            <text:p>Caisse MAGNUM</text:p>
          </table:table-cell>
          <table:table-cell/>
          <table:table-cell office:value-type="string">
            <text:p>Magnum (1,5 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86</text:p>
          </table:table-cell>
          <table:table-cell office:value-type="string">
            <text:p>OK_008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Dominique</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style-name="ce7"/>
          <table:table-cell table:style-name="ce13" office:value-type="currency" office:currency="EUR" office:value="50">
            <text:p>50,00 €</text:p>
          </table:table-cell>
          <table:table-cell table:style-name="ce13" office:value-type="currency" office:currency="EUR" office:value="120">
            <text:p>120,00 €</text:p>
          </table:table-cell>
          <table:table-cell office:value-type="string">
            <text:p>Caisse MAGNUM</text:p>
          </table:table-cell>
          <table:table-cell/>
          <table:table-cell office:value-type="string">
            <text:p>Magnum (1,5 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87</text:p>
          </table:table-cell>
          <table:table-cell office:value-type="string">
            <text:p>OK_008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Dominique</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style-name="ce7"/>
          <table:table-cell table:style-name="ce13" office:value-type="currency" office:currency="EUR" office:value="50">
            <text:p>50,00 €</text:p>
          </table:table-cell>
          <table:table-cell table:style-name="ce13" office:value-type="currency" office:currency="EUR" office:value="120">
            <text:p>120,00 €</text:p>
          </table:table-cell>
          <table:table-cell office:value-type="string">
            <text:p>Caisse MAGNUM</text:p>
          </table:table-cell>
          <table:table-cell/>
          <table:table-cell office:value-type="string">
            <text:p>Magnum (1,5 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88</text:p>
          </table:table-cell>
          <table:table-cell office:value-type="string">
            <text:p>OK_008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Dominique</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style-name="ce7"/>
          <table:table-cell table:style-name="ce13" office:value-type="currency" office:currency="EUR" office:value="50">
            <text:p>50,00 €</text:p>
          </table:table-cell>
          <table:table-cell table:style-name="ce13" office:value-type="currency" office:currency="EUR" office:value="120">
            <text:p>120,00 €</text:p>
          </table:table-cell>
          <table:table-cell office:value-type="string">
            <text:p>Caisse MAGNUM</text:p>
          </table:table-cell>
          <table:table-cell/>
          <table:table-cell office:value-type="string">
            <text:p>Magnum (1,5 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89</text:p>
          </table:table-cell>
          <table:table-cell office:value-type="string">
            <text:p>OK_0085</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Yon Figeac</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style-name="ce7"/>
          <table:table-cell table:style-name="ce13" office:value-type="currency" office:currency="EUR" office:value="13">
            <text:p>13,00 €</text:p>
          </table:table-cell>
          <table:table-cell table:style-name="ce13" office:value-type="currency" office:currency="EUR" office:value="50">
            <text:p>5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90</text:p>
          </table:table-cell>
          <table:table-cell office:value-type="string">
            <text:p>OK_main</text:p>
          </table:table-cell>
          <table:table-cell office:value-type="string">
            <text:p>Oui</text:p>
          </table:table-cell>
          <table:table-cell/>
          <table:table-cell office:value-type="string">
            <text:p>Le Château Yon Figeac, également à St Emilion, produit des vins élégants et bien équilibrés. Le millésime 1993 révèle des notes de fruits rouges, de sous-bois et une touche d'épices. Ce vin est riche et complexe, avec une belle structure tannique.</text:p>
          </table:table-cell>
          <table:table-cell table:number-columns-repeated="1004"/>
        </table:table-row>
        <table:table-row table:style-name="ro4" table:visibility="filter">
          <table:table-cell/>
          <table:table-cell office:value-type="string">
            <text:p>Yon Figeac</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style-name="ce7"/>
          <table:table-cell table:style-name="ce13" office:value-type="currency" office:currency="EUR" office:value="13">
            <text:p>13,00 €</text:p>
          </table:table-cell>
          <table:table-cell table:style-name="ce13" office:value-type="currency" office:currency="EUR" office:value="50">
            <text:p>5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91</text:p>
          </table:table-cell>
          <table:table-cell office:value-type="string">
            <text:p>OK_0090</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Yon Figeac</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style-name="ce7"/>
          <table:table-cell table:style-name="ce13" office:value-type="currency" office:currency="EUR" office:value="13">
            <text:p>13,00 €</text:p>
          </table:table-cell>
          <table:table-cell table:style-name="ce13" office:value-type="currency" office:currency="EUR" office:value="50">
            <text:p>5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92</text:p>
          </table:table-cell>
          <table:table-cell office:value-type="string">
            <text:p>OK_0090</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Bastor Lamontagne</text:p>
          </table:table-cell>
          <table:table-cell office:value-type="string">
            <text:p>Sauternes</text:p>
          </table:table-cell>
          <table:table-cell office:value-type="string">
            <text:p>Blanc</text:p>
          </table:table-cell>
          <table:table-cell office:value-type="float" office:value="1980">
            <text:p>1980</text:p>
          </table:table-cell>
          <table:table-cell office:value-type="string">
            <text:p>Bien</text:p>
          </table:table-cell>
          <table:table-cell table:style-name="ce7"/>
          <table:table-cell table:style-name="ce13" office:value-type="currency" office:currency="EUR" office:value="25">
            <text:p>25,00 €</text:p>
          </table:table-cell>
          <table:table-cell table:style-name="ce13" office:value-type="currency" office:currency="EUR" office:value="100">
            <text:p>100,00 €</text:p>
          </table:table-cell>
          <table:table-cell office:value-type="string">
            <text:p>Frigo B5</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93</text:p>
          </table:table-cell>
          <table:table-cell office:value-type="string">
            <text:p>OK_main</text:p>
          </table:table-cell>
          <table:table-cell office:value-type="string">
            <text:p>Oui</text:p>
          </table:table-cell>
          <table:table-cell/>
          <table:table-cell office:value-type="string">
            <text:p>Le Château Bastor Lamontagne, situé à Sauternes, est célèbre pour ses vins blancs liquoreux. Le millésime 1980, cultivé sur des sols graveleux et argileux, offre des arômes de miel, d'abricot et de fruits confits. En bouche, il est doux et opulent avec une acidité rafraîchissante qui équilibre la richesse.</text:p>
          </table:table-cell>
          <table:table-cell table:number-columns-repeated="1004"/>
        </table:table-row>
        <table:table-row table:style-name="ro4">
          <table:table-cell/>
          <table:table-cell table:style-name="ce7" office:value-type="string">
            <text:p>Bel air</text:p>
          </table:table-cell>
          <table:table-cell office:value-type="string">
            <text:p>Haut-Médoc</text:p>
          </table:table-cell>
          <table:table-cell office:value-type="string">
            <text:p>Rouge</text:p>
          </table:table-cell>
          <table:table-cell office:value-type="float" office:value="1984">
            <text:p>1984</text:p>
          </table:table-cell>
          <table:table-cell office:value-type="string">
            <text:p>Bien</text:p>
          </table:table-cell>
          <table:table-cell table:style-name="ce7"/>
          <table:table-cell table:style-name="ce13" office:value-type="currency" office:currency="EUR" office:value="18">
            <text:p>18,00 €</text:p>
          </table:table-cell>
          <table:table-cell table:style-name="ce13" office:value-type="currency" office:currency="EUR" office:value="70">
            <text:p>70,00 €</text:p>
          </table:table-cell>
          <table:table-cell office:value-type="string">
            <text:p>Frigo B6</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94</text:p>
          </table:table-cell>
          <table:table-cell office:value-type="string">
            <text:p>OK_main</text:p>
          </table:table-cell>
          <table:table-cell office:value-type="string">
            <text:p>Oui</text:p>
          </table:table-cell>
          <table:table-cell/>
          <table:table-cell office:value-type="string">
            <text:p>Le Château Bel Air, situé dans le Haut-Médoc, produit des vins robustes et bien structurés. Le millésime 1984 offre des notes de fruits noirs, de cuir et de tabac. Ce vin est bien équilibré avec des tannins fermes et une longue finale.</text:p>
          </table:table-cell>
          <table:table-cell table:number-columns-repeated="1004"/>
        </table:table-row>
        <table:table-row table:style-name="ro4">
          <table:table-cell/>
          <table:table-cell office:value-type="string">
            <text:p>Talbot</text:p>
          </table:table-cell>
          <table:table-cell office:value-type="string">
            <text:p>St Julien</text:p>
          </table:table-cell>
          <table:table-cell office:value-type="string">
            <text:p>Rouge</text:p>
          </table:table-cell>
          <table:table-cell office:value-type="float" office:value="1996">
            <text:p>1996</text:p>
          </table:table-cell>
          <table:table-cell office:value-type="string">
            <text:p>Bien</text:p>
          </table:table-cell>
          <table:table-cell table:style-name="ce7"/>
          <table:table-cell table:style-name="ce13" office:value-type="currency" office:currency="EUR" office:value="60">
            <text:p>60,00 €</text:p>
          </table:table-cell>
          <table:table-cell table:style-name="ce13" office:value-type="currency" office:currency="EUR" office:value="170">
            <text:p>170,00 €</text:p>
          </table:table-cell>
          <table:table-cell office:value-type="string">
            <text:p>Frigo B3</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95</text:p>
          </table:table-cell>
          <table:table-cell office:value-type="string">
            <text:p>OK_main</text:p>
          </table:table-cell>
          <table:table-cell office:value-type="string">
            <text:p>Oui</text:p>
          </table:table-cell>
          <table:table-cell/>
          <table:table-cell office:value-type="string">
            <text:p>Le Château Talbot, l'un des crus les plus célèbres de St Julien, produit des vins élégants et bien structurés. Le millésime 1996 révèle des arômes de cassis, de violette et de cèdre, avec une structure tannique solide et une belle longueur en bouche.</text:p>
          </table:table-cell>
          <table:table-cell table:number-columns-repeated="1004"/>
        </table:table-row>
        <table:table-row table:style-name="ro3">
          <table:table-cell/>
          <table:table-cell table:style-name="ce7" office:value-type="string">
            <text:p>Union des producteurs de </text:p>
            <text:p>St Emilion</text:p>
          </table:table-cell>
          <table:table-cell office:value-type="string">
            <text:p>St Emilion</text:p>
          </table:table-cell>
          <table:table-cell office:value-type="string">
            <text:p>Rouge</text:p>
          </table:table-cell>
          <table:table-cell office:value-type="float" office:value="1992">
            <text:p>1992</text:p>
          </table:table-cell>
          <table:table-cell office:value-type="string">
            <text:p>Bien</text:p>
          </table:table-cell>
          <table:table-cell table:style-name="ce7" office:value-type="string">
            <text:p>Haut goulot,</text:p>
            <text:p>Etiquette propre</text:p>
            <text:p>Goulot propre</text:p>
          </table:table-cell>
          <table:table-cell table:style-name="ce13" office:value-type="currency" office:currency="EUR" office:value="5">
            <text:p>5,00 €</text:p>
          </table:table-cell>
          <table:table-cell table:style-name="ce13" office:value-type="currency" office:currency="EUR" office:value="35">
            <text:p>35,00 €</text:p>
          </table:table-cell>
          <table:table-cell office:value-type="string">
            <text:p>Frigo F3-2</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96</text:p>
          </table:table-cell>
          <table:table-cell office:value-type="string">
            <text:p>OK_main</text:p>
          </table:table-cell>
          <table:table-cell office:value-type="string">
            <text:p>Oui</text:p>
          </table:table-cell>
          <table:table-cell/>
          <table:table-cell office:value-type="string">
            <text:p>L'Union des Producteurs de St Emilion est un regroupement de vignerons qui produisent des vins de qualité. Le millésime 1992 présente des arômes de fruits rouges, de sous-bois et une touche d'épices. En bouche, il est bien équilibré avec des tannins souples et une finale persistante.</text:p>
          </table:table-cell>
          <table:table-cell table:number-columns-repeated="1004"/>
        </table:table-row>
        <table:table-row table:style-name="ro4">
          <table:table-cell/>
          <table:table-cell office:value-type="string">
            <text:p>Mondou</text:p>
          </table:table-cell>
          <table:table-cell office:value-type="string">
            <text:p>St Emilion</text:p>
          </table:table-cell>
          <table:table-cell office:value-type="string">
            <text:p>Rouge</text:p>
          </table:table-cell>
          <table:table-cell office:value-type="float" office:value="1994">
            <text:p>1994</text:p>
          </table:table-cell>
          <table:table-cell office:value-type="string">
            <text:p>Très bien</text:p>
          </table:table-cell>
          <table:table-cell table:style-name="ce7"/>
          <table:table-cell table:style-name="ce13" office:value-type="currency" office:currency="EUR" office:value="12">
            <text:p>12,00 €</text:p>
          </table:table-cell>
          <table:table-cell table:style-name="ce13" office:value-type="currency" office:currency="EUR" office:value="40">
            <text:p>40,00 €</text:p>
          </table:table-cell>
          <table:table-cell office:value-type="string">
            <text:p>Frigo F2-6</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97</text:p>
          </table:table-cell>
          <table:table-cell office:value-type="string">
            <text:p>OK_main</text:p>
          </table:table-cell>
          <table:table-cell office:value-type="string">
            <text:p>Oui</text:p>
          </table:table-cell>
          <table:table-cell/>
          <table:table-cell office:value-type="string">
            <text:p>Le Château Mondou, situé à St Emilion, est connu pour ses vins riches et bien équilibrés. Le millésime 1994 offre des arômes de prune, de cassis et de tabac. En bouche, il est ample et structuré avec des tannins veloutés et une longue finale.</text:p>
          </table:table-cell>
          <table:table-cell table:number-columns-repeated="1004"/>
        </table:table-row>
        <table:table-row table:style-name="ro4">
          <table:table-cell/>
          <table:table-cell office:value-type="string">
            <text:p>Marquis de terme</text:p>
          </table:table-cell>
          <table:table-cell office:value-type="string">
            <text:p>Margaux</text:p>
          </table:table-cell>
          <table:table-cell office:value-type="string">
            <text:p>Rouge</text:p>
          </table:table-cell>
          <table:table-cell office:value-type="float" office:value="2005">
            <text:p>2005</text:p>
          </table:table-cell>
          <table:table-cell office:value-type="string">
            <text:p>Très bien</text:p>
          </table:table-cell>
          <table:table-cell table:style-name="ce7"/>
          <table:table-cell table:style-name="ce13" office:value-type="currency" office:currency="EUR" office:value="60">
            <text:p>60,00 €</text:p>
          </table:table-cell>
          <table:table-cell table:style-name="ce13" office:value-type="currency" office:currency="EUR" office:value="70">
            <text:p>70,00 €</text:p>
          </table:table-cell>
          <table:table-cell office:value-type="string">
            <text:p>Frigo F1-7</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98</text:p>
          </table:table-cell>
          <table:table-cell office:value-type="string">
            <text:p>OK_main</text:p>
          </table:table-cell>
          <table:table-cell office:value-type="string">
            <text:p>Oui</text:p>
          </table:table-cell>
          <table:table-cell/>
          <table:table-cell office:value-type="string">
            <text:p>Le Château Marquis de Terme, quatrième grand cru classé de Margaux, produit des vins élégants et complexes. Le millésime 2005, issu de sols graveleux, présente des arômes de fruits noirs, de violette et de cèdre. En bouche, il est puissant et bien structuré avec une belle longueur.</text:p>
          </table:table-cell>
          <table:table-cell table:number-columns-repeated="1004"/>
        </table:table-row>
        <table:table-row table:style-name="ro3" table:visibility="filter">
          <table:table-cell/>
          <table:table-cell office:value-type="string">
            <text:p>Marquis de terme</text:p>
          </table:table-cell>
          <table:table-cell office:value-type="string">
            <text:p>Margaux</text:p>
          </table:table-cell>
          <table:table-cell office:value-type="string">
            <text:p>Rouge</text:p>
          </table:table-cell>
          <table:table-cell office:value-type="float" office:value="2005">
            <text:p>2005</text:p>
          </table:table-cell>
          <table:table-cell office:value-type="string">
            <text:p>Très bien</text:p>
          </table:table-cell>
          <table:table-cell table:style-name="ce7" office:value-type="string">
            <text:p>Bas niveau,</text:p>
            <text:p>Etiquette propre</text:p>
            <text:p>Goulot propre</text:p>
          </table:table-cell>
          <table:table-cell table:style-name="ce13" office:value-type="currency" office:currency="EUR" office:value="60">
            <text:p>60,00 €</text:p>
          </table:table-cell>
          <table:table-cell table:style-name="ce13" office:value-type="currency" office:currency="EUR" office:value="70">
            <text:p>70,00 €</text:p>
          </table:table-cell>
          <table:table-cell office:value-type="string">
            <text:p>Frigo F1-8</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099</text:p>
          </table:table-cell>
          <table:table-cell office:value-type="string">
            <text:p>OK_0098</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Marquis de terme</text:p>
          </table:table-cell>
          <table:table-cell office:value-type="string">
            <text:p>Margaux</text:p>
          </table:table-cell>
          <table:table-cell office:value-type="string">
            <text:p>Rouge</text:p>
          </table:table-cell>
          <table:table-cell office:value-type="float" office:value="1975">
            <text:p>1975</text:p>
          </table:table-cell>
          <table:table-cell office:value-type="string">
            <text:p>Bien</text:p>
          </table:table-cell>
          <table:table-cell table:style-name="ce7"/>
          <table:table-cell table:style-name="ce13" office:value-type="currency" office:currency="EUR" office:value="60">
            <text:p>60,00 €</text:p>
          </table:table-cell>
          <table:table-cell table:style-name="ce13" office:value-type="currency" office:currency="EUR" office:value="150">
            <text:p>150,00 €</text:p>
          </table:table-cell>
          <table:table-cell office:value-type="string">
            <text:p>Frigo G2-2</text:p>
          </table:table-cell>
          <table:table-cell office:value-type="string">
            <text:p>Millésime 1975</text:p>
          </table:table-cell>
          <table:table-cell office:value-type="string">
            <text:p>Magnum (1,5 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100</text:p>
          </table:table-cell>
          <table:table-cell office:value-type="string">
            <text:p>OK_main</text:p>
          </table:table-cell>
          <table:table-cell office:value-type="string">
            <text:p>Oui</text:p>
          </table:table-cell>
          <table:table-cell/>
          <table:table-cell office:value-type="string">
            <text:p>Le Château Marquis de Terme, quatrième grand cru classé de Margaux, est renommé pour ses vins élégants et raffinés. Le millésime 1975, issu de sols graveleux, offre des arômes de fruits noirs, de violette et de cèdre. En bouche, ce vin est puissant, bien structuré et présente une belle longueur avec des tannins fins et soyeux.</text:p>
          </table:table-cell>
          <table:table-cell table:number-columns-repeated="1004"/>
        </table:table-row>
        <table:table-row table:style-name="ro4">
          <table:table-cell/>
          <table:table-cell office:value-type="string">
            <text:p>Bellevue Pichon</text:p>
          </table:table-cell>
          <table:table-cell office:value-type="string">
            <text:p>Graves de Vayres</text:p>
          </table:table-cell>
          <table:table-cell office:value-type="string">
            <text:p>Rouge</text:p>
          </table:table-cell>
          <table:table-cell office:value-type="float" office:value="2000">
            <text:p>2000</text:p>
          </table:table-cell>
          <table:table-cell office:value-type="string">
            <text:p>Bien</text:p>
          </table:table-cell>
          <table:table-cell table:style-name="ce7"/>
          <table:table-cell table:style-name="ce13" office:value-type="currency" office:currency="EUR" office:value="60">
            <text:p>60,00 €</text:p>
          </table:table-cell>
          <table:table-cell table:style-name="ce13" office:value-type="currency" office:currency="EUR" office:value="250">
            <text:p>250,00 €</text:p>
          </table:table-cell>
          <table:table-cell office:value-type="string">
            <text:p>Caisse</text:p>
          </table:table-cell>
          <table:table-cell/>
          <table:table-cell office:value-type="string">
            <text:p>Jéroboam (5 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101</text:p>
          </table:table-cell>
          <table:table-cell office:value-type="string">
            <text:p>OK_main</text:p>
          </table:table-cell>
          <table:table-cell office:value-type="string">
            <text:p>Oui</text:p>
          </table:table-cell>
          <table:table-cell/>
          <table:table-cell office:value-type="string">
            <text:p>Le Château Bellevue Pichon, situé dans l'appellation Graves de Vayres, produit des vins robustes et fruités. Le millésime 2000, issu de sols graveleux et argileux, révèle des arômes de cassis, de prune et de sous-bois. En bouche, il est bien équilibré avec des tannins souples et une finale persistante.</text:p>
          </table:table-cell>
          <table:table-cell table:number-columns-repeated="1004"/>
        </table:table-row>
        <table:table-row table:style-name="ro3">
          <table:table-cell/>
          <table:table-cell office:value-type="string">
            <text:p>La Galiane</text:p>
          </table:table-cell>
          <table:table-cell office:value-type="string">
            <text:p>Margaux</text:p>
          </table:table-cell>
          <table:table-cell office:value-type="string">
            <text:p>Rouge</text:p>
          </table:table-cell>
          <table:table-cell office:value-type="float" office:value="1986">
            <text:p>1986</text:p>
          </table:table-cell>
          <table:table-cell office:value-type="string">
            <text:p>Très bien</text:p>
          </table:table-cell>
          <table:table-cell table:style-name="ce7" office:value-type="string">
            <text:p>Bas goulot</text:p>
            <text:p>Etiquette propre</text:p>
            <text:p>Goulot propre</text:p>
          </table:table-cell>
          <table:table-cell table:style-name="ce13" office:value-type="currency" office:currency="EUR" office:value="13">
            <text:p>13,00 €</text:p>
          </table:table-cell>
          <table:table-cell table:style-name="ce13" office:value-type="currency" office:currency="EUR" office:value="40">
            <text:p>40,00 €</text:p>
          </table:table-cell>
          <table:table-cell office:value-type="string">
            <text:p>Frigo C1-1</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102</text:p>
          </table:table-cell>
          <table:table-cell office:value-type="string">
            <text:p>OK_main</text:p>
          </table:table-cell>
          <table:table-cell office:value-type="string">
            <text:p>Oui</text:p>
          </table:table-cell>
          <table:table-cell/>
          <table:table-cell office:value-type="string">
            <text:p>Le Château La Galiane, situé à Margaux, est réputé pour ses vins élégants et complexes. Le millésime 1986 présente des notes de fruits rouges, de violette et de cèdre. En bouche, ce vin est bien structuré avec des tannins fins et une longue finale, typique des vins de Margaux.</text:p>
          </table:table-cell>
          <table:table-cell table:number-columns-repeated="1004"/>
        </table:table-row>
        <table:table-row table:style-name="ro4" table:visibility="filter">
          <table:table-cell/>
          <table:table-cell office:value-type="string">
            <text:p>La Galiane</text:p>
          </table:table-cell>
          <table:table-cell office:value-type="string">
            <text:p>Margaux</text:p>
          </table:table-cell>
          <table:table-cell office:value-type="string">
            <text:p>Rouge</text:p>
          </table:table-cell>
          <table:table-cell office:value-type="float" office:value="1986">
            <text:p>1986</text:p>
          </table:table-cell>
          <table:table-cell office:value-type="string">
            <text:p>Très bien</text:p>
          </table:table-cell>
          <table:table-cell table:style-name="ce7"/>
          <table:table-cell table:style-name="ce13" office:value-type="currency" office:currency="EUR" office:value="13">
            <text:p>13,00 €</text:p>
          </table:table-cell>
          <table:table-cell table:style-name="ce13" office:value-type="currency" office:currency="EUR" office:value="40">
            <text:p>40,00 €</text:p>
          </table:table-cell>
          <table:table-cell office:value-type="string">
            <text:p>Frigo C1-2</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103</text:p>
          </table:table-cell>
          <table:table-cell office:value-type="string">
            <text:p>OK_010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Galiane</text:p>
          </table:table-cell>
          <table:table-cell office:value-type="string">
            <text:p>Margaux</text:p>
          </table:table-cell>
          <table:table-cell office:value-type="string">
            <text:p>Rouge</text:p>
          </table:table-cell>
          <table:table-cell office:value-type="float" office:value="1986">
            <text:p>1986</text:p>
          </table:table-cell>
          <table:table-cell office:value-type="string">
            <text:p>Très bien</text:p>
          </table:table-cell>
          <table:table-cell table:style-name="ce7"/>
          <table:table-cell table:style-name="ce13" office:value-type="currency" office:currency="EUR" office:value="13">
            <text:p>13,00 €</text:p>
          </table:table-cell>
          <table:table-cell table:style-name="ce13" office:value-type="currency" office:currency="EUR" office:value="40">
            <text:p>40,00 €</text:p>
          </table:table-cell>
          <table:table-cell office:value-type="string">
            <text:p>Frigo C1-3</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104</text:p>
          </table:table-cell>
          <table:table-cell office:value-type="string">
            <text:p>OK_010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Galiane</text:p>
          </table:table-cell>
          <table:table-cell office:value-type="string">
            <text:p>Margaux</text:p>
          </table:table-cell>
          <table:table-cell office:value-type="string">
            <text:p>Rouge</text:p>
          </table:table-cell>
          <table:table-cell office:value-type="float" office:value="1986">
            <text:p>1986</text:p>
          </table:table-cell>
          <table:table-cell office:value-type="string">
            <text:p>Très bien</text:p>
          </table:table-cell>
          <table:table-cell table:style-name="ce7"/>
          <table:table-cell table:style-name="ce13" office:value-type="currency" office:currency="EUR" office:value="13">
            <text:p>13,00 €</text:p>
          </table:table-cell>
          <table:table-cell table:style-name="ce13" office:value-type="currency" office:currency="EUR" office:value="40">
            <text:p>40,00 €</text:p>
          </table:table-cell>
          <table:table-cell office:value-type="string">
            <text:p>Frigo C1-4</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105</text:p>
          </table:table-cell>
          <table:table-cell office:value-type="string">
            <text:p>OK_010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Galiane</text:p>
          </table:table-cell>
          <table:table-cell office:value-type="string">
            <text:p>Margaux</text:p>
          </table:table-cell>
          <table:table-cell office:value-type="string">
            <text:p>Rouge</text:p>
          </table:table-cell>
          <table:table-cell office:value-type="float" office:value="1986">
            <text:p>1986</text:p>
          </table:table-cell>
          <table:table-cell office:value-type="string">
            <text:p>Très bien</text:p>
          </table:table-cell>
          <table:table-cell table:style-name="ce7"/>
          <table:table-cell table:style-name="ce13" office:value-type="currency" office:currency="EUR" office:value="12">
            <text:p>12,00 €</text:p>
          </table:table-cell>
          <table:table-cell table:style-name="ce13" office:value-type="currency" office:currency="EUR" office:value="40">
            <text:p>40,00 €</text:p>
          </table:table-cell>
          <table:table-cell office:value-type="string">
            <text:p>Frigo C1-5</text:p>
          </table:table-cell>
          <table:table-cell/>
          <table:table-cell office:value-type="string">
            <text:p>Bouteille (75 cl)</text:p>
          </table:table-cell>
          <table:table-cell office:value-type="string">
            <text:p>Commun</text:p>
          </table:table-cell>
          <table:table-cell table:style-name="ce17" office:value-type="date" office:date-value="2022-04-21">
            <text:p>21/04/22</text:p>
          </table:table-cell>
          <table:table-cell table:style-name="ce7"/>
          <table:table-cell office:value-type="string">
            <text:p>Ref_0106</text:p>
          </table:table-cell>
          <table:table-cell office:value-type="string">
            <text:p>OK_0102</text:p>
          </table:table-cell>
          <table:table-cell office:value-type="string">
            <text:p>Oui</text:p>
          </table:table-cell>
          <table:table-cell/>
          <table:table-cell table:style-name="ce1"/>
          <table:table-cell table:number-columns-repeated="1004"/>
        </table:table-row>
        <table:table-row table:style-name="ro2">
          <table:table-cell/>
          <table:table-cell office:value-type="string">
            <text:p>Barton &amp; Guestier</text:p>
          </table:table-cell>
          <table:table-cell office:value-type="string">
            <text:p>Margaux</text:p>
          </table:table-cell>
          <table:table-cell office:value-type="string">
            <text:p>Rouge</text:p>
          </table:table-cell>
          <table:table-cell office:value-type="float" office:value="1984">
            <text:p>1984</text:p>
          </table:table-cell>
          <table:table-cell office:value-type="string">
            <text:p>Bien</text:p>
          </table:table-cell>
          <table:table-cell table:style-name="ce7"/>
          <table:table-cell table:style-name="ce13" office:value-type="currency" office:currency="EUR" office:value="18">
            <text:p>18,00 €</text:p>
          </table:table-cell>
          <table:table-cell table:style-name="ce13" office:value-type="currency" office:currency="EUR" office:value="50">
            <text:p>50,00 €</text:p>
          </table:table-cell>
          <table:table-cell office:value-type="string">
            <text:p>Frigo A1</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office:value-type="string">
            <text:p>Salle des ventes </text:p>
            <text:p>Bordeaux-Chartrons</text:p>
            <text:p>Y. BARATOUX</text:p>
          </table:table-cell>
          <table:table-cell office:value-type="string">
            <text:p>Ref_0107</text:p>
          </table:table-cell>
          <table:table-cell office:value-type="string">
            <text:p>OK_main</text:p>
          </table:table-cell>
          <table:table-cell office:value-type="string">
            <text:p>Oui</text:p>
          </table:table-cell>
          <table:table-cell/>
          <table:table-cell office:value-type="string">
            <text:p>Barton &amp; Guestier, une maison de négoce historique de Bordeaux, produit des vins de haute qualité. Le millésime 1984 de Margaux offre des arômes de cassis, de tabac et de cèdre. En bouche, il est équilibré avec des tannins souples et une belle longueur, représentant bien l'élégance de Margaux.</text:p>
          </table:table-cell>
          <table:table-cell table:number-columns-repeated="1004"/>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2000">
            <text:p>2000</text:p>
          </table:table-cell>
          <table:table-cell office:value-type="string">
            <text:p>Très bien</text:p>
          </table:table-cell>
          <table:table-cell table:style-name="ce7"/>
          <table:table-cell table:style-name="ce13" office:value-type="currency" office:currency="EUR" office:value="15">
            <text:p>15,00 €</text:p>
          </table:table-cell>
          <table:table-cell table:style-name="ce13" office:value-type="currency" office:currency="EUR" office:value="80">
            <text:p>80,00 €</text:p>
          </table:table-cell>
          <table:table-cell office:value-type="string">
            <text:p>Frigo G2-1</text:p>
          </table:table-cell>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08</text:p>
          </table:table-cell>
          <table:table-cell office:value-type="string">
            <text:p>OK_main</text:p>
          </table:table-cell>
          <table:table-cell office:value-type="string">
            <text:p>Oui</text:p>
          </table:table-cell>
          <table:table-cell/>
          <table:table-cell office:value-type="string">
            <text:p>Le Château Barreyres, situé dans le Haut-Médoc, est connu pour ses vins robustes et bien équilibrés. Le millésime 2000, issu de sols graveleux, présente des arômes de fruits noirs, de cuir et de sous-bois. En bouche, ce vin est puissant avec des tannins fermes et une longue finale.</text:p>
          </table:table-cell>
          <table:table-cell table:number-columns-repeated="1004"/>
        </table:table-row>
        <table:table-row table:style-name="ro4">
          <table:table-cell/>
          <table:table-cell office:value-type="string">
            <text:p>Capet</text:p>
          </table:table-cell>
          <table:table-cell office:value-type="string">
            <text:p>St Emilion</text:p>
          </table:table-cell>
          <table:table-cell office:value-type="string">
            <text:p>Rouge</text:p>
          </table:table-cell>
          <table:table-cell office:value-type="float" office:value="1997">
            <text:p>1997</text:p>
          </table:table-cell>
          <table:table-cell office:value-type="string">
            <text:p>Bien</text:p>
          </table:table-cell>
          <table:table-cell table:style-name="ce7"/>
          <table:table-cell table:style-name="ce13" office:value-type="currency" office:currency="EUR" office:value="7">
            <text:p>7,00 €</text:p>
          </table:table-cell>
          <table:table-cell table:style-name="ce13" office:value-type="currency" office:currency="EUR" office:value="35">
            <text:p>35,00 €</text:p>
          </table:table-cell>
          <table:table-cell office:value-type="string">
            <text:p>Frigo F2-5</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09</text:p>
          </table:table-cell>
          <table:table-cell office:value-type="string">
            <text:p>OK_main</text:p>
          </table:table-cell>
          <table:table-cell office:value-type="string">
            <text:p>Oui</text:p>
          </table:table-cell>
          <table:table-cell/>
          <table:table-cell office:value-type="string">
            <text:p>Le Château Capet, situé à St Emilion, produit des vins élégants et fruités. Le millésime 1997, issu de sols argilo-calcaires, révèle des arômes de prune, de cassis et de truffe. En bouche, il est bien équilibré avec des tannins souples et une finale persistante.</text:p>
          </table:table-cell>
          <table:table-cell table:number-columns-repeated="1004"/>
        </table:table-row>
        <table:table-row table:style-name="ro6">
          <table:table-cell/>
          <table:table-cell office:value-type="string">
            <text:p>Lestage D’arquier</text:p>
          </table:table-cell>
          <table:table-cell table:style-name="ce7" office:value-type="string">
            <text:p>Grand Poujeaux</text:p>
            <text:p>Mouli</text:p>
          </table:table-cell>
          <table:table-cell office:value-type="string">
            <text:p>Rouge</text:p>
          </table:table-cell>
          <table:table-cell office:value-type="float" office:value="1967">
            <text:p>1967</text:p>
          </table:table-cell>
          <table:table-cell office:value-type="string">
            <text:p>Assez bien</text:p>
          </table:table-cell>
          <table:table-cell table:style-name="ce7"/>
          <table:table-cell table:style-name="ce13" office:value-type="currency" office:currency="EUR" office:value="27">
            <text:p>27,00 €</text:p>
          </table:table-cell>
          <table:table-cell table:style-name="ce13" office:value-type="currency" office:currency="EUR" office:value="100">
            <text:p>100,00 €</text:p>
          </table:table-cell>
          <table:table-cell office:value-type="string">
            <text:p>Frigo A2</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10</text:p>
          </table:table-cell>
          <table:table-cell office:value-type="string">
            <text:p>OK_main</text:p>
          </table:table-cell>
          <table:table-cell office:value-type="string">
            <text:p>Oui</text:p>
          </table:table-cell>
          <table:table-cell/>
          <table:table-cell office:value-type="string">
            <text:p>Le Château Lestage D’Arquier, situé à Grand Poujeaux dans l'appellation Moulis-en-Médoc, est connu pour ses vins robustes et complexes. Le millésime 1967 présente des arômes de fruits noirs, de cuir et de sous-bois. En bouche, il est bien structuré avec des tannins fermes et une belle longueur.</text:p>
          </table:table-cell>
          <table:table-cell table:number-columns-repeated="1004"/>
        </table:table-row>
        <table:table-row table:style-name="ro6">
          <table:table-cell/>
          <table:table-cell office:value-type="string">
            <text:p>Lynch Bages</text:p>
          </table:table-cell>
          <table:table-cell table:style-name="ce7" office:value-type="string">
            <text:p>Grand cru classé</text:p>
            <text:p>Pauillac</text:p>
          </table:table-cell>
          <table:table-cell office:value-type="string">
            <text:p>Rouge</text:p>
          </table:table-cell>
          <table:table-cell office:value-type="float" office:value="1974">
            <text:p>1974</text:p>
          </table:table-cell>
          <table:table-cell office:value-type="string">
            <text:p>Assez bien</text:p>
          </table:table-cell>
          <table:table-cell table:style-name="ce7"/>
          <table:table-cell table:style-name="ce13" office:value-type="currency" office:currency="EUR" office:value="70">
            <text:p>70,00 €</text:p>
          </table:table-cell>
          <table:table-cell table:style-name="ce13" office:value-type="currency" office:currency="EUR" office:value="150">
            <text:p>150,00 €</text:p>
          </table:table-cell>
          <table:table-cell office:value-type="string">
            <text:p>Frigo A3</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11</text:p>
          </table:table-cell>
          <table:table-cell office:value-type="string">
            <text:p>OK_main</text:p>
          </table:table-cell>
          <table:table-cell office:value-type="string">
            <text:p>Oui</text:p>
          </table:table-cell>
          <table:table-cell/>
          <table:table-cell office:value-type="string">
            <text:p>Le Château Lynch Bages, cinquième grand cru classé de Pauillac, produit des vins puissants et élégants. Le millésime 1974, issu de sols graveleux, offre des arômes de cassis, de tabac et de cèdre. En bouche, il est structuré avec des tannins solides et une longue finale, typique des grands vins de Pauillac.</text:p>
          </table:table-cell>
          <table:table-cell table:number-columns-repeated="1004"/>
        </table:table-row>
        <table:table-row table:style-name="ro4">
          <table:table-cell/>
          <table:table-cell office:value-type="string">
            <text:p>Talbot</text:p>
          </table:table-cell>
          <table:table-cell office:value-type="string">
            <text:p>St Julien</text:p>
          </table:table-cell>
          <table:table-cell office:value-type="string">
            <text:p>Rouge</text:p>
          </table:table-cell>
          <table:table-cell office:value-type="float" office:value="1977">
            <text:p>1977</text:p>
          </table:table-cell>
          <table:table-cell office:value-type="string">
            <text:p>Bien</text:p>
          </table:table-cell>
          <table:table-cell table:style-name="ce7"/>
          <table:table-cell table:style-name="ce13" office:value-type="currency" office:currency="EUR" office:value="50">
            <text:p>50,00 €</text:p>
          </table:table-cell>
          <table:table-cell table:style-name="ce13" office:value-type="currency" office:currency="EUR" office:value="130">
            <text:p>130,00 €</text:p>
          </table:table-cell>
          <table:table-cell office:value-type="string">
            <text:p>Frigo A4</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12</text:p>
          </table:table-cell>
          <table:table-cell office:value-type="string">
            <text:p>OK_main</text:p>
          </table:table-cell>
          <table:table-cell office:value-type="string">
            <text:p>Oui</text:p>
          </table:table-cell>
          <table:table-cell/>
          <table:table-cell office:value-type="string">
            <text:p>Le Château Talbot, un grand cru classé de St Julien, est réputé pour ses vins élégants et bien équilibrés. Le millésime 1977 présente des notes de fruits rouges, de sous-bois et une touche d'épices. En bouche, ce vin est structuré avec des tannins souples et une belle longueur.</text:p>
          </table:table-cell>
          <table:table-cell table:number-columns-repeated="1004"/>
        </table:table-row>
        <table:table-row table:style-name="ro4">
          <table:table-cell/>
          <table:table-cell office:value-type="string">
            <text:p>Leoville Poyferre</text:p>
          </table:table-cell>
          <table:table-cell office:value-type="string">
            <text:p>St Julien</text:p>
          </table:table-cell>
          <table:table-cell office:value-type="string">
            <text:p>Rouge</text:p>
          </table:table-cell>
          <table:table-cell office:value-type="float" office:value="1974">
            <text:p>1974</text:p>
          </table:table-cell>
          <table:table-cell office:value-type="string">
            <text:p>Bien</text:p>
          </table:table-cell>
          <table:table-cell table:style-name="ce7"/>
          <table:table-cell table:style-name="ce13" office:value-type="currency" office:currency="EUR" office:value="50">
            <text:p>50,00 €</text:p>
          </table:table-cell>
          <table:table-cell table:style-name="ce13" office:value-type="currency" office:currency="EUR" office:value="150">
            <text:p>150,00 €</text:p>
          </table:table-cell>
          <table:table-cell office:value-type="string">
            <text:p>Frigo A5</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13</text:p>
          </table:table-cell>
          <table:table-cell office:value-type="string">
            <text:p>OK_main</text:p>
          </table:table-cell>
          <table:table-cell office:value-type="string">
            <text:p>Oui</text:p>
          </table:table-cell>
          <table:table-cell/>
          <table:table-cell office:value-type="string">
            <text:p>Le Château Léoville Poyferré, deuxième grand cru classé de St Julien, produit des vins puissants et élégants. Le millésime 1974 offre des arômes de fruits noirs, de cuir et de cèdre. En bouche, il est bien structuré avec des tannins fermes et une longue finale, représentant bien l'excellence des vins de St Julien.</text:p>
          </table:table-cell>
          <table:table-cell table:number-columns-repeated="1004"/>
        </table:table-row>
        <table:table-row table:style-name="ro4">
          <table:table-cell/>
          <table:table-cell office:value-type="string">
            <text:p>Grand Poujeaux</text:p>
          </table:table-cell>
          <table:table-cell office:value-type="string">
            <text:p>Moulis – Médoc</text:p>
          </table:table-cell>
          <table:table-cell office:value-type="string">
            <text:p>Rouge</text:p>
          </table:table-cell>
          <table:table-cell office:value-type="float" office:value="1985">
            <text:p>1985</text:p>
          </table:table-cell>
          <table:table-cell office:value-type="string">
            <text:p>Bien</text:p>
          </table:table-cell>
          <table:table-cell table:style-name="ce7"/>
          <table:table-cell table:style-name="ce13" office:value-type="currency" office:currency="EUR" office:value="95">
            <text:p>95,00 €</text:p>
          </table:table-cell>
          <table:table-cell table:style-name="ce13" office:value-type="currency" office:currency="EUR" office:value="130">
            <text:p>130,00 €</text:p>
          </table:table-cell>
          <table:table-cell office:value-type="string">
            <text:p>Boite bois</text:p>
          </table:table-cell>
          <table:table-cell office:value-type="string">
            <text:p>Boite d’origine</text:p>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14</text:p>
          </table:table-cell>
          <table:table-cell office:value-type="string">
            <text:p>OK_main</text:p>
          </table:table-cell>
          <table:table-cell office:value-type="string">
            <text:p>Oui</text:p>
          </table:table-cell>
          <table:table-cell/>
          <table:table-cell office:value-type="string">
            <text:p>Le Château Grand Poujeaux, situé à Moulis-en-Médoc, est connu pour ses vins robustes et bien équilibrés. Le millésime 1985, issu de sols graveleux, offre des arômes de fruits noirs, de cuir et de sous-bois. En bouche, il est puissant avec des tannins fermes et une belle longueur.</text:p>
          </table:table-cell>
          <table:table-cell table:number-columns-repeated="1004"/>
        </table:table-row>
        <table:table-row table:style-name="ro4">
          <table:table-cell/>
          <table:table-cell office:value-type="string">
            <text:p>Lafite Rothshild</text:p>
          </table:table-cell>
          <table:table-cell office:value-type="string">
            <text:p>Pauillac</text:p>
          </table:table-cell>
          <table:table-cell office:value-type="string">
            <text:p>Rouge</text:p>
          </table:table-cell>
          <table:table-cell office:value-type="float" office:value="1985">
            <text:p>1985</text:p>
          </table:table-cell>
          <table:table-cell office:value-type="string">
            <text:p>Très bien</text:p>
          </table:table-cell>
          <table:table-cell table:style-name="ce7"/>
          <table:table-cell table:style-name="ce13" office:value-type="currency" office:currency="EUR" office:value="410">
            <text:p>410,00 €</text:p>
          </table:table-cell>
          <table:table-cell table:style-name="ce13" office:value-type="currency" office:currency="EUR" office:value="900">
            <text:p>900,00 €</text:p>
          </table:table-cell>
          <table:table-cell office:value-type="string">
            <text:p>Frigo A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15</text:p>
          </table:table-cell>
          <table:table-cell office:value-type="string">
            <text:p>OK_main</text:p>
          </table:table-cell>
          <table:table-cell office:value-type="string">
            <text:p>Oui</text:p>
          </table:table-cell>
          <table:table-cell/>
          <table:table-cell office:value-type="string">
            <text:p>Le Château Lafite Rothschild, premier grand cru classé de Pauillac, est l'un des vins les plus prestigieux de Bordeaux. Le millésime 1985, issu de sols graveleux, présente des arômes de cassis, de tabac et de cèdre. En bouche, ce vin est élégant et complexe, avec des tannins soyeux et une longue finale.</text:p>
          </table:table-cell>
          <table:table-cell table:number-columns-repeated="1004"/>
        </table:table-row>
        <table:table-row table:style-name="ro4">
          <table:table-cell/>
          <table:table-cell office:value-type="string">
            <text:p>Yquem</text:p>
          </table:table-cell>
          <table:table-cell office:value-type="string">
            <text:p>Sauternes</text:p>
          </table:table-cell>
          <table:table-cell office:value-type="string">
            <text:p>Blanc</text:p>
          </table:table-cell>
          <table:table-cell office:value-type="float" office:value="1990">
            <text:p>1990</text:p>
          </table:table-cell>
          <table:table-cell office:value-type="string">
            <text:p>Très bien</text:p>
          </table:table-cell>
          <table:table-cell table:style-name="ce7"/>
          <table:table-cell table:style-name="ce13" office:value-type="currency" office:currency="EUR" office:value="250">
            <text:p>250,00 €</text:p>
          </table:table-cell>
          <table:table-cell table:style-name="ce13" office:value-type="currency" office:currency="EUR" office:value="550">
            <text:p>550,00 €</text:p>
          </table:table-cell>
          <table:table-cell office:value-type="string">
            <text:p>Frigo B1</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16</text:p>
          </table:table-cell>
          <table:table-cell office:value-type="string">
            <text:p>OK_main</text:p>
          </table:table-cell>
          <table:table-cell office:value-type="string">
            <text:p>Oui</text:p>
          </table:table-cell>
          <table:table-cell/>
          <table:table-cell office:value-type="string">
            <text:p>Le Château d'Yquem, situé à Sauternes, est célèbre pour ses vins blancs liquoreux d'une grande complexité. Le millésime 1990, cultivé sur des sols graveleux et argileux, offre des arômes de miel, d'abricot et de fruits confits. En bouche, il est doux et opulent avec une acidité rafraîchissante qui équilibre la richesse.</text:p>
          </table:table-cell>
          <table:table-cell table:number-columns-repeated="1004"/>
        </table:table-row>
        <table:table-row table:style-name="ro4">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style-name="ce7"/>
          <table:table-cell table:style-name="ce13" office:value-type="currency" office:currency="EUR" office:value="10">
            <text:p>10,00 €</text:p>
          </table:table-cell>
          <table:table-cell table:style-name="ce13" office:value-type="currency" office:currency="EUR" office:value="25">
            <text:p>25,00 €</text:p>
          </table:table-cell>
          <table:table-cell office:value-type="string">
            <text:p>Carton 5</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17</text:p>
          </table:table-cell>
          <table:table-cell office:value-type="string">
            <text:p>OK_main</text:p>
          </table:table-cell>
          <table:table-cell office:value-type="string">
            <text:p>Oui</text:p>
          </table:table-cell>
          <table:table-cell/>
          <table:table-cell office:value-type="string">
            <text:p>Le Château d'Yquem, situé à Sauternes, est célèbre pour ses vins blancs liquoreux d'une grande complexité. Le millésime 1990, cultivé sur des sols graveleux et argileux, offre des arômes de miel, d'abricot et de fruits confits. En bouche, il est doux et opulent avec une acidité rafraîchissante qui équilibre la richesse.</text:p>
          </table:table-cell>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style-name="ce7"/>
          <table:table-cell table:style-name="ce13" office:value-type="currency" office:currency="EUR" office:value="10">
            <text:p>10,00 €</text:p>
          </table:table-cell>
          <table:table-cell table:style-name="ce13" office:value-type="currency" office:currency="EUR" office:value="25">
            <text:p>25,00 €</text:p>
          </table:table-cell>
          <table:table-cell office:value-type="string">
            <text:p>Carton 5</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18</text:p>
          </table:table-cell>
          <table:table-cell office:value-type="string">
            <text:p>OK_0117</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style-name="ce7"/>
          <table:table-cell table:style-name="ce13" office:value-type="currency" office:currency="EUR" office:value="10">
            <text:p>10,00 €</text:p>
          </table:table-cell>
          <table:table-cell table:style-name="ce13" office:value-type="currency" office:currency="EUR" office:value="25">
            <text:p>25,00 €</text:p>
          </table:table-cell>
          <table:table-cell office:value-type="string">
            <text:p>Carton 5</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19</text:p>
          </table:table-cell>
          <table:table-cell office:value-type="string">
            <text:p>OK_0117</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style-name="ce7"/>
          <table:table-cell table:style-name="ce13" office:value-type="currency" office:currency="EUR" office:value="10">
            <text:p>10,00 €</text:p>
          </table:table-cell>
          <table:table-cell table:style-name="ce13" office:value-type="currency" office:currency="EUR" office:value="25">
            <text:p>25,00 €</text:p>
          </table:table-cell>
          <table:table-cell office:value-type="string">
            <text:p>Carton 5</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20</text:p>
          </table:table-cell>
          <table:table-cell office:value-type="string">
            <text:p>OK_0117</text:p>
          </table:table-cell>
          <table:table-cell office:value-type="string">
            <text:p>Oui</text:p>
          </table:table-cell>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9">
            <text:p>1999</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21</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9">
            <text:p>1999</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22</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9">
            <text:p>1999</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23</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9">
            <text:p>1999</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24</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9">
            <text:p>1999</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25</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9">
            <text:p>1999</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26</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9">
            <text:p>1999</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27</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9">
            <text:p>1999</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28</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29</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30</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31</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32</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33</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4" table:visibility="filter">
          <table:table-cell/>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34</text:p>
          </table:table-cell>
          <table:table-cell table:style-name="ce4"/>
          <table:table-cell table:style-name="ce4" office:value-type="string">
            <text:p>Non</text:p>
          </table:table-cell>
          <table:table-cell table:style-name="ce4" office:value-type="string">
            <text:p>Chez mon père</text:p>
          </table:table-cell>
          <table:table-cell table:style-name="ce1"/>
          <table:table-cell table:number-columns-repeated="1004"/>
        </table:table-row>
        <table:table-row table:style-name="ro6">
          <table:table-cell table:style-name="ce3"/>
          <table:table-cell table:style-name="ce8" office:value-type="string">
            <text:p>La Grande Pleyssade</text:p>
            <text:p>Secrete Harmony</text:p>
          </table:table-cell>
          <table:table-cell table:style-name="ce3" office:value-type="string">
            <text:p>Bergerac</text:p>
          </table:table-cell>
          <table:table-cell table:style-name="ce3" office:value-type="string">
            <text:p>Rouge</text:p>
          </table:table-cell>
          <table:table-cell table:style-name="ce3" office:value-type="float" office:value="2004">
            <text:p>2004</text:p>
          </table:table-cell>
          <table:table-cell table:style-name="ce3" office:value-type="string">
            <text:p>Très bien</text:p>
          </table:table-cell>
          <table:table-cell table:style-name="ce8"/>
          <table:table-cell table:style-name="ce15" office:value-type="currency" office:currency="EUR" office:value="17">
            <text:p>17,00 €</text:p>
          </table:table-cell>
          <table:table-cell table:style-name="ce15" office:value-type="currency" office:currency="EUR" office:value="50">
            <text:p>50,00 €</text:p>
          </table:table-cell>
          <table:table-cell office:value-type="string">
            <text:p>Boite bois</text:p>
          </table:table-cell>
          <table:table-cell table:style-name="ce3" office:value-type="string">
            <text:p>Boite d’origine</text:p>
          </table:table-cell>
          <table:table-cell table:style-name="ce3" office:value-type="string">
            <text:p>Magnum (1,5 l)</text:p>
          </table:table-cell>
          <table:table-cell table:style-name="ce19" office:value-type="string">
            <text:p>Commun</text:p>
          </table:table-cell>
          <table:table-cell table:style-name="ce19" office:value-type="date" office:date-value="2022-04-27">
            <text:p>27/04/22</text:p>
          </table:table-cell>
          <table:table-cell table:style-name="ce8"/>
          <table:table-cell table:style-name="ce3" office:value-type="string">
            <text:p>Ref_0135</text:p>
          </table:table-cell>
          <table:table-cell table:style-name="ce3" office:value-type="string">
            <text:p>OK_main</text:p>
          </table:table-cell>
          <table:table-cell table:style-name="ce3" office:value-type="string">
            <text:p>Oui</text:p>
          </table:table-cell>
          <table:table-cell table:style-name="ce3"/>
          <table:table-cell table:style-name="ce23" office:value-type="string">
            <text:p>La Grande Pleyssade Secrete Harmony, située à Bergerac, produit des vins fruités et bien équilibrés. Le millésime 2004 offre des arômes de fruits rouges, de sous-bois et une touche d'épices. En bouche, il est rond avec des tannins souples et une finale persistante.</text:p>
          </table:table-cell>
          <table:table-cell table:style-name="ce3" table:number-columns-repeated="1004"/>
        </table:table-row>
        <table:table-row table:style-name="ro4" table:visibility="filter">
          <table:table-cell table:style-name="ce2"/>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2">
            <text:p>12,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36</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2">
            <text:p>12,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37</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2">
            <text:p>12,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38</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2">
            <text:p>12,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39</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2">
            <text:p>12,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40</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2">
            <text:p>12,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41</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2">
            <text:p>12,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42</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2">
            <text:p>12,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43</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2">
            <text:p>12,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44</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2">
            <text:p>12,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45</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2">
            <text:p>12,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46</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Domaine Magni-Thibaut</text:p>
          </table:table-cell>
          <table:table-cell table:style-name="ce4" office:value-type="string">
            <text:p>Sauternes</text:p>
          </table:table-cell>
          <table:table-cell table:style-name="ce4" office:value-type="string">
            <text:p>Blanc</text:p>
          </table:table-cell>
          <table:table-cell table:style-name="ce4" office:value-type="float" office:value="1998">
            <text:p>1998</text:p>
          </table:table-cell>
          <table:table-cell table:style-name="ce4" office:value-type="string">
            <text:p>Très bien</text:p>
          </table:table-cell>
          <table:table-cell table:style-name="ce11"/>
          <table:table-cell table:style-name="ce14" office:value-type="currency" office:currency="EUR" office:value="12">
            <text:p>12,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47</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style-name="ce7"/>
          <table:table-cell table:style-name="ce13" office:value-type="currency" office:currency="EUR" office:value="9">
            <text:p>9,00 €</text:p>
          </table:table-cell>
          <table:table-cell table:style-name="ce13" office:value-type="currency" office:currency="EUR" office:value="25">
            <text:p>25,00 €</text:p>
          </table:table-cell>
          <table:table-cell office:value-type="string">
            <text:p>Carton 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48</text:p>
          </table:table-cell>
          <table:table-cell office:value-type="string">
            <text:p>OK_main</text:p>
          </table:table-cell>
          <table:table-cell office:value-type="string">
            <text:p>Oui</text:p>
          </table:table-cell>
          <table:table-cell/>
          <table:table-cell office:value-type="string">
            <text:p>Le Domaine Magni-Thibaut 1996, de Sauternes, est un vin blanc liquoreux riche et complexe. Ce millésime révèle des arômes de miel, de fruits exotiques et de fruits confits. En bouche, il est doux et opulent avec une acidité bien équilibrée qui apporte de la fraîcheur.</text:p>
          </table:table-cell>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style-name="ce7"/>
          <table:table-cell table:style-name="ce13" office:value-type="currency" office:currency="EUR" office:value="9">
            <text:p>9,00 €</text:p>
          </table:table-cell>
          <table:table-cell table:style-name="ce13" office:value-type="currency" office:currency="EUR" office:value="25">
            <text:p>25,00 €</text:p>
          </table:table-cell>
          <table:table-cell office:value-type="string">
            <text:p>Carton 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49</text:p>
          </table:table-cell>
          <table:table-cell office:value-type="string">
            <text:p>OK_0148</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style-name="ce7"/>
          <table:table-cell table:style-name="ce13" office:value-type="currency" office:currency="EUR" office:value="9">
            <text:p>9,00 €</text:p>
          </table:table-cell>
          <table:table-cell table:style-name="ce13" office:value-type="currency" office:currency="EUR" office:value="25">
            <text:p>25,00 €</text:p>
          </table:table-cell>
          <table:table-cell office:value-type="string">
            <text:p>Carton 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50</text:p>
          </table:table-cell>
          <table:table-cell office:value-type="string">
            <text:p>OK_0148</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style-name="ce7"/>
          <table:table-cell table:style-name="ce13" office:value-type="currency" office:currency="EUR" office:value="9">
            <text:p>9,00 €</text:p>
          </table:table-cell>
          <table:table-cell table:style-name="ce13" office:value-type="currency" office:currency="EUR" office:value="25">
            <text:p>25,00 €</text:p>
          </table:table-cell>
          <table:table-cell office:value-type="string">
            <text:p>Carton 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51</text:p>
          </table:table-cell>
          <table:table-cell office:value-type="string">
            <text:p>OK_0148</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style-name="ce7"/>
          <table:table-cell table:style-name="ce13" office:value-type="currency" office:currency="EUR" office:value="9">
            <text:p>9,00 €</text:p>
          </table:table-cell>
          <table:table-cell table:style-name="ce13" office:value-type="currency" office:currency="EUR" office:value="25">
            <text:p>25,00 €</text:p>
          </table:table-cell>
          <table:table-cell office:value-type="string">
            <text:p>Carton 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52</text:p>
          </table:table-cell>
          <table:table-cell office:value-type="string">
            <text:p>OK_0148</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style-name="ce7"/>
          <table:table-cell table:style-name="ce13" office:value-type="currency" office:currency="EUR" office:value="9">
            <text:p>9,00 €</text:p>
          </table:table-cell>
          <table:table-cell table:style-name="ce13" office:value-type="currency" office:currency="EUR" office:value="25">
            <text:p>25,00 €</text:p>
          </table:table-cell>
          <table:table-cell office:value-type="string">
            <text:p>Carton 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53</text:p>
          </table:table-cell>
          <table:table-cell office:value-type="string">
            <text:p>OK_0148</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style-name="ce7"/>
          <table:table-cell table:style-name="ce13" office:value-type="currency" office:currency="EUR" office:value="9">
            <text:p>9,00 €</text:p>
          </table:table-cell>
          <table:table-cell table:style-name="ce13" office:value-type="currency" office:currency="EUR" office:value="25">
            <text:p>25,00 €</text:p>
          </table:table-cell>
          <table:table-cell office:value-type="string">
            <text:p>Carton 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54</text:p>
          </table:table-cell>
          <table:table-cell office:value-type="string">
            <text:p>OK_0148</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style-name="ce7"/>
          <table:table-cell table:style-name="ce13" office:value-type="currency" office:currency="EUR" office:value="9">
            <text:p>9,00 €</text:p>
          </table:table-cell>
          <table:table-cell table:style-name="ce13" office:value-type="currency" office:currency="EUR" office:value="25">
            <text:p>25,00 €</text:p>
          </table:table-cell>
          <table:table-cell office:value-type="string">
            <text:p>Carton 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55</text:p>
          </table:table-cell>
          <table:table-cell office:value-type="string">
            <text:p>OK_0148</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style-name="ce7"/>
          <table:table-cell table:style-name="ce13" office:value-type="currency" office:currency="EUR" office:value="9">
            <text:p>9,00 €</text:p>
          </table:table-cell>
          <table:table-cell table:style-name="ce13" office:value-type="currency" office:currency="EUR" office:value="25">
            <text:p>25,00 €</text:p>
          </table:table-cell>
          <table:table-cell office:value-type="string">
            <text:p>Carton 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56</text:p>
          </table:table-cell>
          <table:table-cell office:value-type="string">
            <text:p>OK_0148</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style-name="ce7"/>
          <table:table-cell table:style-name="ce13" office:value-type="currency" office:currency="EUR" office:value="9">
            <text:p>9,00 €</text:p>
          </table:table-cell>
          <table:table-cell table:style-name="ce13" office:value-type="currency" office:currency="EUR" office:value="25">
            <text:p>25,00 €</text:p>
          </table:table-cell>
          <table:table-cell office:value-type="string">
            <text:p>Carton 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57</text:p>
          </table:table-cell>
          <table:table-cell office:value-type="string">
            <text:p>OK_0148</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style-name="ce7"/>
          <table:table-cell table:style-name="ce13" office:value-type="currency" office:currency="EUR" office:value="9">
            <text:p>9,00 €</text:p>
          </table:table-cell>
          <table:table-cell table:style-name="ce13" office:value-type="currency" office:currency="EUR" office:value="25">
            <text:p>25,00 €</text:p>
          </table:table-cell>
          <table:table-cell office:value-type="string">
            <text:p>Carton 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58</text:p>
          </table:table-cell>
          <table:table-cell office:value-type="string">
            <text:p>OK_0148</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style-name="ce7"/>
          <table:table-cell table:style-name="ce13" office:value-type="currency" office:currency="EUR" office:value="9">
            <text:p>9,00 €</text:p>
          </table:table-cell>
          <table:table-cell table:style-name="ce13" office:value-type="currency" office:currency="EUR" office:value="25">
            <text:p>25,00 €</text:p>
          </table:table-cell>
          <table:table-cell office:value-type="string">
            <text:p>Carton 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59</text:p>
          </table:table-cell>
          <table:table-cell office:value-type="string">
            <text:p>OK_0148</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Suduiraut</text:p>
          </table:table-cell>
          <table:table-cell office:value-type="string">
            <text:p>Sauternes</text:p>
          </table:table-cell>
          <table:table-cell office:value-type="string">
            <text:p>Blanc</text:p>
          </table:table-cell>
          <table:table-cell office:value-type="float" office:value="1986">
            <text:p>1986</text:p>
          </table:table-cell>
          <table:table-cell office:value-type="string">
            <text:p>Très bien</text:p>
          </table:table-cell>
          <table:table-cell table:style-name="ce7"/>
          <table:table-cell table:style-name="ce13" office:value-type="currency" office:currency="EUR" office:value="45">
            <text:p>45,00 €</text:p>
          </table:table-cell>
          <table:table-cell table:style-name="ce13" office:value-type="currency" office:currency="EUR" office:value="80">
            <text:p>80,00 €</text:p>
          </table:table-cell>
          <table:table-cell office:value-type="string">
            <text:p>Frigo B2</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60</text:p>
          </table:table-cell>
          <table:table-cell office:value-type="string">
            <text:p>OK_main</text:p>
          </table:table-cell>
          <table:table-cell office:value-type="string">
            <text:p>Oui</text:p>
          </table:table-cell>
          <table:table-cell/>
          <table:table-cell office:value-type="string">
            <text:p>Le Château Suduiraut, premier cru classé de Sauternes, est réputé pour ses vins blancs liquoreux d'une grande élégance. Le millésime 1986 offre des arômes de miel, d'abricot et de fleurs blanches. En bouche, il est riche et onctueux avec une belle acidité qui équilibre la douceur.</text:p>
          </table:table-cell>
          <table:table-cell table:number-columns-repeated="1004"/>
        </table:table-row>
        <table:table-row table:style-name="ro4">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style-name="ce7"/>
          <table:table-cell table:style-name="ce13" office:value-type="currency" office:currency="EUR" office:value="47">
            <text:p>47,00 €</text:p>
          </table:table-cell>
          <table:table-cell table:style-name="ce13" office:value-type="currency" office:currency="EUR" office:value="100">
            <text:p>100,00 €</text:p>
          </table:table-cell>
          <table:table-cell office:value-type="string">
            <text:p>Caisse 2</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61</text:p>
          </table:table-cell>
          <table:table-cell office:value-type="string">
            <text:p>OK_main</text:p>
          </table:table-cell>
          <table:table-cell office:value-type="string">
            <text:p>Oui</text:p>
          </table:table-cell>
          <table:table-cell/>
          <table:table-cell office:value-type="string">
            <text:p>Le Château La Gaffelière, situé à St Emilion, produit des vins élégants et bien structurés. Le millésime 1995, issu de sols argilo-calcaires, présente des arômes de prune, de cassis et de truffe. En bouche, il est ample et bien équilibré avec des tannins souples et une longue finale.</text:p>
          </table:table-cell>
          <table:table-cell table:number-columns-repeated="1004"/>
        </table:table-row>
        <table:table-row table:style-name="ro3"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style-name="ce7" office:value-type="string">
            <text:p>Bon niveau,</text:p>
            <text:p>Etiquette décollée</text:p>
            <text:p>Goulot propre</text:p>
          </table:table-cell>
          <table:table-cell table:style-name="ce13" office:value-type="currency" office:currency="EUR" office:value="47">
            <text:p>47,00 €</text:p>
          </table:table-cell>
          <table:table-cell table:style-name="ce13" office:value-type="currency" office:currency="EUR" office:value="100">
            <text:p>100,00 €</text:p>
          </table:table-cell>
          <table:table-cell office:value-type="string">
            <text:p>Caisse 2</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62</text:p>
          </table:table-cell>
          <table:table-cell office:value-type="string">
            <text:p>OK_016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style-name="ce7"/>
          <table:table-cell table:style-name="ce13" office:value-type="currency" office:currency="EUR" office:value="47">
            <text:p>47,00 €</text:p>
          </table:table-cell>
          <table:table-cell table:style-name="ce13" office:value-type="currency" office:currency="EUR" office:value="100">
            <text:p>100,00 €</text:p>
          </table:table-cell>
          <table:table-cell office:value-type="string">
            <text:p>Caisse 2</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63</text:p>
          </table:table-cell>
          <table:table-cell office:value-type="string">
            <text:p>OK_016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style-name="ce7"/>
          <table:table-cell table:style-name="ce13" office:value-type="currency" office:currency="EUR" office:value="47">
            <text:p>47,00 €</text:p>
          </table:table-cell>
          <table:table-cell table:style-name="ce13" office:value-type="currency" office:currency="EUR" office:value="100">
            <text:p>100,00 €</text:p>
          </table:table-cell>
          <table:table-cell office:value-type="string">
            <text:p>Caisse 2</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64</text:p>
          </table:table-cell>
          <table:table-cell office:value-type="string">
            <text:p>OK_016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style-name="ce7"/>
          <table:table-cell table:style-name="ce13" office:value-type="currency" office:currency="EUR" office:value="47">
            <text:p>47,00 €</text:p>
          </table:table-cell>
          <table:table-cell table:style-name="ce13" office:value-type="currency" office:currency="EUR" office:value="100">
            <text:p>100,00 €</text:p>
          </table:table-cell>
          <table:table-cell office:value-type="string">
            <text:p>Caisse 2</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65</text:p>
          </table:table-cell>
          <table:table-cell office:value-type="string">
            <text:p>OK_016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style-name="ce7"/>
          <table:table-cell table:style-name="ce13" office:value-type="currency" office:currency="EUR" office:value="47">
            <text:p>47,00 €</text:p>
          </table:table-cell>
          <table:table-cell table:style-name="ce13" office:value-type="currency" office:currency="EUR" office:value="100">
            <text:p>100,00 €</text:p>
          </table:table-cell>
          <table:table-cell office:value-type="string">
            <text:p>Caisse 2</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66</text:p>
          </table:table-cell>
          <table:table-cell office:value-type="string">
            <text:p>OK_016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style-name="ce7"/>
          <table:table-cell table:style-name="ce13" office:value-type="currency" office:currency="EUR" office:value="47">
            <text:p>47,00 €</text:p>
          </table:table-cell>
          <table:table-cell table:style-name="ce13" office:value-type="currency" office:currency="EUR" office:value="100">
            <text:p>100,00 €</text:p>
          </table:table-cell>
          <table:table-cell office:value-type="string">
            <text:p>Caisse 2</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67</text:p>
          </table:table-cell>
          <table:table-cell office:value-type="string">
            <text:p>OK_016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style-name="ce7"/>
          <table:table-cell table:style-name="ce13" office:value-type="currency" office:currency="EUR" office:value="47">
            <text:p>47,00 €</text:p>
          </table:table-cell>
          <table:table-cell table:style-name="ce13" office:value-type="currency" office:currency="EUR" office:value="100">
            <text:p>100,00 €</text:p>
          </table:table-cell>
          <table:table-cell office:value-type="string">
            <text:p>Caisse 2</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68</text:p>
          </table:table-cell>
          <table:table-cell office:value-type="string">
            <text:p>OK_016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Bien</text:p>
          </table:table-cell>
          <table:table-cell table:style-name="ce7"/>
          <table:table-cell table:style-name="ce13" office:value-type="currency" office:currency="EUR" office:value="47">
            <text:p>47,00 €</text:p>
          </table:table-cell>
          <table:table-cell table:style-name="ce13" office:value-type="currency" office:currency="EUR" office:value="100">
            <text:p>100,00 €</text:p>
          </table:table-cell>
          <table:table-cell office:value-type="string">
            <text:p>Caisse 2</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69</text:p>
          </table:table-cell>
          <table:table-cell office:value-type="string">
            <text:p>OK_0161</text:p>
          </table:table-cell>
          <table:table-cell office:value-type="string">
            <text:p>Oui</text:p>
          </table:table-cell>
          <table:table-cell/>
          <table:table-cell table:style-name="ce1"/>
          <table:table-cell table:number-columns-repeated="1004"/>
        </table:table-row>
        <table:table-row table:style-name="ro4" table:visibility="filter">
          <table:table-cell table:number-columns-repeated="6"/>
          <table:table-cell table:style-name="ce7"/>
          <table:table-cell table:style-name="ce13" table:number-columns-repeated="2"/>
          <table:table-cell table:number-columns-repeated="3"/>
          <table:table-cell table:style-name="ce17" table:number-columns-repeated="2"/>
          <table:table-cell table:style-name="ce7"/>
          <table:table-cell office:value-type="string">
            <text:p>Ref_0170</text:p>
          </table:table-cell>
          <table:table-cell table:number-columns-repeated="3"/>
          <table:table-cell table:style-name="ce1"/>
          <table:table-cell table:number-columns-repeated="1004"/>
        </table:table-row>
        <table:table-row table:style-name="ro4" table:visibility="filter">
          <table:table-cell table:number-columns-repeated="6"/>
          <table:table-cell table:style-name="ce7"/>
          <table:table-cell table:style-name="ce13" table:number-columns-repeated="2"/>
          <table:table-cell table:number-columns-repeated="3"/>
          <table:table-cell table:style-name="ce17" table:number-columns-repeated="2"/>
          <table:table-cell table:style-name="ce7"/>
          <table:table-cell office:value-type="string">
            <text:p>Ref_0171</text:p>
          </table:table-cell>
          <table:table-cell table:number-columns-repeated="3"/>
          <table:table-cell table:style-name="ce1"/>
          <table:table-cell table:number-columns-repeated="1004"/>
        </table:table-row>
        <table:table-row table:style-name="ro3">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style-name="ce7" office:value-type="string">
            <text:p>Haut goulot,</text:p>
            <text:p>Etiquette tachetée</text:p>
            <text:p>Goulot propre</text:p>
          </table:table-cell>
          <table:table-cell table:style-name="ce13" office:value-type="currency" office:currency="EUR" office:value="5">
            <text:p>5,00 €</text:p>
          </table:table-cell>
          <table:table-cell table:style-name="ce13" office:value-type="currency" office:currency="EUR" office:value="25">
            <text:p>25,00 €</text:p>
          </table:table-cell>
          <table:table-cell office:value-type="string">
            <text:p>Grille_2_P1</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72</text:p>
          </table:table-cell>
          <table:table-cell office:value-type="string">
            <text:p>OK_main</text:p>
          </table:table-cell>
          <table:table-cell office:value-type="string">
            <text:p>Oui</text:p>
          </table:table-cell>
          <table:table-cell/>
          <table:table-cell office:value-type="string">
            <text:p>Le Château Moulin de Loly, situé à Margaux, est connu pour ses vins élégants et raffinés. Le millésime 1997 offre des arômes de fruits rouges, de violette et de cèdre. En bouche, il est bien structuré avec des tannins fins et une longue finale, typique des vins de Margaux.</text:p>
          </table:table-cell>
          <table:table-cell table:number-columns-repeated="1004"/>
        </table:table-row>
        <table:table-row table:style-name="ro4"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style-name="ce7"/>
          <table:table-cell table:style-name="ce13" office:value-type="currency" office:currency="EUR" office:value="5">
            <text:p>5,00 €</text:p>
          </table:table-cell>
          <table:table-cell table:style-name="ce13" office:value-type="currency" office:currency="EUR" office:value="25">
            <text:p>25,00 €</text:p>
          </table:table-cell>
          <table:table-cell office:value-type="string">
            <text:p>Grille_2_P2</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73</text:p>
          </table:table-cell>
          <table:table-cell office:value-type="string">
            <text:p>OK_017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style-name="ce7"/>
          <table:table-cell table:style-name="ce13" office:value-type="currency" office:currency="EUR" office:value="5">
            <text:p>5,00 €</text:p>
          </table:table-cell>
          <table:table-cell table:style-name="ce13" office:value-type="currency" office:currency="EUR" office:value="25">
            <text:p>25,00 €</text:p>
          </table:table-cell>
          <table:table-cell office:value-type="string">
            <text:p>Grille_2_P3</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74</text:p>
          </table:table-cell>
          <table:table-cell office:value-type="string">
            <text:p>OK_017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style-name="ce7"/>
          <table:table-cell table:style-name="ce13" office:value-type="currency" office:currency="EUR" office:value="5">
            <text:p>5,00 €</text:p>
          </table:table-cell>
          <table:table-cell table:style-name="ce13" office:value-type="currency" office:currency="EUR" office:value="25">
            <text:p>25,00 €</text:p>
          </table:table-cell>
          <table:table-cell office:value-type="string">
            <text:p>Grille_2_P4</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75</text:p>
          </table:table-cell>
          <table:table-cell office:value-type="string">
            <text:p>OK_017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style-name="ce7"/>
          <table:table-cell table:style-name="ce13" office:value-type="currency" office:currency="EUR" office:value="5">
            <text:p>5,00 €</text:p>
          </table:table-cell>
          <table:table-cell table:style-name="ce13" office:value-type="currency" office:currency="EUR" office:value="25">
            <text:p>25,00 €</text:p>
          </table:table-cell>
          <table:table-cell office:value-type="string">
            <text:p>Grille_2_P5</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76</text:p>
          </table:table-cell>
          <table:table-cell office:value-type="string">
            <text:p>OK_017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style-name="ce7"/>
          <table:table-cell table:style-name="ce13" office:value-type="currency" office:currency="EUR" office:value="5">
            <text:p>5,00 €</text:p>
          </table:table-cell>
          <table:table-cell table:style-name="ce13" office:value-type="currency" office:currency="EUR" office:value="25">
            <text:p>25,00 €</text:p>
          </table:table-cell>
          <table:table-cell office:value-type="string">
            <text:p>Grille_2_P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77</text:p>
          </table:table-cell>
          <table:table-cell office:value-type="string">
            <text:p>OK_017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style-name="ce7"/>
          <table:table-cell table:style-name="ce13" office:value-type="currency" office:currency="EUR" office:value="5">
            <text:p>5,00 €</text:p>
          </table:table-cell>
          <table:table-cell table:style-name="ce13" office:value-type="currency" office:currency="EUR" office:value="25">
            <text:p>25,00 €</text:p>
          </table:table-cell>
          <table:table-cell office:value-type="string">
            <text:p>Grille_2_P7</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78</text:p>
          </table:table-cell>
          <table:table-cell office:value-type="string">
            <text:p>OK_017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style-name="ce7"/>
          <table:table-cell table:style-name="ce13" office:value-type="currency" office:currency="EUR" office:value="5">
            <text:p>5,00 €</text:p>
          </table:table-cell>
          <table:table-cell table:style-name="ce13" office:value-type="currency" office:currency="EUR" office:value="25">
            <text:p>25,00 €</text:p>
          </table:table-cell>
          <table:table-cell office:value-type="string">
            <text:p>Grille_2_P8</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79</text:p>
          </table:table-cell>
          <table:table-cell office:value-type="string">
            <text:p>OK_017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style-name="ce7"/>
          <table:table-cell table:style-name="ce13" office:value-type="currency" office:currency="EUR" office:value="5">
            <text:p>5,00 €</text:p>
          </table:table-cell>
          <table:table-cell table:style-name="ce13" office:value-type="currency" office:currency="EUR" office:value="25">
            <text:p>25,00 €</text:p>
          </table:table-cell>
          <table:table-cell office:value-type="string">
            <text:p>Grille_2_P9</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80</text:p>
          </table:table-cell>
          <table:table-cell office:value-type="string">
            <text:p>OK_017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style-name="ce7"/>
          <table:table-cell table:style-name="ce13" office:value-type="currency" office:currency="EUR" office:value="5">
            <text:p>5,00 €</text:p>
          </table:table-cell>
          <table:table-cell table:style-name="ce13" office:value-type="currency" office:currency="EUR" office:value="25">
            <text:p>25,00 €</text:p>
          </table:table-cell>
          <table:table-cell office:value-type="string">
            <text:p>Grille_2_P10</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81</text:p>
          </table:table-cell>
          <table:table-cell office:value-type="string">
            <text:p>OK_0172</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25">
            <text:p>25,00 €</text:p>
          </table:table-cell>
          <table:table-cell office:value-type="string">
            <text:p>Carton 9</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82</text:p>
          </table:table-cell>
          <table:table-cell office:value-type="string">
            <text:p>OK_main</text:p>
          </table:table-cell>
          <table:table-cell office:value-type="string">
            <text:p>Oui</text:p>
          </table:table-cell>
          <table:table-cell/>
          <table:table-cell office:value-type="string">
            <text:p>La Marquise de Lalande, située à Lalande de Pomerol, produit des vins riches et soyeux. Le millésime 1999 présente des arômes de prune, de cerise noire et de sous-bois. En bouche, il est rond et velouté avec des tannins souples et une belle longueur.</text:p>
          </table:table-cell>
          <table:table-cell table:number-columns-repeated="1004"/>
        </table:table-row>
        <table:table-row table:style-name="ro4"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25">
            <text:p>25,00 €</text:p>
          </table:table-cell>
          <table:table-cell office:value-type="string">
            <text:p>Carton 9</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83</text:p>
          </table:table-cell>
          <table:table-cell office:value-type="string">
            <text:p>OK_018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25">
            <text:p>25,00 €</text:p>
          </table:table-cell>
          <table:table-cell office:value-type="string">
            <text:p>Carton 9</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84</text:p>
          </table:table-cell>
          <table:table-cell office:value-type="string">
            <text:p>OK_018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25">
            <text:p>25,00 €</text:p>
          </table:table-cell>
          <table:table-cell office:value-type="string">
            <text:p>Carton 9</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85</text:p>
          </table:table-cell>
          <table:table-cell office:value-type="string">
            <text:p>OK_018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25">
            <text:p>25,00 €</text:p>
          </table:table-cell>
          <table:table-cell office:value-type="string">
            <text:p>Carton 9</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86</text:p>
          </table:table-cell>
          <table:table-cell office:value-type="string">
            <text:p>OK_018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25">
            <text:p>25,00 €</text:p>
          </table:table-cell>
          <table:table-cell office:value-type="string">
            <text:p>Carton 9</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187</text:p>
          </table:table-cell>
          <table:table-cell office:value-type="string">
            <text:p>OK_0182</text:p>
          </table:table-cell>
          <table:table-cell office:value-type="string">
            <text:p>Oui</text:p>
          </table:table-cell>
          <table:table-cell/>
          <table:table-cell table:style-name="ce1"/>
          <table:table-cell table:number-columns-repeated="1004"/>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88</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89</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90</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91</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92</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93</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94</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95</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96</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97</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98</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199</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00</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01</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02</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03</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04</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05</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06</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07</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08</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09</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10</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11</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12</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13</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14</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15</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16</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17</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18</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19</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20</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21</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22</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23</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24</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25</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26</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27</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28</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29</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30</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31</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32</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33</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34</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35</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36</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37</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38</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39</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40</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41</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42</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43</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44</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style-name="ce2"/>
          <table:table-cell table:style-name="ce4" office:value-type="string">
            <text:p>Marquise de Lalande</text:p>
          </table:table-cell>
          <table:table-cell table:style-name="ce4" office:value-type="string">
            <text:p>Lalande de Pomerol</text:p>
          </table:table-cell>
          <table:table-cell table:style-name="ce4" office:value-type="string">
            <text:p>Rouge</text:p>
          </table:table-cell>
          <table:table-cell table:style-name="ce4" office:value-type="float" office:value="1999">
            <text:p>1999</text:p>
          </table:table-cell>
          <table:table-cell table:style-name="ce4" office:value-type="string">
            <text:p>Bien</text:p>
          </table:table-cell>
          <table:table-cell table:style-name="ce11"/>
          <table:table-cell table:style-name="ce14" office:value-type="currency" office:currency="EUR" office:value="7">
            <text:p>7,00 €</text:p>
          </table:table-cell>
          <table:table-cell table:style-name="ce14" office:value-type="currency" office:currency="EUR" office:value="25">
            <text:p>25,00 €</text:p>
          </table:table-cell>
          <table:table-cell table:style-name="ce4" office:value-type="string">
            <text:p>Cartons</text:p>
          </table:table-cell>
          <table:table-cell table:style-name="ce4"/>
          <table:table-cell table:style-name="ce4" office:value-type="string">
            <text:p>Bouteille (75 cl)</text:p>
          </table:table-cell>
          <table:table-cell table:style-name="ce18" office:value-type="string">
            <text:p>Commun</text:p>
          </table:table-cell>
          <table:table-cell table:style-name="ce18" office:value-type="date" office:date-value="2022-04-27">
            <text:p>27/04/22</text:p>
          </table:table-cell>
          <table:table-cell table:style-name="ce11"/>
          <table:table-cell table:style-name="ce4" office:value-type="string">
            <text:p>Ref_0245</text:p>
          </table:table-cell>
          <table:table-cell table:style-name="ce4"/>
          <table:table-cell table:style-name="ce4" office:value-type="string">
            <text:p>Non</text:p>
          </table:table-cell>
          <table:table-cell table:style-name="ce4" office:value-type="string">
            <text:p>Chez mon père</text:p>
          </table:table-cell>
          <table:table-cell table:style-name="ce2" table:number-columns-repeated="1005"/>
        </table:table-row>
        <table:table-row table:style-name="ro4" table:visibility="filter">
          <table:table-cell table:number-columns-repeated="6"/>
          <table:table-cell table:style-name="ce7"/>
          <table:table-cell table:style-name="ce13" table:number-columns-repeated="2"/>
          <table:table-cell table:number-columns-repeated="6"/>
          <table:table-cell office:value-type="string">
            <text:p>Ref_0246</text:p>
          </table:table-cell>
          <table:table-cell table:number-columns-repeated="3"/>
          <table:table-cell table:style-name="ce1"/>
          <table:table-cell table:number-columns-repeated="1004"/>
        </table:table-row>
        <table:table-row table:style-name="ro4" table:visibility="filter">
          <table:table-cell table:number-columns-repeated="6"/>
          <table:table-cell table:style-name="ce7"/>
          <table:table-cell table:style-name="ce13" table:number-columns-repeated="2"/>
          <table:table-cell table:number-columns-repeated="6"/>
          <table:table-cell office:value-type="string">
            <text:p>Ref_0247</text:p>
          </table:table-cell>
          <table:table-cell table:number-columns-repeated="3"/>
          <table:table-cell table:style-name="ce1"/>
          <table:table-cell table:number-columns-repeated="1004"/>
        </table:table-row>
        <table:table-row table:style-name="ro4" table:visibility="filter">
          <table:table-cell table:number-columns-repeated="6"/>
          <table:table-cell table:style-name="ce7"/>
          <table:table-cell table:style-name="ce13" table:number-columns-repeated="2"/>
          <table:table-cell table:number-columns-repeated="6"/>
          <table:table-cell office:value-type="string">
            <text:p>Ref_0248</text:p>
          </table:table-cell>
          <table:table-cell table:number-columns-repeated="3"/>
          <table:table-cell table:style-name="ce1"/>
          <table:table-cell table:number-columns-repeated="1004"/>
        </table:table-row>
        <table:table-row table:style-name="ro4" table:visibility="filter">
          <table:table-cell table:number-columns-repeated="6"/>
          <table:table-cell table:style-name="ce7"/>
          <table:table-cell table:style-name="ce13" table:number-columns-repeated="2"/>
          <table:table-cell table:number-columns-repeated="6"/>
          <table:table-cell office:value-type="string">
            <text:p>Ref_0249</text:p>
          </table:table-cell>
          <table:table-cell table:number-columns-repeated="3"/>
          <table:table-cell table:style-name="ce1"/>
          <table:table-cell table:number-columns-repeated="1004"/>
        </table:table-row>
        <table:table-row table:style-name="ro6" table:visibility="filter">
          <table:table-cell/>
          <table:table-cell table:style-name="ce7" office:value-type="string">
            <text:p>La Grande Pleyssade </text:p>
            <text:p>Secrete Harmony</text:p>
          </table:table-cell>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50">
            <text:p>50,00 €</text:p>
          </table:table-cell>
          <table:table-cell office:value-type="string">
            <text:p>Caisse 3</text:p>
          </table:table-cell>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50</text:p>
          </table:table-cell>
          <table:table-cell office:value-type="string">
            <text:p>OK_013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table:style-name="ce7"/>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50">
            <text:p>50,00 €</text:p>
          </table:table-cell>
          <table:table-cell office:value-type="string">
            <text:p>Caisse 3</text:p>
          </table:table-cell>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51</text:p>
          </table:table-cell>
          <table:table-cell office:value-type="string">
            <text:p>OK_013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table:style-name="ce7"/>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50">
            <text:p>50,00 €</text:p>
          </table:table-cell>
          <table:table-cell office:value-type="string">
            <text:p>Caisse 3</text:p>
          </table:table-cell>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52</text:p>
          </table:table-cell>
          <table:table-cell office:value-type="string">
            <text:p>OK_013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table:style-name="ce7"/>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50">
            <text:p>50,00 €</text:p>
          </table:table-cell>
          <table:table-cell office:value-type="string">
            <text:p>Caisse 3</text:p>
          </table:table-cell>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53</text:p>
          </table:table-cell>
          <table:table-cell office:value-type="string">
            <text:p>OK_013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table:style-name="ce7"/>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50">
            <text:p>50,00 €</text:p>
          </table:table-cell>
          <table:table-cell office:value-type="string">
            <text:p>Caisse 3</text:p>
          </table:table-cell>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54</text:p>
          </table:table-cell>
          <table:table-cell office:value-type="string">
            <text:p>OK_013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table:style-name="ce7"/>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50">
            <text:p>50,00 €</text:p>
          </table:table-cell>
          <table:table-cell office:value-type="string">
            <text:p>Caisse 3</text:p>
          </table:table-cell>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55</text:p>
          </table:table-cell>
          <table:table-cell office:value-type="string">
            <text:p>OK_013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table:style-name="ce7"/>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50">
            <text:p>50,00 €</text:p>
          </table:table-cell>
          <table:table-cell office:value-type="string">
            <text:p>Carton 12</text:p>
          </table:table-cell>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56</text:p>
          </table:table-cell>
          <table:table-cell office:value-type="string">
            <text:p>OK_013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table:style-name="ce7"/>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50">
            <text:p>50,00 €</text:p>
          </table:table-cell>
          <table:table-cell office:value-type="string">
            <text:p>Carton 12</text:p>
          </table:table-cell>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57</text:p>
          </table:table-cell>
          <table:table-cell office:value-type="string">
            <text:p>OK_013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table:style-name="ce7"/>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50">
            <text:p>50,00 €</text:p>
          </table:table-cell>
          <table:table-cell office:value-type="string">
            <text:p>Carton 12</text:p>
          </table:table-cell>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58</text:p>
          </table:table-cell>
          <table:table-cell office:value-type="string">
            <text:p>OK_013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table:style-name="ce7"/>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50">
            <text:p>50,00 €</text:p>
          </table:table-cell>
          <table:table-cell office:value-type="string">
            <text:p>Carton 12</text:p>
          </table:table-cell>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59</text:p>
          </table:table-cell>
          <table:table-cell office:value-type="string">
            <text:p>OK_013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table:style-name="ce7"/>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50">
            <text:p>50,00 €</text:p>
          </table:table-cell>
          <table:table-cell office:value-type="string">
            <text:p>Carton 12</text:p>
          </table:table-cell>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60</text:p>
          </table:table-cell>
          <table:table-cell office:value-type="string">
            <text:p>OK_013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table:style-name="ce7"/>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style-name="ce7"/>
          <table:table-cell table:style-name="ce13" office:value-type="currency" office:currency="EUR" office:value="7">
            <text:p>7,00 €</text:p>
          </table:table-cell>
          <table:table-cell table:style-name="ce13" office:value-type="currency" office:currency="EUR" office:value="50">
            <text:p>50,00 €</text:p>
          </table:table-cell>
          <table:table-cell office:value-type="string">
            <text:p>Carton 12</text:p>
          </table:table-cell>
          <table:table-cell/>
          <table:table-cell office:value-type="string">
            <text:p>Magnum (1,5 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61</text:p>
          </table:table-cell>
          <table:table-cell office:value-type="string">
            <text:p>OK_0135</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25">
            <text:p>25,00 €</text:p>
          </table:table-cell>
          <table:table-cell office:value-type="string">
            <text:p>Grille_2_Q1</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62</text:p>
          </table:table-cell>
          <table:table-cell office:value-type="string">
            <text:p>OK_main</text:p>
          </table:table-cell>
          <table:table-cell office:value-type="string">
            <text:p>Oui</text:p>
          </table:table-cell>
          <table:table-cell/>
          <table:table-cell office:value-type="string">
            <text:p>Le Château Garderose Montagne, situé à St Emilion, produit des vins élégants et bien équilibrés. Le millésime 1999, issu de sols argilo-calcaires, offre des arômes de fruits rouges, de sous-bois et une touche d'épices. En bouche, il est rond avec des tannins souples et une longue finale.</text:p>
          </table:table-cell>
          <table:table-cell table:number-columns-repeated="1004"/>
        </table:table-row>
        <table:table-row table:style-name="ro4"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25">
            <text:p>25,00 €</text:p>
          </table:table-cell>
          <table:table-cell office:value-type="string">
            <text:p>Grille_2_Q2</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63</text:p>
          </table:table-cell>
          <table:table-cell office:value-type="string">
            <text:p>OK_026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25">
            <text:p>25,00 €</text:p>
          </table:table-cell>
          <table:table-cell office:value-type="string">
            <text:p>Grille_2_Q3</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64</text:p>
          </table:table-cell>
          <table:table-cell office:value-type="string">
            <text:p>OK_026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25">
            <text:p>25,00 €</text:p>
          </table:table-cell>
          <table:table-cell office:value-type="string">
            <text:p>Grille_2_Q4</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65</text:p>
          </table:table-cell>
          <table:table-cell office:value-type="string">
            <text:p>OK_026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25">
            <text:p>25,00 €</text:p>
          </table:table-cell>
          <table:table-cell office:value-type="string">
            <text:p>Grille_2_Q5</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66</text:p>
          </table:table-cell>
          <table:table-cell office:value-type="string">
            <text:p>OK_026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25">
            <text:p>25,00 €</text:p>
          </table:table-cell>
          <table:table-cell office:value-type="string">
            <text:p>Grille_2_Q6</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67</text:p>
          </table:table-cell>
          <table:table-cell office:value-type="string">
            <text:p>OK_026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25">
            <text:p>25,00 €</text:p>
          </table:table-cell>
          <table:table-cell office:value-type="string">
            <text:p>Grille_2_Q7</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68</text:p>
          </table:table-cell>
          <table:table-cell office:value-type="string">
            <text:p>OK_026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25">
            <text:p>25,00 €</text:p>
          </table:table-cell>
          <table:table-cell office:value-type="string">
            <text:p>Grille_2_Q8</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69</text:p>
          </table:table-cell>
          <table:table-cell office:value-type="string">
            <text:p>OK_026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25">
            <text:p>25,00 €</text:p>
          </table:table-cell>
          <table:table-cell office:value-type="string">
            <text:p>Grille_2_Q9</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70</text:p>
          </table:table-cell>
          <table:table-cell office:value-type="string">
            <text:p>OK_0262</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25">
            <text:p>25,00 €</text:p>
          </table:table-cell>
          <table:table-cell office:value-type="string">
            <text:p>Grille_2_Q10</text:p>
          </table:table-cell>
          <table:table-cell/>
          <table:table-cell office:value-type="string">
            <text:p>Bouteille (75 cl)</text:p>
          </table:table-cell>
          <table:table-cell table:style-name="ce17" office:value-type="string">
            <text:p>Commun</text:p>
          </table:table-cell>
          <table:table-cell table:style-name="ce17" office:value-type="date" office:date-value="2022-04-27">
            <text:p>27/04/22</text:p>
          </table:table-cell>
          <table:table-cell table:style-name="ce7"/>
          <table:table-cell office:value-type="string">
            <text:p>Ref_0271</text:p>
          </table:table-cell>
          <table:table-cell office:value-type="string">
            <text:p>OK_0262</text:p>
          </table:table-cell>
          <table:table-cell office:value-type="string">
            <text:p>Oui</text:p>
          </table:table-cell>
          <table:table-cell/>
          <table:table-cell table:style-name="ce1"/>
          <table:table-cell table:number-columns-repeated="1004"/>
        </table:table-row>
        <table:table-row table:style-name="ro3">
          <table:table-cell/>
          <table:table-cell office:value-type="string">
            <text:p>Chevalier d’Ars</text:p>
          </table:table-cell>
          <table:table-cell office:value-type="string">
            <text:p>Arcins</text:p>
          </table:table-cell>
          <table:table-cell office:value-type="string">
            <text:p>Rouge</text:p>
          </table:table-cell>
          <table:table-cell office:value-type="float" office:value="1966">
            <text:p>1966</text:p>
          </table:table-cell>
          <table:table-cell office:value-type="string">
            <text:p>Assez bien</text:p>
          </table:table-cell>
          <table:table-cell table:style-name="ce7" office:value-type="string">
            <text:p>Basse épaule,</text:p>
            <text:p>Etiquette salle</text:p>
            <text:p>Goulot propre</text:p>
          </table:table-cell>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Frigo G1-1</text:p>
          </table:table-cell>
          <table:table-cell/>
          <table:table-cell office:value-type="string">
            <text:p>Magnum (1,5 l)</text:p>
          </table:table-cell>
          <table:table-cell office:value-type="string">
            <text:p>Commun</text:p>
          </table:table-cell>
          <table:table-cell table:number-columns-repeated="2"/>
          <table:table-cell office:value-type="string">
            <text:p>Ref_0272</text:p>
          </table:table-cell>
          <table:table-cell office:value-type="string">
            <text:p>OK_main</text:p>
          </table:table-cell>
          <table:table-cell office:value-type="string">
            <text:p>Oui</text:p>
          </table:table-cell>
          <table:table-cell/>
          <table:table-cell office:value-type="string">
            <text:p>Le Chevalier d’Ars, situé à Arcins dans le Haut-Médoc, est connu pour ses vins robustes et bien structurés. Le millésime 1966 présente des arômes de fruits noirs, de cuir et de sous-bois. En bouche, ce vin est puissant avec des tannins fermes et une belle longueur.</text:p>
          </table:table-cell>
          <table:table-cell table:number-columns-repeated="1004"/>
        </table:table-row>
        <table:table-row table:style-name="ro4" table:visibility="filter">
          <table:table-cell/>
          <table:table-cell office:value-type="string">
            <text:p>Chevalier d’Ars</text:p>
          </table:table-cell>
          <table:table-cell office:value-type="string">
            <text:p>Arcins</text:p>
          </table:table-cell>
          <table:table-cell office:value-type="string">
            <text:p>Rouge</text:p>
          </table:table-cell>
          <table:table-cell office:value-type="float" office:value="1966">
            <text:p>1966</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Frigo G1-2</text:p>
          </table:table-cell>
          <table:table-cell/>
          <table:table-cell office:value-type="string">
            <text:p>Magnum (1,5 l)</text:p>
          </table:table-cell>
          <table:table-cell office:value-type="string">
            <text:p>Commun</text:p>
          </table:table-cell>
          <table:table-cell table:number-columns-repeated="2"/>
          <table:table-cell office:value-type="string">
            <text:p>Ref_0273</text:p>
          </table:table-cell>
          <table:table-cell office:value-type="string">
            <text:p>OK_0272</text:p>
          </table:table-cell>
          <table:table-cell office:value-type="string">
            <text:p>Oui</text:p>
          </table:table-cell>
          <table:table-cell/>
          <table:table-cell table:style-name="ce1"/>
          <table:table-cell table:number-columns-repeated="1004"/>
        </table:table-row>
        <table:table-row table:style-name="ro4">
          <table:table-cell/>
          <table:table-cell office:value-type="string">
            <text:p>Coutet</text:p>
          </table:table-cell>
          <table:table-cell table:style-name="ce7" office:value-type="string">
            <text:p>Barsac</text:p>
          </table:table-cell>
          <table:table-cell office:value-type="string">
            <text:p>Liquoreux</text:p>
          </table:table-cell>
          <table:table-cell office:value-type="float" office:value="1953">
            <text:p>1953</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800">
            <text:p>800,00 €</text:p>
          </table:table-cell>
          <table:table-cell office:value-type="string">
            <text:p>Frigo G2-3</text:p>
          </table:table-cell>
          <table:table-cell/>
          <table:table-cell office:value-type="string">
            <text:p>Magnum (1,5 l)</text:p>
          </table:table-cell>
          <table:table-cell office:value-type="string">
            <text:p>Commun</text:p>
          </table:table-cell>
          <table:table-cell table:number-columns-repeated="2"/>
          <table:table-cell office:value-type="string">
            <text:p>Ref_0274</text:p>
          </table:table-cell>
          <table:table-cell office:value-type="string">
            <text:p>OK_main</text:p>
          </table:table-cell>
          <table:table-cell office:value-type="string">
            <text:p>Oui</text:p>
          </table:table-cell>
          <table:table-cell/>
          <table:table-cell office:value-type="string">
            <text:p>Le Château Coutet, premier cru classé de Barsac, produit des vins liquoreux élégants et complexes. Le millésime 1953, issu de sols argilo-calcaires, offre des arômes de miel, d'abricot et de fruits confits. En bouche, il est doux et opulent avec une acidité rafraîchissante qui équilibre la richesse.</text:p>
          </table:table-cell>
          <table:table-cell table:number-columns-repeated="1004"/>
        </table:table-row>
        <table:table-row table:style-name="ro3">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style-name="ce7" office:value-type="string">
            <text:p>Haute épaulle,</text:p>
            <text:p>Etiquette propre</text:p>
            <text:p>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75</text:p>
          </table:table-cell>
          <table:table-cell office:value-type="string">
            <text:p>OK_main</text:p>
          </table:table-cell>
          <table:table-cell office:value-type="string">
            <text:p>Oui</text:p>
          </table:table-cell>
          <table:table-cell/>
          <table:table-cell office:value-type="string">
            <text:p>Le Château Penaud, situé dans l'appellation 1ère Cotes de Blaye, produit des vins élégants et fruités. Le millésime 1985, issu de sols argilo-calcaires, présente des arômes de fruits rouges, de fleurs et de sous-bois. En bouche, il est rond et bien équilibré, avec une belle fraîcheur.</text:p>
          </table:table-cell>
          <table:table-cell table:number-columns-repeated="1004"/>
        </table:table-row>
        <table:table-row table:style-name="ro4"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76</text:p>
          </table:table-cell>
          <table:table-cell office:value-type="string">
            <text:p>OK_027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77</text:p>
          </table:table-cell>
          <table:table-cell office:value-type="string">
            <text:p>OK_027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78</text:p>
          </table:table-cell>
          <table:table-cell office:value-type="string">
            <text:p>OK_027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79</text:p>
          </table:table-cell>
          <table:table-cell office:value-type="string">
            <text:p>OK_027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80</text:p>
          </table:table-cell>
          <table:table-cell office:value-type="string">
            <text:p>OK_027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81</text:p>
          </table:table-cell>
          <table:table-cell office:value-type="string">
            <text:p>OK_027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82</text:p>
          </table:table-cell>
          <table:table-cell office:value-type="string">
            <text:p>OK_027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83</text:p>
          </table:table-cell>
          <table:table-cell office:value-type="string">
            <text:p>OK_0275</text:p>
          </table:table-cell>
          <table:table-cell office:value-type="string">
            <text:p>Oui</text:p>
          </table:table-cell>
          <table:table-cell/>
          <table:table-cell table:style-name="ce1"/>
          <table:table-cell table:number-columns-repeated="1004"/>
        </table:table-row>
        <table:table-row table:style-name="ro4" table:visibility="filter">
          <table:table-cell table:style-name="ce2"/>
          <table:table-cell table:style-name="ce4" office:value-type="string">
            <text:p>Penaud</text:p>
          </table:table-cell>
          <table:table-cell table:style-name="ce4" office:value-type="string">
            <text:p>1ère Cotes de Blaye</text:p>
          </table:table-cell>
          <table:table-cell table:style-name="ce4" office:value-type="string">
            <text:p>Rouge</text:p>
          </table:table-cell>
          <table:table-cell table:style-name="ce4" office:value-type="float" office:value="1985">
            <text:p>1985</text:p>
          </table:table-cell>
          <table:table-cell table:style-name="ce4" office:value-type="string">
            <text:p>Bien</text:p>
          </table:table-cell>
          <table:table-cell table:style-name="ce11"/>
          <table:table-cell table:style-name="ce14" office:value-type="currency" office:currency="EUR" office:value="0">
            <text:p>0,00 €</text:p>
          </table:table-cell>
          <table:table-cell table:style-name="ce14" office:value-type="currency" office:currency="EUR" office:value="50">
            <text:p>50,00 €</text:p>
          </table:table-cell>
          <table:table-cell table:style-name="ce4" office:value-type="string">
            <text:p>Caisse droite</text:p>
          </table:table-cell>
          <table:table-cell table:style-name="ce4"/>
          <table:table-cell table:style-name="ce4" office:value-type="string">
            <text:p>Magnum (1,5 l)</text:p>
          </table:table-cell>
          <table:table-cell table:style-name="ce4" office:value-type="string">
            <text:p>Commun</text:p>
          </table:table-cell>
          <table:table-cell table:style-name="ce4" table:number-columns-repeated="2"/>
          <table:table-cell table:style-name="ce4" office:value-type="string">
            <text:p>Ref_0284</text:p>
          </table:table-cell>
          <table:table-cell table:style-name="ce4"/>
          <table:table-cell table:style-name="ce4" office:value-type="string">
            <text:p>Non</text:p>
          </table:table-cell>
          <table:table-cell table:style-name="ce4" office:value-type="string">
            <text:p>bu</text:p>
          </table:table-cell>
          <table:table-cell table:style-name="ce2" table:number-columns-repeated="1005"/>
        </table:table-row>
        <table:table-row table:style-name="ro7">
          <table:table-cell/>
          <table:table-cell office:value-type="string">
            <text:p>Corps de Loup</text:p>
          </table:table-cell>
          <table:table-cell office:value-type="string">
            <text:p>1ère Cotes de Blaye</text:p>
          </table:table-cell>
          <table:table-cell office:value-type="string">
            <text:p>Rouge</text:p>
          </table:table-cell>
          <table:table-cell office:value-type="float" office:value="1981">
            <text:p>1981</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85</text:p>
          </table:table-cell>
          <table:table-cell office:value-type="string">
            <text:p>OK_main</text:p>
          </table:table-cell>
          <table:table-cell office:value-type="string">
            <text:p>Oui</text:p>
          </table:table-cell>
          <table:table-cell/>
          <table:table-cell table:style-name="ce22" office:value-type="string">
            <text:p>Le Château Corps de Loup, également situé dans l'appellation 1ère Cotes de Blaye, est réputé pour ses vins robustes et bien structurés. Le millésime 1981 offre des arômes de fruits noirs, de cuir et de tabac. En bouche, ce vin est puissant avec des tannins fermes et une longue finale. </text:p>
          </table:table-cell>
          <table:table-cell table:number-columns-repeated="1004"/>
        </table:table-row>
        <table:table-row table:style-name="ro4" table:visibility="filter">
          <table:table-cell/>
          <table:table-cell office:value-type="string">
            <text:p>Corps de Loup</text:p>
          </table:table-cell>
          <table:table-cell office:value-type="string">
            <text:p>1ère Cotes de Blaye</text:p>
          </table:table-cell>
          <table:table-cell office:value-type="string">
            <text:p>Rouge</text:p>
          </table:table-cell>
          <table:table-cell office:value-type="float" office:value="1981">
            <text:p>1981</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86</text:p>
          </table:table-cell>
          <table:table-cell office:value-type="string">
            <text:p>OK_028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Phélan Ségur</text:p>
          </table:table-cell>
          <table:table-cell office:value-type="string">
            <text:p>St Estephe</text:p>
          </table:table-cell>
          <table:table-cell office:value-type="string">
            <text:p>Rouge</text:p>
          </table:table-cell>
          <table:table-cell office:value-type="float" office:value="1977">
            <text:p>1977</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80">
            <text:p>80,00 €</text:p>
          </table:table-cell>
          <table:table-cell office:value-type="string">
            <text:p>Frigo C3-3</text:p>
          </table:table-cell>
          <table:table-cell/>
          <table:table-cell office:value-type="string">
            <text:p>Bouteille (75 cl)</text:p>
          </table:table-cell>
          <table:table-cell office:value-type="string">
            <text:p>Commun</text:p>
          </table:table-cell>
          <table:table-cell table:number-columns-repeated="2"/>
          <table:table-cell office:value-type="string">
            <text:p>Ref_0287</text:p>
          </table:table-cell>
          <table:table-cell office:value-type="string">
            <text:p>OK_0043</text:p>
          </table:table-cell>
          <table:table-cell office:value-type="string">
            <text:p>Oui</text:p>
          </table:table-cell>
          <table:table-cell/>
          <table:table-cell table:style-name="ce1"/>
          <table:table-cell table:number-columns-repeated="1004"/>
        </table:table-row>
        <table:table-row table:style-name="ro7">
          <table:table-cell/>
          <table:table-cell office:value-type="string">
            <text:p>Chappelle de la Trinité</text:p>
          </table:table-cell>
          <table:table-cell office:value-type="string">
            <text:p>St Emilion</text:p>
          </table:table-cell>
          <table:table-cell office:value-type="string">
            <text:p>Rouge</text:p>
          </table:table-cell>
          <table:table-cell office:value-type="float" office:value="1973">
            <text:p>1973</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Frigo C2-1</text:p>
          </table:table-cell>
          <table:table-cell/>
          <table:table-cell office:value-type="string">
            <text:p>Bouteille (75 cl)</text:p>
          </table:table-cell>
          <table:table-cell office:value-type="string">
            <text:p>Commun</text:p>
          </table:table-cell>
          <table:table-cell table:number-columns-repeated="2"/>
          <table:table-cell office:value-type="string">
            <text:p>Ref_0288</text:p>
          </table:table-cell>
          <table:table-cell office:value-type="string">
            <text:p>OK_main</text:p>
          </table:table-cell>
          <table:table-cell office:value-type="string">
            <text:p>Oui</text:p>
          </table:table-cell>
          <table:table-cell/>
          <table:table-cell table:style-name="ce22" office:value-type="string">
            <text:p>La Chapelle de la Trinité, située à St Emilion, produit des vins élégants et bien équilibrés. Le millésime 1973, issu de sols argilo-calcaires, révèle des arômes de prune, de cassis et de sous-bois. En bouche, il est riche et complexe avec des tannins souples et une belle longueur. </text:p>
          </table:table-cell>
          <table:table-cell table:number-columns-repeated="1004"/>
        </table:table-row>
        <table:table-row table:style-name="ro4" table:visibility="filter">
          <table:table-cell/>
          <table:table-cell office:value-type="string">
            <text:p>Chappelle de la Trinité</text:p>
          </table:table-cell>
          <table:table-cell office:value-type="string">
            <text:p>St Emilion</text:p>
          </table:table-cell>
          <table:table-cell office:value-type="string">
            <text:p>Rouge</text:p>
          </table:table-cell>
          <table:table-cell office:value-type="float" office:value="1973">
            <text:p>1973</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Frigo C2-2</text:p>
          </table:table-cell>
          <table:table-cell/>
          <table:table-cell office:value-type="string">
            <text:p>Bouteille (75 cl)</text:p>
          </table:table-cell>
          <table:table-cell office:value-type="string">
            <text:p>Commun</text:p>
          </table:table-cell>
          <table:table-cell table:number-columns-repeated="2"/>
          <table:table-cell office:value-type="string">
            <text:p>Ref_0289</text:p>
          </table:table-cell>
          <table:table-cell office:value-type="string">
            <text:p>OK_0288</text:p>
          </table:table-cell>
          <table:table-cell office:value-type="string">
            <text:p>Oui</text:p>
          </table:table-cell>
          <table:table-cell/>
          <table:table-cell table:style-name="ce1"/>
          <table:table-cell table:number-columns-repeated="1004"/>
        </table:table-row>
        <table:table-row table:style-name="ro9">
          <table:table-cell/>
          <table:table-cell table:style-name="ce7" office:value-type="string">
            <text:p>Fontanafredda</text:p>
            <text:p>Barbaresco</text:p>
          </table:table-cell>
          <table:table-cell table:style-name="ce7" office:value-type="string">
            <text:p>Piedmont </text:p>
          </table:table-cell>
          <table:table-cell office:value-type="string">
            <text:p>Rouge</text:p>
          </table:table-cell>
          <table:table-cell office:value-type="float" office:value="1957">
            <text:p>1957</text:p>
          </table:table-cell>
          <table:table-cell office:value-type="string">
            <text:p>Assez bien</text:p>
          </table:table-cell>
          <table:table-cell table:style-name="ce7" office:value-type="string">
            <text:p>Basse épaule,</text:p>
            <text:p>Etiquette tachetée,</text:p>
            <text:p>Goulot tachetée</text:p>
          </table:table-cell>
          <table:table-cell table:style-name="ce13" office:value-type="currency" office:currency="EUR" office:value="0">
            <text:p>0,00 €</text:p>
          </table:table-cell>
          <table:table-cell table:style-name="ce13" office:value-type="currency" office:currency="EUR" office:value="200">
            <text:p>20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0</text:p>
          </table:table-cell>
          <table:table-cell office:value-type="string">
            <text:p>OK_main</text:p>
          </table:table-cell>
          <table:table-cell office:value-type="string">
            <text:p>Oui</text:p>
          </table:table-cell>
          <table:table-cell/>
          <table:table-cell table:style-name="ce22" office:value-type="string">
            <text:p>Le Fontanafredda Barbaresco 1957, provenant de la région du Piémont en Italie, est un vin rouge élégant et complexe. Le Barbaresco, élaboré principalement à partir de Nebbiolo, offre des arômes de cerise, de rose et de truffe. En bouche, il est bien structuré avec des tannins fermes et une longue finale. </text:p>
          </table:table-cell>
          <table:table-cell table:number-columns-repeated="1004"/>
        </table:table-row>
        <table:table-row table:style-name="ro7">
          <table:table-cell/>
          <table:table-cell office:value-type="string">
            <text:p>Lalande Listrac</text:p>
          </table:table-cell>
          <table:table-cell office:value-type="string">
            <text:p>Listrac</text:p>
          </table:table-cell>
          <table:table-cell office:value-type="string">
            <text:p>Rouge</text:p>
          </table:table-cell>
          <table:table-cell office:value-type="float" office:value="1967">
            <text:p>1967</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D3</text:p>
          </table:table-cell>
          <table:table-cell/>
          <table:table-cell office:value-type="string">
            <text:p>Bouteille (75 cl)</text:p>
          </table:table-cell>
          <table:table-cell office:value-type="string">
            <text:p>Commun</text:p>
          </table:table-cell>
          <table:table-cell table:number-columns-repeated="2"/>
          <table:table-cell office:value-type="string">
            <text:p>Ref_0291</text:p>
          </table:table-cell>
          <table:table-cell office:value-type="string">
            <text:p>OK_main</text:p>
          </table:table-cell>
          <table:table-cell office:value-type="string">
            <text:p>Oui</text:p>
          </table:table-cell>
          <table:table-cell/>
          <table:table-cell table:style-name="ce22" office:value-type="string">
            <text:p>Le Château Lalande Listrac, situé à Listrac-Médoc, est connu pour ses vins robustes et tanniques. Le millésime 1967, issu de sols argilo-calcaires, présente des arômes de fruits noirs, de cuir et de sous-bois. En bouche, il est bien structuré avec des tannins fermes et une belle longueur. </text:p>
          </table:table-cell>
          <table:table-cell table:number-columns-repeated="1004"/>
        </table:table-row>
        <table:table-row table:style-name="ro4" table:visibility="filter">
          <table:table-cell/>
          <table:table-cell office:value-type="string">
            <text:p>Lalande Listrac</text:p>
          </table:table-cell>
          <table:table-cell office:value-type="string">
            <text:p>Listrac</text:p>
          </table:table-cell>
          <table:table-cell office:value-type="string">
            <text:p>Rouge</text:p>
          </table:table-cell>
          <table:table-cell office:value-type="float" office:value="1967">
            <text:p>1967</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D4</text:p>
          </table:table-cell>
          <table:table-cell/>
          <table:table-cell office:value-type="string">
            <text:p>Bouteille (75 cl)</text:p>
          </table:table-cell>
          <table:table-cell office:value-type="string">
            <text:p>Commun</text:p>
          </table:table-cell>
          <table:table-cell table:number-columns-repeated="2"/>
          <table:table-cell office:value-type="string">
            <text:p>Ref_0292</text:p>
          </table:table-cell>
          <table:table-cell office:value-type="string">
            <text:p>OK_029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lande Listrac</text:p>
          </table:table-cell>
          <table:table-cell office:value-type="string">
            <text:p>Listrac</text:p>
          </table:table-cell>
          <table:table-cell office:value-type="string">
            <text:p>Rouge</text:p>
          </table:table-cell>
          <table:table-cell office:value-type="float" office:value="1967">
            <text:p>1967</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D5</text:p>
          </table:table-cell>
          <table:table-cell/>
          <table:table-cell office:value-type="string">
            <text:p>Bouteille (75 cl)</text:p>
          </table:table-cell>
          <table:table-cell office:value-type="string">
            <text:p>Commun</text:p>
          </table:table-cell>
          <table:table-cell table:number-columns-repeated="2"/>
          <table:table-cell office:value-type="string">
            <text:p>Ref_0293</text:p>
          </table:table-cell>
          <table:table-cell office:value-type="string">
            <text:p>OK_0291</text:p>
          </table:table-cell>
          <table:table-cell office:value-type="string">
            <text:p>Oui</text:p>
          </table:table-cell>
          <table:table-cell/>
          <table:table-cell table:style-name="ce1"/>
          <table:table-cell table:number-columns-repeated="1004"/>
        </table:table-row>
        <table:table-row table:style-name="ro9">
          <table:table-cell/>
          <table:table-cell office:value-type="string">
            <text:p>Des Trois Chardons</text:p>
          </table:table-cell>
          <table:table-cell office:value-type="string">
            <text:p>Margaux</text:p>
          </table:table-cell>
          <table:table-cell office:value-type="string">
            <text:p>Rouge</text:p>
          </table:table-cell>
          <table:table-cell office:value-type="float" office:value="1964">
            <text:p>1964</text:p>
          </table:table-cell>
          <table:table-cell office:value-type="string">
            <text:p>Assez bien</text:p>
          </table:table-cell>
          <table:table-cell table:style-name="ce7" office:value-type="string">
            <text:p>Epaule,</text:p>
            <text:p>Etiquette tachetée</text:p>
            <text:p>Goulot propre</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4</text:p>
          </table:table-cell>
          <table:table-cell office:value-type="string">
            <text:p>OK_main</text:p>
          </table:table-cell>
          <table:table-cell office:value-type="string">
            <text:p>Oui</text:p>
          </table:table-cell>
          <table:table-cell/>
          <table:table-cell table:style-name="ce22" office:value-type="string">
            <text:p>Le Château Des Trois Chardons, situé à Margaux, produit des vins élégants et fins. Le millésime 1964, issu de sols graveleux, offre des arômes de cassis, de violette et de cèdre. En bouche, ce vin est délicat et bien structuré avec des tannins fins et une longue finale. </text:p>
          </table:table-cell>
          <table:table-cell table:number-columns-repeated="1004"/>
        </table:table-row>
        <table:table-row table:style-name="ro4" table:visibility="filter">
          <table:table-cell/>
          <table:table-cell office:value-type="string">
            <text:p>Des Trois Chardons</text:p>
          </table:table-cell>
          <table:table-cell office:value-type="string">
            <text:p>Margaux</text:p>
          </table:table-cell>
          <table:table-cell office:value-type="string">
            <text:p>Rouge</text:p>
          </table:table-cell>
          <table:table-cell office:value-type="float" office:value="1964">
            <text:p>1964</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5</text:p>
          </table:table-cell>
          <table:table-cell office:value-type="string">
            <text:p>OK_0294</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Des Trois Chardons</text:p>
          </table:table-cell>
          <table:table-cell office:value-type="string">
            <text:p>Margaux</text:p>
          </table:table-cell>
          <table:table-cell office:value-type="string">
            <text:p>Rouge</text:p>
          </table:table-cell>
          <table:table-cell office:value-type="float" office:value="1964">
            <text:p>1964</text:p>
          </table:table-cell>
          <table:table-cell office:value-type="string">
            <text:p>Assez bien</text:p>
          </table:table-cell>
          <table:table-cell table:style-name="ce7"/>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6</text:p>
          </table:table-cell>
          <table:table-cell office:value-type="string">
            <text:p>OK_0294</text:p>
          </table:table-cell>
          <table:table-cell office:value-type="string">
            <text:p>Oui</text:p>
          </table:table-cell>
          <table:table-cell/>
          <table:table-cell table:style-name="ce1"/>
          <table:table-cell table:number-columns-repeated="1004"/>
        </table:table-row>
        <table:table-row table:style-name="ro7">
          <table:table-cell/>
          <table:table-cell office:value-type="string">
            <text:p>Piochaud</text:p>
          </table:table-cell>
          <table:table-cell office:value-type="string">
            <text:p>St Emilion</text:p>
          </table:table-cell>
          <table:table-cell office:value-type="string">
            <text:p>Rouge</text:p>
          </table:table-cell>
          <table:table-cell office:value-type="float" office:value="1986">
            <text:p>1986</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7</text:p>
          </table:table-cell>
          <table:table-cell office:value-type="string">
            <text:p>OK_main</text:p>
          </table:table-cell>
          <table:table-cell office:value-type="string">
            <text:p>Oui</text:p>
          </table:table-cell>
          <table:table-cell/>
          <table:table-cell table:style-name="ce22" office:value-type="string">
            <text:p>Le Château Piochaud, situé à St Emilion, est réputé pour ses vins riches et bien équilibrés. Le millésime 1986, issu de sols argilo-calcaires, présente des arômes de prune, de cassis et de truffe. En bouche, il est ample et structuré avec des tannins veloutés et une longue finale. </text:p>
          </table:table-cell>
          <table:table-cell table:number-columns-repeated="1004"/>
        </table:table-row>
        <table:table-row table:style-name="ro4" table:visibility="filter">
          <table:table-cell/>
          <table:table-cell office:value-type="string">
            <text:p>Piochaud</text:p>
          </table:table-cell>
          <table:table-cell office:value-type="string">
            <text:p>St Emilion</text:p>
          </table:table-cell>
          <table:table-cell office:value-type="string">
            <text:p>Rouge</text:p>
          </table:table-cell>
          <table:table-cell office:value-type="float" office:value="1986">
            <text:p>1986</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8</text:p>
          </table:table-cell>
          <table:table-cell office:value-type="string">
            <text:p>OK_0297</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Piochaud</text:p>
          </table:table-cell>
          <table:table-cell office:value-type="string">
            <text:p>St Emilion</text:p>
          </table:table-cell>
          <table:table-cell office:value-type="string">
            <text:p>Rouge</text:p>
          </table:table-cell>
          <table:table-cell office:value-type="float" office:value="1986">
            <text:p>1986</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9</text:p>
          </table:table-cell>
          <table:table-cell office:value-type="string">
            <text:p>OK_0297</text:p>
          </table:table-cell>
          <table:table-cell office:value-type="string">
            <text:p>Oui</text:p>
          </table:table-cell>
          <table:table-cell/>
          <table:table-cell table:style-name="ce1"/>
          <table:table-cell table:number-columns-repeated="1004"/>
        </table:table-row>
        <table:table-row table:style-name="ro7">
          <table:table-cell/>
          <table:table-cell office:value-type="string">
            <text:p>Pio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300</text:p>
          </table:table-cell>
          <table:table-cell office:value-type="string">
            <text:p>OK_main</text:p>
          </table:table-cell>
          <table:table-cell office:value-type="string">
            <text:p>Oui</text:p>
          </table:table-cell>
          <table:table-cell/>
          <table:table-cell table:style-name="ce22" office:value-type="string">
            <text:p>Le Château Piochaud, situé à St Emilion, est reconnu pour ses vins riches et équilibrés. Le millésime 1988, issu de sols argilo-calcaires, offre des arômes de prune, de cassis et de sous-bois. En bouche, il est ample et structuré avec des tannins veloutés et une longue finale. </text:p>
          </table:table-cell>
          <table:table-cell table:number-columns-repeated="1004"/>
        </table:table-row>
        <table:table-row table:style-name="ro4" table:visibility="filter">
          <table:table-cell/>
          <table:table-cell office:value-type="string">
            <text:p>Pio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301</text:p>
          </table:table-cell>
          <table:table-cell office:value-type="string">
            <text:p>OK_0300</text:p>
          </table:table-cell>
          <table:table-cell office:value-type="string">
            <text:p>Oui</text:p>
          </table:table-cell>
          <table:table-cell/>
          <table:table-cell table:style-name="ce1"/>
          <table:table-cell table:number-columns-repeated="1004"/>
        </table:table-row>
        <table:table-row table:style-name="ro3" table:visibility="filter">
          <table:table-cell/>
          <table:table-cell office:value-type="string">
            <text:p>Pio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style-name="ce7" office:value-type="string">
            <text:p>Bon niveau,</text:p>
            <text:p>Etiquette tachetée</text:p>
            <text:p>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302</text:p>
          </table:table-cell>
          <table:table-cell office:value-type="string">
            <text:p>OK_0300</text:p>
          </table:table-cell>
          <table:table-cell office:value-type="string">
            <text:p>Oui</text:p>
          </table:table-cell>
          <table:table-cell/>
          <table:table-cell table:style-name="ce1"/>
          <table:table-cell table:number-columns-repeated="1004"/>
        </table:table-row>
        <table:table-row table:style-name="ro7">
          <table:table-cell/>
          <table:table-cell office:value-type="string">
            <text:p>Ma réserve</text:p>
          </table:table-cell>
          <table:table-cell office:value-type="string">
            <text:p>St Emilion</text:p>
          </table:table-cell>
          <table:table-cell office:value-type="string">
            <text:p>Rouge</text:p>
          </table:table-cell>
          <table:table-cell office:value-type="float" office:value="1979">
            <text:p>197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303</text:p>
          </table:table-cell>
          <table:table-cell office:value-type="string">
            <text:p>OK_main</text:p>
          </table:table-cell>
          <table:table-cell office:value-type="string">
            <text:p>Oui</text:p>
          </table:table-cell>
          <table:table-cell/>
          <table:table-cell table:style-name="ce22" office:value-type="string">
            <text:p>Ma Réserve, un vin de St Emilion, est apprécié pour son élégance et sa complexité. Le millésime 1979 révèle des notes de fruits rouges, de sous-bois et une touche d'épices. Ce vin est bien équilibré avec des tannins souples et une belle longueur en bouche. </text:p>
          </table:table-cell>
          <table:table-cell table:number-columns-repeated="1004"/>
        </table:table-row>
        <table:table-row table:style-name="ro4" table:visibility="filter">
          <table:table-cell/>
          <table:table-cell office:value-type="string">
            <text:p>Ma réserve</text:p>
          </table:table-cell>
          <table:table-cell office:value-type="string">
            <text:p>St Emilion</text:p>
          </table:table-cell>
          <table:table-cell office:value-type="string">
            <text:p>Rouge</text:p>
          </table:table-cell>
          <table:table-cell office:value-type="float" office:value="1979">
            <text:p>197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304</text:p>
          </table:table-cell>
          <table:table-cell office:value-type="string">
            <text:p>OK_0303</text:p>
          </table:table-cell>
          <table:table-cell office:value-type="string">
            <text:p>Oui</text:p>
          </table:table-cell>
          <table:table-cell/>
          <table:table-cell table:style-name="ce1"/>
          <table:table-cell table:number-columns-repeated="1004"/>
        </table:table-row>
        <table:table-row table:style-name="ro7">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R1</text:p>
          </table:table-cell>
          <table:table-cell/>
          <table:table-cell office:value-type="string">
            <text:p>Bouteille (75 cl)</text:p>
          </table:table-cell>
          <table:table-cell office:value-type="string">
            <text:p>Commun</text:p>
          </table:table-cell>
          <table:table-cell table:number-columns-repeated="2"/>
          <table:table-cell office:value-type="string">
            <text:p>Ref_0305</text:p>
          </table:table-cell>
          <table:table-cell office:value-type="string">
            <text:p>OK_main</text:p>
          </table:table-cell>
          <table:table-cell office:value-type="string">
            <text:p>Oui</text:p>
          </table:table-cell>
          <table:table-cell/>
          <table:table-cell table:style-name="ce22" office:value-type="string">
            <text:p>Le Clos Lartigue, situé à St Emilion, produit des vins généreux et bien structurés. Le millésime 1989 présente des arômes de fruits noirs, de truffe et de tabac. En bouche, ce vin est riche et complexe, avec des tannins soyeux et une longue finale. </text:p>
          </table:table-cell>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R2</text:p>
          </table:table-cell>
          <table:table-cell/>
          <table:table-cell office:value-type="string">
            <text:p>Bouteille (75 cl)</text:p>
          </table:table-cell>
          <table:table-cell office:value-type="string">
            <text:p>Commun</text:p>
          </table:table-cell>
          <table:table-cell table:number-columns-repeated="2"/>
          <table:table-cell office:value-type="string">
            <text:p>Ref_0306</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R3</text:p>
          </table:table-cell>
          <table:table-cell/>
          <table:table-cell office:value-type="string">
            <text:p>Bouteille (75 cl)</text:p>
          </table:table-cell>
          <table:table-cell office:value-type="string">
            <text:p>Commun</text:p>
          </table:table-cell>
          <table:table-cell table:number-columns-repeated="2"/>
          <table:table-cell office:value-type="string">
            <text:p>Ref_0307</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R4</text:p>
          </table:table-cell>
          <table:table-cell/>
          <table:table-cell office:value-type="string">
            <text:p>Bouteille (75 cl)</text:p>
          </table:table-cell>
          <table:table-cell office:value-type="string">
            <text:p>Commun</text:p>
          </table:table-cell>
          <table:table-cell table:number-columns-repeated="2"/>
          <table:table-cell office:value-type="string">
            <text:p>Ref_0308</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R5</text:p>
          </table:table-cell>
          <table:table-cell/>
          <table:table-cell office:value-type="string">
            <text:p>Bouteille (75 cl)</text:p>
          </table:table-cell>
          <table:table-cell office:value-type="string">
            <text:p>Commun</text:p>
          </table:table-cell>
          <table:table-cell table:number-columns-repeated="2"/>
          <table:table-cell office:value-type="string">
            <text:p>Ref_0309</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R6</text:p>
          </table:table-cell>
          <table:table-cell/>
          <table:table-cell office:value-type="string">
            <text:p>Bouteille (75 cl)</text:p>
          </table:table-cell>
          <table:table-cell office:value-type="string">
            <text:p>Commun</text:p>
          </table:table-cell>
          <table:table-cell table:number-columns-repeated="2"/>
          <table:table-cell office:value-type="string">
            <text:p>Ref_0310</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R7</text:p>
          </table:table-cell>
          <table:table-cell/>
          <table:table-cell office:value-type="string">
            <text:p>Bouteille (75 cl)</text:p>
          </table:table-cell>
          <table:table-cell office:value-type="string">
            <text:p>Commun</text:p>
          </table:table-cell>
          <table:table-cell table:number-columns-repeated="2"/>
          <table:table-cell office:value-type="string">
            <text:p>Ref_0311</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R8</text:p>
          </table:table-cell>
          <table:table-cell/>
          <table:table-cell office:value-type="string">
            <text:p>Bouteille (75 cl)</text:p>
          </table:table-cell>
          <table:table-cell office:value-type="string">
            <text:p>Commun</text:p>
          </table:table-cell>
          <table:table-cell table:number-columns-repeated="2"/>
          <table:table-cell office:value-type="string">
            <text:p>Ref_0312</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R9</text:p>
          </table:table-cell>
          <table:table-cell/>
          <table:table-cell office:value-type="string">
            <text:p>Bouteille (75 cl)</text:p>
          </table:table-cell>
          <table:table-cell office:value-type="string">
            <text:p>Commun</text:p>
          </table:table-cell>
          <table:table-cell table:number-columns-repeated="2"/>
          <table:table-cell office:value-type="string">
            <text:p>Ref_0313</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R10</text:p>
          </table:table-cell>
          <table:table-cell/>
          <table:table-cell office:value-type="string">
            <text:p>Bouteille (75 cl)</text:p>
          </table:table-cell>
          <table:table-cell office:value-type="string">
            <text:p>Commun</text:p>
          </table:table-cell>
          <table:table-cell table:number-columns-repeated="2"/>
          <table:table-cell office:value-type="string">
            <text:p>Ref_0314</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S1</text:p>
          </table:table-cell>
          <table:table-cell/>
          <table:table-cell office:value-type="string">
            <text:p>Bouteille (75 cl)</text:p>
          </table:table-cell>
          <table:table-cell office:value-type="string">
            <text:p>Commun</text:p>
          </table:table-cell>
          <table:table-cell table:number-columns-repeated="2"/>
          <table:table-cell office:value-type="string">
            <text:p>Ref_0315</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S2</text:p>
          </table:table-cell>
          <table:table-cell/>
          <table:table-cell office:value-type="string">
            <text:p>Bouteille (75 cl)</text:p>
          </table:table-cell>
          <table:table-cell office:value-type="string">
            <text:p>Commun</text:p>
          </table:table-cell>
          <table:table-cell table:number-columns-repeated="2"/>
          <table:table-cell office:value-type="string">
            <text:p>Ref_0316</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S3</text:p>
          </table:table-cell>
          <table:table-cell/>
          <table:table-cell office:value-type="string">
            <text:p>Bouteille (75 cl)</text:p>
          </table:table-cell>
          <table:table-cell office:value-type="string">
            <text:p>Commun</text:p>
          </table:table-cell>
          <table:table-cell table:number-columns-repeated="2"/>
          <table:table-cell office:value-type="string">
            <text:p>Ref_0317</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S4</text:p>
          </table:table-cell>
          <table:table-cell/>
          <table:table-cell office:value-type="string">
            <text:p>Bouteille (75 cl)</text:p>
          </table:table-cell>
          <table:table-cell office:value-type="string">
            <text:p>Commun</text:p>
          </table:table-cell>
          <table:table-cell table:number-columns-repeated="2"/>
          <table:table-cell office:value-type="string">
            <text:p>Ref_0318</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S5</text:p>
          </table:table-cell>
          <table:table-cell/>
          <table:table-cell office:value-type="string">
            <text:p>Bouteille (75 cl)</text:p>
          </table:table-cell>
          <table:table-cell office:value-type="string">
            <text:p>Commun</text:p>
          </table:table-cell>
          <table:table-cell table:number-columns-repeated="2"/>
          <table:table-cell office:value-type="string">
            <text:p>Ref_0319</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S6</text:p>
          </table:table-cell>
          <table:table-cell/>
          <table:table-cell office:value-type="string">
            <text:p>Bouteille (75 cl)</text:p>
          </table:table-cell>
          <table:table-cell office:value-type="string">
            <text:p>Commun</text:p>
          </table:table-cell>
          <table:table-cell table:number-columns-repeated="2"/>
          <table:table-cell office:value-type="string">
            <text:p>Ref_0320</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S7</text:p>
          </table:table-cell>
          <table:table-cell/>
          <table:table-cell office:value-type="string">
            <text:p>Bouteille (75 cl)</text:p>
          </table:table-cell>
          <table:table-cell office:value-type="string">
            <text:p>Commun</text:p>
          </table:table-cell>
          <table:table-cell table:number-columns-repeated="2"/>
          <table:table-cell office:value-type="string">
            <text:p>Ref_0321</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S8</text:p>
          </table:table-cell>
          <table:table-cell/>
          <table:table-cell office:value-type="string">
            <text:p>Bouteille (75 cl)</text:p>
          </table:table-cell>
          <table:table-cell office:value-type="string">
            <text:p>Commun</text:p>
          </table:table-cell>
          <table:table-cell table:number-columns-repeated="2"/>
          <table:table-cell office:value-type="string">
            <text:p>Ref_0322</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S9</text:p>
          </table:table-cell>
          <table:table-cell/>
          <table:table-cell office:value-type="string">
            <text:p>Bouteille (75 cl)</text:p>
          </table:table-cell>
          <table:table-cell office:value-type="string">
            <text:p>Commun</text:p>
          </table:table-cell>
          <table:table-cell table:number-columns-repeated="2"/>
          <table:table-cell office:value-type="string">
            <text:p>Ref_0323</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S10</text:p>
          </table:table-cell>
          <table:table-cell/>
          <table:table-cell office:value-type="string">
            <text:p>Bouteille (75 cl)</text:p>
          </table:table-cell>
          <table:table-cell office:value-type="string">
            <text:p>Commun</text:p>
          </table:table-cell>
          <table:table-cell table:number-columns-repeated="2"/>
          <table:table-cell office:value-type="string">
            <text:p>Ref_0324</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A1</text:p>
          </table:table-cell>
          <table:table-cell/>
          <table:table-cell office:value-type="string">
            <text:p>Bouteille (75 cl)</text:p>
          </table:table-cell>
          <table:table-cell office:value-type="string">
            <text:p>Commun</text:p>
          </table:table-cell>
          <table:table-cell table:number-columns-repeated="2"/>
          <table:table-cell office:value-type="string">
            <text:p>Ref_0325</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A2</text:p>
          </table:table-cell>
          <table:table-cell/>
          <table:table-cell office:value-type="string">
            <text:p>Bouteille (75 cl)</text:p>
          </table:table-cell>
          <table:table-cell office:value-type="string">
            <text:p>Commun</text:p>
          </table:table-cell>
          <table:table-cell table:number-columns-repeated="2"/>
          <table:table-cell office:value-type="string">
            <text:p>Ref_0326</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A3</text:p>
          </table:table-cell>
          <table:table-cell/>
          <table:table-cell office:value-type="string">
            <text:p>Bouteille (75 cl)</text:p>
          </table:table-cell>
          <table:table-cell office:value-type="string">
            <text:p>Commun</text:p>
          </table:table-cell>
          <table:table-cell table:number-columns-repeated="2"/>
          <table:table-cell office:value-type="string">
            <text:p>Ref_0327</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A4</text:p>
          </table:table-cell>
          <table:table-cell/>
          <table:table-cell office:value-type="string">
            <text:p>Bouteille (75 cl)</text:p>
          </table:table-cell>
          <table:table-cell office:value-type="string">
            <text:p>Commun</text:p>
          </table:table-cell>
          <table:table-cell table:number-columns-repeated="2"/>
          <table:table-cell office:value-type="string">
            <text:p>Ref_0328</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A5</text:p>
          </table:table-cell>
          <table:table-cell/>
          <table:table-cell office:value-type="string">
            <text:p>Bouteille (75 cl)</text:p>
          </table:table-cell>
          <table:table-cell office:value-type="string">
            <text:p>Commun</text:p>
          </table:table-cell>
          <table:table-cell table:number-columns-repeated="2"/>
          <table:table-cell office:value-type="string">
            <text:p>Ref_0329</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A6</text:p>
          </table:table-cell>
          <table:table-cell/>
          <table:table-cell office:value-type="string">
            <text:p>Bouteille (75 cl)</text:p>
          </table:table-cell>
          <table:table-cell office:value-type="string">
            <text:p>Commun</text:p>
          </table:table-cell>
          <table:table-cell table:number-columns-repeated="2"/>
          <table:table-cell office:value-type="string">
            <text:p>Ref_0330</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A7</text:p>
          </table:table-cell>
          <table:table-cell/>
          <table:table-cell office:value-type="string">
            <text:p>Bouteille (75 cl)</text:p>
          </table:table-cell>
          <table:table-cell office:value-type="string">
            <text:p>Commun</text:p>
          </table:table-cell>
          <table:table-cell table:number-columns-repeated="2"/>
          <table:table-cell office:value-type="string">
            <text:p>Ref_0331</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A8</text:p>
          </table:table-cell>
          <table:table-cell/>
          <table:table-cell office:value-type="string">
            <text:p>Bouteille (75 cl)</text:p>
          </table:table-cell>
          <table:table-cell office:value-type="string">
            <text:p>Commun</text:p>
          </table:table-cell>
          <table:table-cell table:number-columns-repeated="2"/>
          <table:table-cell office:value-type="string">
            <text:p>Ref_0332</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A9</text:p>
          </table:table-cell>
          <table:table-cell/>
          <table:table-cell office:value-type="string">
            <text:p>Bouteille (75 cl)</text:p>
          </table:table-cell>
          <table:table-cell office:value-type="string">
            <text:p>Commun</text:p>
          </table:table-cell>
          <table:table-cell table:number-columns-repeated="2"/>
          <table:table-cell office:value-type="string">
            <text:p>Ref_0333</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style-name="ce7"/>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A10</text:p>
          </table:table-cell>
          <table:table-cell/>
          <table:table-cell office:value-type="string">
            <text:p>Bouteille (75 cl)</text:p>
          </table:table-cell>
          <table:table-cell office:value-type="string">
            <text:p>Commun</text:p>
          </table:table-cell>
          <table:table-cell table:number-columns-repeated="2"/>
          <table:table-cell office:value-type="string">
            <text:p>Ref_0334</text:p>
          </table:table-cell>
          <table:table-cell office:value-type="string">
            <text:p>OK_0305</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Castel frères négociant</text:p>
          </table:table-cell>
          <table:table-cell office:value-type="string">
            <text:p>St Emilion</text:p>
          </table:table-cell>
          <table:table-cell office:value-type="string">
            <text:p>Rouge</text:p>
          </table:table-cell>
          <table:table-cell office:value-type="string">
            <text:p>Sans date</text:p>
          </table:table-cell>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A1</text:p>
          </table:table-cell>
          <table:table-cell/>
          <table:table-cell office:value-type="string">
            <text:p>Bouteille (75 cl)</text:p>
          </table:table-cell>
          <table:table-cell office:value-type="string">
            <text:p>Commun</text:p>
          </table:table-cell>
          <table:table-cell table:number-columns-repeated="2"/>
          <table:table-cell office:value-type="string">
            <text:p>Ref_0335</text:p>
          </table:table-cell>
          <table:table-cell table:number-columns-repeated="3"/>
          <table:table-cell table:style-name="ce1"/>
          <table:table-cell table:number-columns-repeated="1004"/>
        </table:table-row>
        <table:table-row table:style-name="ro4" table:visibility="filter">
          <table:table-cell/>
          <table:table-cell office:value-type="string">
            <text:p>Castel frères négociant</text:p>
          </table:table-cell>
          <table:table-cell office:value-type="string">
            <text:p>St Emilion</text:p>
          </table:table-cell>
          <table:table-cell office:value-type="string">
            <text:p>Rouge</text:p>
          </table:table-cell>
          <table:table-cell office:value-type="string">
            <text:p>Sans date</text:p>
          </table:table-cell>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A2</text:p>
          </table:table-cell>
          <table:table-cell/>
          <table:table-cell office:value-type="string">
            <text:p>Bouteille (75 cl)</text:p>
          </table:table-cell>
          <table:table-cell office:value-type="string">
            <text:p>Commun</text:p>
          </table:table-cell>
          <table:table-cell table:number-columns-repeated="2"/>
          <table:table-cell office:value-type="string">
            <text:p>Ref_0336</text:p>
          </table:table-cell>
          <table:table-cell table:number-columns-repeated="3"/>
          <table:table-cell table:style-name="ce1"/>
          <table:table-cell table:number-columns-repeated="1004"/>
        </table:table-row>
        <table:table-row table:style-name="ro4" table:visibility="filter">
          <table:table-cell/>
          <table:table-cell office:value-type="string">
            <text:p>Castel frères négociant</text:p>
          </table:table-cell>
          <table:table-cell office:value-type="string">
            <text:p>St Emilion</text:p>
          </table:table-cell>
          <table:table-cell office:value-type="string">
            <text:p>Rouge</text:p>
          </table:table-cell>
          <table:table-cell office:value-type="string">
            <text:p>Sans date</text:p>
          </table:table-cell>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A3</text:p>
          </table:table-cell>
          <table:table-cell/>
          <table:table-cell office:value-type="string">
            <text:p>Bouteille (75 cl)</text:p>
          </table:table-cell>
          <table:table-cell office:value-type="string">
            <text:p>Commun</text:p>
          </table:table-cell>
          <table:table-cell table:number-columns-repeated="2"/>
          <table:table-cell office:value-type="string">
            <text:p>Ref_0337</text:p>
          </table:table-cell>
          <table:table-cell table:number-columns-repeated="3"/>
          <table:table-cell table:style-name="ce1"/>
          <table:table-cell table:number-columns-repeated="1004"/>
        </table:table-row>
        <table:table-row table:style-name="ro4" table:visibility="filter">
          <table:table-cell/>
          <table:table-cell office:value-type="string">
            <text:p>Castel frères négociant</text:p>
          </table:table-cell>
          <table:table-cell office:value-type="string">
            <text:p>St Emilion</text:p>
          </table:table-cell>
          <table:table-cell office:value-type="string">
            <text:p>Rouge</text:p>
          </table:table-cell>
          <table:table-cell office:value-type="string">
            <text:p>Sans date</text:p>
          </table:table-cell>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A4</text:p>
          </table:table-cell>
          <table:table-cell/>
          <table:table-cell office:value-type="string">
            <text:p>Bouteille (75 cl)</text:p>
          </table:table-cell>
          <table:table-cell office:value-type="string">
            <text:p>Commun</text:p>
          </table:table-cell>
          <table:table-cell table:number-columns-repeated="2"/>
          <table:table-cell office:value-type="string">
            <text:p>Ref_0338</text:p>
          </table:table-cell>
          <table:table-cell table:number-columns-repeated="3"/>
          <table:table-cell table:style-name="ce1"/>
          <table:table-cell table:number-columns-repeated="1004"/>
        </table:table-row>
        <table:table-row table:style-name="ro4" table:visibility="filter">
          <table:table-cell/>
          <table:table-cell office:value-type="string">
            <text:p>Castel frères négociant</text:p>
          </table:table-cell>
          <table:table-cell office:value-type="string">
            <text:p>St Emilion</text:p>
          </table:table-cell>
          <table:table-cell office:value-type="string">
            <text:p>Rouge</text:p>
          </table:table-cell>
          <table:table-cell office:value-type="string">
            <text:p>Sans date</text:p>
          </table:table-cell>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A5</text:p>
          </table:table-cell>
          <table:table-cell/>
          <table:table-cell office:value-type="string">
            <text:p>Bouteille (75 cl)</text:p>
          </table:table-cell>
          <table:table-cell office:value-type="string">
            <text:p>Commun</text:p>
          </table:table-cell>
          <table:table-cell table:number-columns-repeated="2"/>
          <table:table-cell office:value-type="string">
            <text:p>Ref_0339</text:p>
          </table:table-cell>
          <table:table-cell table:number-columns-repeated="3"/>
          <table:table-cell table:style-name="ce1"/>
          <table:table-cell table:number-columns-repeated="1004"/>
        </table:table-row>
        <table:table-row table:style-name="ro4" table:visibility="filter">
          <table:table-cell/>
          <table:table-cell office:value-type="string">
            <text:p>Castel frères négociant</text:p>
          </table:table-cell>
          <table:table-cell office:value-type="string">
            <text:p>St Emilion</text:p>
          </table:table-cell>
          <table:table-cell office:value-type="string">
            <text:p>Rouge</text:p>
          </table:table-cell>
          <table:table-cell office:value-type="string">
            <text:p>Sans date</text:p>
          </table:table-cell>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A6</text:p>
          </table:table-cell>
          <table:table-cell/>
          <table:table-cell office:value-type="string">
            <text:p>Bouteille (75 cl)</text:p>
          </table:table-cell>
          <table:table-cell office:value-type="string">
            <text:p>Commun</text:p>
          </table:table-cell>
          <table:table-cell table:number-columns-repeated="2"/>
          <table:table-cell office:value-type="string">
            <text:p>Ref_0340</text:p>
          </table:table-cell>
          <table:table-cell table:number-columns-repeated="3"/>
          <table:table-cell table:style-name="ce1"/>
          <table:table-cell table:number-columns-repeated="1004"/>
        </table:table-row>
        <table:table-row table:style-name="ro7">
          <table:table-cell/>
          <table:table-cell office:value-type="string">
            <text:p>Borie Lamouline</text:p>
          </table:table-cell>
          <table:table-cell office:value-type="string">
            <text:p>St Emilion</text:p>
          </table:table-cell>
          <table:table-cell office:value-type="string">
            <text:p>Rouge</text:p>
          </table:table-cell>
          <table:table-cell office:value-type="float" office:value="1990">
            <text:p>1990</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A7</text:p>
          </table:table-cell>
          <table:table-cell/>
          <table:table-cell office:value-type="string">
            <text:p>Bouteille (75 cl)</text:p>
          </table:table-cell>
          <table:table-cell office:value-type="string">
            <text:p>Commun</text:p>
          </table:table-cell>
          <table:table-cell table:number-columns-repeated="2"/>
          <table:table-cell office:value-type="string">
            <text:p>Ref_0341</text:p>
          </table:table-cell>
          <table:table-cell office:value-type="string">
            <text:p>OK_main</text:p>
          </table:table-cell>
          <table:table-cell office:value-type="string">
            <text:p>Oui</text:p>
          </table:table-cell>
          <table:table-cell/>
          <table:table-cell table:style-name="ce22" office:value-type="string">
            <text:p>Le Château Borie Lamouline, situé à St Emilion, est réputé pour ses vins puissants et élégants. Le millésime 1990, issu de sols argilo-calcaires, offre des arômes de cassis, de prune et de sous-bois. En bouche, il est bien structuré avec des tannins fermes et une belle longueur. </text:p>
          </table:table-cell>
          <table:table-cell table:number-columns-repeated="1004"/>
        </table:table-row>
        <table:table-row table:style-name="ro4" table:visibility="filter">
          <table:table-cell/>
          <table:table-cell office:value-type="string">
            <text:p>Borie Lamouline</text:p>
          </table:table-cell>
          <table:table-cell office:value-type="string">
            <text:p>St Emilion</text:p>
          </table:table-cell>
          <table:table-cell office:value-type="string">
            <text:p>Rouge</text:p>
          </table:table-cell>
          <table:table-cell office:value-type="float" office:value="1990">
            <text:p>1990</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A8</text:p>
          </table:table-cell>
          <table:table-cell/>
          <table:table-cell office:value-type="string">
            <text:p>Bouteille (75 cl)</text:p>
          </table:table-cell>
          <table:table-cell office:value-type="string">
            <text:p>Commun</text:p>
          </table:table-cell>
          <table:table-cell table:number-columns-repeated="2"/>
          <table:table-cell office:value-type="string">
            <text:p>Ref_0342</text:p>
          </table:table-cell>
          <table:table-cell office:value-type="string">
            <text:p>OK_034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Borie Lamouline</text:p>
          </table:table-cell>
          <table:table-cell office:value-type="string">
            <text:p>St Emilion</text:p>
          </table:table-cell>
          <table:table-cell office:value-type="string">
            <text:p>Rouge</text:p>
          </table:table-cell>
          <table:table-cell office:value-type="float" office:value="1990">
            <text:p>1990</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A9</text:p>
          </table:table-cell>
          <table:table-cell/>
          <table:table-cell office:value-type="string">
            <text:p>Bouteille (75 cl)</text:p>
          </table:table-cell>
          <table:table-cell office:value-type="string">
            <text:p>Commun</text:p>
          </table:table-cell>
          <table:table-cell table:number-columns-repeated="2"/>
          <table:table-cell office:value-type="string">
            <text:p>Ref_0343</text:p>
          </table:table-cell>
          <table:table-cell office:value-type="string">
            <text:p>OK_034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Borie Lamouline</text:p>
          </table:table-cell>
          <table:table-cell office:value-type="string">
            <text:p>St Emilion</text:p>
          </table:table-cell>
          <table:table-cell office:value-type="string">
            <text:p>Rouge</text:p>
          </table:table-cell>
          <table:table-cell office:value-type="float" office:value="1990">
            <text:p>1990</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A10</text:p>
          </table:table-cell>
          <table:table-cell/>
          <table:table-cell office:value-type="string">
            <text:p>Bouteille (75 cl)</text:p>
          </table:table-cell>
          <table:table-cell office:value-type="string">
            <text:p>Commun</text:p>
          </table:table-cell>
          <table:table-cell table:number-columns-repeated="2"/>
          <table:table-cell office:value-type="string">
            <text:p>Ref_0344</text:p>
          </table:table-cell>
          <table:table-cell office:value-type="string">
            <text:p>OK_034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Borie Lamouline</text:p>
          </table:table-cell>
          <table:table-cell office:value-type="string">
            <text:p>St Emilion</text:p>
          </table:table-cell>
          <table:table-cell office:value-type="string">
            <text:p>Rouge</text:p>
          </table:table-cell>
          <table:table-cell office:value-type="float" office:value="1990">
            <text:p>1990</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B1</text:p>
          </table:table-cell>
          <table:table-cell/>
          <table:table-cell office:value-type="string">
            <text:p>Bouteille (75 cl)</text:p>
          </table:table-cell>
          <table:table-cell office:value-type="string">
            <text:p>Commun</text:p>
          </table:table-cell>
          <table:table-cell table:number-columns-repeated="2"/>
          <table:table-cell office:value-type="string">
            <text:p>Ref_0345</text:p>
          </table:table-cell>
          <table:table-cell office:value-type="string">
            <text:p>OK_0341</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Assez bien</text:p>
          </table:table-cell>
          <table:table-cell office:value-type="string">
            <text:p>Haute épaule Etiquette déchirée, Goulot propre</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Grille_2_B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46</text:p>
          </table:table-cell>
          <table:table-cell office:value-type="string">
            <text:p>OK_0018</text:p>
          </table:table-cell>
          <table:table-cell office:value-type="string">
            <text:p>Oui</text:p>
          </table:table-cell>
          <table:table-cell/>
          <table:table-cell table:style-name="ce1"/>
          <table:table-cell table:number-columns-repeated="1004"/>
        </table:table-row>
        <table:table-row table:style-name="ro4" table:visibility="filter">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Assez bien</text:p>
          </table:table-cell>
          <table:table-cell office:value-type="string">
            <text:p>Haute épaule Etiquette salle et déchirée, Goulot propre</text:p>
          </table:table-cell>
          <table:table-cell table:style-name="ce13" office:value-type="currency" office:currency="EUR" office:value="0">
            <text:p>0,00 €</text:p>
          </table:table-cell>
          <table:table-cell table:style-name="ce13" office:value-type="string">
            <text:p>50.00 €</text:p>
          </table:table-cell>
          <table:table-cell office:value-type="string">
            <text:p>Grille_2_B3</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47</text:p>
          </table:table-cell>
          <table:table-cell office:value-type="string">
            <text:p>OK_0018</text:p>
          </table:table-cell>
          <table:table-cell office:value-type="string">
            <text:p>Oui</text:p>
          </table:table-cell>
          <table:table-cell/>
          <table:table-cell table:style-name="ce1"/>
          <table:table-cell table:number-columns-repeated="1004"/>
        </table:table-row>
        <table:table-row table:style-name="ro1" table:number-rows-repeated="2">
          <table:table-cell table:number-columns-repeated="7"/>
          <table:table-cell table:style-name="ce13" table:number-columns-repeated="2"/>
          <table:table-cell table:number-columns-repeated="1015"/>
        </table:table-row>
        <table:table-row table:style-name="ro7">
          <table:table-cell/>
          <table:table-cell office:value-type="string">
            <text:p>Latour</text:p>
          </table:table-cell>
          <table:table-cell office:value-type="string">
            <text:p>Pauilla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string">
            <text:p>80.00 €</text:p>
          </table:table-cell>
          <table:table-cell office:value-type="string">
            <text:p>Grille_2_B8</text:p>
          </table:table-cell>
          <table:table-cell/>
          <table:table-cell office:value-type="string">
            <text:p>Bouteille (75 cl)</text:p>
          </table:table-cell>
          <table:table-cell office:value-type="string">
            <text:p>Commun</text:p>
          </table:table-cell>
          <table:table-cell table:number-columns-repeated="2"/>
          <table:table-cell office:value-type="string">
            <text:p>Ref_0350</text:p>
          </table:table-cell>
          <table:table-cell office:value-type="string">
            <text:p>OK_main</text:p>
          </table:table-cell>
          <table:table-cell office:value-type="string">
            <text:p>Oui</text:p>
          </table:table-cell>
          <table:table-cell/>
          <table:table-cell table:style-name="ce22" office:value-type="string">
            <text:p>Le Château Latour, premier grand cru classé de Pauillac, est l'un des vins les plus prestigieux de Bordeaux. Le millésime 1985, issu de sols graveleux, présente des arômes de cassis, de tabac et de cèdre. En bouche, ce vin est élégant et complexe, avec des tannins soyeux et une longue finale. </text:p>
          </table:table-cell>
          <table:table-cell table:number-columns-repeated="1004"/>
        </table:table-row>
        <table:table-row table:style-name="ro4">
          <table:table-cell/>
          <table:table-cell office:value-type="string">
            <text:p>Latour</text:p>
          </table:table-cell>
          <table:table-cell office:value-type="string">
            <text:p>Pauilla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string">
            <text:p>80.00 €</text:p>
          </table:table-cell>
          <table:table-cell office:value-type="string">
            <text:p>Grille_2_B9</text:p>
          </table:table-cell>
          <table:table-cell/>
          <table:table-cell office:value-type="string">
            <text:p>Bouteille (75 cl)</text:p>
          </table:table-cell>
          <table:table-cell office:value-type="string">
            <text:p>Commun</text:p>
          </table:table-cell>
          <table:table-cell table:number-columns-repeated="2"/>
          <table:table-cell office:value-type="string">
            <text:p>Ref_0351</text:p>
          </table:table-cell>
          <table:table-cell office:value-type="string">
            <text:p>OK_0350</text:p>
          </table:table-cell>
          <table:table-cell office:value-type="string">
            <text:p>Oui</text:p>
          </table:table-cell>
          <table:table-cell table:number-columns-repeated="1006"/>
        </table:table-row>
        <table:table-row table:style-name="ro4">
          <table:table-cell/>
          <table:table-cell office:value-type="string">
            <text:p>Latour</text:p>
          </table:table-cell>
          <table:table-cell office:value-type="string">
            <text:p>Pauilla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string">
            <text:p>80.00 €</text:p>
          </table:table-cell>
          <table:table-cell office:value-type="string">
            <text:p>Grille_2_B10</text:p>
          </table:table-cell>
          <table:table-cell/>
          <table:table-cell office:value-type="string">
            <text:p>Bouteille (75 cl)</text:p>
          </table:table-cell>
          <table:table-cell office:value-type="string">
            <text:p>Commun</text:p>
          </table:table-cell>
          <table:table-cell table:number-columns-repeated="2"/>
          <table:table-cell office:value-type="string">
            <text:p>Ref_0352</text:p>
          </table:table-cell>
          <table:table-cell office:value-type="string">
            <text:p>OK_0350</text:p>
          </table:table-cell>
          <table:table-cell office:value-type="string">
            <text:p>Oui</text:p>
          </table:table-cell>
          <table:table-cell table:number-columns-repeated="1006"/>
        </table:table-row>
        <table:table-row table:style-name="ro3">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style-name="ce7" office:value-type="string">
            <text:p>Bon niveau,</text:p>
            <text:p>Etiquette propre,</text:p>
            <text:p>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2_C1</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3</text:p>
          </table:table-cell>
          <table:table-cell office:value-type="string">
            <text:p>OK_0668</text:p>
          </table:table-cell>
          <table:table-cell office:value-type="string">
            <text:p>Oui</text:p>
          </table:table-cell>
          <table:table-cell table:number-columns-repeated="1006"/>
        </table:table-row>
        <table:table-row table:style-name="ro4">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2_C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4</text:p>
          </table:table-cell>
          <table:table-cell office:value-type="string">
            <text:p>OK_0668</text:p>
          </table:table-cell>
          <table:table-cell office:value-type="string">
            <text:p>Oui</text:p>
          </table:table-cell>
          <table:table-cell table:number-columns-repeated="1006"/>
        </table:table-row>
        <table:table-row table:style-name="ro4">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2_C3</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5</text:p>
          </table:table-cell>
          <table:table-cell office:value-type="string">
            <text:p>OK_0668</text:p>
          </table:table-cell>
          <table:table-cell office:value-type="string">
            <text:p>Oui</text:p>
          </table:table-cell>
          <table:table-cell table:number-columns-repeated="1006"/>
        </table:table-row>
        <table:table-row table:style-name="ro4">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2_C4</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6</text:p>
          </table:table-cell>
          <table:table-cell office:value-type="string">
            <text:p>OK_0668</text:p>
          </table:table-cell>
          <table:table-cell office:value-type="string">
            <text:p>Oui</text:p>
          </table:table-cell>
          <table:table-cell table:number-columns-repeated="1006"/>
        </table:table-row>
        <table:table-row table:style-name="ro4">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2_C5</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7</text:p>
          </table:table-cell>
          <table:table-cell office:value-type="string">
            <text:p>OK_0668</text:p>
          </table:table-cell>
          <table:table-cell office:value-type="string">
            <text:p>Oui</text:p>
          </table:table-cell>
          <table:table-cell table:number-columns-repeated="1006"/>
        </table:table-row>
        <table:table-row table:style-name="ro4">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2_C6</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8</text:p>
          </table:table-cell>
          <table:table-cell office:value-type="string">
            <text:p>OK_0668</text:p>
          </table:table-cell>
          <table:table-cell office:value-type="string">
            <text:p>Oui</text:p>
          </table:table-cell>
          <table:table-cell table:number-columns-repeated="1006"/>
        </table:table-row>
        <table:table-row table:style-name="ro4">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2_C7</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9</text:p>
          </table:table-cell>
          <table:table-cell office:value-type="string">
            <text:p>OK_0668</text:p>
          </table:table-cell>
          <table:table-cell office:value-type="string">
            <text:p>Oui</text:p>
          </table:table-cell>
          <table:table-cell table:number-columns-repeated="1006"/>
        </table:table-row>
        <table:table-row table:style-name="ro4">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2_C8</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60</text:p>
          </table:table-cell>
          <table:table-cell office:value-type="string">
            <text:p>OK_0668</text:p>
          </table:table-cell>
          <table:table-cell office:value-type="string">
            <text:p>Oui</text:p>
          </table:table-cell>
          <table:table-cell table:number-columns-repeated="1006"/>
        </table:table-row>
        <table:table-row table:style-name="ro4">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2_C9</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61</text:p>
          </table:table-cell>
          <table:table-cell office:value-type="string">
            <text:p>OK_0668</text:p>
          </table:table-cell>
          <table:table-cell office:value-type="string">
            <text:p>Oui</text:p>
          </table:table-cell>
          <table:table-cell table:number-columns-repeated="1006"/>
        </table:table-row>
        <table:table-row table:style-name="ro4">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2_C10</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62</text:p>
          </table:table-cell>
          <table:table-cell office:value-type="string">
            <text:p>OK_0668</text:p>
          </table:table-cell>
          <table:table-cell office:value-type="string">
            <text:p>Oui</text:p>
          </table:table-cell>
          <table:table-cell table:number-columns-repeated="1006"/>
        </table:table-row>
        <table:table-row table:style-name="ro4">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2_D1</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63</text:p>
          </table:table-cell>
          <table:table-cell office:value-type="string">
            <text:p>OK_0668</text:p>
          </table:table-cell>
          <table:table-cell office:value-type="string">
            <text:p>Oui</text:p>
          </table:table-cell>
          <table:table-cell table:number-columns-repeated="1006"/>
        </table:table-row>
        <table:table-row table:style-name="ro4">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2_D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64</text:p>
          </table:table-cell>
          <table:table-cell office:value-type="string">
            <text:p>OK_0668</text:p>
          </table:table-cell>
          <table:table-cell office:value-type="string">
            <text:p>Oui</text:p>
          </table:table-cell>
          <table:table-cell table:number-columns-repeated="1006"/>
        </table:table-row>
        <table:table-row table:style-name="ro7">
          <table:table-cell/>
          <table:table-cell office:value-type="string">
            <text:p>Domaine Les Cailloux</text:p>
          </table:table-cell>
          <table:table-cell office:value-type="string">
            <text:p>Montbazillac</text:p>
          </table:table-cell>
          <table:table-cell office:value-type="string">
            <text:p>Blanc</text:p>
          </table:table-cell>
          <table:table-cell office:value-type="float" office:value="1986">
            <text:p>1986</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2_D3</text:p>
          </table:table-cell>
          <table:table-cell/>
          <table:table-cell office:value-type="string">
            <text:p>Bouteille (75 cl)</text:p>
          </table:table-cell>
          <table:table-cell office:value-type="string">
            <text:p>Commun</text:p>
          </table:table-cell>
          <table:table-cell table:number-columns-repeated="2"/>
          <table:table-cell office:value-type="string">
            <text:p>Ref_0365</text:p>
          </table:table-cell>
          <table:table-cell office:value-type="string">
            <text:p>OK_main</text:p>
          </table:table-cell>
          <table:table-cell office:value-type="string">
            <text:p>Oui</text:p>
          </table:table-cell>
          <table:table-cell/>
          <table:table-cell table:style-name="ce22" office:value-type="string">
            <text:p>Le Domaine Les Cailloux, situé à Montbazillac, est connu pour ses vins blancs doux et aromatiques. Le millésime 1986 offre des arômes de miel, de pêche et de fruits confits. En bouche, il est doux et opulent avec une acidité rafraîchissante qui équilibre la richesse. </text:p>
          </table:table-cell>
          <table:table-cell table:number-columns-repeated="1004"/>
        </table:table-row>
        <table:table-row table:style-name="ro4">
          <table:table-cell table:number-columns-repeated="7"/>
          <table:table-cell table:style-name="ce13" table:number-columns-repeated="2"/>
          <table:table-cell office:value-type="string">
            <text:p>Grille_2_D4</text:p>
          </table:table-cell>
          <table:table-cell table:number-columns-repeated="5"/>
          <table:table-cell office:value-type="string">
            <text:p>Ref_0366</text:p>
          </table:table-cell>
          <table:table-cell table:number-columns-repeated="1008"/>
        </table:table-row>
        <table:table-row table:style-name="ro4">
          <table:table-cell table:number-columns-repeated="7"/>
          <table:table-cell table:style-name="ce13" table:number-columns-repeated="2"/>
          <table:table-cell office:value-type="string">
            <text:p>Grille_2_D5</text:p>
          </table:table-cell>
          <table:table-cell table:number-columns-repeated="5"/>
          <table:table-cell office:value-type="string">
            <text:p>Ref_0367</text:p>
          </table:table-cell>
          <table:table-cell table:number-columns-repeated="1008"/>
        </table:table-row>
        <table:table-row table:style-name="ro4">
          <table:table-cell/>
          <table:table-cell office:value-type="string">
            <text:p>Château 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Mauvaise état</text:p>
          </table:table-cell>
          <table:table-cell office:value-type="string">
            <text:p>Sans étiquette, goulot propre</text:p>
          </table:table-cell>
          <table:table-cell table:style-name="ce13" office:value-type="currency" office:currency="EUR" office:value="0">
            <text:p>0,00 €</text:p>
          </table:table-cell>
          <table:table-cell table:style-name="ce13" office:value-type="string">
            <text:p>50.00 €</text:p>
          </table:table-cell>
          <table:table-cell office:value-type="string">
            <text:p>Grille_2_D6</text:p>
          </table:table-cell>
          <table:table-cell/>
          <table:table-cell office:value-type="string">
            <text:p>Bouteille (75 cl)</text:p>
          </table:table-cell>
          <table:table-cell office:value-type="string">
            <text:p>Commun</text:p>
          </table:table-cell>
          <table:table-cell table:number-columns-repeated="2"/>
          <table:table-cell office:value-type="string">
            <text:p>Ref_0368</text:p>
          </table:table-cell>
          <table:table-cell table:number-columns-repeated="1008"/>
        </table:table-row>
        <table:table-row table:style-name="ro4">
          <table:table-cell table:number-columns-repeated="7"/>
          <table:table-cell table:style-name="ce13" table:number-columns-repeated="2"/>
          <table:table-cell office:value-type="string">
            <text:p>Grille_2_D7</text:p>
          </table:table-cell>
          <table:table-cell table:number-columns-repeated="5"/>
          <table:table-cell office:value-type="string">
            <text:p>Ref_0369</text:p>
          </table:table-cell>
          <table:table-cell table:number-columns-repeated="1008"/>
        </table:table-row>
        <table:table-row table:style-name="ro7">
          <table:table-cell/>
          <table:table-cell office:value-type="string">
            <text:p>Latour Camblanes</text:p>
          </table:table-cell>
          <table:table-cell office:value-type="string">
            <text:p>Côtes de Bordeaux</text:p>
          </table:table-cell>
          <table:table-cell office:value-type="string">
            <text:p>Rouge</text:p>
          </table:table-cell>
          <table:table-cell office:value-type="float" office:value="1986">
            <text:p>1986</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D8</text:p>
          </table:table-cell>
          <table:table-cell/>
          <table:table-cell office:value-type="string">
            <text:p>Bouteille (75 cl)</text:p>
          </table:table-cell>
          <table:table-cell office:value-type="string">
            <text:p>Commun</text:p>
          </table:table-cell>
          <table:table-cell table:number-columns-repeated="2"/>
          <table:table-cell office:value-type="string">
            <text:p>Ref_0370</text:p>
          </table:table-cell>
          <table:table-cell office:value-type="string">
            <text:p>OK_main</text:p>
          </table:table-cell>
          <table:table-cell office:value-type="string">
            <text:p>Oui</text:p>
          </table:table-cell>
          <table:table-cell/>
          <table:table-cell table:style-name="ce22" office:value-type="string">
            <text:p>Le Château Latour Camblanes, situé dans les Côtes de Bordeaux, produit des vins robustes et bien équilibrés. Le millésime 1986 présente des arômes de fruits noirs, de cuir et de sous-bois. En bouche, ce vin est puissant avec des tannins fermes et une longue finale. </text:p>
          </table:table-cell>
          <table:table-cell table:number-columns-repeated="1004"/>
        </table:table-row>
        <table:table-row table:style-name="ro4">
          <table:table-cell/>
          <table:table-cell office:value-type="string">
            <text:p>Latour Camblanes</text:p>
          </table:table-cell>
          <table:table-cell office:value-type="string">
            <text:p>Côtes de Bordeaux</text:p>
          </table:table-cell>
          <table:table-cell office:value-type="string">
            <text:p>Rouge</text:p>
          </table:table-cell>
          <table:table-cell office:value-type="float" office:value="1986">
            <text:p>1986</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D9</text:p>
          </table:table-cell>
          <table:table-cell/>
          <table:table-cell office:value-type="string">
            <text:p>Bouteille (75 cl)</text:p>
          </table:table-cell>
          <table:table-cell office:value-type="string">
            <text:p>Commun</text:p>
          </table:table-cell>
          <table:table-cell table:number-columns-repeated="2"/>
          <table:table-cell office:value-type="string">
            <text:p>Ref_0371</text:p>
          </table:table-cell>
          <table:table-cell office:value-type="string">
            <text:p>OK_0370</text:p>
          </table:table-cell>
          <table:table-cell office:value-type="string">
            <text:p>Oui</text:p>
          </table:table-cell>
          <table:table-cell table:number-columns-repeated="1006"/>
        </table:table-row>
        <table:table-row table:style-name="ro7">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57">
            <text:p>1957</text:p>
          </table:table-cell>
          <table:table-cell office:value-type="string">
            <text:p>Assez bien</text:p>
          </table:table-cell>
          <table:table-cell office:value-type="string">
            <text:p>Mi épaule, Etiquette déchirée, Goulot propre</text:p>
          </table:table-cell>
          <table:table-cell table:style-name="ce13" office:value-type="currency" office:currency="EUR" office:value="0">
            <text:p>0,00 €</text:p>
          </table:table-cell>
          <table:table-cell table:style-name="ce13" office:value-type="currency" office:currency="EUR" office:value="200">
            <text:p>200,00 €</text:p>
          </table:table-cell>
          <table:table-cell office:value-type="string">
            <text:p>Grille_2_D10</text:p>
          </table:table-cell>
          <table:table-cell/>
          <table:table-cell office:value-type="string">
            <text:p>Bouteille (75 cl)</text:p>
          </table:table-cell>
          <table:table-cell office:value-type="string">
            <text:p>Commun</text:p>
          </table:table-cell>
          <table:table-cell table:number-columns-repeated="2"/>
          <table:table-cell office:value-type="string">
            <text:p>Ref_0372</text:p>
          </table:table-cell>
          <table:table-cell office:value-type="string">
            <text:p>OK_main</text:p>
          </table:table-cell>
          <table:table-cell office:value-type="string">
            <text:p>Oui</text:p>
          </table:table-cell>
          <table:table-cell/>
          <table:table-cell table:style-name="ce22" office:value-type="string">
            <text:p>Le Château La Gaffelière, situé à St Emilion, produit des vins élégants et bien structurés. Le millésime 1957, issu de sols argilo-calcaires, révèle des arômes de prune, de cassis et de truffe. En bouche, il est riche et complexe avec des tannins souples et une longue finale. </text:p>
          </table:table-cell>
          <table:table-cell table:number-columns-repeated="1004"/>
        </table:table-row>
        <table:table-row table:style-name="ro4">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57">
            <text:p>1957</text:p>
          </table:table-cell>
          <table:table-cell office:value-type="string">
            <text:p>Mauvaise état</text:p>
          </table:table-cell>
          <table:table-cell office:value-type="string">
            <text:p>Sans étiquette, goulot propre</text:p>
          </table:table-cell>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Grille_2_E1</text:p>
          </table:table-cell>
          <table:table-cell/>
          <table:table-cell office:value-type="string">
            <text:p>Bouteille (75 cl)</text:p>
          </table:table-cell>
          <table:table-cell office:value-type="string">
            <text:p>Commun</text:p>
          </table:table-cell>
          <table:table-cell table:number-columns-repeated="2"/>
          <table:table-cell office:value-type="string">
            <text:p>Ref_0373</text:p>
          </table:table-cell>
          <table:table-cell table:number-columns-repeated="1008"/>
        </table:table-row>
        <table:table-row table:style-name="ro4">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57">
            <text:p>1957</text:p>
          </table:table-cell>
          <table:table-cell office:value-type="string">
            <text:p>Mauvaise état</text:p>
          </table:table-cell>
          <table:table-cell office:value-type="string">
            <text:p>Sans étiquette, goulot propre</text:p>
          </table:table-cell>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Grille_2_E2</text:p>
          </table:table-cell>
          <table:table-cell/>
          <table:table-cell office:value-type="string">
            <text:p>Bouteille (75 cl)</text:p>
          </table:table-cell>
          <table:table-cell office:value-type="string">
            <text:p>Commun</text:p>
          </table:table-cell>
          <table:table-cell table:number-columns-repeated="2"/>
          <table:table-cell office:value-type="string">
            <text:p>Ref_0374</text:p>
          </table:table-cell>
          <table:table-cell table:number-columns-repeated="1008"/>
        </table:table-row>
        <table:table-row table:style-name="ro4">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57">
            <text:p>1957</text:p>
          </table:table-cell>
          <table:table-cell office:value-type="string">
            <text:p>Mauvaise état</text:p>
          </table:table-cell>
          <table:table-cell office:value-type="string">
            <text:p>Sans étiquette, goulot propre</text:p>
          </table:table-cell>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Grille_2_E3</text:p>
          </table:table-cell>
          <table:table-cell/>
          <table:table-cell office:value-type="string">
            <text:p>Bouteille (75 cl)</text:p>
          </table:table-cell>
          <table:table-cell office:value-type="string">
            <text:p>Commun</text:p>
          </table:table-cell>
          <table:table-cell table:number-columns-repeated="2"/>
          <table:table-cell office:value-type="string">
            <text:p>Ref_0375</text:p>
          </table:table-cell>
          <table:table-cell table:number-columns-repeated="1008"/>
        </table:table-row>
        <table:table-row table:style-name="ro4">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57">
            <text:p>1957</text:p>
          </table:table-cell>
          <table:table-cell office:value-type="string">
            <text:p>Mauvaise état</text:p>
          </table:table-cell>
          <table:table-cell office:value-type="string">
            <text:p>Sans étiquette, goulot propre</text:p>
          </table:table-cell>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Grille_2_E4</text:p>
          </table:table-cell>
          <table:table-cell/>
          <table:table-cell office:value-type="string">
            <text:p>Bouteille (75 cl)</text:p>
          </table:table-cell>
          <table:table-cell office:value-type="string">
            <text:p>Commun</text:p>
          </table:table-cell>
          <table:table-cell table:number-columns-repeated="2"/>
          <table:table-cell office:value-type="string">
            <text:p>Ref_0376</text:p>
          </table:table-cell>
          <table:table-cell table:number-columns-repeated="1008"/>
        </table:table-row>
        <table:table-row table:style-name="ro4">
          <table:table-cell table:number-columns-repeated="7"/>
          <table:table-cell table:style-name="ce13" table:number-columns-repeated="2"/>
          <table:table-cell office:value-type="string">
            <text:p>Grille_2_E5</text:p>
          </table:table-cell>
          <table:table-cell table:number-columns-repeated="5"/>
          <table:table-cell office:value-type="string">
            <text:p>Ref_0377</text:p>
          </table:table-cell>
          <table:table-cell table:number-columns-repeated="1008"/>
        </table:table-row>
        <table:table-row table:style-name="ro7">
          <table:table-cell/>
          <table:table-cell office:value-type="string">
            <text:p>Mirefleur</text:p>
          </table:table-cell>
          <table:table-cell office:value-type="string">
            <text:p>Bordeaux Supérieur</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E7</text:p>
          </table:table-cell>
          <table:table-cell/>
          <table:table-cell office:value-type="string">
            <text:p>Bouteille (75 cl)</text:p>
          </table:table-cell>
          <table:table-cell office:value-type="string">
            <text:p>Commun</text:p>
          </table:table-cell>
          <table:table-cell table:number-columns-repeated="2"/>
          <table:table-cell office:value-type="string">
            <text:p>Ref_0378</text:p>
          </table:table-cell>
          <table:table-cell office:value-type="string">
            <text:p>OK_main</text:p>
          </table:table-cell>
          <table:table-cell office:value-type="string">
            <text:p>Oui</text:p>
          </table:table-cell>
          <table:table-cell/>
          <table:table-cell table:style-name="ce22" office:value-type="string">
            <text:p>Le Château Mirefleur, situé dans l'appellation Bordeaux Supérieur, est connu pour ses vins fruités et bien équilibrés. Le millésime 1985 présente des arômes de fruits rouges, de sous-bois et une touche d'épices. En bouche, il est rond avec des tannins souples et une finale persistante. </text:p>
          </table:table-cell>
          <table:table-cell table:number-columns-repeated="1004"/>
        </table:table-row>
        <table:table-row table:style-name="ro7">
          <table:table-cell/>
          <table:table-cell office:value-type="string">
            <text:p>Mirefleur</text:p>
          </table:table-cell>
          <table:table-cell office:value-type="string">
            <text:p>Bordeaux Supérieur</text:p>
          </table:table-cell>
          <table:table-cell office:value-type="string">
            <text:p>Rouge</text:p>
          </table:table-cell>
          <table:table-cell office:value-type="float" office:value="1987">
            <text:p>1987</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E8</text:p>
          </table:table-cell>
          <table:table-cell/>
          <table:table-cell office:value-type="string">
            <text:p>Bouteille (75 cl)</text:p>
          </table:table-cell>
          <table:table-cell office:value-type="string">
            <text:p>Commun</text:p>
          </table:table-cell>
          <table:table-cell table:number-columns-repeated="2"/>
          <table:table-cell office:value-type="string">
            <text:p>Ref_0379</text:p>
          </table:table-cell>
          <table:table-cell office:value-type="string">
            <text:p>OK_main</text:p>
          </table:table-cell>
          <table:table-cell office:value-type="string">
            <text:p>Oui</text:p>
          </table:table-cell>
          <table:table-cell/>
          <table:table-cell table:style-name="ce22" office:value-type="string">
            <text:p>Le Château Mirefleur 1987 est un autre excellent millésime de cette propriété. Ce vin rouge révèle des arômes de cerise noire, de prune et de tabac. En bouche, il est bien structuré avec des tannins soyeux et une belle longueur, représentant bien l'élégance des vins de Bordeaux Supérieur. </text:p>
          </table:table-cell>
          <table:table-cell table:number-columns-repeated="1004"/>
        </table:table-row>
        <table:table-row table:style-name="ro4">
          <table:table-cell/>
          <table:table-cell office:value-type="string">
            <text:p>Latour Camblanes</text:p>
          </table:table-cell>
          <table:table-cell office:value-type="string">
            <text:p>Côtes de Bordeaux</text:p>
          </table:table-cell>
          <table:table-cell office:value-type="string">
            <text:p>Rouge</text:p>
          </table:table-cell>
          <table:table-cell office:value-type="float" office:value="1986">
            <text:p>1986</text:p>
          </table:table-cell>
          <table:table-cell office:value-type="string">
            <text:p>Bien</text:p>
          </table:table-cell>
          <table:table-cell office:value-type="string">
            <text:p>Haut épaule, Etiquette tacheté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E9</text:p>
          </table:table-cell>
          <table:table-cell/>
          <table:table-cell office:value-type="string">
            <text:p>Bouteille (75 cl)</text:p>
          </table:table-cell>
          <table:table-cell office:value-type="string">
            <text:p>Commun</text:p>
          </table:table-cell>
          <table:table-cell table:number-columns-repeated="2"/>
          <table:table-cell office:value-type="string">
            <text:p>Ref_0380</text:p>
          </table:table-cell>
          <table:table-cell office:value-type="string">
            <text:p>OK_0370</text:p>
          </table:table-cell>
          <table:table-cell office:value-type="string">
            <text:p>Oui</text:p>
          </table:table-cell>
          <table:table-cell table:number-columns-repeated="1006"/>
        </table:table-row>
        <table:table-row table:style-name="ro7">
          <table:table-cell/>
          <table:table-cell office:value-type="string">
            <text:p>De Goëlanne</text:p>
          </table:table-cell>
          <table:table-cell office:value-type="string">
            <text:p>Entre deux mers</text:p>
          </table:table-cell>
          <table:table-cell office:value-type="string">
            <text:p>Blanc</text:p>
          </table:table-cell>
          <table:table-cell office:value-type="float" office:value="1990">
            <text:p>1990</text:p>
          </table:table-cell>
          <table:table-cell office:value-type="string">
            <text:p>Bien</text:p>
          </table:table-cell>
          <table:table-cell office:value-type="string">
            <text:p>Mi épaule, Etiquette déchiré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E10</text:p>
          </table:table-cell>
          <table:table-cell/>
          <table:table-cell office:value-type="string">
            <text:p>Bouteille (75 cl)</text:p>
          </table:table-cell>
          <table:table-cell office:value-type="string">
            <text:p>Commun</text:p>
          </table:table-cell>
          <table:table-cell table:number-columns-repeated="2"/>
          <table:table-cell office:value-type="string">
            <text:p>Ref_0381</text:p>
          </table:table-cell>
          <table:table-cell office:value-type="string">
            <text:p>OK_main</text:p>
          </table:table-cell>
          <table:table-cell office:value-type="string">
            <text:p>Oui</text:p>
          </table:table-cell>
          <table:table-cell/>
          <table:table-cell table:style-name="ce22" office:value-type="string">
            <text:p>Le Château De Goëlanne, situé dans l'appellation Entre-Deux-Mers, est reconnu pour ses vins blancs frais et aromatiques. Le millésime 1990 offre des arômes de citron, de pomme verte et de fleurs blanches. En bouche, ce vin est vif et rafraîchissant avec une belle acidité. </text:p>
          </table:table-cell>
          <table:table-cell table:number-columns-repeated="1004"/>
        </table:table-row>
        <table:table-row table:style-name="ro7">
          <table:table-cell/>
          <table:table-cell office:value-type="string">
            <text:p>De Goëlanne</text:p>
          </table:table-cell>
          <table:table-cell office:value-type="string">
            <text:p>Entre deux mers</text:p>
          </table:table-cell>
          <table:table-cell office:value-type="string">
            <text:p>Blanc</text:p>
          </table:table-cell>
          <table:table-cell office:value-type="float" office:value="1987">
            <text:p>1987</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F1</text:p>
          </table:table-cell>
          <table:table-cell/>
          <table:table-cell office:value-type="string">
            <text:p>Bouteille (75 cl)</text:p>
          </table:table-cell>
          <table:table-cell office:value-type="string">
            <text:p>Commun</text:p>
          </table:table-cell>
          <table:table-cell table:number-columns-repeated="2"/>
          <table:table-cell office:value-type="string">
            <text:p>Ref_0382</text:p>
          </table:table-cell>
          <table:table-cell office:value-type="string">
            <text:p>OK_main</text:p>
          </table:table-cell>
          <table:table-cell office:value-type="string">
            <text:p>Oui</text:p>
          </table:table-cell>
          <table:table-cell/>
          <table:table-cell table:style-name="ce22" office:value-type="string">
            <text:p>Le Château De Goëlanne 1987 est un autre excellent millésime de cette propriété. Ce vin blanc révèle des notes de pêche, d'agrumes et de fleurs. En bouche, il est bien équilibré avec une acidité vive et une finale rafraîchissante, typique des vins de l'Entre-Deux-Mers. </text:p>
          </table:table-cell>
          <table:table-cell table:number-columns-repeated="1004"/>
        </table:table-row>
        <table:table-row table:style-name="ro4">
          <table:table-cell/>
          <table:table-cell office:value-type="string">
            <text:p>De Goëlanne</text:p>
          </table:table-cell>
          <table:table-cell office:value-type="string">
            <text:p>Entre deux mers</text:p>
          </table:table-cell>
          <table:table-cell office:value-type="string">
            <text:p>Blanc</text:p>
          </table:table-cell>
          <table:table-cell office:value-type="float" office:value="1987">
            <text:p>1987</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F2</text:p>
          </table:table-cell>
          <table:table-cell/>
          <table:table-cell office:value-type="string">
            <text:p>Bouteille (75 cl)</text:p>
          </table:table-cell>
          <table:table-cell office:value-type="string">
            <text:p>Commun</text:p>
          </table:table-cell>
          <table:table-cell table:number-columns-repeated="2"/>
          <table:table-cell office:value-type="string">
            <text:p>Ref_0383</text:p>
          </table:table-cell>
          <table:table-cell office:value-type="string">
            <text:p>OK_0382</text:p>
          </table:table-cell>
          <table:table-cell office:value-type="string">
            <text:p>Oui</text:p>
          </table:table-cell>
          <table:table-cell table:number-columns-repeated="1006"/>
        </table:table-row>
        <table:table-row table:style-name="ro4">
          <table:table-cell/>
          <table:table-cell office:value-type="string">
            <text:p>De Goëlanne</text:p>
          </table:table-cell>
          <table:table-cell office:value-type="string">
            <text:p>Entre deux mers</text:p>
          </table:table-cell>
          <table:table-cell office:value-type="string">
            <text:p>Blanc</text:p>
          </table:table-cell>
          <table:table-cell office:value-type="float" office:value="1987">
            <text:p>1987</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F3</text:p>
          </table:table-cell>
          <table:table-cell/>
          <table:table-cell office:value-type="string">
            <text:p>Bouteille (75 cl)</text:p>
          </table:table-cell>
          <table:table-cell office:value-type="string">
            <text:p>Commun</text:p>
          </table:table-cell>
          <table:table-cell table:number-columns-repeated="2"/>
          <table:table-cell office:value-type="string">
            <text:p>Ref_0384</text:p>
          </table:table-cell>
          <table:table-cell office:value-type="string">
            <text:p>OK_0382</text:p>
          </table:table-cell>
          <table:table-cell office:value-type="string">
            <text:p>Oui</text:p>
          </table:table-cell>
          <table:table-cell table:number-columns-repeated="1006"/>
        </table:table-row>
        <table:table-row table:style-name="ro7">
          <table:table-cell/>
          <table:table-cell office:value-type="string">
            <text:p>De Goëlanne</text:p>
          </table:table-cell>
          <table:table-cell office:value-type="string">
            <text:p>Bordeaux</text:p>
          </table:table-cell>
          <table:table-cell office:value-type="string">
            <text:p>Rosé</text:p>
          </table:table-cell>
          <table:table-cell office:value-type="float" office:value="1997">
            <text:p>1997</text:p>
          </table:table-cell>
          <table:table-cell office:value-type="string">
            <text:p>Bien</text:p>
          </table:table-cell>
          <table:table-cell office:value-type="string">
            <text:p>Bas goulot Etiquette tacheté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F4</text:p>
          </table:table-cell>
          <table:table-cell/>
          <table:table-cell office:value-type="string">
            <text:p>Bouteille (75 cl)</text:p>
          </table:table-cell>
          <table:table-cell office:value-type="string">
            <text:p>Commun</text:p>
          </table:table-cell>
          <table:table-cell table:number-columns-repeated="2"/>
          <table:table-cell office:value-type="string">
            <text:p>Ref_0385</text:p>
          </table:table-cell>
          <table:table-cell office:value-type="string">
            <text:p>OK_main</text:p>
          </table:table-cell>
          <table:table-cell office:value-type="string">
            <text:p>Oui</text:p>
          </table:table-cell>
          <table:table-cell/>
          <table:table-cell table:style-name="ce22" office:value-type="string">
            <text:p>Le Château De Goëlanne, situé à Bordeaux, produit des rosés frais et fruités. Le millésime 1997 offre des arômes de fraise, de framboise et une touche de fleurs. En bouche, ce vin est léger et rafraîchissant avec une belle acidité et une finale fruitée. </text:p>
          </table:table-cell>
          <table:table-cell table:number-columns-repeated="1004"/>
        </table:table-row>
        <table:table-row table:style-name="ro7">
          <table:table-cell/>
          <table:table-cell office:value-type="string">
            <text:p>De Goëlanne</text:p>
          </table:table-cell>
          <table:table-cell office:value-type="string">
            <text:p>Bordeaux Supérieur</text:p>
          </table:table-cell>
          <table:table-cell office:value-type="string">
            <text:p>Rouge</text:p>
          </table:table-cell>
          <table:table-cell office:value-type="float" office:value="1985">
            <text:p>1985</text:p>
          </table:table-cell>
          <table:table-cell office:value-type="string">
            <text:p>Assez bien</text:p>
          </table:table-cell>
          <table:table-cell office:value-type="string">
            <text:p>Haut épaule, Etiquette déchirée, Goulot sal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F5</text:p>
          </table:table-cell>
          <table:table-cell/>
          <table:table-cell office:value-type="string">
            <text:p>Bouteille (75 cl)</text:p>
          </table:table-cell>
          <table:table-cell office:value-type="string">
            <text:p>Commun</text:p>
          </table:table-cell>
          <table:table-cell table:number-columns-repeated="2"/>
          <table:table-cell office:value-type="string">
            <text:p>Ref_0386</text:p>
          </table:table-cell>
          <table:table-cell office:value-type="string">
            <text:p>OK_main</text:p>
          </table:table-cell>
          <table:table-cell office:value-type="string">
            <text:p>Oui</text:p>
          </table:table-cell>
          <table:table-cell/>
          <table:table-cell table:style-name="ce22" office:value-type="string">
            <text:p>Le Château De Goëlanne, dans l'appellation Bordeaux Supérieur, est connu pour ses vins rouges fruités et bien équilibrés. Le millésime 1985 présente des arômes de fruits rouges, de sous-bois et une touche d'épices. En bouche, il est rond avec des tannins souples et une finale persistante. </text:p>
          </table:table-cell>
          <table:table-cell table:number-columns-repeated="1004"/>
        </table:table-row>
        <table:table-row table:style-name="ro7">
          <table:table-cell/>
          <table:table-cell office:value-type="string">
            <text:p>De Goëlanne</text:p>
          </table:table-cell>
          <table:table-cell office:value-type="string">
            <text:p>Bordeaux Supérieur</text:p>
          </table:table-cell>
          <table:table-cell office:value-type="string">
            <text:p>Rouge</text:p>
          </table:table-cell>
          <table:table-cell office:value-type="float" office:value="1986">
            <text:p>1986</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F6</text:p>
          </table:table-cell>
          <table:table-cell/>
          <table:table-cell office:value-type="string">
            <text:p>Bouteille (75 cl)</text:p>
          </table:table-cell>
          <table:table-cell office:value-type="string">
            <text:p>Commun</text:p>
          </table:table-cell>
          <table:table-cell table:number-columns-repeated="2"/>
          <table:table-cell office:value-type="string">
            <text:p>Ref_0387</text:p>
          </table:table-cell>
          <table:table-cell office:value-type="string">
            <text:p>OK_main</text:p>
          </table:table-cell>
          <table:table-cell office:value-type="string">
            <text:p>Oui</text:p>
          </table:table-cell>
          <table:table-cell/>
          <table:table-cell table:style-name="ce22" office:value-type="string">
            <text:p>Le Château De Goëlanne 1986 est un autre excellent millésime de cette propriété. Ce vin rouge révèle des arômes de cerise noire, de prune et de tabac. En bouche, il est bien structuré avec des tannins soyeux et une belle longueur, représentant bien l'élégance des vins de Bordeaux Supérieur. </text:p>
          </table:table-cell>
          <table:table-cell table:number-columns-repeated="1004"/>
        </table:table-row>
        <table:table-row table:style-name="ro6">
          <table:table-cell/>
          <table:table-cell table:style-name="ce7" office:value-type="string">
            <text:p>Reine Margaux</text:p>
            <text:p>Cuvée Royale</text:p>
          </table:table-cell>
          <table:table-cell office:value-type="string">
            <text:p>Jurançon</text:p>
          </table:table-cell>
          <table:table-cell office:value-type="string">
            <text:p>Blanc</text:p>
          </table:table-cell>
          <table:table-cell office:value-type="string">
            <text:p>Sans date</text:p>
          </table:table-cell>
          <table:table-cell table:number-columns-repeated="2"/>
          <table:table-cell table:style-name="ce13" office:value-type="currency" office:currency="EUR" office:value="0">
            <text:p>0,00 €</text:p>
          </table:table-cell>
          <table:table-cell/>
          <table:table-cell office:value-type="string">
            <text:p>Grille_2_F7</text:p>
          </table:table-cell>
          <table:table-cell/>
          <table:table-cell office:value-type="string">
            <text:p>Bouteille (75 cl)</text:p>
          </table:table-cell>
          <table:table-cell office:value-type="string">
            <text:p>Commun</text:p>
          </table:table-cell>
          <table:table-cell table:number-columns-repeated="2"/>
          <table:table-cell office:value-type="string">
            <text:p>Ref_0388</text:p>
          </table:table-cell>
          <table:table-cell table:number-columns-repeated="1008"/>
        </table:table-row>
        <table:table-row table:style-name="ro4">
          <table:table-cell/>
          <table:table-cell table:style-name="ce7"/>
          <table:table-cell office:value-type="string">
            <text:p>Jurançon</text:p>
          </table:table-cell>
          <table:table-cell office:value-type="string">
            <text:p>Blanc</text:p>
          </table:table-cell>
          <table:table-cell office:value-type="string">
            <text:p>Sans date</text:p>
          </table:table-cell>
          <table:table-cell table:number-columns-repeated="2"/>
          <table:table-cell table:style-name="ce13" office:value-type="currency" office:currency="EUR" office:value="0">
            <text:p>0,00 €</text:p>
          </table:table-cell>
          <table:table-cell/>
          <table:table-cell office:value-type="string">
            <text:p>Grille_2_F8</text:p>
          </table:table-cell>
          <table:table-cell/>
          <table:table-cell office:value-type="string">
            <text:p>Bouteille (75 cl)</text:p>
          </table:table-cell>
          <table:table-cell office:value-type="string">
            <text:p>Commun</text:p>
          </table:table-cell>
          <table:table-cell table:number-columns-repeated="2"/>
          <table:table-cell office:value-type="string">
            <text:p>Ref_0389</text:p>
          </table:table-cell>
          <table:table-cell table:number-columns-repeated="1008"/>
        </table:table-row>
        <table:table-row table:style-name="ro4">
          <table:table-cell/>
          <table:table-cell table:style-name="ce7"/>
          <table:table-cell office:value-type="string">
            <text:p>Jurançon</text:p>
          </table:table-cell>
          <table:table-cell office:value-type="string">
            <text:p>Blanc</text:p>
          </table:table-cell>
          <table:table-cell office:value-type="string">
            <text:p>Sans date</text:p>
          </table:table-cell>
          <table:table-cell table:number-columns-repeated="2"/>
          <table:table-cell table:style-name="ce13" office:value-type="currency" office:currency="EUR" office:value="0">
            <text:p>0,00 €</text:p>
          </table:table-cell>
          <table:table-cell/>
          <table:table-cell office:value-type="string">
            <text:p>Grille_2_F9</text:p>
          </table:table-cell>
          <table:table-cell/>
          <table:table-cell office:value-type="string">
            <text:p>Bouteille (75 cl)</text:p>
          </table:table-cell>
          <table:table-cell office:value-type="string">
            <text:p>Commun</text:p>
          </table:table-cell>
          <table:table-cell table:number-columns-repeated="2"/>
          <table:table-cell office:value-type="string">
            <text:p>Ref_0390</text:p>
          </table:table-cell>
          <table:table-cell table:number-columns-repeated="1008"/>
        </table:table-row>
        <table:table-row table:style-name="ro4">
          <table:table-cell/>
          <table:table-cell table:style-name="ce7"/>
          <table:table-cell table:number-columns-repeated="5"/>
          <table:table-cell table:style-name="ce13"/>
          <table:table-cell/>
          <table:table-cell office:value-type="string">
            <text:p>Grille_2_F10</text:p>
          </table:table-cell>
          <table:table-cell table:number-columns-repeated="5"/>
          <table:table-cell office:value-type="string">
            <text:p>Ref_0391</text:p>
          </table:table-cell>
          <table:table-cell table:number-columns-repeated="1008"/>
        </table:table-row>
        <table:table-row table:style-name="ro7">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2_G1</text:p>
          </table:table-cell>
          <table:table-cell/>
          <table:table-cell office:value-type="string">
            <text:p>Bouteille (75 cl)</text:p>
          </table:table-cell>
          <table:table-cell office:value-type="string">
            <text:p>Commun</text:p>
          </table:table-cell>
          <table:table-cell table:number-columns-repeated="2"/>
          <table:table-cell office:value-type="string">
            <text:p>Ref_0392</text:p>
          </table:table-cell>
          <table:table-cell office:value-type="string">
            <text:p>OK_main</text:p>
          </table:table-cell>
          <table:table-cell office:value-type="string">
            <text:p>Oui</text:p>
          </table:table-cell>
          <table:table-cell/>
          <table:table-cell table:style-name="ce22" office:value-type="string">
            <text:p>Le Château Tour Prignac, situé dans le Médoc, produit des vins robustes et bien équilibrés. Le millésime 2001 présente des arômes de fruits noirs, de cuir et de sous-bois. En bouche, ce vin est puissant avec des tannins fermes et une longue finale. </text:p>
          </table:table-cell>
          <table:table-cell table:number-columns-repeated="1004"/>
        </table:table-row>
        <table:table-row table:style-name="ro4">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2_G2</text:p>
          </table:table-cell>
          <table:table-cell/>
          <table:table-cell office:value-type="string">
            <text:p>Bouteille (75 cl)</text:p>
          </table:table-cell>
          <table:table-cell office:value-type="string">
            <text:p>Commun</text:p>
          </table:table-cell>
          <table:table-cell table:number-columns-repeated="2"/>
          <table:table-cell office:value-type="string">
            <text:p>Ref_0393</text:p>
          </table:table-cell>
          <table:table-cell office:value-type="string">
            <text:p>OK_0392</text:p>
          </table:table-cell>
          <table:table-cell office:value-type="string">
            <text:p>Oui</text:p>
          </table:table-cell>
          <table:table-cell table:number-columns-repeated="1006"/>
        </table:table-row>
        <table:table-row table:style-name="ro4">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2_G3</text:p>
          </table:table-cell>
          <table:table-cell/>
          <table:table-cell office:value-type="string">
            <text:p>Bouteille (75 cl)</text:p>
          </table:table-cell>
          <table:table-cell office:value-type="string">
            <text:p>Commun</text:p>
          </table:table-cell>
          <table:table-cell table:number-columns-repeated="2"/>
          <table:table-cell office:value-type="string">
            <text:p>Ref_0394</text:p>
          </table:table-cell>
          <table:table-cell office:value-type="string">
            <text:p>OK_0392</text:p>
          </table:table-cell>
          <table:table-cell office:value-type="string">
            <text:p>Oui</text:p>
          </table:table-cell>
          <table:table-cell table:number-columns-repeated="1006"/>
        </table:table-row>
        <table:table-row table:style-name="ro4">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2_G4</text:p>
          </table:table-cell>
          <table:table-cell/>
          <table:table-cell office:value-type="string">
            <text:p>Bouteille (75 cl)</text:p>
          </table:table-cell>
          <table:table-cell office:value-type="string">
            <text:p>Commun</text:p>
          </table:table-cell>
          <table:table-cell table:number-columns-repeated="2"/>
          <table:table-cell office:value-type="string">
            <text:p>Ref_0395</text:p>
          </table:table-cell>
          <table:table-cell office:value-type="string">
            <text:p>OK_0392</text:p>
          </table:table-cell>
          <table:table-cell office:value-type="string">
            <text:p>Oui</text:p>
          </table:table-cell>
          <table:table-cell table:number-columns-repeated="1006"/>
        </table:table-row>
        <table:table-row table:style-name="ro4">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2_G5</text:p>
          </table:table-cell>
          <table:table-cell/>
          <table:table-cell office:value-type="string">
            <text:p>Bouteille (75 cl)</text:p>
          </table:table-cell>
          <table:table-cell office:value-type="string">
            <text:p>Commun</text:p>
          </table:table-cell>
          <table:table-cell table:number-columns-repeated="2"/>
          <table:table-cell office:value-type="string">
            <text:p>Ref_0396</text:p>
          </table:table-cell>
          <table:table-cell office:value-type="string">
            <text:p>OK_0392</text:p>
          </table:table-cell>
          <table:table-cell office:value-type="string">
            <text:p>Oui</text:p>
          </table:table-cell>
          <table:table-cell table:number-columns-repeated="1006"/>
        </table:table-row>
        <table:table-row table:style-name="ro4">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2_G6</text:p>
          </table:table-cell>
          <table:table-cell/>
          <table:table-cell office:value-type="string">
            <text:p>Bouteille (75 cl)</text:p>
          </table:table-cell>
          <table:table-cell office:value-type="string">
            <text:p>Commun</text:p>
          </table:table-cell>
          <table:table-cell table:number-columns-repeated="2"/>
          <table:table-cell office:value-type="string">
            <text:p>Ref_0397</text:p>
          </table:table-cell>
          <table:table-cell office:value-type="string">
            <text:p>OK_0392</text:p>
          </table:table-cell>
          <table:table-cell office:value-type="string">
            <text:p>Oui</text:p>
          </table:table-cell>
          <table:table-cell table:number-columns-repeated="1006"/>
        </table:table-row>
        <table:table-row table:style-name="ro4">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2_G7</text:p>
          </table:table-cell>
          <table:table-cell/>
          <table:table-cell office:value-type="string">
            <text:p>Bouteille (75 cl)</text:p>
          </table:table-cell>
          <table:table-cell office:value-type="string">
            <text:p>Commun</text:p>
          </table:table-cell>
          <table:table-cell table:number-columns-repeated="2"/>
          <table:table-cell office:value-type="string">
            <text:p>Ref_0398</text:p>
          </table:table-cell>
          <table:table-cell office:value-type="string">
            <text:p>OK_0392</text:p>
          </table:table-cell>
          <table:table-cell office:value-type="string">
            <text:p>Oui</text:p>
          </table:table-cell>
          <table:table-cell table:number-columns-repeated="1006"/>
        </table:table-row>
        <table:table-row table:style-name="ro4">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2_G8</text:p>
          </table:table-cell>
          <table:table-cell/>
          <table:table-cell office:value-type="string">
            <text:p>Bouteille (75 cl)</text:p>
          </table:table-cell>
          <table:table-cell office:value-type="string">
            <text:p>Commun</text:p>
          </table:table-cell>
          <table:table-cell table:number-columns-repeated="2"/>
          <table:table-cell office:value-type="string">
            <text:p>Ref_0399</text:p>
          </table:table-cell>
          <table:table-cell office:value-type="string">
            <text:p>OK_0392</text:p>
          </table:table-cell>
          <table:table-cell office:value-type="string">
            <text:p>Oui</text:p>
          </table:table-cell>
          <table:table-cell table:number-columns-repeated="1006"/>
        </table:table-row>
        <table:table-row table:style-name="ro4">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2_G9</text:p>
          </table:table-cell>
          <table:table-cell/>
          <table:table-cell office:value-type="string">
            <text:p>Bouteille (75 cl)</text:p>
          </table:table-cell>
          <table:table-cell office:value-type="string">
            <text:p>Commun</text:p>
          </table:table-cell>
          <table:table-cell table:number-columns-repeated="2"/>
          <table:table-cell office:value-type="string">
            <text:p>Ref_0400</text:p>
          </table:table-cell>
          <table:table-cell office:value-type="string">
            <text:p>OK_0392</text:p>
          </table:table-cell>
          <table:table-cell office:value-type="string">
            <text:p>Oui</text:p>
          </table:table-cell>
          <table:table-cell table:number-columns-repeated="1006"/>
        </table:table-row>
        <table:table-row table:style-name="ro7">
          <table:table-cell/>
          <table:table-cell office:value-type="string">
            <text:p>Gros Cailloux</text:p>
          </table:table-cell>
          <table:table-cell office:value-type="string">
            <text:p>St Emilion</text:p>
          </table:table-cell>
          <table:table-cell office:value-type="string">
            <text:p>Rouge</text:p>
          </table:table-cell>
          <table:table-cell office:value-type="float" office:value="1994">
            <text:p>1994</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2_G10</text:p>
          </table:table-cell>
          <table:table-cell/>
          <table:table-cell office:value-type="string">
            <text:p>Bouteille (75 cl)</text:p>
          </table:table-cell>
          <table:table-cell office:value-type="string">
            <text:p>Commun</text:p>
          </table:table-cell>
          <table:table-cell table:number-columns-repeated="2"/>
          <table:table-cell office:value-type="string">
            <text:p>Ref_0401</text:p>
          </table:table-cell>
          <table:table-cell office:value-type="string">
            <text:p>OK_main</text:p>
          </table:table-cell>
          <table:table-cell office:value-type="string">
            <text:p>Oui</text:p>
          </table:table-cell>
          <table:table-cell/>
          <table:table-cell table:style-name="ce22" office:value-type="string">
            <text:p>Le Château Gros Cailloux, situé à St Emilion, est réputé pour ses vins riches et bien équilibrés. Le millésime 1994, issu de sols argilo-calcaires, offre des arômes de prune, de cassis et de sous-bois. En bouche, il est ample et structuré avec des tannins veloutés et une longue finale. </text:p>
          </table:table-cell>
          <table:table-cell table:number-columns-repeated="1004"/>
        </table:table-row>
        <table:table-row table:style-name="ro7">
          <table:table-cell/>
          <table:table-cell office:value-type="string">
            <text:p>St Hilaire</text:p>
          </table:table-cell>
          <table:table-cell office:value-type="string">
            <text:p>Médoc</text:p>
          </table:table-cell>
          <table:table-cell office:value-type="string">
            <text:p>Rouge</text:p>
          </table:table-cell>
          <table:table-cell office:value-type="float" office:value="2000">
            <text:p>2000</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H1</text:p>
          </table:table-cell>
          <table:table-cell/>
          <table:table-cell office:value-type="string">
            <text:p>Bouteille (75 cl)</text:p>
          </table:table-cell>
          <table:table-cell office:value-type="string">
            <text:p>Commun</text:p>
          </table:table-cell>
          <table:table-cell table:number-columns-repeated="2"/>
          <table:table-cell office:value-type="string">
            <text:p>Ref_0402</text:p>
          </table:table-cell>
          <table:table-cell office:value-type="string">
            <text:p>OK_main</text:p>
          </table:table-cell>
          <table:table-cell office:value-type="string">
            <text:p>Oui</text:p>
          </table:table-cell>
          <table:table-cell/>
          <table:table-cell table:style-name="ce22" office:value-type="string">
            <text:p>Le Château St Hilaire, situé dans le Médoc, produit des vins robustes et bien structurés. Le millésime 2000 présente des arômes de fruits noirs, de tabac et de cuir. En bouche, ce vin est puissant avec des tannins fermes et une belle longueur. </text:p>
          </table:table-cell>
          <table:table-cell table:number-columns-repeated="1004"/>
        </table:table-row>
        <table:table-row table:style-name="ro4">
          <table:table-cell/>
          <table:table-cell office:value-type="string">
            <text:p>St Hilaire</text:p>
          </table:table-cell>
          <table:table-cell office:value-type="string">
            <text:p>Médoc</text:p>
          </table:table-cell>
          <table:table-cell office:value-type="string">
            <text:p>Rouge</text:p>
          </table:table-cell>
          <table:table-cell office:value-type="float" office:value="2000">
            <text:p>2000</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H2</text:p>
          </table:table-cell>
          <table:table-cell/>
          <table:table-cell office:value-type="string">
            <text:p>Bouteille (75 cl)</text:p>
          </table:table-cell>
          <table:table-cell office:value-type="string">
            <text:p>Commun</text:p>
          </table:table-cell>
          <table:table-cell table:number-columns-repeated="2"/>
          <table:table-cell office:value-type="string">
            <text:p>Ref_0403</text:p>
          </table:table-cell>
          <table:table-cell office:value-type="string">
            <text:p>OK_0402</text:p>
          </table:table-cell>
          <table:table-cell office:value-type="string">
            <text:p>Oui</text:p>
          </table:table-cell>
          <table:table-cell table:number-columns-repeated="1006"/>
        </table:table-row>
        <table:table-row table:style-name="ro4">
          <table:table-cell/>
          <table:table-cell office:value-type="string">
            <text:p>St Hilaire</text:p>
          </table:table-cell>
          <table:table-cell office:value-type="string">
            <text:p>Médoc</text:p>
          </table:table-cell>
          <table:table-cell office:value-type="string">
            <text:p>Rouge</text:p>
          </table:table-cell>
          <table:table-cell office:value-type="float" office:value="2000">
            <text:p>2000</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H3</text:p>
          </table:table-cell>
          <table:table-cell/>
          <table:table-cell office:value-type="string">
            <text:p>Bouteille (75 cl)</text:p>
          </table:table-cell>
          <table:table-cell office:value-type="string">
            <text:p>Commun</text:p>
          </table:table-cell>
          <table:table-cell table:number-columns-repeated="2"/>
          <table:table-cell office:value-type="string">
            <text:p>Ref_0404</text:p>
          </table:table-cell>
          <table:table-cell office:value-type="string">
            <text:p>OK_0402</text:p>
          </table:table-cell>
          <table:table-cell office:value-type="string">
            <text:p>Oui</text:p>
          </table:table-cell>
          <table:table-cell table:number-columns-repeated="1006"/>
        </table:table-row>
        <table:table-row table:style-name="ro4">
          <table:table-cell/>
          <table:table-cell office:value-type="string">
            <text:p>St Hilaire</text:p>
          </table:table-cell>
          <table:table-cell office:value-type="string">
            <text:p>Médoc</text:p>
          </table:table-cell>
          <table:table-cell office:value-type="string">
            <text:p>Rouge</text:p>
          </table:table-cell>
          <table:table-cell office:value-type="float" office:value="2000">
            <text:p>2000</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H4</text:p>
          </table:table-cell>
          <table:table-cell/>
          <table:table-cell office:value-type="string">
            <text:p>Bouteille (75 cl)</text:p>
          </table:table-cell>
          <table:table-cell office:value-type="string">
            <text:p>Commun</text:p>
          </table:table-cell>
          <table:table-cell table:number-columns-repeated="2"/>
          <table:table-cell office:value-type="string">
            <text:p>Ref_0405</text:p>
          </table:table-cell>
          <table:table-cell office:value-type="string">
            <text:p>OK_0402</text:p>
          </table:table-cell>
          <table:table-cell office:value-type="string">
            <text:p>Oui</text:p>
          </table:table-cell>
          <table:table-cell table:number-columns-repeated="1006"/>
        </table:table-row>
        <table:table-row table:style-name="ro10">
          <table:table-cell/>
          <table:table-cell table:style-name="ce7" office:value-type="string">
            <text:p><text:span text:style-name="T1">Bourgogne </text:span></text:p>
            <text:p><text:span text:style-name="T2">Jean Laffite</text:span></text:p>
          </table:table-cell>
          <table:table-cell office:value-type="string">
            <text:p>Bourgogne</text:p>
          </table:table-cell>
          <table:table-cell office:value-type="string">
            <text:p>Rouge</text:p>
          </table:table-cell>
          <table:table-cell office:value-type="float" office:value="1984">
            <text:p>1984</text:p>
          </table:table-cell>
          <table:table-cell office:value-type="string">
            <text:p>Bien</text:p>
          </table:table-cell>
          <table:table-cell office:value-type="string">
            <text:p>Bas goulot, Etiquette tacheté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H5</text:p>
          </table:table-cell>
          <table:table-cell/>
          <table:table-cell office:value-type="string">
            <text:p>Bouteille (75 cl)</text:p>
          </table:table-cell>
          <table:table-cell office:value-type="string">
            <text:p>Commun</text:p>
          </table:table-cell>
          <table:table-cell table:number-columns-repeated="2"/>
          <table:table-cell office:value-type="string">
            <text:p>Ref_0406</text:p>
          </table:table-cell>
          <table:table-cell office:value-type="string">
            <text:p>OK_main</text:p>
          </table:table-cell>
          <table:table-cell office:value-type="string">
            <text:p>Oui</text:p>
          </table:table-cell>
          <table:table-cell/>
          <table:table-cell table:style-name="ce22" office:value-type="string">
            <text:p>Le Bourgogne Jean Laffite 1984, provenant de la région de Bourgogne, est un vin rouge élégant et raffiné. Ce millésime révèle des arômes de cerise, de framboise et de sous-bois. En bouche, il est bien équilibré avec des tannins souples et une belle longueur. </text:p>
          </table:table-cell>
          <table:table-cell table:number-columns-repeated="1004"/>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84">
            <text:p>1984</text:p>
          </table:table-cell>
          <table:table-cell office:value-type="string">
            <text:p>Bien</text:p>
          </table:table-cell>
          <table:table-cell office:value-type="string">
            <text:p>Haute épaule, Etiquette tacheté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H6</text:p>
          </table:table-cell>
          <table:table-cell/>
          <table:table-cell office:value-type="string">
            <text:p>Bouteille (75 cl)</text:p>
          </table:table-cell>
          <table:table-cell office:value-type="string">
            <text:p>Commun</text:p>
          </table:table-cell>
          <table:table-cell table:number-columns-repeated="2"/>
          <table:table-cell office:value-type="string">
            <text:p>Ref_0407</text:p>
          </table:table-cell>
          <table:table-cell office:value-type="string">
            <text:p>OK_0406</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84">
            <text:p>1984</text:p>
          </table:table-cell>
          <table:table-cell office:value-type="string">
            <text:p>Bien</text:p>
          </table:table-cell>
          <table:table-cell office:value-type="string">
            <text:p>Haute épaule, Etiquette tacheté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H7</text:p>
          </table:table-cell>
          <table:table-cell/>
          <table:table-cell office:value-type="string">
            <text:p>Bouteille (75 cl)</text:p>
          </table:table-cell>
          <table:table-cell office:value-type="string">
            <text:p>Commun</text:p>
          </table:table-cell>
          <table:table-cell table:number-columns-repeated="2"/>
          <table:table-cell office:value-type="string">
            <text:p>Ref_0408</text:p>
          </table:table-cell>
          <table:table-cell office:value-type="string">
            <text:p>OK_0406</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84">
            <text:p>1984</text:p>
          </table:table-cell>
          <table:table-cell office:value-type="string">
            <text:p>Bien</text:p>
          </table:table-cell>
          <table:table-cell office:value-type="string">
            <text:p>Haute épaule, Etiquette tacheté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H8</text:p>
          </table:table-cell>
          <table:table-cell/>
          <table:table-cell office:value-type="string">
            <text:p>Bouteille (75 cl)</text:p>
          </table:table-cell>
          <table:table-cell office:value-type="string">
            <text:p>Commun</text:p>
          </table:table-cell>
          <table:table-cell table:number-columns-repeated="2"/>
          <table:table-cell office:value-type="string">
            <text:p>Ref_0409</text:p>
          </table:table-cell>
          <table:table-cell office:value-type="string">
            <text:p>OK_0406</text:p>
          </table:table-cell>
          <table:table-cell office:value-type="string">
            <text:p>Oui</text:p>
          </table:table-cell>
          <table:table-cell table:number-columns-repeated="1006"/>
        </table:table-row>
        <table:table-row table:style-name="ro7">
          <table:table-cell/>
          <table:table-cell table:style-name="ce7"/>
          <table:table-cell office:value-type="string">
            <text:p>Bourgogne</text:p>
          </table:table-cell>
          <table:table-cell office:value-type="string">
            <text:p>Rouge</text:p>
          </table:table-cell>
          <table:table-cell office:value-type="float" office:value="1986">
            <text:p>1986</text:p>
          </table:table-cell>
          <table:table-cell office:value-type="string">
            <text:p>Bien</text:p>
          </table:table-cell>
          <table:table-cell office:value-type="string">
            <text:p>Haute épaule, Etiquette tacheté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H9</text:p>
          </table:table-cell>
          <table:table-cell/>
          <table:table-cell office:value-type="string">
            <text:p>Bouteille (75 cl)</text:p>
          </table:table-cell>
          <table:table-cell office:value-type="string">
            <text:p>Commun</text:p>
          </table:table-cell>
          <table:table-cell table:number-columns-repeated="2"/>
          <table:table-cell office:value-type="string">
            <text:p>Ref_0410</text:p>
          </table:table-cell>
          <table:table-cell office:value-type="string">
            <text:p>OK_main</text:p>
          </table:table-cell>
          <table:table-cell office:value-type="string">
            <text:p>Oui</text:p>
          </table:table-cell>
          <table:table-cell/>
          <table:table-cell table:style-name="ce22" office:value-type="string">
            <text:p>Le Bourgogne Jean Laffite 1986 est un autre excellent millésime de cette propriété. Ce vin rouge offre des arômes de fruits rouges, de sous-bois et une touche de terre. En bouche, il est délicat avec des tannins fins et une finale persistante, représentant bien l'élégance des vins de Bourgogne. </text:p>
          </table:table-cell>
          <table:table-cell table:number-columns-repeated="1004"/>
        </table:table-row>
        <table:table-row table:style-name="ro7">
          <table:table-cell/>
          <table:table-cell table:style-name="ce7"/>
          <table:table-cell office:value-type="string">
            <text:p>Bourgogne</text:p>
          </table:table-cell>
          <table:table-cell office:value-type="string">
            <text:p>Rouge</text:p>
          </table:table-cell>
          <table:table-cell office:value-type="float" office:value="1992">
            <text:p>1992</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H10</text:p>
          </table:table-cell>
          <table:table-cell/>
          <table:table-cell office:value-type="string">
            <text:p>Bouteille (75 cl)</text:p>
          </table:table-cell>
          <table:table-cell office:value-type="string">
            <text:p>Commun</text:p>
          </table:table-cell>
          <table:table-cell table:number-columns-repeated="2"/>
          <table:table-cell office:value-type="string">
            <text:p>Ref_0411</text:p>
          </table:table-cell>
          <table:table-cell office:value-type="string">
            <text:p>OK_main</text:p>
          </table:table-cell>
          <table:table-cell office:value-type="string">
            <text:p>Oui</text:p>
          </table:table-cell>
          <table:table-cell/>
          <table:table-cell table:style-name="ce22" office:value-type="string">
            <text:p>Le Bourgogne Jean Laffite 1992 provient de la région de Bourgogne, célèbre pour ses sols argilo-calcaires et son climat tempéré, idéal pour la culture du Pinot Noir. Ce vin rouge élégant révèle des arômes de cerise, de framboise et de sous-bois. En bouche, il est bien équilibré avec des tannins souples et une belle longueur. </text:p>
          </table:table-cell>
          <table:table-cell table:number-columns-repeated="1004"/>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92">
            <text:p>1992</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I1</text:p>
          </table:table-cell>
          <table:table-cell/>
          <table:table-cell office:value-type="string">
            <text:p>Bouteille (75 cl)</text:p>
          </table:table-cell>
          <table:table-cell office:value-type="string">
            <text:p>Commun</text:p>
          </table:table-cell>
          <table:table-cell table:number-columns-repeated="2"/>
          <table:table-cell office:value-type="string">
            <text:p>Ref_0412</text:p>
          </table:table-cell>
          <table:table-cell office:value-type="string">
            <text:p>OK_0411</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92">
            <text:p>1992</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I2</text:p>
          </table:table-cell>
          <table:table-cell/>
          <table:table-cell office:value-type="string">
            <text:p>Bouteille (75 cl)</text:p>
          </table:table-cell>
          <table:table-cell office:value-type="string">
            <text:p>Commun</text:p>
          </table:table-cell>
          <table:table-cell table:number-columns-repeated="2"/>
          <table:table-cell office:value-type="string">
            <text:p>Ref_0413</text:p>
          </table:table-cell>
          <table:table-cell office:value-type="string">
            <text:p>OK_0411</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92">
            <text:p>1992</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I3</text:p>
          </table:table-cell>
          <table:table-cell/>
          <table:table-cell office:value-type="string">
            <text:p>Bouteille (75 cl)</text:p>
          </table:table-cell>
          <table:table-cell office:value-type="string">
            <text:p>Commun</text:p>
          </table:table-cell>
          <table:table-cell table:number-columns-repeated="2"/>
          <table:table-cell office:value-type="string">
            <text:p>Ref_0414</text:p>
          </table:table-cell>
          <table:table-cell office:value-type="string">
            <text:p>OK_0411</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92">
            <text:p>1992</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I4</text:p>
          </table:table-cell>
          <table:table-cell/>
          <table:table-cell office:value-type="string">
            <text:p>Bouteille (75 cl)</text:p>
          </table:table-cell>
          <table:table-cell office:value-type="string">
            <text:p>Commun</text:p>
          </table:table-cell>
          <table:table-cell table:number-columns-repeated="2"/>
          <table:table-cell office:value-type="string">
            <text:p>Ref_0415</text:p>
          </table:table-cell>
          <table:table-cell office:value-type="string">
            <text:p>OK_0411</text:p>
          </table:table-cell>
          <table:table-cell office:value-type="string">
            <text:p>Oui</text:p>
          </table:table-cell>
          <table:table-cell table:number-columns-repeated="1006"/>
        </table:table-row>
        <table:table-row table:style-name="ro7">
          <table:table-cell/>
          <table:table-cell table:style-name="ce7"/>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I5</text:p>
          </table:table-cell>
          <table:table-cell/>
          <table:table-cell office:value-type="string">
            <text:p>Bouteille (75 cl)</text:p>
          </table:table-cell>
          <table:table-cell office:value-type="string">
            <text:p>Commun</text:p>
          </table:table-cell>
          <table:table-cell table:number-columns-repeated="2"/>
          <table:table-cell office:value-type="string">
            <text:p>Ref_0416</text:p>
          </table:table-cell>
          <table:table-cell office:value-type="string">
            <text:p>OK_main</text:p>
          </table:table-cell>
          <table:table-cell office:value-type="string">
            <text:p>Oui</text:p>
          </table:table-cell>
          <table:table-cell/>
          <table:table-cell table:style-name="ce22" office:value-type="string">
            <text:p>Le Bourgogne Jean Laffite 1993, également de Bourgogne, présente des notes de fruits rouges mûrs, de sous-bois et une touche de terre. Ce millésime offre une texture délicate avec des tannins fins et une finale persistante, représentant bien l'élégance des vins de cette région. </text:p>
          </table:table-cell>
          <table:table-cell table:number-columns-repeated="1004"/>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I6</text:p>
          </table:table-cell>
          <table:table-cell/>
          <table:table-cell office:value-type="string">
            <text:p>Bouteille (75 cl)</text:p>
          </table:table-cell>
          <table:table-cell office:value-type="string">
            <text:p>Commun</text:p>
          </table:table-cell>
          <table:table-cell table:number-columns-repeated="2"/>
          <table:table-cell office:value-type="string">
            <text:p>Ref_0417</text:p>
          </table:table-cell>
          <table:table-cell office:value-type="string">
            <text:p>OK_0416</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I7</text:p>
          </table:table-cell>
          <table:table-cell/>
          <table:table-cell office:value-type="string">
            <text:p>Bouteille (75 cl)</text:p>
          </table:table-cell>
          <table:table-cell office:value-type="string">
            <text:p>Commun</text:p>
          </table:table-cell>
          <table:table-cell table:number-columns-repeated="2"/>
          <table:table-cell office:value-type="string">
            <text:p>Ref_0418</text:p>
          </table:table-cell>
          <table:table-cell office:value-type="string">
            <text:p>OK_0416</text:p>
          </table:table-cell>
          <table:table-cell office:value-type="string">
            <text:p>Oui</text:p>
          </table:table-cell>
          <table:table-cell table:number-columns-repeated="1006"/>
        </table:table-row>
        <table:table-row table:style-name="ro7">
          <table:table-cell/>
          <table:table-cell table:style-name="ce7"/>
          <table:table-cell office:value-type="string">
            <text:p>Bourgogne</text:p>
          </table:table-cell>
          <table:table-cell office:value-type="string">
            <text:p>Rouge</text:p>
          </table:table-cell>
          <table:table-cell office:value-type="float" office:value="1994">
            <text:p>1994</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I8</text:p>
          </table:table-cell>
          <table:table-cell/>
          <table:table-cell office:value-type="string">
            <text:p>Bouteille (75 cl)</text:p>
          </table:table-cell>
          <table:table-cell office:value-type="string">
            <text:p>Commun</text:p>
          </table:table-cell>
          <table:table-cell table:number-columns-repeated="2"/>
          <table:table-cell office:value-type="string">
            <text:p>Ref_0419</text:p>
          </table:table-cell>
          <table:table-cell office:value-type="string">
            <text:p>OK_main</text:p>
          </table:table-cell>
          <table:table-cell office:value-type="string">
            <text:p>Oui</text:p>
          </table:table-cell>
          <table:table-cell/>
          <table:table-cell table:style-name="ce22" office:value-type="string">
            <text:p>Le Bourgogne Jean Laffite 1994 est un vin rouge raffiné de Bourgogne. Ce millésime révèle des arômes de cerise, de fraise et de sous-bois. En bouche, il est bien structuré avec des tannins souples et une belle acidité qui apporte de la fraîcheur. </text:p>
          </table:table-cell>
          <table:table-cell table:number-columns-repeated="1004"/>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I9</text:p>
          </table:table-cell>
          <table:table-cell/>
          <table:table-cell office:value-type="string">
            <text:p>Bouteille (75 cl)</text:p>
          </table:table-cell>
          <table:table-cell office:value-type="string">
            <text:p>Commun</text:p>
          </table:table-cell>
          <table:table-cell table:number-columns-repeated="2"/>
          <table:table-cell office:value-type="string">
            <text:p>Ref_0420</text:p>
          </table:table-cell>
          <table:table-cell office:value-type="string">
            <text:p>OK_0416</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I10</text:p>
          </table:table-cell>
          <table:table-cell/>
          <table:table-cell office:value-type="string">
            <text:p>Bouteille (75 cl)</text:p>
          </table:table-cell>
          <table:table-cell office:value-type="string">
            <text:p>Commun</text:p>
          </table:table-cell>
          <table:table-cell table:number-columns-repeated="2"/>
          <table:table-cell office:value-type="string">
            <text:p>Ref_0421</text:p>
          </table:table-cell>
          <table:table-cell office:value-type="string">
            <text:p>OK_0416</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J1</text:p>
          </table:table-cell>
          <table:table-cell/>
          <table:table-cell office:value-type="string">
            <text:p>Bouteille (75 cl)</text:p>
          </table:table-cell>
          <table:table-cell office:value-type="string">
            <text:p>Commun</text:p>
          </table:table-cell>
          <table:table-cell table:number-columns-repeated="2"/>
          <table:table-cell office:value-type="string">
            <text:p>Ref_0422</text:p>
          </table:table-cell>
          <table:table-cell office:value-type="string">
            <text:p>OK_0416</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J2</text:p>
          </table:table-cell>
          <table:table-cell/>
          <table:table-cell office:value-type="string">
            <text:p>Bouteille (75 cl)</text:p>
          </table:table-cell>
          <table:table-cell office:value-type="string">
            <text:p>Commun</text:p>
          </table:table-cell>
          <table:table-cell table:number-columns-repeated="2"/>
          <table:table-cell office:value-type="string">
            <text:p>Ref_0423</text:p>
          </table:table-cell>
          <table:table-cell office:value-type="string">
            <text:p>OK_0416</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J3</text:p>
          </table:table-cell>
          <table:table-cell/>
          <table:table-cell office:value-type="string">
            <text:p>Bouteille (75 cl)</text:p>
          </table:table-cell>
          <table:table-cell office:value-type="string">
            <text:p>Commun</text:p>
          </table:table-cell>
          <table:table-cell table:number-columns-repeated="2"/>
          <table:table-cell office:value-type="string">
            <text:p>Ref_0424</text:p>
          </table:table-cell>
          <table:table-cell office:value-type="string">
            <text:p>OK_0416</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J4</text:p>
          </table:table-cell>
          <table:table-cell/>
          <table:table-cell office:value-type="string">
            <text:p>Bouteille (75 cl)</text:p>
          </table:table-cell>
          <table:table-cell office:value-type="string">
            <text:p>Commun</text:p>
          </table:table-cell>
          <table:table-cell table:number-columns-repeated="2"/>
          <table:table-cell office:value-type="string">
            <text:p>Ref_0425</text:p>
          </table:table-cell>
          <table:table-cell office:value-type="string">
            <text:p>OK_0416</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J5</text:p>
          </table:table-cell>
          <table:table-cell/>
          <table:table-cell office:value-type="string">
            <text:p>Bouteille (75 cl)</text:p>
          </table:table-cell>
          <table:table-cell office:value-type="string">
            <text:p>Commun</text:p>
          </table:table-cell>
          <table:table-cell table:number-columns-repeated="2"/>
          <table:table-cell office:value-type="string">
            <text:p>Ref_0426</text:p>
          </table:table-cell>
          <table:table-cell office:value-type="string">
            <text:p>OK_0416</text:p>
          </table:table-cell>
          <table:table-cell office:value-type="string">
            <text:p>Oui</text:p>
          </table:table-cell>
          <table:table-cell table:number-columns-repeated="1006"/>
        </table:table-row>
        <table:table-row table:style-name="ro4">
          <table:table-cell/>
          <table:table-cell table:style-name="ce7"/>
          <table:table-cell table:number-columns-repeated="5"/>
          <table:table-cell table:style-name="ce13" table:number-columns-repeated="2"/>
          <table:table-cell office:value-type="string">
            <text:p>Grille_2_J6</text:p>
          </table:table-cell>
          <table:table-cell table:number-columns-repeated="5"/>
          <table:table-cell office:value-type="string">
            <text:p>Ref_0427</text:p>
          </table:table-cell>
          <table:table-cell/>
          <table:table-cell office:value-type="string">
            <text:p>Non</text:p>
          </table:table-cell>
          <table:table-cell table:number-columns-repeated="1006"/>
        </table:table-row>
        <table:table-row table:style-name="ro10">
          <table:table-cell/>
          <table:table-cell table:style-name="ce7" office:value-type="string">
            <text:p><text:span text:style-name="T1">Domaine Barraud</text:span></text:p>
            <text:p><text:span text:style-name="T3">Pinot noir – </text:span><text:span text:style-name="T2">Jean Laffite</text:span></text:p>
          </table:table-cell>
          <table:table-cell office:value-type="string">
            <text:p>Bourgogne</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J7</text:p>
          </table:table-cell>
          <table:table-cell/>
          <table:table-cell office:value-type="string">
            <text:p>Bouteille (75 cl)</text:p>
          </table:table-cell>
          <table:table-cell office:value-type="string">
            <text:p>Commun</text:p>
          </table:table-cell>
          <table:table-cell table:number-columns-repeated="2"/>
          <table:table-cell office:value-type="string">
            <text:p>Ref_0428</text:p>
          </table:table-cell>
          <table:table-cell office:value-type="string">
            <text:p>OK_main</text:p>
          </table:table-cell>
          <table:table-cell office:value-type="string">
            <text:p>Oui</text:p>
          </table:table-cell>
          <table:table-cell/>
          <table:table-cell table:style-name="ce22" office:value-type="string">
            <text:p>Le Domaine Barraud Pinot Noir 2001 de Jean Laffite est un vin élégant de Bourgogne. Ce millésime offre des arômes de fruits rouges, de violette et de sous-bois. En bouche, il est délicat avec des tannins fins et une finale longue et persistante, typique des grands Pinot Noir de Bourgogne. </text:p>
          </table:table-cell>
          <table:table-cell table:number-columns-repeated="1004"/>
        </table:table-row>
        <table:table-row table:style-name="ro10">
          <table:table-cell/>
          <table:table-cell table:style-name="ce7" office:value-type="string">
            <text:p>Bourgogne</text:p>
            <text:p>Domaine Botti Balligand</text:p>
          </table:table-cell>
          <table:table-cell office:value-type="string">
            <text:p>Bourgogne</text:p>
          </table:table-cell>
          <table:table-cell office:value-type="string">
            <text:p>Rouge</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J8</text:p>
          </table:table-cell>
          <table:table-cell/>
          <table:table-cell office:value-type="string">
            <text:p>Bouteille (75 cl)</text:p>
          </table:table-cell>
          <table:table-cell office:value-type="string">
            <text:p>Commun</text:p>
          </table:table-cell>
          <table:table-cell table:number-columns-repeated="2"/>
          <table:table-cell office:value-type="string">
            <text:p>Ref_0429</text:p>
          </table:table-cell>
          <table:table-cell office:value-type="string">
            <text:p>OK_main</text:p>
          </table:table-cell>
          <table:table-cell office:value-type="string">
            <text:p>Oui</text:p>
          </table:table-cell>
          <table:table-cell/>
          <table:table-cell table:style-name="ce22" office:value-type="string">
            <text:p>Le Domaine Botti Balligand 2003, situé en Bourgogne, produit des vins riches et complexes. Ce millésime révèle des arômes de fruits rouges, de sous-bois et une touche d'épices. En bouche, il est ample et bien équilibré avec des tannins soyeux et une longue finale. </text:p>
          </table:table-cell>
          <table:table-cell table:number-columns-repeated="1004"/>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J9</text:p>
          </table:table-cell>
          <table:table-cell/>
          <table:table-cell office:value-type="string">
            <text:p>Bouteille (75 cl)</text:p>
          </table:table-cell>
          <table:table-cell office:value-type="string">
            <text:p>Commun</text:p>
          </table:table-cell>
          <table:table-cell table:number-columns-repeated="2"/>
          <table:table-cell office:value-type="string">
            <text:p>Ref_0430</text:p>
          </table:table-cell>
          <table:table-cell office:value-type="string">
            <text:p>OK_0429</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J10</text:p>
          </table:table-cell>
          <table:table-cell/>
          <table:table-cell office:value-type="string">
            <text:p>Bouteille (75 cl)</text:p>
          </table:table-cell>
          <table:table-cell office:value-type="string">
            <text:p>Commun</text:p>
          </table:table-cell>
          <table:table-cell table:number-columns-repeated="2"/>
          <table:table-cell office:value-type="string">
            <text:p>Ref_0431</text:p>
          </table:table-cell>
          <table:table-cell office:value-type="string">
            <text:p>OK_0429</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K1</text:p>
          </table:table-cell>
          <table:table-cell/>
          <table:table-cell office:value-type="string">
            <text:p>Bouteille (75 cl)</text:p>
          </table:table-cell>
          <table:table-cell office:value-type="string">
            <text:p>Commun</text:p>
          </table:table-cell>
          <table:table-cell table:number-columns-repeated="2"/>
          <table:table-cell office:value-type="string">
            <text:p>Ref_0432</text:p>
          </table:table-cell>
          <table:table-cell office:value-type="string">
            <text:p>OK_0429</text:p>
          </table:table-cell>
          <table:table-cell office:value-type="string">
            <text:p>Oui</text:p>
          </table:table-cell>
          <table:table-cell table:number-columns-repeated="1006"/>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K2</text:p>
          </table:table-cell>
          <table:table-cell/>
          <table:table-cell office:value-type="string">
            <text:p>Bouteille (75 cl)</text:p>
          </table:table-cell>
          <table:table-cell office:value-type="string">
            <text:p>Commun</text:p>
          </table:table-cell>
          <table:table-cell table:number-columns-repeated="2"/>
          <table:table-cell office:value-type="string">
            <text:p>Ref_0433</text:p>
          </table:table-cell>
          <table:table-cell office:value-type="string">
            <text:p>OK_0429</text:p>
          </table:table-cell>
          <table:table-cell office:value-type="string">
            <text:p>Oui</text:p>
          </table:table-cell>
          <table:table-cell table:number-columns-repeated="1006"/>
        </table:table-row>
        <table:table-row table:style-name="ro10">
          <table:table-cell/>
          <table:table-cell table:style-name="ce7" office:value-type="string">
            <text:p><text:span text:style-name="T1">Bourgogne </text:span></text:p>
            <text:p><text:span text:style-name="T3">Pinot noir – </text:span><text:span text:style-name="T2">Jean Laffite</text:span></text:p>
          </table:table-cell>
          <table:table-cell office:value-type="string">
            <text:p>Bourgogne</text:p>
          </table:table-cell>
          <table:table-cell office:value-type="string">
            <text:p>Rouge</text:p>
          </table:table-cell>
          <table:table-cell office:value-type="float" office:value="2004">
            <text:p>2004</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K3</text:p>
          </table:table-cell>
          <table:table-cell/>
          <table:table-cell office:value-type="string">
            <text:p>Bouteille (75 cl)</text:p>
          </table:table-cell>
          <table:table-cell office:value-type="string">
            <text:p>Commun</text:p>
          </table:table-cell>
          <table:table-cell table:number-columns-repeated="2"/>
          <table:table-cell office:value-type="string">
            <text:p>Ref_0434</text:p>
          </table:table-cell>
          <table:table-cell office:value-type="string">
            <text:p>OK_main</text:p>
          </table:table-cell>
          <table:table-cell office:value-type="string">
            <text:p>Oui</text:p>
          </table:table-cell>
          <table:table-cell/>
          <table:table-cell table:style-name="ce22" office:value-type="string">
            <text:p>Le Bourgogne Pinot Noir 2004 de Jean Laffite est un vin raffiné et élégant. Ce millésime offre des notes de cerise, de framboise et de sous-bois. En bouche, il est bien structuré avec des tannins fins et une belle acidité qui apporte de la fraîcheur. </text:p>
          </table:table-cell>
          <table:table-cell table:number-columns-repeated="1004"/>
        </table:table-row>
        <table:table-row table:style-name="ro4">
          <table:table-cell/>
          <table:table-cell table:style-name="ce7"/>
          <table:table-cell office:value-type="string">
            <text:p>Bourgogne</text:p>
          </table:table-cell>
          <table:table-cell office:value-type="string">
            <text:p>Rouge</text:p>
          </table:table-cell>
          <table:table-cell office:value-type="float" office:value="2004">
            <text:p>2004</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K4</text:p>
          </table:table-cell>
          <table:table-cell/>
          <table:table-cell office:value-type="string">
            <text:p>Bouteille (75 cl)</text:p>
          </table:table-cell>
          <table:table-cell office:value-type="string">
            <text:p>Commun</text:p>
          </table:table-cell>
          <table:table-cell table:number-columns-repeated="2"/>
          <table:table-cell office:value-type="string">
            <text:p>Ref_0435</text:p>
          </table:table-cell>
          <table:table-cell office:value-type="string">
            <text:p>OK_0434</text:p>
          </table:table-cell>
          <table:table-cell office:value-type="string">
            <text:p>Oui</text:p>
          </table:table-cell>
          <table:table-cell table:number-columns-repeated="1006"/>
        </table:table-row>
        <table:table-row table:style-name="ro10">
          <table:table-cell/>
          <table:table-cell table:style-name="ce7" office:value-type="string">
            <text:p><text:span text:style-name="T1">Kalin Cellars</text:span></text:p>
            <text:p><text:span text:style-name="T3">Pinot noir</text:span></text:p>
          </table:table-cell>
          <table:table-cell office:value-type="string">
            <text:p>California</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Mi épaule, Etiquette tacheté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K5</text:p>
          </table:table-cell>
          <table:table-cell/>
          <table:table-cell office:value-type="string">
            <text:p>Bouteille (75 cl)</text:p>
          </table:table-cell>
          <table:table-cell office:value-type="string">
            <text:p>Commun</text:p>
          </table:table-cell>
          <table:table-cell table:number-columns-repeated="2"/>
          <table:table-cell office:value-type="string">
            <text:p>Ref_0436</text:p>
          </table:table-cell>
          <table:table-cell office:value-type="string">
            <text:p>OK_main</text:p>
          </table:table-cell>
          <table:table-cell office:value-type="string">
            <text:p>Oui</text:p>
          </table:table-cell>
          <table:table-cell/>
          <table:table-cell table:style-name="ce22" office:value-type="string">
            <text:p>Le Kalin Cellars Pinot Noir 1978 provient de Californie, une région réputée pour ses vins riches et fruités. Ce vin révèle des arômes de cerise, de fraise et de vanille. En bouche, il est bien équilibré avec des tannins souples et une belle longueur, représentant bien le caractère unique des Pinot Noir californiens. </text:p>
          </table:table-cell>
          <table:table-cell table:number-columns-repeated="1004"/>
        </table:table-row>
        <table:table-row table:style-name="ro4">
          <table:table-cell/>
          <table:table-cell table:style-name="ce7"/>
          <table:table-cell office:value-type="string">
            <text:p>California</text:p>
          </table:table-cell>
          <table:table-cell office:value-type="string">
            <text:p>Rouge</text:p>
          </table:table-cell>
          <table:table-cell office:value-type="float" office:value="1978">
            <text:p>1978</text:p>
          </table:table-cell>
          <table:table-cell office:value-type="string">
            <text:p>Assez bien</text:p>
          </table:table-cell>
          <table:table-cell office:value-type="string">
            <text:p>Mi épaule, Etiquette tacheté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K6</text:p>
          </table:table-cell>
          <table:table-cell/>
          <table:table-cell office:value-type="string">
            <text:p>Bouteille (75 cl)</text:p>
          </table:table-cell>
          <table:table-cell office:value-type="string">
            <text:p>Commun</text:p>
          </table:table-cell>
          <table:table-cell table:number-columns-repeated="2"/>
          <table:table-cell office:value-type="string">
            <text:p>Ref_0437</text:p>
          </table:table-cell>
          <table:table-cell office:value-type="string">
            <text:p>OK_0436</text:p>
          </table:table-cell>
          <table:table-cell office:value-type="string">
            <text:p>Oui</text:p>
          </table:table-cell>
          <table:table-cell table:number-columns-repeated="1006"/>
        </table:table-row>
        <table:table-row table:style-name="ro4">
          <table:table-cell/>
          <table:table-cell table:style-name="ce7"/>
          <table:table-cell table:number-columns-repeated="5"/>
          <table:table-cell table:style-name="ce13" table:number-columns-repeated="2"/>
          <table:table-cell office:value-type="string">
            <text:p>Grille_2_K7</text:p>
          </table:table-cell>
          <table:table-cell table:number-columns-repeated="5"/>
          <table:table-cell office:value-type="string">
            <text:p>Ref_0438</text:p>
          </table:table-cell>
          <table:table-cell/>
          <table:table-cell office:value-type="string">
            <text:p>Non</text:p>
          </table:table-cell>
          <table:table-cell table:number-columns-repeated="1006"/>
        </table:table-row>
        <table:table-row table:style-name="ro7">
          <table:table-cell/>
          <table:table-cell office:value-type="string">
            <text:p>Corps de Loup</text:p>
          </table:table-cell>
          <table:table-cell office:value-type="string">
            <text:p>1ère Cotes de Blaye</text:p>
          </table:table-cell>
          <table:table-cell office:value-type="string">
            <text:p>Rouge</text:p>
          </table:table-cell>
          <table:table-cell office:value-type="float" office:value="1988">
            <text:p>1988</text:p>
          </table:table-cell>
          <table:table-cell office:value-type="string">
            <text:p>Bien</text:p>
          </table:table-cell>
          <table:table-cell office:value-type="string">
            <text:p>Haut épaule, Etiquette tacheté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2_K8</text:p>
          </table:table-cell>
          <table:table-cell/>
          <table:table-cell office:value-type="string">
            <text:p>Bouteille (75 cl)</text:p>
          </table:table-cell>
          <table:table-cell office:value-type="string">
            <text:p>Commun</text:p>
          </table:table-cell>
          <table:table-cell table:number-columns-repeated="2"/>
          <table:table-cell office:value-type="string">
            <text:p>Ref_0439</text:p>
          </table:table-cell>
          <table:table-cell office:value-type="string">
            <text:p>OK_main</text:p>
          </table:table-cell>
          <table:table-cell office:value-type="string">
            <text:p>Oui</text:p>
          </table:table-cell>
          <table:table-cell/>
          <table:table-cell table:style-name="ce22" office:value-type="string">
            <text:p>Le Château Corps de Loup, situé dans l'appellation 1ère Côtes de Blaye, produit des vins robustes et bien structurés. Le millésime 1988 offre des arômes de fruits noirs, de cuir et de tabac. En bouche, ce vin est puissant avec des tannins fermes et une longue finale, typique des vins de cette région. </text:p>
          </table:table-cell>
          <table:table-cell table:number-columns-repeated="1004"/>
        </table:table-row>
        <table:table-row table:style-name="ro7">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K10</text:p>
          </table:table-cell>
          <table:table-cell/>
          <table:table-cell office:value-type="string">
            <text:p>Bouteille (75 cl)</text:p>
          </table:table-cell>
          <table:table-cell office:value-type="string">
            <text:p>Commun</text:p>
          </table:table-cell>
          <table:table-cell table:number-columns-repeated="2"/>
          <table:table-cell office:value-type="string">
            <text:p>Ref_0440</text:p>
          </table:table-cell>
          <table:table-cell office:value-type="string">
            <text:p>OK_main</text:p>
          </table:table-cell>
          <table:table-cell office:value-type="string">
            <text:p>Oui</text:p>
          </table:table-cell>
          <table:table-cell/>
          <table:table-cell table:style-name="ce22" office:value-type="string">
            <text:p>Le Château Blaissac, situé à Bordeaux, est connu pour ses rosés frais et fruités. Le millésime 2003 offre des arômes de fraise, de framboise et une touche de fleurs. En bouche, ce vin est léger et rafraîchissant avec une belle acidité et une finale fruitée, parfait pour une dégustation estivale. </text:p>
          </table:table-cell>
          <table:table-cell table:number-columns-repeated="1004"/>
        </table:table-row>
        <table:table-row table:style-name="ro4">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L1</text:p>
          </table:table-cell>
          <table:table-cell/>
          <table:table-cell office:value-type="string">
            <text:p>Bouteille (75 cl)</text:p>
          </table:table-cell>
          <table:table-cell office:value-type="string">
            <text:p>Commun</text:p>
          </table:table-cell>
          <table:table-cell table:number-columns-repeated="2"/>
          <table:table-cell office:value-type="string">
            <text:p>Ref_0441</text:p>
          </table:table-cell>
          <table:table-cell office:value-type="string">
            <text:p>OK_0440</text:p>
          </table:table-cell>
          <table:table-cell office:value-type="string">
            <text:p>Oui</text:p>
          </table:table-cell>
          <table:table-cell table:number-columns-repeated="1006"/>
        </table:table-row>
        <table:table-row table:style-name="ro4">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L2</text:p>
          </table:table-cell>
          <table:table-cell/>
          <table:table-cell office:value-type="string">
            <text:p>Bouteille (75 cl)</text:p>
          </table:table-cell>
          <table:table-cell office:value-type="string">
            <text:p>Commun</text:p>
          </table:table-cell>
          <table:table-cell table:number-columns-repeated="2"/>
          <table:table-cell office:value-type="string">
            <text:p>Ref_0442</text:p>
          </table:table-cell>
          <table:table-cell office:value-type="string">
            <text:p>OK_0440</text:p>
          </table:table-cell>
          <table:table-cell office:value-type="string">
            <text:p>Oui</text:p>
          </table:table-cell>
          <table:table-cell table:number-columns-repeated="1006"/>
        </table:table-row>
        <table:table-row table:style-name="ro4">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L3</text:p>
          </table:table-cell>
          <table:table-cell/>
          <table:table-cell office:value-type="string">
            <text:p>Bouteille (75 cl)</text:p>
          </table:table-cell>
          <table:table-cell office:value-type="string">
            <text:p>Commun</text:p>
          </table:table-cell>
          <table:table-cell table:number-columns-repeated="2"/>
          <table:table-cell office:value-type="string">
            <text:p>Ref_0443</text:p>
          </table:table-cell>
          <table:table-cell office:value-type="string">
            <text:p>OK_0440</text:p>
          </table:table-cell>
          <table:table-cell office:value-type="string">
            <text:p>Oui</text:p>
          </table:table-cell>
          <table:table-cell table:number-columns-repeated="1006"/>
        </table:table-row>
        <table:table-row table:style-name="ro4">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L4</text:p>
          </table:table-cell>
          <table:table-cell/>
          <table:table-cell office:value-type="string">
            <text:p>Bouteille (75 cl)</text:p>
          </table:table-cell>
          <table:table-cell office:value-type="string">
            <text:p>Commun</text:p>
          </table:table-cell>
          <table:table-cell table:number-columns-repeated="2"/>
          <table:table-cell office:value-type="string">
            <text:p>Ref_0444</text:p>
          </table:table-cell>
          <table:table-cell office:value-type="string">
            <text:p>OK_0440</text:p>
          </table:table-cell>
          <table:table-cell office:value-type="string">
            <text:p>Oui</text:p>
          </table:table-cell>
          <table:table-cell table:number-columns-repeated="1006"/>
        </table:table-row>
        <table:table-row table:style-name="ro4">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L5</text:p>
          </table:table-cell>
          <table:table-cell/>
          <table:table-cell office:value-type="string">
            <text:p>Bouteille (75 cl)</text:p>
          </table:table-cell>
          <table:table-cell office:value-type="string">
            <text:p>Commun</text:p>
          </table:table-cell>
          <table:table-cell table:number-columns-repeated="2"/>
          <table:table-cell office:value-type="string">
            <text:p>Ref_0445</text:p>
          </table:table-cell>
          <table:table-cell office:value-type="string">
            <text:p>OK_0440</text:p>
          </table:table-cell>
          <table:table-cell office:value-type="string">
            <text:p>Oui</text:p>
          </table:table-cell>
          <table:table-cell table:number-columns-repeated="1006"/>
        </table:table-row>
        <table:table-row table:style-name="ro4">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L6</text:p>
          </table:table-cell>
          <table:table-cell/>
          <table:table-cell office:value-type="string">
            <text:p>Bouteille (75 cl)</text:p>
          </table:table-cell>
          <table:table-cell office:value-type="string">
            <text:p>Commun</text:p>
          </table:table-cell>
          <table:table-cell table:number-columns-repeated="2"/>
          <table:table-cell office:value-type="string">
            <text:p>Ref_0446</text:p>
          </table:table-cell>
          <table:table-cell office:value-type="string">
            <text:p>OK_0440</text:p>
          </table:table-cell>
          <table:table-cell office:value-type="string">
            <text:p>Oui</text:p>
          </table:table-cell>
          <table:table-cell table:number-columns-repeated="1006"/>
        </table:table-row>
        <table:table-row table:style-name="ro4">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L7</text:p>
          </table:table-cell>
          <table:table-cell/>
          <table:table-cell office:value-type="string">
            <text:p>Bouteille (75 cl)</text:p>
          </table:table-cell>
          <table:table-cell office:value-type="string">
            <text:p>Commun</text:p>
          </table:table-cell>
          <table:table-cell table:number-columns-repeated="2"/>
          <table:table-cell office:value-type="string">
            <text:p>Ref_0447</text:p>
          </table:table-cell>
          <table:table-cell office:value-type="string">
            <text:p>OK_0440</text:p>
          </table:table-cell>
          <table:table-cell office:value-type="string">
            <text:p>Oui</text:p>
          </table:table-cell>
          <table:table-cell table:number-columns-repeated="1006"/>
        </table:table-row>
        <table:table-row table:style-name="ro7">
          <table:table-cell/>
          <table:table-cell office:value-type="string">
            <text:p>Les Hauts de Goelane</text:p>
          </table:table-cell>
          <table:table-cell office:value-type="string">
            <text:p>Bordeaux</text:p>
          </table:table-cell>
          <table:table-cell office:value-type="string">
            <text:p>Rosé</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L8</text:p>
          </table:table-cell>
          <table:table-cell/>
          <table:table-cell office:value-type="string">
            <text:p>Bouteille (75 cl)</text:p>
          </table:table-cell>
          <table:table-cell office:value-type="string">
            <text:p>Commun</text:p>
          </table:table-cell>
          <table:table-cell table:number-columns-repeated="2"/>
          <table:table-cell office:value-type="string">
            <text:p>Ref_0448</text:p>
          </table:table-cell>
          <table:table-cell office:value-type="string">
            <text:p>OK_main</text:p>
          </table:table-cell>
          <table:table-cell office:value-type="string">
            <text:p>Oui</text:p>
          </table:table-cell>
          <table:table-cell/>
          <table:table-cell table:style-name="ce22" office:value-type="string">
            <text:p>Les Hauts de Goelane 2008, un autre excellent rosé de Bordeaux, révèle des notes de fruits rouges, de fleurs et une touche d'agrumes. En bouche, il est frais et bien équilibré avec une belle acidité, idéal pour accompagner des plats légers ou être dégusté seul. </text:p>
          </table:table-cell>
          <table:table-cell table:number-columns-repeated="1004"/>
        </table:table-row>
        <table:table-row table:style-name="ro4">
          <table:table-cell/>
          <table:table-cell office:value-type="string">
            <text:p>Les Hauts de Goelane</text:p>
          </table:table-cell>
          <table:table-cell office:value-type="string">
            <text:p>Bordeaux</text:p>
          </table:table-cell>
          <table:table-cell office:value-type="string">
            <text:p>Rosé</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L9</text:p>
          </table:table-cell>
          <table:table-cell/>
          <table:table-cell office:value-type="string">
            <text:p>Bouteille (75 cl)</text:p>
          </table:table-cell>
          <table:table-cell office:value-type="string">
            <text:p>Commun</text:p>
          </table:table-cell>
          <table:table-cell table:number-columns-repeated="2"/>
          <table:table-cell office:value-type="string">
            <text:p>Ref_0449</text:p>
          </table:table-cell>
          <table:table-cell office:value-type="string">
            <text:p>OK_0448</text:p>
          </table:table-cell>
          <table:table-cell office:value-type="string">
            <text:p>Oui</text:p>
          </table:table-cell>
          <table:table-cell table:number-columns-repeated="1006"/>
        </table:table-row>
        <table:table-row table:style-name="ro4">
          <table:table-cell/>
          <table:table-cell office:value-type="string">
            <text:p>Les Hauts de Goelane</text:p>
          </table:table-cell>
          <table:table-cell office:value-type="string">
            <text:p>Bordeaux</text:p>
          </table:table-cell>
          <table:table-cell office:value-type="string">
            <text:p>Rosé</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L10</text:p>
          </table:table-cell>
          <table:table-cell/>
          <table:table-cell office:value-type="string">
            <text:p>Bouteille (75 cl)</text:p>
          </table:table-cell>
          <table:table-cell office:value-type="string">
            <text:p>Commun</text:p>
          </table:table-cell>
          <table:table-cell table:number-columns-repeated="2"/>
          <table:table-cell office:value-type="string">
            <text:p>Ref_0450</text:p>
          </table:table-cell>
          <table:table-cell office:value-type="string">
            <text:p>OK_0448</text:p>
          </table:table-cell>
          <table:table-cell office:value-type="string">
            <text:p>Oui</text:p>
          </table:table-cell>
          <table:table-cell table:number-columns-repeated="1006"/>
        </table:table-row>
        <table:table-row table:style-name="ro4">
          <table:table-cell/>
          <table:table-cell office:value-type="string">
            <text:p>Les Hauts de Goelane</text:p>
          </table:table-cell>
          <table:table-cell office:value-type="string">
            <text:p>Bordeaux</text:p>
          </table:table-cell>
          <table:table-cell office:value-type="string">
            <text:p>Rosé</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M1</text:p>
          </table:table-cell>
          <table:table-cell/>
          <table:table-cell office:value-type="string">
            <text:p>Bouteille (75 cl)</text:p>
          </table:table-cell>
          <table:table-cell office:value-type="string">
            <text:p>Commun</text:p>
          </table:table-cell>
          <table:table-cell table:number-columns-repeated="2"/>
          <table:table-cell office:value-type="string">
            <text:p>Ref_0451</text:p>
          </table:table-cell>
          <table:table-cell office:value-type="string">
            <text:p>OK_0448</text:p>
          </table:table-cell>
          <table:table-cell office:value-type="string">
            <text:p>Oui</text:p>
          </table:table-cell>
          <table:table-cell table:number-columns-repeated="1006"/>
        </table:table-row>
        <table:table-row table:style-name="ro4">
          <table:table-cell/>
          <table:table-cell office:value-type="string">
            <text:p>Les Hauts de Goelane</text:p>
          </table:table-cell>
          <table:table-cell office:value-type="string">
            <text:p>Bordeaux</text:p>
          </table:table-cell>
          <table:table-cell office:value-type="string">
            <text:p>Rosé</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M2</text:p>
          </table:table-cell>
          <table:table-cell/>
          <table:table-cell office:value-type="string">
            <text:p>Bouteille (75 cl)</text:p>
          </table:table-cell>
          <table:table-cell office:value-type="string">
            <text:p>Commun</text:p>
          </table:table-cell>
          <table:table-cell table:number-columns-repeated="2"/>
          <table:table-cell office:value-type="string">
            <text:p>Ref_0452</text:p>
          </table:table-cell>
          <table:table-cell office:value-type="string">
            <text:p>OK_0448</text:p>
          </table:table-cell>
          <table:table-cell office:value-type="string">
            <text:p>Oui</text:p>
          </table:table-cell>
          <table:table-cell table:number-columns-repeated="1006"/>
        </table:table-row>
        <table:table-row table:style-name="ro4">
          <table:table-cell/>
          <table:table-cell office:value-type="string">
            <text:p>Les Hauts de Goelane</text:p>
          </table:table-cell>
          <table:table-cell office:value-type="string">
            <text:p>Bordeaux</text:p>
          </table:table-cell>
          <table:table-cell office:value-type="string">
            <text:p>Rosé</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20">
            <text:p>20,00 €</text:p>
          </table:table-cell>
          <table:table-cell office:value-type="string">
            <text:p>Grille_2_M3</text:p>
          </table:table-cell>
          <table:table-cell/>
          <table:table-cell office:value-type="string">
            <text:p>Bouteille (75 cl)</text:p>
          </table:table-cell>
          <table:table-cell office:value-type="string">
            <text:p>Commun</text:p>
          </table:table-cell>
          <table:table-cell table:number-columns-repeated="2"/>
          <table:table-cell office:value-type="string">
            <text:p>Ref_0453</text:p>
          </table:table-cell>
          <table:table-cell office:value-type="string">
            <text:p>OK_0448</text:p>
          </table:table-cell>
          <table:table-cell office:value-type="string">
            <text:p>Oui</text:p>
          </table:table-cell>
          <table:table-cell table:number-columns-repeated="1006"/>
        </table:table-row>
        <table:table-row table:style-name="ro7">
          <table:table-cell/>
          <table:table-cell office:value-type="string">
            <text:p>Bouqueyran</text:p>
          </table:table-cell>
          <table:table-cell office:value-type="string">
            <text:p>Médo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tachetée, Sans goulot</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M4</text:p>
          </table:table-cell>
          <table:table-cell/>
          <table:table-cell office:value-type="string">
            <text:p>Bouteille (75 cl)</text:p>
          </table:table-cell>
          <table:table-cell office:value-type="string">
            <text:p>Commun</text:p>
          </table:table-cell>
          <table:table-cell table:number-columns-repeated="2"/>
          <table:table-cell office:value-type="string">
            <text:p>Ref_0454</text:p>
          </table:table-cell>
          <table:table-cell office:value-type="string">
            <text:p>OK_main</text:p>
          </table:table-cell>
          <table:table-cell office:value-type="string">
            <text:p>Oui</text:p>
          </table:table-cell>
          <table:table-cell/>
          <table:table-cell table:style-name="ce22" office:value-type="string">
            <text:p>Le Château Bouqueyran, situé dans le Médoc, est réputé pour ses vins robustes et bien structurés. Le millésime 1985, issu de sols graveleux, offre des arômes de fruits noirs, de cuir et de tabac. En bouche, ce vin est puissant avec des tannins fermes et une longue finale, typique des vins de cette région prestigieuse. </text:p>
          </table:table-cell>
          <table:table-cell table:number-columns-repeated="1004"/>
        </table:table-row>
        <table:table-row table:style-name="ro4">
          <table:table-cell/>
          <table:table-cell office:value-type="string">
            <text:p>Bouqueyran</text:p>
          </table:table-cell>
          <table:table-cell office:value-type="string">
            <text:p>Médo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tachetée, Sans goulot</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M5</text:p>
          </table:table-cell>
          <table:table-cell/>
          <table:table-cell office:value-type="string">
            <text:p>Bouteille (75 cl)</text:p>
          </table:table-cell>
          <table:table-cell office:value-type="string">
            <text:p>Commun</text:p>
          </table:table-cell>
          <table:table-cell table:number-columns-repeated="2"/>
          <table:table-cell office:value-type="string">
            <text:p>Ref_0455</text:p>
          </table:table-cell>
          <table:table-cell office:value-type="string">
            <text:p>OK_0453</text:p>
          </table:table-cell>
          <table:table-cell office:value-type="string">
            <text:p>Oui</text:p>
          </table:table-cell>
          <table:table-cell table:number-columns-repeated="1006"/>
        </table:table-row>
        <table:table-row table:style-name="ro4">
          <table:table-cell/>
          <table:table-cell office:value-type="string">
            <text:p>Bouqueyran</text:p>
          </table:table-cell>
          <table:table-cell office:value-type="string">
            <text:p>Médo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tachetée, Sans goulot</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M6</text:p>
          </table:table-cell>
          <table:table-cell/>
          <table:table-cell office:value-type="string">
            <text:p>Bouteille (75 cl)</text:p>
          </table:table-cell>
          <table:table-cell office:value-type="string">
            <text:p>Commun</text:p>
          </table:table-cell>
          <table:table-cell table:number-columns-repeated="2"/>
          <table:table-cell office:value-type="string">
            <text:p>Ref_0456</text:p>
          </table:table-cell>
          <table:table-cell office:value-type="string">
            <text:p>OK_0453</text:p>
          </table:table-cell>
          <table:table-cell office:value-type="string">
            <text:p>Oui</text:p>
          </table:table-cell>
          <table:table-cell table:number-columns-repeated="1006"/>
        </table:table-row>
        <table:table-row table:style-name="ro4">
          <table:table-cell/>
          <table:table-cell office:value-type="string">
            <text:p>Bouqueyran</text:p>
          </table:table-cell>
          <table:table-cell office:value-type="string">
            <text:p>Médo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tachetée, Sans goulot</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M7</text:p>
          </table:table-cell>
          <table:table-cell/>
          <table:table-cell office:value-type="string">
            <text:p>Bouteille (75 cl)</text:p>
          </table:table-cell>
          <table:table-cell office:value-type="string">
            <text:p>Commun</text:p>
          </table:table-cell>
          <table:table-cell table:number-columns-repeated="2"/>
          <table:table-cell office:value-type="string">
            <text:p>Ref_0457</text:p>
          </table:table-cell>
          <table:table-cell office:value-type="string">
            <text:p>OK_0453</text:p>
          </table:table-cell>
          <table:table-cell office:value-type="string">
            <text:p>Oui</text:p>
          </table:table-cell>
          <table:table-cell table:number-columns-repeated="1006"/>
        </table:table-row>
        <table:table-row table:style-name="ro7">
          <table:table-cell/>
          <table:table-cell office:value-type="string">
            <text:p>Haut médoc</text:p>
          </table:table-cell>
          <table:table-cell office:value-type="string">
            <text:p>Médoc</text:p>
          </table:table-cell>
          <table:table-cell office:value-type="string">
            <text:p>Rouge</text:p>
          </table:table-cell>
          <table:table-cell office:value-type="float" office:value="1987">
            <text:p>1987</text:p>
          </table:table-cell>
          <table:table-cell office:value-type="string">
            <text:p>Bien</text:p>
          </table:table-cell>
          <table:table-cell office:value-type="string">
            <text:p>Bas goulot Etiquette propre, Sans goulot</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M8</text:p>
          </table:table-cell>
          <table:table-cell/>
          <table:table-cell office:value-type="string">
            <text:p>Bouteille (75 cl)</text:p>
          </table:table-cell>
          <table:table-cell office:value-type="string">
            <text:p>Commun</text:p>
          </table:table-cell>
          <table:table-cell table:number-columns-repeated="2"/>
          <table:table-cell office:value-type="string">
            <text:p>Ref_0458</text:p>
          </table:table-cell>
          <table:table-cell office:value-type="string">
            <text:p>OK_main</text:p>
          </table:table-cell>
          <table:table-cell office:value-type="string">
            <text:p>Oui</text:p>
          </table:table-cell>
          <table:table-cell/>
          <table:table-cell table:style-name="ce22" office:value-type="string">
            <text:p>Ce Haut-Médoc 1987 est un vin classique de la région, connu pour ses sols graveleux et son climat tempéré, idéals pour la culture du Cabernet Sauvignon et du Merlot. Ce millésime présente des arômes de cassis, de cèdre et de sous-bois. En bouche, il est bien structuré avec des tannins fermes et une finale persistante. </text:p>
          </table:table-cell>
          <table:table-cell table:number-columns-repeated="1004"/>
        </table:table-row>
        <table:table-row table:style-name="ro4">
          <table:table-cell/>
          <table:table-cell office:value-type="string">
            <text:p>Haut médoc</text:p>
          </table:table-cell>
          <table:table-cell office:value-type="string">
            <text:p>Médoc</text:p>
          </table:table-cell>
          <table:table-cell office:value-type="string">
            <text:p>Rouge</text:p>
          </table:table-cell>
          <table:table-cell office:value-type="float" office:value="1987">
            <text:p>1987</text:p>
          </table:table-cell>
          <table:table-cell office:value-type="string">
            <text:p>Bien</text:p>
          </table:table-cell>
          <table:table-cell office:value-type="string">
            <text:p>Bas goulot Etiquette propre, Sans goulot</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M9</text:p>
          </table:table-cell>
          <table:table-cell/>
          <table:table-cell office:value-type="string">
            <text:p>Bouteille (75 cl)</text:p>
          </table:table-cell>
          <table:table-cell office:value-type="string">
            <text:p>Commun</text:p>
          </table:table-cell>
          <table:table-cell table:number-columns-repeated="2"/>
          <table:table-cell office:value-type="string">
            <text:p>Ref_0459</text:p>
          </table:table-cell>
          <table:table-cell office:value-type="string">
            <text:p>OK_0458</text:p>
          </table:table-cell>
          <table:table-cell office:value-type="string">
            <text:p>Oui</text:p>
          </table:table-cell>
          <table:table-cell table:number-columns-repeated="1006"/>
        </table:table-row>
        <table:table-row table:style-name="ro7">
          <table:table-cell/>
          <table:table-cell office:value-type="string">
            <text:p>Saint Leon</text:p>
          </table:table-cell>
          <table:table-cell office:value-type="string">
            <text:p>Bordeaux Supérieur</text:p>
          </table:table-cell>
          <table:table-cell office:value-type="string">
            <text:p>Rouge</text:p>
          </table:table-cell>
          <table:table-cell office:value-type="float" office:value="1988">
            <text:p>1988</text:p>
          </table:table-cell>
          <table:table-cell office:value-type="string">
            <text:p>Bien</text:p>
          </table:table-cell>
          <table:table-cell office:value-type="string">
            <text:p>Basse épaule, Etiquette tacheté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N1</text:p>
          </table:table-cell>
          <table:table-cell/>
          <table:table-cell office:value-type="string">
            <text:p>Bouteille (75 cl)</text:p>
          </table:table-cell>
          <table:table-cell office:value-type="string">
            <text:p>Commun</text:p>
          </table:table-cell>
          <table:table-cell table:number-columns-repeated="2"/>
          <table:table-cell office:value-type="string">
            <text:p>Ref_0460</text:p>
          </table:table-cell>
          <table:table-cell office:value-type="string">
            <text:p>OK_main</text:p>
          </table:table-cell>
          <table:table-cell office:value-type="string">
            <text:p>Oui</text:p>
          </table:table-cell>
          <table:table-cell/>
          <table:table-cell table:style-name="ce22" office:value-type="string">
            <text:p>Le Château Saint Leon, situé dans l'appellation Bordeaux Supérieur, produit des vins fruités et bien équilibrés. Le millésime 1988 offre des arômes de fruits rouges, de sous-bois et une touche d'épices. En bouche, il est rond avec des tannins souples et une belle longueur. </text:p>
          </table:table-cell>
          <table:table-cell table:number-columns-repeated="1004"/>
        </table:table-row>
        <table:table-row table:style-name="ro7">
          <table:table-cell/>
          <table:table-cell office:value-type="string">
            <text:p>La Tour Bellevue</text:p>
          </table:table-cell>
          <table:table-cell office:value-type="string">
            <text:p>Haut-Médoc</text:p>
          </table:table-cell>
          <table:table-cell office:value-type="string">
            <text:p>Rouge</text:p>
          </table:table-cell>
          <table:table-cell office:value-type="float" office:value="1974">
            <text:p>1974</text:p>
          </table:table-cell>
          <table:table-cell office:value-type="string">
            <text:p>Assez bien</text:p>
          </table:table-cell>
          <table:table-cell office:value-type="string">
            <text:p>Basse épaule, Etiquette déchiré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N2</text:p>
          </table:table-cell>
          <table:table-cell/>
          <table:table-cell office:value-type="string">
            <text:p>Bouteille (75 cl)</text:p>
          </table:table-cell>
          <table:table-cell office:value-type="string">
            <text:p>Commun</text:p>
          </table:table-cell>
          <table:table-cell table:number-columns-repeated="2"/>
          <table:table-cell office:value-type="string">
            <text:p>Ref_0461</text:p>
          </table:table-cell>
          <table:table-cell office:value-type="string">
            <text:p>OK_main</text:p>
          </table:table-cell>
          <table:table-cell office:value-type="string">
            <text:p>Oui</text:p>
          </table:table-cell>
          <table:table-cell/>
          <table:table-cell table:style-name="ce22" office:value-type="string">
            <text:p>Le Château La Tour Bellevue, situé dans le Haut-Médoc, est connu pour ses vins élégants et complexes. Le millésime 1974 révèle des notes de fruits noirs, de cuir et de tabac. En bouche, ce vin est bien structuré avec des tannins fins et une longue finale, représentant bien l'excellence des vins du Haut-Médoc. </text:p>
          </table:table-cell>
          <table:table-cell table:number-columns-repeated="1004"/>
        </table:table-row>
        <table:table-row table:style-name="ro4">
          <table:table-cell table:number-columns-repeated="7"/>
          <table:table-cell table:style-name="ce13" table:number-columns-repeated="2"/>
          <table:table-cell office:value-type="string">
            <text:p>Grille_2_N3</text:p>
          </table:table-cell>
          <table:table-cell table:number-columns-repeated="5"/>
          <table:table-cell office:value-type="string">
            <text:p>Ref_0462</text:p>
          </table:table-cell>
          <table:table-cell/>
          <table:table-cell office:value-type="string">
            <text:p>Non</text:p>
          </table:table-cell>
          <table:table-cell table:number-columns-repeated="1006"/>
        </table:table-row>
        <table:table-row table:style-name="ro7">
          <table:table-cell/>
          <table:table-cell office:value-type="string">
            <text:p>Lalande</text:p>
          </table:table-cell>
          <table:table-cell office:value-type="string">
            <text:p>Listrac</text:p>
          </table:table-cell>
          <table:table-cell office:value-type="string">
            <text:p>Rouge</text:p>
          </table:table-cell>
          <table:table-cell office:value-type="float" office:value="1978">
            <text:p>1978</text:p>
          </table:table-cell>
          <table:table-cell office:value-type="string">
            <text:p>Assez bien</text:p>
          </table:table-cell>
          <table:table-cell office:value-type="string">
            <text:p>Haut épaule, Etiquette tachetée, Goulot tacheté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2_N4</text:p>
          </table:table-cell>
          <table:table-cell/>
          <table:table-cell office:value-type="string">
            <text:p>Bouteille (75 cl)</text:p>
          </table:table-cell>
          <table:table-cell office:value-type="string">
            <text:p>Commun</text:p>
          </table:table-cell>
          <table:table-cell table:number-columns-repeated="2"/>
          <table:table-cell office:value-type="string">
            <text:p>Ref_0463</text:p>
          </table:table-cell>
          <table:table-cell office:value-type="string">
            <text:p>OK_main</text:p>
          </table:table-cell>
          <table:table-cell office:value-type="string">
            <text:p>Oui</text:p>
          </table:table-cell>
          <table:table-cell/>
          <table:table-cell table:style-name="ce22" office:value-type="string">
            <text:p>Le Château Lalande, situé à Listrac-Médoc, produit des vins robustes et tanniques. Le millésime 1978, issu de sols argilo-calcaires, présente des arômes de fruits noirs, de sous-bois et une touche de cuir. En bouche, il est bien structuré avec des tannins fermes et une longue finale. </text:p>
          </table:table-cell>
          <table:table-cell table:number-columns-repeated="1004"/>
        </table:table-row>
        <table:table-row table:style-name="ro7">
          <table:table-cell/>
          <table:table-cell office:value-type="string">
            <text:p>Lalande</text:p>
          </table:table-cell>
          <table:table-cell office:value-type="string">
            <text:p>Listrac</text:p>
          </table:table-cell>
          <table:table-cell office:value-type="string">
            <text:p>Rouge</text:p>
          </table:table-cell>
          <table:table-cell office:value-type="float" office:value="1980">
            <text:p>1980</text:p>
          </table:table-cell>
          <table:table-cell office:value-type="string">
            <text:p>Assez bien</text:p>
          </table:table-cell>
          <table:table-cell office:value-type="string">
            <text:p>Haut épaule, Etiquette tachetée, Goulot tacheté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2_N5</text:p>
          </table:table-cell>
          <table:table-cell/>
          <table:table-cell office:value-type="string">
            <text:p>Bouteille (75 cl)</text:p>
          </table:table-cell>
          <table:table-cell office:value-type="string">
            <text:p>Commun</text:p>
          </table:table-cell>
          <table:table-cell table:number-columns-repeated="2"/>
          <table:table-cell office:value-type="string">
            <text:p>Ref_0464</text:p>
          </table:table-cell>
          <table:table-cell office:value-type="string">
            <text:p>OK_main</text:p>
          </table:table-cell>
          <table:table-cell office:value-type="string">
            <text:p>Oui</text:p>
          </table:table-cell>
          <table:table-cell/>
          <table:table-cell table:style-name="ce22" office:value-type="string">
            <text:p>Le Château Lalande 1980 est un autre excellent millésime de cette propriété. Ce vin rouge offre des arômes de cerise noire, de prune et de tabac. En bouche, il est bien équilibré avec des tannins soyeux et une belle longueur, représentant bien l'élégance des vins de Listrac.</text:p>
          </table:table-cell>
          <table:table-cell table:number-columns-repeated="1004"/>
        </table:table-row>
        <table:table-row table:style-name="ro4">
          <table:table-cell/>
          <table:table-cell office:value-type="string">
            <text:p>Trotte-Vieille</text:p>
          </table:table-cell>
          <table:table-cell office:value-type="string">
            <text:p>St Emilion</text:p>
          </table:table-cell>
          <table:table-cell office:value-type="string">
            <text:p>Rouge</text:p>
          </table:table-cell>
          <table:table-cell office:value-type="string">
            <text:p>Sans date</text:p>
          </table:table-cell>
          <table:table-cell office:value-type="string">
            <text:p>Bien</text:p>
          </table:table-cell>
          <table:table-cell office:value-type="string">
            <text:p>Mi épaule, Etiquette propre, Goulot tachetée</text:p>
          </table:table-cell>
          <table:table-cell table:style-name="ce13" office:value-type="currency" office:currency="EUR" office:value="0">
            <text:p>0,00 €</text:p>
          </table:table-cell>
          <table:table-cell/>
          <table:table-cell office:value-type="string">
            <text:p>Grille_2_N6</text:p>
          </table:table-cell>
          <table:table-cell/>
          <table:table-cell office:value-type="string">
            <text:p>Bouteille (75 cl)</text:p>
          </table:table-cell>
          <table:table-cell office:value-type="string">
            <text:p>Commun</text:p>
          </table:table-cell>
          <table:table-cell table:number-columns-repeated="2"/>
          <table:table-cell office:value-type="string">
            <text:p>Ref_0465</text:p>
          </table:table-cell>
          <table:table-cell table:number-columns-repeated="1008"/>
        </table:table-row>
        <table:table-row table:style-name="ro4">
          <table:table-cell/>
          <table:table-cell office:value-type="string">
            <text:p>Trotte-Vieille</text:p>
          </table:table-cell>
          <table:table-cell office:value-type="string">
            <text:p>St Emilion</text:p>
          </table:table-cell>
          <table:table-cell office:value-type="string">
            <text:p>Rouge</text:p>
          </table:table-cell>
          <table:table-cell office:value-type="string">
            <text:p>Sans date</text:p>
          </table:table-cell>
          <table:table-cell office:value-type="string">
            <text:p>Bien</text:p>
          </table:table-cell>
          <table:table-cell office:value-type="string">
            <text:p>Mi épaule, Etiquette propre, Goulot tachetée</text:p>
          </table:table-cell>
          <table:table-cell table:style-name="ce13" office:value-type="currency" office:currency="EUR" office:value="0">
            <text:p>0,00 €</text:p>
          </table:table-cell>
          <table:table-cell/>
          <table:table-cell office:value-type="string">
            <text:p>Grille_2_N7</text:p>
          </table:table-cell>
          <table:table-cell/>
          <table:table-cell office:value-type="string">
            <text:p>Bouteille (75 cl)</text:p>
          </table:table-cell>
          <table:table-cell office:value-type="string">
            <text:p>Commun</text:p>
          </table:table-cell>
          <table:table-cell table:number-columns-repeated="2"/>
          <table:table-cell office:value-type="string">
            <text:p>Ref_0466</text:p>
          </table:table-cell>
          <table:table-cell table:number-columns-repeated="1008"/>
        </table:table-row>
        <table:table-row table:style-name="ro4">
          <table:table-cell table:number-columns-repeated="7"/>
          <table:table-cell table:style-name="ce13"/>
          <table:table-cell/>
          <table:table-cell office:value-type="string">
            <text:p>Grille_2_N8</text:p>
          </table:table-cell>
          <table:table-cell table:number-columns-repeated="5"/>
          <table:table-cell office:value-type="string">
            <text:p>Ref_0467</text:p>
          </table:table-cell>
          <table:table-cell/>
          <table:table-cell office:value-type="string">
            <text:p>Non</text:p>
          </table:table-cell>
          <table:table-cell table:number-columns-repeated="1006"/>
        </table:table-row>
        <table:table-row table:style-name="ro7">
          <table:table-cell/>
          <table:table-cell office:value-type="string">
            <text:p>Domaine de l’église </text:p>
          </table:table-cell>
          <table:table-cell office:value-type="string">
            <text:p>Pomerol</text:p>
          </table:table-cell>
          <table:table-cell office:value-type="string">
            <text:p>Rouge</text:p>
          </table:table-cell>
          <table:table-cell office:value-type="float" office:value="1973">
            <text:p>1973</text:p>
          </table:table-cell>
          <table:table-cell office:value-type="string">
            <text:p>Bien</text:p>
          </table:table-cell>
          <table:table-cell office:value-type="string">
            <text:p>Haut épaule, Etiquette propre, Goulot tacheté</text:p>
          </table:table-cell>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Grille_2_O1</text:p>
          </table:table-cell>
          <table:table-cell/>
          <table:table-cell office:value-type="string">
            <text:p>Bouteille (75 cl)</text:p>
          </table:table-cell>
          <table:table-cell office:value-type="string">
            <text:p>Commun</text:p>
          </table:table-cell>
          <table:table-cell table:number-columns-repeated="2"/>
          <table:table-cell office:value-type="string">
            <text:p>Ref_0468</text:p>
          </table:table-cell>
          <table:table-cell office:value-type="string">
            <text:p>OK_main</text:p>
          </table:table-cell>
          <table:table-cell office:value-type="string">
            <text:p>Oui</text:p>
          </table:table-cell>
          <table:table-cell/>
          <table:table-cell table:style-name="ce22" office:value-type="string">
            <text:p>Le Domaine de l’Église, situé à Pomerol, est réputé pour ses vins riches et veloutés. Le millésime 1973, issu de sols graveleux et argileux, offre des arômes de prune, de truffe et de chocolat. En bouche, il est ample et soyeux avec des tannins bien intégrés et une longue finale. </text:p>
          </table:table-cell>
          <table:table-cell table:number-columns-repeated="1004"/>
        </table:table-row>
        <table:table-row table:style-name="ro4">
          <table:table-cell/>
          <table:table-cell office:value-type="string">
            <text:p>Domaine de l’église </text:p>
          </table:table-cell>
          <table:table-cell office:value-type="string">
            <text:p>Pomerol</text:p>
          </table:table-cell>
          <table:table-cell office:value-type="string">
            <text:p>Rouge</text:p>
          </table:table-cell>
          <table:table-cell office:value-type="float" office:value="1973">
            <text:p>1973</text:p>
          </table:table-cell>
          <table:table-cell office:value-type="string">
            <text:p>Bien</text:p>
          </table:table-cell>
          <table:table-cell office:value-type="string">
            <text:p>Haut épaule, Etiquette propre, Goulot tacheté</text:p>
          </table:table-cell>
          <table:table-cell table:style-name="ce13" office:value-type="currency" office:currency="EUR" office:value="0">
            <text:p>0,00 €</text:p>
          </table:table-cell>
          <table:table-cell table:style-name="ce13" office:value-type="currency" office:currency="EUR" office:value="150">
            <text:p>150,00 €</text:p>
          </table:table-cell>
          <table:table-cell office:value-type="string">
            <text:p>Grille_2_O2</text:p>
          </table:table-cell>
          <table:table-cell/>
          <table:table-cell office:value-type="string">
            <text:p>Bouteille (75 cl)</text:p>
          </table:table-cell>
          <table:table-cell office:value-type="string">
            <text:p>Commun</text:p>
          </table:table-cell>
          <table:table-cell table:number-columns-repeated="2"/>
          <table:table-cell office:value-type="string">
            <text:p>Ref_0469</text:p>
          </table:table-cell>
          <table:table-cell office:value-type="string">
            <text:p>OK_0468</text:p>
          </table:table-cell>
          <table:table-cell office:value-type="string">
            <text:p>Oui</text:p>
          </table:table-cell>
          <table:table-cell table:number-columns-repeated="1006"/>
        </table:table-row>
        <table:table-row table:style-name="ro4">
          <table:table-cell/>
          <table:table-cell office:value-type="string">
            <text:p>Cuvée Henry IV – Moelleux</text:p>
          </table:table-cell>
          <table:table-cell office:value-type="string">
            <text:p>Jurançon</text:p>
          </table:table-cell>
          <table:table-cell office:value-type="string">
            <text:p>Blanc</text:p>
          </table:table-cell>
          <table:table-cell office:value-type="string">
            <text:p>Sans date</text:p>
          </table:table-cell>
          <table:table-cell table:number-columns-repeated="2"/>
          <table:table-cell table:style-name="ce13" office:value-type="currency" office:currency="EUR" office:value="0">
            <text:p>0,00 €</text:p>
          </table:table-cell>
          <table:table-cell/>
          <table:table-cell office:value-type="string">
            <text:p>Grille_2_O3</text:p>
          </table:table-cell>
          <table:table-cell/>
          <table:table-cell office:value-type="string">
            <text:p>Bouteille (75 cl)</text:p>
          </table:table-cell>
          <table:table-cell office:value-type="string">
            <text:p>Commun</text:p>
          </table:table-cell>
          <table:table-cell table:number-columns-repeated="2"/>
          <table:table-cell office:value-type="string">
            <text:p>Ref_0470</text:p>
          </table:table-cell>
          <table:table-cell table:number-columns-repeated="1008"/>
        </table:table-row>
        <table:table-row table:style-name="ro4">
          <table:table-cell/>
          <table:table-cell office:value-type="string">
            <text:p>Cuvée Henry IV – Moelleux</text:p>
          </table:table-cell>
          <table:table-cell office:value-type="string">
            <text:p>Jurançon</text:p>
          </table:table-cell>
          <table:table-cell office:value-type="string">
            <text:p>Blanc</text:p>
          </table:table-cell>
          <table:table-cell office:value-type="string">
            <text:p>Sans date</text:p>
          </table:table-cell>
          <table:table-cell table:number-columns-repeated="2"/>
          <table:table-cell table:style-name="ce13" office:value-type="currency" office:currency="EUR" office:value="0">
            <text:p>0,00 €</text:p>
          </table:table-cell>
          <table:table-cell/>
          <table:table-cell office:value-type="string">
            <text:p>Grille_2_O4</text:p>
          </table:table-cell>
          <table:table-cell/>
          <table:table-cell office:value-type="string">
            <text:p>Bouteille (75 cl)</text:p>
          </table:table-cell>
          <table:table-cell office:value-type="string">
            <text:p>Commun</text:p>
          </table:table-cell>
          <table:table-cell table:number-columns-repeated="2"/>
          <table:table-cell office:value-type="string">
            <text:p>Ref_0471</text:p>
          </table:table-cell>
          <table:table-cell table:number-columns-repeated="1008"/>
        </table:table-row>
        <table:table-row table:style-name="ro4">
          <table:table-cell/>
          <table:table-cell office:value-type="string">
            <text:p>Cuvée Henry IV – Moelleux</text:p>
          </table:table-cell>
          <table:table-cell office:value-type="string">
            <text:p>Jurançon</text:p>
          </table:table-cell>
          <table:table-cell office:value-type="string">
            <text:p>Blanc</text:p>
          </table:table-cell>
          <table:table-cell office:value-type="string">
            <text:p>Sans date</text:p>
          </table:table-cell>
          <table:table-cell table:number-columns-repeated="2"/>
          <table:table-cell table:style-name="ce13" office:value-type="currency" office:currency="EUR" office:value="0">
            <text:p>0,00 €</text:p>
          </table:table-cell>
          <table:table-cell/>
          <table:table-cell office:value-type="string">
            <text:p>Grille_2_O5</text:p>
          </table:table-cell>
          <table:table-cell/>
          <table:table-cell office:value-type="string">
            <text:p>Bouteille (75 cl)</text:p>
          </table:table-cell>
          <table:table-cell office:value-type="string">
            <text:p>Commun</text:p>
          </table:table-cell>
          <table:table-cell table:number-columns-repeated="2"/>
          <table:table-cell office:value-type="string">
            <text:p>Ref_0472</text:p>
          </table:table-cell>
          <table:table-cell table:number-columns-repeated="1008"/>
        </table:table-row>
        <table:table-row table:style-name="ro7">
          <table:table-cell/>
          <table:table-cell office:value-type="string">
            <text:p>Du Mayne</text:p>
          </table:table-cell>
          <table:table-cell office:value-type="string">
            <text:p>Sauternes</text:p>
          </table:table-cell>
          <table:table-cell office:value-type="string">
            <text:p>Blanc</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O6</text:p>
          </table:table-cell>
          <table:table-cell/>
          <table:table-cell office:value-type="string">
            <text:p>Bouteille (75 cl)</text:p>
          </table:table-cell>
          <table:table-cell office:value-type="string">
            <text:p>Commun</text:p>
          </table:table-cell>
          <table:table-cell table:number-columns-repeated="2"/>
          <table:table-cell office:value-type="string">
            <text:p>Ref_0473</text:p>
          </table:table-cell>
          <table:table-cell office:value-type="string">
            <text:p>OK_main</text:p>
          </table:table-cell>
          <table:table-cell office:value-type="string">
            <text:p>Oui</text:p>
          </table:table-cell>
          <table:table-cell/>
          <table:table-cell table:style-name="ce22" office:value-type="string">
            <text:p>Le Château Du Mayne, situé à Sauternes, produit des vins blancs liquoreux élégants et complexes. Le millésime 2003, cultivé sur des sols graveleux et argileux, offre des arômes de miel, d'abricot et de fruits confits. En bouche, il est doux et opulent avec une acidité rafraîchissante qui équilibre la richesse. </text:p>
          </table:table-cell>
          <table:table-cell table:number-columns-repeated="1004"/>
        </table:table-row>
        <table:table-row table:style-name="ro4">
          <table:table-cell/>
          <table:table-cell office:value-type="string">
            <text:p>Du Mayne</text:p>
          </table:table-cell>
          <table:table-cell office:value-type="string">
            <text:p>Sauternes</text:p>
          </table:table-cell>
          <table:table-cell office:value-type="string">
            <text:p>Blanc</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O7</text:p>
          </table:table-cell>
          <table:table-cell/>
          <table:table-cell office:value-type="string">
            <text:p>Bouteille (75 cl)</text:p>
          </table:table-cell>
          <table:table-cell office:value-type="string">
            <text:p>Commun</text:p>
          </table:table-cell>
          <table:table-cell table:number-columns-repeated="2"/>
          <table:table-cell office:value-type="string">
            <text:p>Ref_0474</text:p>
          </table:table-cell>
          <table:table-cell office:value-type="string">
            <text:p>OK_0473</text:p>
          </table:table-cell>
          <table:table-cell office:value-type="string">
            <text:p>Oui</text:p>
          </table:table-cell>
          <table:table-cell table:number-columns-repeated="1006"/>
        </table:table-row>
        <table:table-row table:style-name="ro4">
          <table:table-cell/>
          <table:table-cell office:value-type="string">
            <text:p>Du Mayne</text:p>
          </table:table-cell>
          <table:table-cell office:value-type="string">
            <text:p>Sauternes</text:p>
          </table:table-cell>
          <table:table-cell office:value-type="string">
            <text:p>Blanc</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O8</text:p>
          </table:table-cell>
          <table:table-cell/>
          <table:table-cell office:value-type="string">
            <text:p>Bouteille (75 cl)</text:p>
          </table:table-cell>
          <table:table-cell office:value-type="string">
            <text:p>Commun</text:p>
          </table:table-cell>
          <table:table-cell table:number-columns-repeated="2"/>
          <table:table-cell office:value-type="string">
            <text:p>Ref_0475</text:p>
          </table:table-cell>
          <table:table-cell office:value-type="string">
            <text:p>OK_0473</text:p>
          </table:table-cell>
          <table:table-cell office:value-type="string">
            <text:p>Oui</text:p>
          </table:table-cell>
          <table:table-cell table:number-columns-repeated="1006"/>
        </table:table-row>
        <table:table-row table:style-name="ro4">
          <table:table-cell/>
          <table:table-cell office:value-type="string">
            <text:p>Du Mayne</text:p>
          </table:table-cell>
          <table:table-cell office:value-type="string">
            <text:p>Sauternes</text:p>
          </table:table-cell>
          <table:table-cell office:value-type="string">
            <text:p>Blanc</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O9</text:p>
          </table:table-cell>
          <table:table-cell/>
          <table:table-cell office:value-type="string">
            <text:p>Bouteille (75 cl)</text:p>
          </table:table-cell>
          <table:table-cell office:value-type="string">
            <text:p>Commun</text:p>
          </table:table-cell>
          <table:table-cell table:number-columns-repeated="2"/>
          <table:table-cell office:value-type="string">
            <text:p>Ref_0476</text:p>
          </table:table-cell>
          <table:table-cell office:value-type="string">
            <text:p>OK_0473</text:p>
          </table:table-cell>
          <table:table-cell office:value-type="string">
            <text:p>Oui</text:p>
          </table:table-cell>
          <table:table-cell table:number-columns-repeated="1006"/>
        </table:table-row>
        <table:table-row table:style-name="ro4">
          <table:table-cell/>
          <table:table-cell office:value-type="string">
            <text:p>Du Mayne</text:p>
          </table:table-cell>
          <table:table-cell office:value-type="string">
            <text:p>Sauternes</text:p>
          </table:table-cell>
          <table:table-cell office:value-type="string">
            <text:p>Blanc</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Grille_2_O10</text:p>
          </table:table-cell>
          <table:table-cell/>
          <table:table-cell office:value-type="string">
            <text:p>Bouteille (75 cl)</text:p>
          </table:table-cell>
          <table:table-cell office:value-type="string">
            <text:p>Commun</text:p>
          </table:table-cell>
          <table:table-cell table:number-columns-repeated="2"/>
          <table:table-cell office:value-type="string">
            <text:p>Ref_0477</text:p>
          </table:table-cell>
          <table:table-cell office:value-type="string">
            <text:p>OK_0473</text:p>
          </table:table-cell>
          <table:table-cell office:value-type="string">
            <text:p>Oui</text:p>
          </table:table-cell>
          <table:table-cell table:number-columns-repeated="1006"/>
        </table:table-row>
        <table:table-row table:style-name="ro7">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B1</text:p>
          </table:table-cell>
          <table:table-cell/>
          <table:table-cell office:value-type="string">
            <text:p>Bouteille (75 cl)</text:p>
          </table:table-cell>
          <table:table-cell office:value-type="string">
            <text:p>Commun</text:p>
          </table:table-cell>
          <table:table-cell table:number-columns-repeated="2"/>
          <table:table-cell office:value-type="string">
            <text:p>Ref_0478</text:p>
          </table:table-cell>
          <table:table-cell office:value-type="string">
            <text:p>OK_main</text:p>
          </table:table-cell>
          <table:table-cell office:value-type="string">
            <text:p>Oui</text:p>
          </table:table-cell>
          <table:table-cell/>
          <table:table-cell table:style-name="ce22" office:value-type="string">
            <text:p>Le Château Ferrande, situé dans les Graves de Castres, produit des vins élégants et bien structurés. Le millésime 1993 présente des arômes de fruits noirs, de cuir et de sous-bois. En bouche, ce vin est bien équilibré avec des tannins souples et une belle longueur. </text:p>
          </table:table-cell>
          <table:table-cell table:number-columns-repeated="1004"/>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B2</text:p>
          </table:table-cell>
          <table:table-cell/>
          <table:table-cell office:value-type="string">
            <text:p>Bouteille (75 cl)</text:p>
          </table:table-cell>
          <table:table-cell office:value-type="string">
            <text:p>Commun</text:p>
          </table:table-cell>
          <table:table-cell table:number-columns-repeated="2"/>
          <table:table-cell office:value-type="string">
            <text:p>Ref_0479</text:p>
          </table:table-cell>
          <table:table-cell office:value-type="string">
            <text:p>OK_0478</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B3</text:p>
          </table:table-cell>
          <table:table-cell/>
          <table:table-cell office:value-type="string">
            <text:p>Bouteille (75 cl)</text:p>
          </table:table-cell>
          <table:table-cell office:value-type="string">
            <text:p>Commun</text:p>
          </table:table-cell>
          <table:table-cell table:number-columns-repeated="2"/>
          <table:table-cell office:value-type="string">
            <text:p>Ref_0480</text:p>
          </table:table-cell>
          <table:table-cell office:value-type="string">
            <text:p>OK_0478</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B4</text:p>
          </table:table-cell>
          <table:table-cell/>
          <table:table-cell office:value-type="string">
            <text:p>Bouteille (75 cl)</text:p>
          </table:table-cell>
          <table:table-cell office:value-type="string">
            <text:p>Commun</text:p>
          </table:table-cell>
          <table:table-cell table:number-columns-repeated="2"/>
          <table:table-cell office:value-type="string">
            <text:p>Ref_0481</text:p>
          </table:table-cell>
          <table:table-cell office:value-type="string">
            <text:p>OK_0478</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B5</text:p>
          </table:table-cell>
          <table:table-cell/>
          <table:table-cell office:value-type="string">
            <text:p>Bouteille (75 cl)</text:p>
          </table:table-cell>
          <table:table-cell office:value-type="string">
            <text:p>Commun</text:p>
          </table:table-cell>
          <table:table-cell table:number-columns-repeated="2"/>
          <table:table-cell office:value-type="string">
            <text:p>Ref_0482</text:p>
          </table:table-cell>
          <table:table-cell office:value-type="string">
            <text:p>OK_0478</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B6</text:p>
          </table:table-cell>
          <table:table-cell/>
          <table:table-cell office:value-type="string">
            <text:p>Bouteille (75 cl)</text:p>
          </table:table-cell>
          <table:table-cell office:value-type="string">
            <text:p>Commun</text:p>
          </table:table-cell>
          <table:table-cell table:number-columns-repeated="2"/>
          <table:table-cell office:value-type="string">
            <text:p>Ref_0483</text:p>
          </table:table-cell>
          <table:table-cell office:value-type="string">
            <text:p>OK_0478</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B7</text:p>
          </table:table-cell>
          <table:table-cell/>
          <table:table-cell office:value-type="string">
            <text:p>Bouteille (75 cl)</text:p>
          </table:table-cell>
          <table:table-cell office:value-type="string">
            <text:p>Commun</text:p>
          </table:table-cell>
          <table:table-cell table:number-columns-repeated="2"/>
          <table:table-cell office:value-type="string">
            <text:p>Ref_0484</text:p>
          </table:table-cell>
          <table:table-cell office:value-type="string">
            <text:p>OK_0478</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B8</text:p>
          </table:table-cell>
          <table:table-cell/>
          <table:table-cell office:value-type="string">
            <text:p>Bouteille (75 cl)</text:p>
          </table:table-cell>
          <table:table-cell office:value-type="string">
            <text:p>Commun</text:p>
          </table:table-cell>
          <table:table-cell table:number-columns-repeated="2"/>
          <table:table-cell office:value-type="string">
            <text:p>Ref_0485</text:p>
          </table:table-cell>
          <table:table-cell office:value-type="string">
            <text:p>OK_0478</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B9</text:p>
          </table:table-cell>
          <table:table-cell/>
          <table:table-cell office:value-type="string">
            <text:p>Bouteille (75 cl)</text:p>
          </table:table-cell>
          <table:table-cell office:value-type="string">
            <text:p>Commun</text:p>
          </table:table-cell>
          <table:table-cell table:number-columns-repeated="2"/>
          <table:table-cell office:value-type="string">
            <text:p>Ref_0486</text:p>
          </table:table-cell>
          <table:table-cell office:value-type="string">
            <text:p>OK_0478</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B10</text:p>
          </table:table-cell>
          <table:table-cell/>
          <table:table-cell office:value-type="string">
            <text:p>Bouteille (75 cl)</text:p>
          </table:table-cell>
          <table:table-cell office:value-type="string">
            <text:p>Commun</text:p>
          </table:table-cell>
          <table:table-cell table:number-columns-repeated="2"/>
          <table:table-cell office:value-type="string">
            <text:p>Ref_0487</text:p>
          </table:table-cell>
          <table:table-cell office:value-type="string">
            <text:p>OK_0478</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C1</text:p>
          </table:table-cell>
          <table:table-cell/>
          <table:table-cell office:value-type="string">
            <text:p>Bouteille (75 cl)</text:p>
          </table:table-cell>
          <table:table-cell office:value-type="string">
            <text:p>Commun</text:p>
          </table:table-cell>
          <table:table-cell table:number-columns-repeated="2"/>
          <table:table-cell office:value-type="string">
            <text:p>Ref_0488</text:p>
          </table:table-cell>
          <table:table-cell office:value-type="string">
            <text:p>OK_0478</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C2</text:p>
          </table:table-cell>
          <table:table-cell/>
          <table:table-cell office:value-type="string">
            <text:p>Bouteille (75 cl)</text:p>
          </table:table-cell>
          <table:table-cell office:value-type="string">
            <text:p>Commun</text:p>
          </table:table-cell>
          <table:table-cell table:number-columns-repeated="2"/>
          <table:table-cell office:value-type="string">
            <text:p>Ref_0489</text:p>
          </table:table-cell>
          <table:table-cell office:value-type="string">
            <text:p>OK_0478</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C3</text:p>
          </table:table-cell>
          <table:table-cell/>
          <table:table-cell office:value-type="string">
            <text:p>Bouteille (75 cl)</text:p>
          </table:table-cell>
          <table:table-cell office:value-type="string">
            <text:p>Commun</text:p>
          </table:table-cell>
          <table:table-cell table:number-columns-repeated="2"/>
          <table:table-cell office:value-type="string">
            <text:p>Ref_0490</text:p>
          </table:table-cell>
          <table:table-cell office:value-type="string">
            <text:p>OK_0478</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C4</text:p>
          </table:table-cell>
          <table:table-cell/>
          <table:table-cell office:value-type="string">
            <text:p>Bouteille (75 cl)</text:p>
          </table:table-cell>
          <table:table-cell office:value-type="string">
            <text:p>Commun</text:p>
          </table:table-cell>
          <table:table-cell table:number-columns-repeated="2"/>
          <table:table-cell office:value-type="string">
            <text:p>Ref_0491</text:p>
          </table:table-cell>
          <table:table-cell office:value-type="string">
            <text:p>OK_0478</text:p>
          </table:table-cell>
          <table:table-cell office:value-type="string">
            <text:p>Oui</text:p>
          </table:table-cell>
          <table:table-cell table:number-columns-repeated="1006"/>
        </table:table-row>
        <table:table-row table:style-name="ro7">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C5</text:p>
          </table:table-cell>
          <table:table-cell/>
          <table:table-cell office:value-type="string">
            <text:p>Bouteille (75 cl)</text:p>
          </table:table-cell>
          <table:table-cell office:value-type="string">
            <text:p>Commun</text:p>
          </table:table-cell>
          <table:table-cell table:number-columns-repeated="2"/>
          <table:table-cell office:value-type="string">
            <text:p>Ref_0492</text:p>
          </table:table-cell>
          <table:table-cell office:value-type="string">
            <text:p>OK_main</text:p>
          </table:table-cell>
          <table:table-cell office:value-type="string">
            <text:p>Oui</text:p>
          </table:table-cell>
          <table:table-cell/>
          <table:table-cell table:style-name="ce22" office:value-type="string">
            <text:p>Le Château Ferrande 1979 est un autre excellent millésime de cette propriété. Ce vin rouge révèle des arômes de cerise noire, de prune et de tabac. En bouche, il est bien structuré avec des tannins soyeux et une belle longueur, représentant bien l'élégance des vins des Graves. </text:p>
          </table:table-cell>
          <table:table-cell table:number-columns-repeated="1004"/>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C6</text:p>
          </table:table-cell>
          <table:table-cell/>
          <table:table-cell office:value-type="string">
            <text:p>Bouteille (75 cl)</text:p>
          </table:table-cell>
          <table:table-cell office:value-type="string">
            <text:p>Commun</text:p>
          </table:table-cell>
          <table:table-cell table:number-columns-repeated="2"/>
          <table:table-cell office:value-type="string">
            <text:p>Ref_0493</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C7</text:p>
          </table:table-cell>
          <table:table-cell/>
          <table:table-cell office:value-type="string">
            <text:p>Bouteille (75 cl)</text:p>
          </table:table-cell>
          <table:table-cell office:value-type="string">
            <text:p>Commun</text:p>
          </table:table-cell>
          <table:table-cell table:number-columns-repeated="2"/>
          <table:table-cell office:value-type="string">
            <text:p>Ref_0494</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C8</text:p>
          </table:table-cell>
          <table:table-cell/>
          <table:table-cell office:value-type="string">
            <text:p>Bouteille (75 cl)</text:p>
          </table:table-cell>
          <table:table-cell office:value-type="string">
            <text:p>Commun</text:p>
          </table:table-cell>
          <table:table-cell table:number-columns-repeated="2"/>
          <table:table-cell office:value-type="string">
            <text:p>Ref_0495</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C9</text:p>
          </table:table-cell>
          <table:table-cell/>
          <table:table-cell office:value-type="string">
            <text:p>Bouteille (75 cl)</text:p>
          </table:table-cell>
          <table:table-cell office:value-type="string">
            <text:p>Commun</text:p>
          </table:table-cell>
          <table:table-cell table:number-columns-repeated="2"/>
          <table:table-cell office:value-type="string">
            <text:p>Ref_0496</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C10</text:p>
          </table:table-cell>
          <table:table-cell/>
          <table:table-cell office:value-type="string">
            <text:p>Bouteille (75 cl)</text:p>
          </table:table-cell>
          <table:table-cell office:value-type="string">
            <text:p>Commun</text:p>
          </table:table-cell>
          <table:table-cell table:number-columns-repeated="2"/>
          <table:table-cell office:value-type="string">
            <text:p>Ref_0497</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D1</text:p>
          </table:table-cell>
          <table:table-cell/>
          <table:table-cell office:value-type="string">
            <text:p>Bouteille (75 cl)</text:p>
          </table:table-cell>
          <table:table-cell office:value-type="string">
            <text:p>Commun</text:p>
          </table:table-cell>
          <table:table-cell table:number-columns-repeated="2"/>
          <table:table-cell office:value-type="string">
            <text:p>Ref_0498</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D2</text:p>
          </table:table-cell>
          <table:table-cell/>
          <table:table-cell office:value-type="string">
            <text:p>Bouteille (75 cl)</text:p>
          </table:table-cell>
          <table:table-cell office:value-type="string">
            <text:p>Commun</text:p>
          </table:table-cell>
          <table:table-cell table:number-columns-repeated="2"/>
          <table:table-cell office:value-type="string">
            <text:p>Ref_0499</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D3</text:p>
          </table:table-cell>
          <table:table-cell/>
          <table:table-cell office:value-type="string">
            <text:p>Bouteille (75 cl)</text:p>
          </table:table-cell>
          <table:table-cell office:value-type="string">
            <text:p>Commun</text:p>
          </table:table-cell>
          <table:table-cell table:number-columns-repeated="2"/>
          <table:table-cell office:value-type="string">
            <text:p>Ref_0500</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D4</text:p>
          </table:table-cell>
          <table:table-cell/>
          <table:table-cell office:value-type="string">
            <text:p>Bouteille (75 cl)</text:p>
          </table:table-cell>
          <table:table-cell office:value-type="string">
            <text:p>Commun</text:p>
          </table:table-cell>
          <table:table-cell table:number-columns-repeated="2"/>
          <table:table-cell office:value-type="string">
            <text:p>Ref_0501</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D5</text:p>
          </table:table-cell>
          <table:table-cell/>
          <table:table-cell office:value-type="string">
            <text:p>Bouteille (75 cl)</text:p>
          </table:table-cell>
          <table:table-cell office:value-type="string">
            <text:p>Commun</text:p>
          </table:table-cell>
          <table:table-cell table:number-columns-repeated="2"/>
          <table:table-cell office:value-type="string">
            <text:p>Ref_0502</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D6</text:p>
          </table:table-cell>
          <table:table-cell/>
          <table:table-cell office:value-type="string">
            <text:p>Bouteille (75 cl)</text:p>
          </table:table-cell>
          <table:table-cell office:value-type="string">
            <text:p>Commun</text:p>
          </table:table-cell>
          <table:table-cell table:number-columns-repeated="2"/>
          <table:table-cell office:value-type="string">
            <text:p>Ref_0503</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D7</text:p>
          </table:table-cell>
          <table:table-cell/>
          <table:table-cell office:value-type="string">
            <text:p>Bouteille (75 cl)</text:p>
          </table:table-cell>
          <table:table-cell office:value-type="string">
            <text:p>Commun</text:p>
          </table:table-cell>
          <table:table-cell table:number-columns-repeated="2"/>
          <table:table-cell office:value-type="string">
            <text:p>Ref_0504</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D8</text:p>
          </table:table-cell>
          <table:table-cell/>
          <table:table-cell office:value-type="string">
            <text:p>Bouteille (75 cl)</text:p>
          </table:table-cell>
          <table:table-cell office:value-type="string">
            <text:p>Commun</text:p>
          </table:table-cell>
          <table:table-cell table:number-columns-repeated="2"/>
          <table:table-cell office:value-type="string">
            <text:p>Ref_0505</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D9</text:p>
          </table:table-cell>
          <table:table-cell/>
          <table:table-cell office:value-type="string">
            <text:p>Bouteille (75 cl)</text:p>
          </table:table-cell>
          <table:table-cell office:value-type="string">
            <text:p>Commun</text:p>
          </table:table-cell>
          <table:table-cell table:number-columns-repeated="2"/>
          <table:table-cell office:value-type="string">
            <text:p>Ref_0506</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D10</text:p>
          </table:table-cell>
          <table:table-cell/>
          <table:table-cell office:value-type="string">
            <text:p>Bouteille (75 cl)</text:p>
          </table:table-cell>
          <table:table-cell office:value-type="string">
            <text:p>Commun</text:p>
          </table:table-cell>
          <table:table-cell table:number-columns-repeated="2"/>
          <table:table-cell office:value-type="string">
            <text:p>Ref_0507</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E1</text:p>
          </table:table-cell>
          <table:table-cell/>
          <table:table-cell office:value-type="string">
            <text:p>Bouteille (75 cl)</text:p>
          </table:table-cell>
          <table:table-cell office:value-type="string">
            <text:p>Commun</text:p>
          </table:table-cell>
          <table:table-cell table:number-columns-repeated="2"/>
          <table:table-cell office:value-type="string">
            <text:p>Ref_0508</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E2</text:p>
          </table:table-cell>
          <table:table-cell/>
          <table:table-cell office:value-type="string">
            <text:p>Bouteille (75 cl)</text:p>
          </table:table-cell>
          <table:table-cell office:value-type="string">
            <text:p>Commun</text:p>
          </table:table-cell>
          <table:table-cell table:number-columns-repeated="2"/>
          <table:table-cell office:value-type="string">
            <text:p>Ref_0509</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E3</text:p>
          </table:table-cell>
          <table:table-cell/>
          <table:table-cell office:value-type="string">
            <text:p>Bouteille (75 cl)</text:p>
          </table:table-cell>
          <table:table-cell office:value-type="string">
            <text:p>Commun</text:p>
          </table:table-cell>
          <table:table-cell table:number-columns-repeated="2"/>
          <table:table-cell office:value-type="string">
            <text:p>Ref_0510</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E4</text:p>
          </table:table-cell>
          <table:table-cell/>
          <table:table-cell office:value-type="string">
            <text:p>Bouteille (75 cl)</text:p>
          </table:table-cell>
          <table:table-cell office:value-type="string">
            <text:p>Commun</text:p>
          </table:table-cell>
          <table:table-cell table:number-columns-repeated="2"/>
          <table:table-cell office:value-type="string">
            <text:p>Ref_0511</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E5</text:p>
          </table:table-cell>
          <table:table-cell/>
          <table:table-cell office:value-type="string">
            <text:p>Bouteille (75 cl)</text:p>
          </table:table-cell>
          <table:table-cell office:value-type="string">
            <text:p>Commun</text:p>
          </table:table-cell>
          <table:table-cell table:number-columns-repeated="2"/>
          <table:table-cell office:value-type="string">
            <text:p>Ref_0512</text:p>
          </table:table-cell>
          <table:table-cell office:value-type="string">
            <text:p>OK_0492</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table:style-name="ce13" office:value-type="currency" office:currency="EUR" office:value="0">
            <text:p>0,00 €</text:p>
          </table:table-cell>
          <table:table-cell table:style-name="ce13" office:value-type="currency" office:currency="EUR" office:value="50">
            <text:p>50,00 €</text:p>
          </table:table-cell>
          <table:table-cell office:value-type="string">
            <text:p>Grille_1_E6</text:p>
          </table:table-cell>
          <table:table-cell/>
          <table:table-cell office:value-type="string">
            <text:p>Bouteille (75 cl)</text:p>
          </table:table-cell>
          <table:table-cell office:value-type="string">
            <text:p>Commun</text:p>
          </table:table-cell>
          <table:table-cell table:number-columns-repeated="2"/>
          <table:table-cell office:value-type="string">
            <text:p>Ref_0513</text:p>
          </table:table-cell>
          <table:table-cell office:value-type="string">
            <text:p>OK_0492</text:p>
          </table:table-cell>
          <table:table-cell office:value-type="string">
            <text:p>Oui</text:p>
          </table:table-cell>
          <table:table-cell table:number-columns-repeated="1006"/>
        </table:table-row>
        <table:table-row table:style-name="ro4">
          <table:table-cell table:style-name="ce4"/>
          <table:table-cell table:style-name="ce9" office:value-type="string">
            <text:p>Ferrande</text:p>
          </table:table-cell>
          <table:table-cell table:style-name="ce9" office:value-type="string">
            <text:p>Graves de Castres</text:p>
          </table:table-cell>
          <table:table-cell table:style-name="ce9" office:value-type="string">
            <text:p>Rouge</text:p>
          </table:table-cell>
          <table:table-cell table:style-name="ce9" office:value-type="float" office:value="1983">
            <text:p>1983</text:p>
          </table:table-cell>
          <table:table-cell table:style-name="ce10" table:number-columns-repeated="2"/>
          <table:table-cell table:style-name="ce9" office:value-type="string">
            <text:p>0.00 €</text:p>
          </table:table-cell>
          <table:table-cell table:style-name="ce9" office:value-type="string">
            <text:p>50.00 €</text:p>
          </table:table-cell>
          <table:table-cell table:style-name="ce9" office:value-type="string">
            <text:p>Grille_1_E7</text:p>
          </table:table-cell>
          <table:table-cell table:style-name="ce4"/>
          <table:table-cell table:style-name="ce4" office:value-type="string">
            <text:p>Bouteille (75 cl)</text:p>
          </table:table-cell>
          <table:table-cell table:style-name="ce4" office:value-type="string">
            <text:p>Commun</text:p>
          </table:table-cell>
          <table:table-cell table:style-name="ce4" table:number-columns-repeated="2"/>
          <table:table-cell table:style-name="ce4" office:value-type="string">
            <text:p>Ref_0514</text:p>
          </table:table-cell>
          <table:table-cell table:style-name="ce4"/>
          <table:table-cell table:style-name="ce4" office:value-type="string">
            <text:p>Non</text:p>
          </table:table-cell>
          <table:table-cell table:style-name="ce4" office:value-type="string">
            <text:p>Cadeau pour PAULO (40 ans)</text:p>
          </table:table-cell>
          <table:table-cell table:style-name="ce24"/>
          <table:table-cell table:style-name="ce2" table:number-columns-repeated="1003"/>
          <table:table-cell table:style-name="ce25"/>
        </table:table-row>
        <table:table-row table:style-name="ro7">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E8</text:p>
          </table:table-cell>
          <table:table-cell/>
          <table:table-cell office:value-type="string">
            <text:p>Bouteille (75 cl)</text:p>
          </table:table-cell>
          <table:table-cell office:value-type="string">
            <text:p>Commun</text:p>
          </table:table-cell>
          <table:table-cell table:number-columns-repeated="2"/>
          <table:table-cell office:value-type="string">
            <text:p>Ref_0515</text:p>
          </table:table-cell>
          <table:table-cell office:value-type="string">
            <text:p>OK_main</text:p>
          </table:table-cell>
          <table:table-cell office:value-type="string">
            <text:p>Oui</text:p>
          </table:table-cell>
          <table:table-cell/>
          <table:table-cell table:style-name="ce22" office:value-type="string">
            <text:p>Le Château Ferrande, situé dans les Graves de Castres, produit des vins secs élégants et bien équilibrés. Le millésime 1993 offre des arômes de fruits blancs, de fleurs et une touche minérale. En bouche, ce vin est vif et rafraîchissant avec une belle acidité et une finale persistante. </text:p>
          </table:table-cell>
          <table:table-cell table:number-columns-repeated="1004"/>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E9</text:p>
          </table:table-cell>
          <table:table-cell/>
          <table:table-cell office:value-type="string">
            <text:p>Bouteille (75 cl)</text:p>
          </table:table-cell>
          <table:table-cell office:value-type="string">
            <text:p>Commun</text:p>
          </table:table-cell>
          <table:table-cell table:number-columns-repeated="2"/>
          <table:table-cell office:value-type="string">
            <text:p>Ref_0516</text:p>
          </table:table-cell>
          <table:table-cell office:value-type="string">
            <text:p>OK_0515</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E10</text:p>
          </table:table-cell>
          <table:table-cell/>
          <table:table-cell office:value-type="string">
            <text:p>Bouteille (75 cl)</text:p>
          </table:table-cell>
          <table:table-cell office:value-type="string">
            <text:p>Commun</text:p>
          </table:table-cell>
          <table:table-cell table:number-columns-repeated="2"/>
          <table:table-cell office:value-type="string">
            <text:p>Ref_0517</text:p>
          </table:table-cell>
          <table:table-cell office:value-type="string">
            <text:p>OK_0515</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F1</text:p>
          </table:table-cell>
          <table:table-cell/>
          <table:table-cell office:value-type="string">
            <text:p>Bouteille (75 cl)</text:p>
          </table:table-cell>
          <table:table-cell office:value-type="string">
            <text:p>Commun</text:p>
          </table:table-cell>
          <table:table-cell table:number-columns-repeated="2"/>
          <table:table-cell office:value-type="string">
            <text:p>Ref_0518</text:p>
          </table:table-cell>
          <table:table-cell office:value-type="string">
            <text:p>OK_0515</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F2</text:p>
          </table:table-cell>
          <table:table-cell/>
          <table:table-cell office:value-type="string">
            <text:p>Bouteille (75 cl)</text:p>
          </table:table-cell>
          <table:table-cell office:value-type="string">
            <text:p>Commun</text:p>
          </table:table-cell>
          <table:table-cell table:number-columns-repeated="2"/>
          <table:table-cell office:value-type="string">
            <text:p>Ref_0519</text:p>
          </table:table-cell>
          <table:table-cell office:value-type="string">
            <text:p>OK_0515</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F3</text:p>
          </table:table-cell>
          <table:table-cell/>
          <table:table-cell office:value-type="string">
            <text:p>Bouteille (75 cl)</text:p>
          </table:table-cell>
          <table:table-cell office:value-type="string">
            <text:p>Commun</text:p>
          </table:table-cell>
          <table:table-cell table:number-columns-repeated="2"/>
          <table:table-cell office:value-type="string">
            <text:p>Ref_0520</text:p>
          </table:table-cell>
          <table:table-cell office:value-type="string">
            <text:p>OK_0515</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F4</text:p>
          </table:table-cell>
          <table:table-cell/>
          <table:table-cell office:value-type="string">
            <text:p>Bouteille (75 cl)</text:p>
          </table:table-cell>
          <table:table-cell office:value-type="string">
            <text:p>Commun</text:p>
          </table:table-cell>
          <table:table-cell table:number-columns-repeated="2"/>
          <table:table-cell office:value-type="string">
            <text:p>Ref_0521</text:p>
          </table:table-cell>
          <table:table-cell office:value-type="string">
            <text:p>OK_0515</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F5</text:p>
          </table:table-cell>
          <table:table-cell/>
          <table:table-cell office:value-type="string">
            <text:p>Bouteille (75 cl)</text:p>
          </table:table-cell>
          <table:table-cell office:value-type="string">
            <text:p>Commun</text:p>
          </table:table-cell>
          <table:table-cell table:number-columns-repeated="2"/>
          <table:table-cell office:value-type="string">
            <text:p>Ref_0522</text:p>
          </table:table-cell>
          <table:table-cell office:value-type="string">
            <text:p>OK_0515</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F6</text:p>
          </table:table-cell>
          <table:table-cell/>
          <table:table-cell office:value-type="string">
            <text:p>Bouteille (75 cl)</text:p>
          </table:table-cell>
          <table:table-cell office:value-type="string">
            <text:p>Commun</text:p>
          </table:table-cell>
          <table:table-cell table:number-columns-repeated="2"/>
          <table:table-cell office:value-type="string">
            <text:p>Ref_0523</text:p>
          </table:table-cell>
          <table:table-cell office:value-type="string">
            <text:p>OK_0515</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F7</text:p>
          </table:table-cell>
          <table:table-cell/>
          <table:table-cell office:value-type="string">
            <text:p>Bouteille (75 cl)</text:p>
          </table:table-cell>
          <table:table-cell office:value-type="string">
            <text:p>Commun</text:p>
          </table:table-cell>
          <table:table-cell table:number-columns-repeated="2"/>
          <table:table-cell office:value-type="string">
            <text:p>Ref_0524</text:p>
          </table:table-cell>
          <table:table-cell office:value-type="string">
            <text:p>OK_0515</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F8</text:p>
          </table:table-cell>
          <table:table-cell/>
          <table:table-cell office:value-type="string">
            <text:p>Bouteille (75 cl)</text:p>
          </table:table-cell>
          <table:table-cell office:value-type="string">
            <text:p>Commun</text:p>
          </table:table-cell>
          <table:table-cell table:number-columns-repeated="2"/>
          <table:table-cell office:value-type="string">
            <text:p>Ref_0525</text:p>
          </table:table-cell>
          <table:table-cell office:value-type="string">
            <text:p>OK_0515</text:p>
          </table:table-cell>
          <table:table-cell office:value-type="string">
            <text:p>Oui</text:p>
          </table:table-cell>
          <table:table-cell table:number-columns-repeated="1006"/>
        </table:table-row>
        <table:table-row table:style-name="ro7">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1_F9</text:p>
          </table:table-cell>
          <table:table-cell/>
          <table:table-cell office:value-type="string">
            <text:p>Bouteille (75 cl)</text:p>
          </table:table-cell>
          <table:table-cell office:value-type="string">
            <text:p>Commun</text:p>
          </table:table-cell>
          <table:table-cell table:number-columns-repeated="2"/>
          <table:table-cell office:value-type="string">
            <text:p>Ref_0526</text:p>
          </table:table-cell>
          <table:table-cell office:value-type="string">
            <text:p>OK_main</text:p>
          </table:table-cell>
          <table:table-cell office:value-type="string">
            <text:p>Oui</text:p>
          </table:table-cell>
          <table:table-cell/>
          <table:table-cell table:style-name="ce22" office:value-type="string">
            <text:p>Le Château Ferrande 2008 est un autre excellent millésime de cette propriété. Ce vin sec révèle des notes de citron, de pomme verte et de fleurs blanches. En bouche, il est bien structuré avec une acidité vive et une finale rafraîchissante, représentant bien l'élégance des vins des Graves. </text:p>
          </table:table-cell>
          <table:table-cell table:number-columns-repeated="1004"/>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1_F10</text:p>
          </table:table-cell>
          <table:table-cell/>
          <table:table-cell office:value-type="string">
            <text:p>Bouteille (75 cl)</text:p>
          </table:table-cell>
          <table:table-cell office:value-type="string">
            <text:p>Commun</text:p>
          </table:table-cell>
          <table:table-cell table:number-columns-repeated="2"/>
          <table:table-cell office:value-type="string">
            <text:p>Ref_0527</text:p>
          </table:table-cell>
          <table:table-cell office:value-type="string">
            <text:p>OK_0526</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1_G1</text:p>
          </table:table-cell>
          <table:table-cell/>
          <table:table-cell office:value-type="string">
            <text:p>Bouteille (75 cl)</text:p>
          </table:table-cell>
          <table:table-cell office:value-type="string">
            <text:p>Commun</text:p>
          </table:table-cell>
          <table:table-cell table:number-columns-repeated="2"/>
          <table:table-cell office:value-type="string">
            <text:p>Ref_0528</text:p>
          </table:table-cell>
          <table:table-cell office:value-type="string">
            <text:p>OK_0526</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1_G2</text:p>
          </table:table-cell>
          <table:table-cell/>
          <table:table-cell office:value-type="string">
            <text:p>Bouteille (75 cl)</text:p>
          </table:table-cell>
          <table:table-cell office:value-type="string">
            <text:p>Commun</text:p>
          </table:table-cell>
          <table:table-cell table:number-columns-repeated="2"/>
          <table:table-cell office:value-type="string">
            <text:p>Ref_0529</text:p>
          </table:table-cell>
          <table:table-cell office:value-type="string">
            <text:p>OK_0526</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1_G3</text:p>
          </table:table-cell>
          <table:table-cell/>
          <table:table-cell office:value-type="string">
            <text:p>Bouteille (75 cl)</text:p>
          </table:table-cell>
          <table:table-cell office:value-type="string">
            <text:p>Commun</text:p>
          </table:table-cell>
          <table:table-cell table:number-columns-repeated="2"/>
          <table:table-cell office:value-type="string">
            <text:p>Ref_0530</text:p>
          </table:table-cell>
          <table:table-cell office:value-type="string">
            <text:p>OK_0526</text:p>
          </table:table-cell>
          <table:table-cell office:value-type="string">
            <text:p>Oui</text:p>
          </table:table-cell>
          <table:table-cell table:number-columns-repeated="1006"/>
        </table:table-row>
        <table:table-row table:style-name="ro7">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79">
            <text:p>1979</text:p>
          </table:table-cell>
          <table:table-cell office:value-type="string">
            <text:p>Bien</text:p>
          </table:table-cell>
          <table:table-cell office:value-type="string">
            <text:p>Haute épaule Etiquette déchiré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1_G4</text:p>
          </table:table-cell>
          <table:table-cell/>
          <table:table-cell office:value-type="string">
            <text:p>Bouteille (75 cl)</text:p>
          </table:table-cell>
          <table:table-cell office:value-type="string">
            <text:p>Commun</text:p>
          </table:table-cell>
          <table:table-cell table:number-columns-repeated="2"/>
          <table:table-cell office:value-type="string">
            <text:p>Ref_0531</text:p>
          </table:table-cell>
          <table:table-cell office:value-type="string">
            <text:p>OK_main</text:p>
          </table:table-cell>
          <table:table-cell office:value-type="string">
            <text:p>Oui</text:p>
          </table:table-cell>
          <table:table-cell/>
          <table:table-cell table:style-name="ce22" office:value-type="string">
            <text:p>Le Château Ferrande 1979, provenant des Graves de Castres, offre des arômes de fruits secs, de miel et de cire d'abeille. En bouche, ce vin sec est bien équilibré avec une texture ronde et une belle acidité qui apporte de la fraîcheur. </text:p>
          </table:table-cell>
          <table:table-cell table:number-columns-repeated="1004"/>
        </table:table-row>
        <table:table-row table:style-name="ro7">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80">
            <text:p>80,00 €</text:p>
          </table:table-cell>
          <table:table-cell office:value-type="string">
            <text:p>Grille_1_G5</text:p>
          </table:table-cell>
          <table:table-cell/>
          <table:table-cell office:value-type="string">
            <text:p>Bouteille (75 cl)</text:p>
          </table:table-cell>
          <table:table-cell office:value-type="string">
            <text:p>Commun</text:p>
          </table:table-cell>
          <table:table-cell table:number-columns-repeated="2"/>
          <table:table-cell office:value-type="string">
            <text:p>Ref_0532</text:p>
          </table:table-cell>
          <table:table-cell office:value-type="string">
            <text:p>OK_main</text:p>
          </table:table-cell>
          <table:table-cell office:value-type="string">
            <text:p>Oui</text:p>
          </table:table-cell>
          <table:table-cell/>
          <table:table-cell table:style-name="ce22" office:value-type="string">
            <text:p>Le Château d’Arcins, situé dans le Haut-Médoc, est réputé pour ses vins robustes et bien structurés. Le millésime 1971 présente des arômes de fruits noirs, de cuir et de tabac. En bouche, ce vin est puissant avec des tannins fermes et une longue finale. </text:p>
          </table:table-cell>
          <table:table-cell table:number-columns-repeated="1004"/>
        </table:table-row>
        <table:table-row table:style-name="ro4">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Grille_1_G6</text:p>
          </table:table-cell>
          <table:table-cell/>
          <table:table-cell office:value-type="string">
            <text:p>Bouteille (75 cl)</text:p>
          </table:table-cell>
          <table:table-cell office:value-type="string">
            <text:p>Commun</text:p>
          </table:table-cell>
          <table:table-cell table:number-columns-repeated="2"/>
          <table:table-cell office:value-type="string">
            <text:p>Ref_0533</text:p>
          </table:table-cell>
          <table:table-cell office:value-type="string">
            <text:p>OK_0532</text:p>
          </table:table-cell>
          <table:table-cell office:value-type="string">
            <text:p>Oui</text:p>
          </table:table-cell>
          <table:table-cell table:number-columns-repeated="1006"/>
        </table:table-row>
        <table:table-row table:style-name="ro4">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Grille_1_G7</text:p>
          </table:table-cell>
          <table:table-cell/>
          <table:table-cell office:value-type="string">
            <text:p>Bouteille (75 cl)</text:p>
          </table:table-cell>
          <table:table-cell office:value-type="string">
            <text:p>Commun</text:p>
          </table:table-cell>
          <table:table-cell table:number-columns-repeated="2"/>
          <table:table-cell office:value-type="string">
            <text:p>Ref_0534</text:p>
          </table:table-cell>
          <table:table-cell office:value-type="string">
            <text:p>OK_0532</text:p>
          </table:table-cell>
          <table:table-cell office:value-type="string">
            <text:p>Oui</text:p>
          </table:table-cell>
          <table:table-cell table:number-columns-repeated="1006"/>
        </table:table-row>
        <table:table-row table:style-name="ro4">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Grille_1_G8</text:p>
          </table:table-cell>
          <table:table-cell/>
          <table:table-cell office:value-type="string">
            <text:p>Bouteille (75 cl)</text:p>
          </table:table-cell>
          <table:table-cell office:value-type="string">
            <text:p>Commun</text:p>
          </table:table-cell>
          <table:table-cell table:number-columns-repeated="2"/>
          <table:table-cell office:value-type="string">
            <text:p>Ref_0535</text:p>
          </table:table-cell>
          <table:table-cell office:value-type="string">
            <text:p>OK_0532</text:p>
          </table:table-cell>
          <table:table-cell office:value-type="string">
            <text:p>Oui</text:p>
          </table:table-cell>
          <table:table-cell table:number-columns-repeated="1006"/>
        </table:table-row>
        <table:table-row table:style-name="ro4">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Grille_1_G9</text:p>
          </table:table-cell>
          <table:table-cell/>
          <table:table-cell office:value-type="string">
            <text:p>Bouteille (75 cl)</text:p>
          </table:table-cell>
          <table:table-cell office:value-type="string">
            <text:p>Commun</text:p>
          </table:table-cell>
          <table:table-cell table:number-columns-repeated="2"/>
          <table:table-cell office:value-type="string">
            <text:p>Ref_0536</text:p>
          </table:table-cell>
          <table:table-cell office:value-type="string">
            <text:p>OK_0532</text:p>
          </table:table-cell>
          <table:table-cell office:value-type="string">
            <text:p>Oui</text:p>
          </table:table-cell>
          <table:table-cell table:number-columns-repeated="1006"/>
        </table:table-row>
        <table:table-row table:style-name="ro4">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Grille_1_G10</text:p>
          </table:table-cell>
          <table:table-cell/>
          <table:table-cell office:value-type="string">
            <text:p>Bouteille (75 cl)</text:p>
          </table:table-cell>
          <table:table-cell office:value-type="string">
            <text:p>Commun</text:p>
          </table:table-cell>
          <table:table-cell table:number-columns-repeated="2"/>
          <table:table-cell office:value-type="string">
            <text:p>Ref_0537</text:p>
          </table:table-cell>
          <table:table-cell office:value-type="string">
            <text:p>OK_0532</text:p>
          </table:table-cell>
          <table:table-cell office:value-type="string">
            <text:p>Oui</text:p>
          </table:table-cell>
          <table:table-cell table:number-columns-repeated="1006"/>
        </table:table-row>
        <table:table-row table:style-name="ro4">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Grille_1_H1</text:p>
          </table:table-cell>
          <table:table-cell/>
          <table:table-cell office:value-type="string">
            <text:p>Bouteille (75 cl)</text:p>
          </table:table-cell>
          <table:table-cell office:value-type="string">
            <text:p>Commun</text:p>
          </table:table-cell>
          <table:table-cell table:number-columns-repeated="2"/>
          <table:table-cell office:value-type="string">
            <text:p>Ref_0538</text:p>
          </table:table-cell>
          <table:table-cell office:value-type="string">
            <text:p>OK_0532</text:p>
          </table:table-cell>
          <table:table-cell office:value-type="string">
            <text:p>Oui</text:p>
          </table:table-cell>
          <table:table-cell table:number-columns-repeated="1006"/>
        </table:table-row>
        <table:table-row table:style-name="ro4">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Grille_1_H2</text:p>
          </table:table-cell>
          <table:table-cell/>
          <table:table-cell office:value-type="string">
            <text:p>Bouteille (75 cl)</text:p>
          </table:table-cell>
          <table:table-cell office:value-type="string">
            <text:p>Commun</text:p>
          </table:table-cell>
          <table:table-cell table:number-columns-repeated="2"/>
          <table:table-cell office:value-type="string">
            <text:p>Ref_0539</text:p>
          </table:table-cell>
          <table:table-cell office:value-type="string">
            <text:p>OK_0532</text:p>
          </table:table-cell>
          <table:table-cell office:value-type="string">
            <text:p>Oui</text:p>
          </table:table-cell>
          <table:table-cell table:number-columns-repeated="1006"/>
        </table:table-row>
        <table:table-row table:style-name="ro7">
          <table:table-cell/>
          <table:table-cell office:value-type="string">
            <text:p>d’Arcins</text:p>
          </table:table-cell>
          <table:table-cell office:value-type="string">
            <text:p>Haut-Médoc</text:p>
          </table:table-cell>
          <table:table-cell office:value-type="string">
            <text:p>Rouge</text:p>
          </table:table-cell>
          <table:table-cell office:value-type="float" office:value="1970">
            <text:p>1970</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Grille_1_H3</text:p>
          </table:table-cell>
          <table:table-cell/>
          <table:table-cell office:value-type="string">
            <text:p>Bouteille (75 cl)</text:p>
          </table:table-cell>
          <table:table-cell office:value-type="string">
            <text:p>Commun</text:p>
          </table:table-cell>
          <table:table-cell table:number-columns-repeated="2"/>
          <table:table-cell office:value-type="string">
            <text:p>Ref_0540</text:p>
          </table:table-cell>
          <table:table-cell office:value-type="string">
            <text:p>OK_main</text:p>
          </table:table-cell>
          <table:table-cell office:value-type="string">
            <text:p>Oui</text:p>
          </table:table-cell>
          <table:table-cell/>
          <table:table-cell table:style-name="ce22" office:value-type="string">
            <text:p>Le Château d’Arcins 1970 est un vin classique du Haut-Médoc. Ce millésime révèle des notes de cassis, de cèdre et de sous-bois. En bouche, il est bien structuré avec des tannins solides et une belle longueur, typique des vins de cette région prestigieuse. </text:p>
          </table:table-cell>
          <table:table-cell table:number-columns-repeated="1004"/>
        </table:table-row>
        <table:table-row table:style-name="ro7">
          <table:table-cell/>
          <table:table-cell office:value-type="string">
            <text:p>d’Arcins</text:p>
          </table:table-cell>
          <table:table-cell office:value-type="string">
            <text:p>Haut-Médoc</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Mis épaule, Etiquette propre Goulot propre</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Grille_1_H4</text:p>
          </table:table-cell>
          <table:table-cell/>
          <table:table-cell office:value-type="string">
            <text:p>Bouteille (75 cl)</text:p>
          </table:table-cell>
          <table:table-cell office:value-type="string">
            <text:p>Commun</text:p>
          </table:table-cell>
          <table:table-cell table:number-columns-repeated="2"/>
          <table:table-cell office:value-type="string">
            <text:p>Ref_0541</text:p>
          </table:table-cell>
          <table:table-cell office:value-type="string">
            <text:p>OK_main</text:p>
          </table:table-cell>
          <table:table-cell office:value-type="string">
            <text:p>Oui</text:p>
          </table:table-cell>
          <table:table-cell/>
          <table:table-cell table:style-name="ce22" office:value-type="string">
            <text:p>Le Château d’Arcins 1974, provenant du Haut-Médoc, offre des arômes de fruits rouges mûrs, de tabac et de cuir. En bouche, ce vin est bien équilibré avec des tannins souples et une finale persistante. </text:p>
          </table:table-cell>
          <table:table-cell table:number-columns-repeated="1004"/>
        </table:table-row>
        <table:table-row table:style-name="ro7">
          <table:table-cell/>
          <table:table-cell office:value-type="string">
            <text:p>d’Arcins</text:p>
          </table:table-cell>
          <table:table-cell office:value-type="string">
            <text:p>Haut-Médoc</text:p>
          </table:table-cell>
          <table:table-cell office:value-type="string">
            <text:p>Rouge</text:p>
          </table:table-cell>
          <table:table-cell office:value-type="float" office:value="1978">
            <text:p>1978</text:p>
          </table:table-cell>
          <table:table-cell office:value-type="string">
            <text:p>Assez bien</text:p>
          </table:table-cell>
          <table:table-cell office:value-type="string">
            <text:p>Basse épaule, Etiquette tachetée, Goulot propre</text:p>
          </table:table-cell>
          <table:table-cell table:style-name="ce13" office:value-type="currency" office:currency="EUR" office:value="0">
            <text:p>0,00 €</text:p>
          </table:table-cell>
          <table:table-cell table:style-name="ce13" office:value-type="currency" office:currency="EUR" office:value="80">
            <text:p>80,00 €</text:p>
          </table:table-cell>
          <table:table-cell office:value-type="string">
            <text:p>Grille_1_H5</text:p>
          </table:table-cell>
          <table:table-cell/>
          <table:table-cell office:value-type="string">
            <text:p>Bouteille (75 cl)</text:p>
          </table:table-cell>
          <table:table-cell office:value-type="string">
            <text:p>Commun</text:p>
          </table:table-cell>
          <table:table-cell table:number-columns-repeated="2"/>
          <table:table-cell office:value-type="string">
            <text:p>Ref_0542</text:p>
          </table:table-cell>
          <table:table-cell office:value-type="string">
            <text:p>OK_main</text:p>
          </table:table-cell>
          <table:table-cell office:value-type="string">
            <text:p>Oui</text:p>
          </table:table-cell>
          <table:table-cell/>
          <table:table-cell table:style-name="ce22" office:value-type="string">
            <text:p>Le Château d’Arcins 1978, situé dans le Haut-Médoc, est un vin élégant et bien structuré. Ce millésime présente des arômes de prune, de cassis et de sous-bois. En bouche, il est riche avec des tannins fins et une longue finale, représentant bien l'excellence des vins du Haut-Médoc. </text:p>
          </table:table-cell>
          <table:table-cell table:number-columns-repeated="1004"/>
        </table:table-row>
        <table:table-row table:style-name="ro4">
          <table:table-cell/>
          <table:table-cell office:value-type="string">
            <text:p>d’Arcins</text:p>
          </table:table-cell>
          <table:table-cell office:value-type="string">
            <text:p>Haut-Médoc</text:p>
          </table:table-cell>
          <table:table-cell office:value-type="string">
            <text:p>Rouge</text:p>
          </table:table-cell>
          <table:table-cell office:value-type="float" office:value="1978">
            <text:p>1978</text:p>
          </table:table-cell>
          <table:table-cell office:value-type="string">
            <text:p>Assez bien</text:p>
          </table:table-cell>
          <table:table-cell office:value-type="string">
            <text:p>Basse épaule, Etiquette tachetée, Goulot propre</text:p>
          </table:table-cell>
          <table:table-cell table:style-name="ce13" office:value-type="currency" office:currency="EUR" office:value="0">
            <text:p>0,00 €</text:p>
          </table:table-cell>
          <table:table-cell table:style-name="ce13" office:value-type="currency" office:currency="EUR" office:value="80">
            <text:p>80,00 €</text:p>
          </table:table-cell>
          <table:table-cell office:value-type="string">
            <text:p>Grille_1_H6</text:p>
          </table:table-cell>
          <table:table-cell/>
          <table:table-cell office:value-type="string">
            <text:p>Bouteille (75 cl)</text:p>
          </table:table-cell>
          <table:table-cell office:value-type="string">
            <text:p>Commun</text:p>
          </table:table-cell>
          <table:table-cell table:number-columns-repeated="2"/>
          <table:table-cell office:value-type="string">
            <text:p>Ref_0543</text:p>
          </table:table-cell>
          <table:table-cell office:value-type="string">
            <text:p>OK_0542</text:p>
          </table:table-cell>
          <table:table-cell office:value-type="string">
            <text:p>Oui</text:p>
          </table:table-cell>
          <table:table-cell table:number-columns-repeated="1006"/>
        </table:table-row>
        <table:table-row table:style-name="ro4">
          <table:table-cell table:number-columns-repeated="7"/>
          <table:table-cell table:style-name="ce13" table:number-columns-repeated="2"/>
          <table:table-cell office:value-type="string">
            <text:p>Grille_1_H7</text:p>
          </table:table-cell>
          <table:table-cell table:number-columns-repeated="5"/>
          <table:table-cell office:value-type="string">
            <text:p>Ref_0544</text:p>
          </table:table-cell>
          <table:table-cell/>
          <table:table-cell office:value-type="string">
            <text:p>Non</text:p>
          </table:table-cell>
          <table:table-cell table:number-columns-repeated="1006"/>
        </table:table-row>
        <table:table-row table:style-name="ro4">
          <table:table-cell table:number-columns-repeated="7"/>
          <table:table-cell table:style-name="ce13" table:number-columns-repeated="2"/>
          <table:table-cell office:value-type="string">
            <text:p>Grille_1_H8</text:p>
          </table:table-cell>
          <table:table-cell table:number-columns-repeated="5"/>
          <table:table-cell office:value-type="string">
            <text:p>Ref_0545</text:p>
          </table:table-cell>
          <table:table-cell/>
          <table:table-cell office:value-type="string">
            <text:p>Non</text:p>
          </table:table-cell>
          <table:table-cell table:number-columns-repeated="1006"/>
        </table:table-row>
        <table:table-row table:style-name="ro4">
          <table:table-cell table:number-columns-repeated="7"/>
          <table:table-cell table:style-name="ce13" table:number-columns-repeated="2"/>
          <table:table-cell office:value-type="string">
            <text:p>Grille_1_H9</text:p>
          </table:table-cell>
          <table:table-cell table:number-columns-repeated="5"/>
          <table:table-cell office:value-type="string">
            <text:p>Ref_0546</text:p>
          </table:table-cell>
          <table:table-cell/>
          <table:table-cell office:value-type="string">
            <text:p>Non</text:p>
          </table:table-cell>
          <table:table-cell table:number-columns-repeated="1006"/>
        </table:table-row>
        <table:table-row table:style-name="ro4">
          <table:table-cell table:number-columns-repeated="7"/>
          <table:table-cell table:style-name="ce13" table:number-columns-repeated="2"/>
          <table:table-cell office:value-type="string">
            <text:p>Grille_1_H10</text:p>
          </table:table-cell>
          <table:table-cell table:number-columns-repeated="5"/>
          <table:table-cell office:value-type="string">
            <text:p>Ref_0547</text:p>
          </table:table-cell>
          <table:table-cell/>
          <table:table-cell office:value-type="string">
            <text:p>Non</text:p>
          </table:table-cell>
          <table:table-cell table:number-columns-repeated="1006"/>
        </table:table-row>
        <table:table-row table:style-name="ro7">
          <table:table-cell/>
          <table:table-cell office:value-type="string">
            <text:p>Barreyre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Basse épaule, Etiquette tacheté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1_I1</text:p>
          </table:table-cell>
          <table:table-cell/>
          <table:table-cell office:value-type="string">
            <text:p>Bouteille (75 cl)</text:p>
          </table:table-cell>
          <table:table-cell office:value-type="string">
            <text:p>Commun</text:p>
          </table:table-cell>
          <table:table-cell table:number-columns-repeated="2"/>
          <table:table-cell office:value-type="string">
            <text:p>Ref_0548</text:p>
          </table:table-cell>
          <table:table-cell office:value-type="string">
            <text:p>OK_main</text:p>
          </table:table-cell>
          <table:table-cell office:value-type="string">
            <text:p>Oui</text:p>
          </table:table-cell>
          <table:table-cell/>
          <table:table-cell table:style-name="ce22" office:value-type="string">
            <text:p>Le Château Barreyres, également situé dans le Haut-Médoc, est connu pour ses vins robustes et bien équilibrés. Le millésime 1971 offre des arômes de fruits noirs, de cuir et de tabac. En bouche, ce vin est puissant avec des tannins fermes et une belle longueur. </text:p>
          </table:table-cell>
          <table:table-cell table:number-columns-repeated="1004"/>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Assez bien</text:p>
          </table:table-cell>
          <table:table-cell office:value-type="string">
            <text:p>Basse épaule, Etiquette tachetée Goulot abimé</text:p>
          </table:table-cell>
          <table:table-cell table:style-name="ce13" office:value-type="currency" office:currency="EUR" office:value="0">
            <text:p>0,00 €</text:p>
          </table:table-cell>
          <table:table-cell table:style-name="ce13" office:value-type="string">
            <text:p>50.00 €</text:p>
          </table:table-cell>
          <table:table-cell office:value-type="string">
            <text:p>Grille_1_I2</text:p>
          </table:table-cell>
          <table:table-cell/>
          <table:table-cell office:value-type="string">
            <text:p>Bouteille (75 cl)</text:p>
          </table:table-cell>
          <table:table-cell office:value-type="string">
            <text:p>Commun</text:p>
          </table:table-cell>
          <table:table-cell table:number-columns-repeated="2"/>
          <table:table-cell office:value-type="string">
            <text:p>Ref_0549</text:p>
          </table:table-cell>
          <table:table-cell office:value-type="string">
            <text:p>OK_0548</text:p>
          </table:table-cell>
          <table:table-cell office:value-type="string">
            <text:p>Oui</text:p>
          </table:table-cell>
          <table:table-cell table:number-columns-repeated="1006"/>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Assez bien</text:p>
          </table:table-cell>
          <table:table-cell office:value-type="string">
            <text:p>Basse épaule, Etiquette tachetée Goulot abimé</text:p>
          </table:table-cell>
          <table:table-cell table:style-name="ce13" office:value-type="currency" office:currency="EUR" office:value="0">
            <text:p>0,00 €</text:p>
          </table:table-cell>
          <table:table-cell table:style-name="ce13" office:value-type="string">
            <text:p>50.00 €</text:p>
          </table:table-cell>
          <table:table-cell office:value-type="string">
            <text:p>Grille_1_I3</text:p>
          </table:table-cell>
          <table:table-cell/>
          <table:table-cell office:value-type="string">
            <text:p>Bouteille (75 cl)</text:p>
          </table:table-cell>
          <table:table-cell office:value-type="string">
            <text:p>Commun</text:p>
          </table:table-cell>
          <table:table-cell table:number-columns-repeated="2"/>
          <table:table-cell office:value-type="string">
            <text:p>Ref_0550</text:p>
          </table:table-cell>
          <table:table-cell office:value-type="string">
            <text:p>OK_0548</text:p>
          </table:table-cell>
          <table:table-cell office:value-type="string">
            <text:p>Oui</text:p>
          </table:table-cell>
          <table:table-cell table:number-columns-repeated="1006"/>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Assez bien</text:p>
          </table:table-cell>
          <table:table-cell office:value-type="string">
            <text:p>Basse épaule, Etiquette tachetée Goulot abimé</text:p>
          </table:table-cell>
          <table:table-cell table:style-name="ce13" office:value-type="currency" office:currency="EUR" office:value="0">
            <text:p>0,00 €</text:p>
          </table:table-cell>
          <table:table-cell table:style-name="ce13" office:value-type="string">
            <text:p>50.00 €</text:p>
          </table:table-cell>
          <table:table-cell office:value-type="string">
            <text:p>Grille_1_I4</text:p>
          </table:table-cell>
          <table:table-cell/>
          <table:table-cell office:value-type="string">
            <text:p>Bouteille (75 cl)</text:p>
          </table:table-cell>
          <table:table-cell office:value-type="string">
            <text:p>Commun</text:p>
          </table:table-cell>
          <table:table-cell table:number-columns-repeated="2"/>
          <table:table-cell office:value-type="string">
            <text:p>Ref_0551</text:p>
          </table:table-cell>
          <table:table-cell office:value-type="string">
            <text:p>OK_0548</text:p>
          </table:table-cell>
          <table:table-cell office:value-type="string">
            <text:p>Oui</text:p>
          </table:table-cell>
          <table:table-cell table:number-columns-repeated="1006"/>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Assez bien</text:p>
          </table:table-cell>
          <table:table-cell office:value-type="string">
            <text:p>Basse épaule, Etiquette tachetée Goulot abimé</text:p>
          </table:table-cell>
          <table:table-cell table:style-name="ce13" office:value-type="currency" office:currency="EUR" office:value="0">
            <text:p>0,00 €</text:p>
          </table:table-cell>
          <table:table-cell table:style-name="ce13" office:value-type="string">
            <text:p>50.00 €</text:p>
          </table:table-cell>
          <table:table-cell office:value-type="string">
            <text:p>Grille_1_I5</text:p>
          </table:table-cell>
          <table:table-cell/>
          <table:table-cell office:value-type="string">
            <text:p>Bouteille (75 cl)</text:p>
          </table:table-cell>
          <table:table-cell office:value-type="string">
            <text:p>Commun</text:p>
          </table:table-cell>
          <table:table-cell table:number-columns-repeated="2"/>
          <table:table-cell office:value-type="string">
            <text:p>Ref_0552</text:p>
          </table:table-cell>
          <table:table-cell office:value-type="string">
            <text:p>OK_0548</text:p>
          </table:table-cell>
          <table:table-cell office:value-type="string">
            <text:p>Oui</text:p>
          </table:table-cell>
          <table:table-cell table:number-columns-repeated="1006"/>
        </table:table-row>
        <table:table-row table:style-name="ro7">
          <table:table-cell/>
          <table:table-cell office:value-type="string">
            <text:p>Barreyres</text:p>
          </table:table-cell>
          <table:table-cell office:value-type="string">
            <text:p>Haut-Médoc</text:p>
          </table:table-cell>
          <table:table-cell office:value-type="string">
            <text:p>Rouge</text:p>
          </table:table-cell>
          <table:table-cell office:value-type="float" office:value="1976">
            <text:p>1976</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1_I6</text:p>
          </table:table-cell>
          <table:table-cell/>
          <table:table-cell office:value-type="string">
            <text:p>Bouteille (75 cl)</text:p>
          </table:table-cell>
          <table:table-cell office:value-type="string">
            <text:p>Commun</text:p>
          </table:table-cell>
          <table:table-cell table:number-columns-repeated="2"/>
          <table:table-cell office:value-type="string">
            <text:p>Ref_0553</text:p>
          </table:table-cell>
          <table:table-cell office:value-type="string">
            <text:p>OK_main</text:p>
          </table:table-cell>
          <table:table-cell office:value-type="string">
            <text:p>Oui</text:p>
          </table:table-cell>
          <table:table-cell/>
          <table:table-cell table:style-name="ce22" office:value-type="string">
            <text:p>Le Château Barreyres 1976 est un autre excellent millésime de cette propriété. Ce vin rouge révèle des arômes de cerise noire, de prune et de tabac. En bouche, il est bien structuré avec des tannins soyeux et une belle longueur, représentant bien l'élégance des vins du Haut-Médoc. </text:p>
          </table:table-cell>
          <table:table-cell table:number-columns-repeated="1004"/>
        </table:table-row>
        <table:table-row table:style-name="ro4">
          <table:table-cell table:number-columns-repeated="7"/>
          <table:table-cell table:style-name="ce13" table:number-columns-repeated="2"/>
          <table:table-cell office:value-type="string">
            <text:p>Grille_1_I7</text:p>
          </table:table-cell>
          <table:table-cell table:number-columns-repeated="5"/>
          <table:table-cell office:value-type="string">
            <text:p>Ref_0554</text:p>
          </table:table-cell>
          <table:table-cell/>
          <table:table-cell office:value-type="string">
            <text:p>Non</text:p>
          </table:table-cell>
          <table:table-cell table:number-columns-repeated="1006"/>
        </table:table-row>
        <table:table-row table:style-name="ro7">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1_I8</text:p>
          </table:table-cell>
          <table:table-cell/>
          <table:table-cell office:value-type="string">
            <text:p>Bouteille (75 cl)</text:p>
          </table:table-cell>
          <table:table-cell office:value-type="string">
            <text:p>Commun</text:p>
          </table:table-cell>
          <table:table-cell table:number-columns-repeated="2"/>
          <table:table-cell office:value-type="string">
            <text:p>Ref_0555</text:p>
          </table:table-cell>
          <table:table-cell office:value-type="string">
            <text:p>OK_main</text:p>
          </table:table-cell>
          <table:table-cell office:value-type="string">
            <text:p>Oui</text:p>
          </table:table-cell>
          <table:table-cell/>
          <table:table-cell table:style-name="ce22" office:value-type="string">
            <text:p>Le Château Barreyres 1975, situé dans le Haut-Médoc, est réputé pour ses vins élégants et bien équilibrés. Ce millésime présente des arômes de fruits rouges, de sous-bois et une touche d'épices. En bouche, il est rond avec des tannins souples et une finale persistante. </text:p>
          </table:table-cell>
          <table:table-cell table:number-columns-repeated="1004"/>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1_I9</text:p>
          </table:table-cell>
          <table:table-cell/>
          <table:table-cell office:value-type="string">
            <text:p>Bouteille (75 cl)</text:p>
          </table:table-cell>
          <table:table-cell office:value-type="string">
            <text:p>Commun</text:p>
          </table:table-cell>
          <table:table-cell table:number-columns-repeated="2"/>
          <table:table-cell office:value-type="string">
            <text:p>Ref_0556</text:p>
          </table:table-cell>
          <table:table-cell office:value-type="string">
            <text:p>OK_0555</text:p>
          </table:table-cell>
          <table:table-cell office:value-type="string">
            <text:p>Oui</text:p>
          </table:table-cell>
          <table:table-cell table:number-columns-repeated="1006"/>
        </table:table-row>
        <table:table-row table:style-name="ro4">
          <table:table-cell table:number-columns-repeated="7"/>
          <table:table-cell table:style-name="ce13" table:number-columns-repeated="2"/>
          <table:table-cell office:value-type="string">
            <text:p>Grille_1_I10</text:p>
          </table:table-cell>
          <table:table-cell table:number-columns-repeated="5"/>
          <table:table-cell office:value-type="string">
            <text:p>Ref_0557</text:p>
          </table:table-cell>
          <table:table-cell/>
          <table:table-cell office:value-type="string">
            <text:p>Non</text:p>
          </table:table-cell>
          <table:table-cell table:number-columns-repeated="1006"/>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1_J1</text:p>
          </table:table-cell>
          <table:table-cell/>
          <table:table-cell office:value-type="string">
            <text:p>Bouteille (75 cl)</text:p>
          </table:table-cell>
          <table:table-cell office:value-type="string">
            <text:p>Commun</text:p>
          </table:table-cell>
          <table:table-cell table:number-columns-repeated="2"/>
          <table:table-cell office:value-type="string">
            <text:p>Ref_0558</text:p>
          </table:table-cell>
          <table:table-cell office:value-type="string">
            <text:p>OK_0555</text:p>
          </table:table-cell>
          <table:table-cell office:value-type="string">
            <text:p>Oui</text:p>
          </table:table-cell>
          <table:table-cell table:number-columns-repeated="1006"/>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1_J2</text:p>
          </table:table-cell>
          <table:table-cell/>
          <table:table-cell office:value-type="string">
            <text:p>Bouteille (75 cl)</text:p>
          </table:table-cell>
          <table:table-cell office:value-type="string">
            <text:p>Commun</text:p>
          </table:table-cell>
          <table:table-cell table:number-columns-repeated="2"/>
          <table:table-cell office:value-type="string">
            <text:p>Ref_0559</text:p>
          </table:table-cell>
          <table:table-cell office:value-type="string">
            <text:p>OK_0555</text:p>
          </table:table-cell>
          <table:table-cell office:value-type="string">
            <text:p>Oui</text:p>
          </table:table-cell>
          <table:table-cell table:number-columns-repeated="1006"/>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1_J3</text:p>
          </table:table-cell>
          <table:table-cell/>
          <table:table-cell office:value-type="string">
            <text:p>Bouteille (75 cl)</text:p>
          </table:table-cell>
          <table:table-cell office:value-type="string">
            <text:p>Commun</text:p>
          </table:table-cell>
          <table:table-cell table:number-columns-repeated="2"/>
          <table:table-cell office:value-type="string">
            <text:p>Ref_0560</text:p>
          </table:table-cell>
          <table:table-cell office:value-type="string">
            <text:p>OK_0555</text:p>
          </table:table-cell>
          <table:table-cell office:value-type="string">
            <text:p>Oui</text:p>
          </table:table-cell>
          <table:table-cell table:number-columns-repeated="1006"/>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1_J4</text:p>
          </table:table-cell>
          <table:table-cell/>
          <table:table-cell office:value-type="string">
            <text:p>Bouteille (75 cl)</text:p>
          </table:table-cell>
          <table:table-cell office:value-type="string">
            <text:p>Commun</text:p>
          </table:table-cell>
          <table:table-cell table:number-columns-repeated="2"/>
          <table:table-cell office:value-type="string">
            <text:p>Ref_0561</text:p>
          </table:table-cell>
          <table:table-cell office:value-type="string">
            <text:p>OK_0555</text:p>
          </table:table-cell>
          <table:table-cell office:value-type="string">
            <text:p>Oui</text:p>
          </table:table-cell>
          <table:table-cell table:number-columns-repeated="1006"/>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1_J5</text:p>
          </table:table-cell>
          <table:table-cell/>
          <table:table-cell office:value-type="string">
            <text:p>Bouteille (75 cl)</text:p>
          </table:table-cell>
          <table:table-cell office:value-type="string">
            <text:p>Commun</text:p>
          </table:table-cell>
          <table:table-cell table:number-columns-repeated="2"/>
          <table:table-cell office:value-type="string">
            <text:p>Ref_0562</text:p>
          </table:table-cell>
          <table:table-cell office:value-type="string">
            <text:p>OK_0555</text:p>
          </table:table-cell>
          <table:table-cell office:value-type="string">
            <text:p>Oui</text:p>
          </table:table-cell>
          <table:table-cell table:number-columns-repeated="1006"/>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1_J6</text:p>
          </table:table-cell>
          <table:table-cell/>
          <table:table-cell office:value-type="string">
            <text:p>Bouteille (75 cl)</text:p>
          </table:table-cell>
          <table:table-cell office:value-type="string">
            <text:p>Commun</text:p>
          </table:table-cell>
          <table:table-cell table:number-columns-repeated="2"/>
          <table:table-cell office:value-type="string">
            <text:p>Ref_0563</text:p>
          </table:table-cell>
          <table:table-cell office:value-type="string">
            <text:p>OK_0555</text:p>
          </table:table-cell>
          <table:table-cell office:value-type="string">
            <text:p>Oui</text:p>
          </table:table-cell>
          <table:table-cell table:number-columns-repeated="1006"/>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1_J7</text:p>
          </table:table-cell>
          <table:table-cell/>
          <table:table-cell office:value-type="string">
            <text:p>Bouteille (75 cl)</text:p>
          </table:table-cell>
          <table:table-cell office:value-type="string">
            <text:p>Commun</text:p>
          </table:table-cell>
          <table:table-cell table:number-columns-repeated="2"/>
          <table:table-cell office:value-type="string">
            <text:p>Ref_0564</text:p>
          </table:table-cell>
          <table:table-cell office:value-type="string">
            <text:p>OK_0555</text:p>
          </table:table-cell>
          <table:table-cell office:value-type="string">
            <text:p>Oui</text:p>
          </table:table-cell>
          <table:table-cell table:number-columns-repeated="1006"/>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1_J8</text:p>
          </table:table-cell>
          <table:table-cell/>
          <table:table-cell office:value-type="string">
            <text:p>Bouteille (75 cl)</text:p>
          </table:table-cell>
          <table:table-cell office:value-type="string">
            <text:p>Commun</text:p>
          </table:table-cell>
          <table:table-cell table:number-columns-repeated="2"/>
          <table:table-cell office:value-type="string">
            <text:p>Ref_0565</text:p>
          </table:table-cell>
          <table:table-cell office:value-type="string">
            <text:p>OK_0555</text:p>
          </table:table-cell>
          <table:table-cell office:value-type="string">
            <text:p>Oui</text:p>
          </table:table-cell>
          <table:table-cell table:number-columns-repeated="1006"/>
        </table:table-row>
        <table:table-row table:style-name="ro7">
          <table:table-cell/>
          <table:table-cell office:value-type="string">
            <text:p>Barreyres</text:p>
          </table:table-cell>
          <table:table-cell office:value-type="string">
            <text:p>Haut-Médoc</text:p>
          </table:table-cell>
          <table:table-cell office:value-type="string">
            <text:p>Rouge</text:p>
          </table:table-cell>
          <table:table-cell office:value-type="float" office:value="1981">
            <text:p>1981</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80">
            <text:p>80,00 €</text:p>
          </table:table-cell>
          <table:table-cell office:value-type="string">
            <text:p>Grille_1_J9</text:p>
          </table:table-cell>
          <table:table-cell/>
          <table:table-cell office:value-type="string">
            <text:p>Bouteille (75 cl)</text:p>
          </table:table-cell>
          <table:table-cell office:value-type="string">
            <text:p>Commun</text:p>
          </table:table-cell>
          <table:table-cell table:number-columns-repeated="2"/>
          <table:table-cell office:value-type="string">
            <text:p>Ref_0566</text:p>
          </table:table-cell>
          <table:table-cell office:value-type="string">
            <text:p>OK_main</text:p>
          </table:table-cell>
          <table:table-cell office:value-type="string">
            <text:p>Oui</text:p>
          </table:table-cell>
          <table:table-cell/>
          <table:table-cell table:style-name="ce22" office:value-type="string">
            <text:p>Le Château Barreyres, situé dans le Haut-Médoc, produit des vins robustes et bien équilibrés. Le millésime 1981 offre des arômes de fruits noirs, de cuir et de tabac. En bouche, ce vin est puissant avec des tannins fermes et une belle longueur. </text:p>
          </table:table-cell>
          <table:table-cell table:number-columns-repeated="1004"/>
        </table:table-row>
        <table:table-row table:style-name="ro4">
          <table:table-cell/>
          <table:table-cell office:value-type="string">
            <text:p>Barreyres</text:p>
          </table:table-cell>
          <table:table-cell office:value-type="string">
            <text:p>Haut-Médoc</text:p>
          </table:table-cell>
          <table:table-cell office:value-type="string">
            <text:p>Rouge</text:p>
          </table:table-cell>
          <table:table-cell office:value-type="float" office:value="1981">
            <text:p>1981</text:p>
          </table:table-cell>
          <table:table-cell office:value-type="string">
            <text:p>Assez bien</text:p>
          </table:table-cell>
          <table:table-cell office:value-type="string">
            <text:p>Basse épaule, Etiquette déchirée Goulot propre</text:p>
          </table:table-cell>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Grille_1_J10</text:p>
          </table:table-cell>
          <table:table-cell/>
          <table:table-cell office:value-type="string">
            <text:p>Bouteille (75 cl)</text:p>
          </table:table-cell>
          <table:table-cell office:value-type="string">
            <text:p>Commun</text:p>
          </table:table-cell>
          <table:table-cell table:number-columns-repeated="2"/>
          <table:table-cell office:value-type="string">
            <text:p>Ref_0567</text:p>
          </table:table-cell>
          <table:table-cell office:value-type="string">
            <text:p>OK_0566</text:p>
          </table:table-cell>
          <table:table-cell office:value-type="string">
            <text:p>Oui</text:p>
          </table:table-cell>
          <table:table-cell table:number-columns-repeated="1006"/>
        </table:table-row>
        <table:table-row table:style-name="ro7">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K1</text:p>
          </table:table-cell>
          <table:table-cell/>
          <table:table-cell office:value-type="string">
            <text:p>Bouteille (75 cl)</text:p>
          </table:table-cell>
          <table:table-cell office:value-type="string">
            <text:p>Commun</text:p>
          </table:table-cell>
          <table:table-cell table:number-columns-repeated="2"/>
          <table:table-cell office:value-type="string">
            <text:p>Ref_0568</text:p>
          </table:table-cell>
          <table:table-cell office:value-type="string">
            <text:p>OK_main</text:p>
          </table:table-cell>
          <table:table-cell office:value-type="string">
            <text:p>Oui</text:p>
          </table:table-cell>
          <table:table-cell/>
          <table:table-cell table:style-name="ce22" office:value-type="string">
            <text:p>Le Château Bousquet, situé dans les Côtes de Bourg, est réputé pour ses vins fruités et bien structurés. Le millésime 1979 présente des arômes de fruits rouges, de sous-bois et une touche d'épices. En bouche, il est rond avec des tannins souples et une belle longueur. </text:p>
          </table:table-cell>
          <table:table-cell table:number-columns-repeated="1004"/>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K2</text:p>
          </table:table-cell>
          <table:table-cell/>
          <table:table-cell office:value-type="string">
            <text:p>Bouteille (75 cl)</text:p>
          </table:table-cell>
          <table:table-cell office:value-type="string">
            <text:p>Commun</text:p>
          </table:table-cell>
          <table:table-cell table:number-columns-repeated="2"/>
          <table:table-cell office:value-type="string">
            <text:p>Ref_0569</text:p>
          </table:table-cell>
          <table:table-cell office:value-type="string">
            <text:p>OK_056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K3</text:p>
          </table:table-cell>
          <table:table-cell/>
          <table:table-cell office:value-type="string">
            <text:p>Bouteille (75 cl)</text:p>
          </table:table-cell>
          <table:table-cell office:value-type="string">
            <text:p>Commun</text:p>
          </table:table-cell>
          <table:table-cell table:number-columns-repeated="2"/>
          <table:table-cell office:value-type="string">
            <text:p>Ref_0570</text:p>
          </table:table-cell>
          <table:table-cell office:value-type="string">
            <text:p>OK_056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K4</text:p>
          </table:table-cell>
          <table:table-cell/>
          <table:table-cell office:value-type="string">
            <text:p>Bouteille (75 cl)</text:p>
          </table:table-cell>
          <table:table-cell office:value-type="string">
            <text:p>Commun</text:p>
          </table:table-cell>
          <table:table-cell table:number-columns-repeated="2"/>
          <table:table-cell office:value-type="string">
            <text:p>Ref_0571</text:p>
          </table:table-cell>
          <table:table-cell office:value-type="string">
            <text:p>OK_056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K5</text:p>
          </table:table-cell>
          <table:table-cell/>
          <table:table-cell office:value-type="string">
            <text:p>Bouteille (75 cl)</text:p>
          </table:table-cell>
          <table:table-cell office:value-type="string">
            <text:p>Commun</text:p>
          </table:table-cell>
          <table:table-cell table:number-columns-repeated="2"/>
          <table:table-cell office:value-type="string">
            <text:p>Ref_0572</text:p>
          </table:table-cell>
          <table:table-cell office:value-type="string">
            <text:p>OK_056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K6</text:p>
          </table:table-cell>
          <table:table-cell/>
          <table:table-cell office:value-type="string">
            <text:p>Bouteille (75 cl)</text:p>
          </table:table-cell>
          <table:table-cell office:value-type="string">
            <text:p>Commun</text:p>
          </table:table-cell>
          <table:table-cell table:number-columns-repeated="2"/>
          <table:table-cell office:value-type="string">
            <text:p>Ref_0573</text:p>
          </table:table-cell>
          <table:table-cell office:value-type="string">
            <text:p>OK_056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K7</text:p>
          </table:table-cell>
          <table:table-cell/>
          <table:table-cell office:value-type="string">
            <text:p>Bouteille (75 cl)</text:p>
          </table:table-cell>
          <table:table-cell office:value-type="string">
            <text:p>Commun</text:p>
          </table:table-cell>
          <table:table-cell table:number-columns-repeated="2"/>
          <table:table-cell office:value-type="string">
            <text:p>Ref_0574</text:p>
          </table:table-cell>
          <table:table-cell office:value-type="string">
            <text:p>OK_056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K8</text:p>
          </table:table-cell>
          <table:table-cell/>
          <table:table-cell office:value-type="string">
            <text:p>Bouteille (75 cl)</text:p>
          </table:table-cell>
          <table:table-cell office:value-type="string">
            <text:p>Commun</text:p>
          </table:table-cell>
          <table:table-cell table:number-columns-repeated="2"/>
          <table:table-cell office:value-type="string">
            <text:p>Ref_0575</text:p>
          </table:table-cell>
          <table:table-cell office:value-type="string">
            <text:p>OK_056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K9</text:p>
          </table:table-cell>
          <table:table-cell/>
          <table:table-cell office:value-type="string">
            <text:p>Bouteille (75 cl)</text:p>
          </table:table-cell>
          <table:table-cell office:value-type="string">
            <text:p>Commun</text:p>
          </table:table-cell>
          <table:table-cell table:number-columns-repeated="2"/>
          <table:table-cell office:value-type="string">
            <text:p>Ref_0576</text:p>
          </table:table-cell>
          <table:table-cell office:value-type="string">
            <text:p>OK_056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K10</text:p>
          </table:table-cell>
          <table:table-cell/>
          <table:table-cell office:value-type="string">
            <text:p>Bouteille (75 cl)</text:p>
          </table:table-cell>
          <table:table-cell office:value-type="string">
            <text:p>Commun</text:p>
          </table:table-cell>
          <table:table-cell table:number-columns-repeated="2"/>
          <table:table-cell office:value-type="string">
            <text:p>Ref_0577</text:p>
          </table:table-cell>
          <table:table-cell office:value-type="string">
            <text:p>OK_0568</text:p>
          </table:table-cell>
          <table:table-cell office:value-type="string">
            <text:p>Oui</text:p>
          </table:table-cell>
          <table:table-cell table:number-columns-repeated="1006"/>
        </table:table-row>
        <table:table-row table:style-name="ro7">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L1</text:p>
          </table:table-cell>
          <table:table-cell/>
          <table:table-cell office:value-type="string">
            <text:p>Bouteille (75 cl)</text:p>
          </table:table-cell>
          <table:table-cell office:value-type="string">
            <text:p>Commun</text:p>
          </table:table-cell>
          <table:table-cell table:number-columns-repeated="2"/>
          <table:table-cell office:value-type="string">
            <text:p>Ref_0578</text:p>
          </table:table-cell>
          <table:table-cell office:value-type="string">
            <text:p>OK_main</text:p>
          </table:table-cell>
          <table:table-cell office:value-type="string">
            <text:p>Oui</text:p>
          </table:table-cell>
          <table:table-cell/>
          <table:table-cell table:style-name="ce22" office:value-type="string">
            <text:p>Le Château Bousquet 1975 est un vin classique des Côtes de Bourg. Ce millésime révèle des notes de cassis, de prune et de sous-bois. En bouche, il est bien structuré avec des tannins fermes et une belle longueur, représentant bien l'élégance des vins de cette région. </text:p>
          </table:table-cell>
          <table:table-cell table:number-columns-repeated="1004"/>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L2</text:p>
          </table:table-cell>
          <table:table-cell/>
          <table:table-cell office:value-type="string">
            <text:p>Bouteille (75 cl)</text:p>
          </table:table-cell>
          <table:table-cell office:value-type="string">
            <text:p>Commun</text:p>
          </table:table-cell>
          <table:table-cell table:number-columns-repeated="2"/>
          <table:table-cell office:value-type="string">
            <text:p>Ref_0579</text:p>
          </table:table-cell>
          <table:table-cell office:value-type="string">
            <text:p>OK_057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L3</text:p>
          </table:table-cell>
          <table:table-cell/>
          <table:table-cell office:value-type="string">
            <text:p>Bouteille (75 cl)</text:p>
          </table:table-cell>
          <table:table-cell office:value-type="string">
            <text:p>Commun</text:p>
          </table:table-cell>
          <table:table-cell table:number-columns-repeated="2"/>
          <table:table-cell office:value-type="string">
            <text:p>Ref_0580</text:p>
          </table:table-cell>
          <table:table-cell office:value-type="string">
            <text:p>OK_057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L4</text:p>
          </table:table-cell>
          <table:table-cell/>
          <table:table-cell office:value-type="string">
            <text:p>Bouteille (75 cl)</text:p>
          </table:table-cell>
          <table:table-cell office:value-type="string">
            <text:p>Commun</text:p>
          </table:table-cell>
          <table:table-cell table:number-columns-repeated="2"/>
          <table:table-cell office:value-type="string">
            <text:p>Ref_0581</text:p>
          </table:table-cell>
          <table:table-cell office:value-type="string">
            <text:p>OK_057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L5</text:p>
          </table:table-cell>
          <table:table-cell/>
          <table:table-cell office:value-type="string">
            <text:p>Bouteille (75 cl)</text:p>
          </table:table-cell>
          <table:table-cell office:value-type="string">
            <text:p>Commun</text:p>
          </table:table-cell>
          <table:table-cell table:number-columns-repeated="2"/>
          <table:table-cell office:value-type="string">
            <text:p>Ref_0582</text:p>
          </table:table-cell>
          <table:table-cell office:value-type="string">
            <text:p>OK_0578</text:p>
          </table:table-cell>
          <table:table-cell office:value-type="string">
            <text:p>Oui</text:p>
          </table:table-cell>
          <table:table-cell table:number-columns-repeated="1006"/>
        </table:table-row>
        <table:table-row table:style-name="ro4">
          <table:table-cell table:number-columns-repeated="7"/>
          <table:table-cell table:style-name="ce13" table:number-columns-repeated="2"/>
          <table:table-cell office:value-type="string">
            <text:p>Grille_1_L6</text:p>
          </table:table-cell>
          <table:table-cell table:number-columns-repeated="5"/>
          <table:table-cell office:value-type="string">
            <text:p>Ref_0583</text:p>
          </table:table-cell>
          <table:table-cell/>
          <table:table-cell office:value-type="string">
            <text:p>Non</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L7</text:p>
          </table:table-cell>
          <table:table-cell/>
          <table:table-cell office:value-type="string">
            <text:p>Bouteille (75 cl)</text:p>
          </table:table-cell>
          <table:table-cell office:value-type="string">
            <text:p>Commun</text:p>
          </table:table-cell>
          <table:table-cell table:number-columns-repeated="2"/>
          <table:table-cell office:value-type="string">
            <text:p>Ref_0584</text:p>
          </table:table-cell>
          <table:table-cell office:value-type="string">
            <text:p>OK_057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L8</text:p>
          </table:table-cell>
          <table:table-cell/>
          <table:table-cell office:value-type="string">
            <text:p>Bouteille (75 cl)</text:p>
          </table:table-cell>
          <table:table-cell office:value-type="string">
            <text:p>Commun</text:p>
          </table:table-cell>
          <table:table-cell table:number-columns-repeated="2"/>
          <table:table-cell office:value-type="string">
            <text:p>Ref_0585</text:p>
          </table:table-cell>
          <table:table-cell office:value-type="string">
            <text:p>OK_057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L9</text:p>
          </table:table-cell>
          <table:table-cell/>
          <table:table-cell office:value-type="string">
            <text:p>Bouteille (75 cl)</text:p>
          </table:table-cell>
          <table:table-cell office:value-type="string">
            <text:p>Commun</text:p>
          </table:table-cell>
          <table:table-cell table:number-columns-repeated="2"/>
          <table:table-cell office:value-type="string">
            <text:p>Ref_0586</text:p>
          </table:table-cell>
          <table:table-cell office:value-type="string">
            <text:p>OK_057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L10</text:p>
          </table:table-cell>
          <table:table-cell/>
          <table:table-cell office:value-type="string">
            <text:p>Bouteille (75 cl)</text:p>
          </table:table-cell>
          <table:table-cell office:value-type="string">
            <text:p>Commun</text:p>
          </table:table-cell>
          <table:table-cell table:number-columns-repeated="2"/>
          <table:table-cell office:value-type="string">
            <text:p>Ref_0587</text:p>
          </table:table-cell>
          <table:table-cell office:value-type="string">
            <text:p>OK_057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M1</text:p>
          </table:table-cell>
          <table:table-cell/>
          <table:table-cell office:value-type="string">
            <text:p>Bouteille (75 cl)</text:p>
          </table:table-cell>
          <table:table-cell office:value-type="string">
            <text:p>Commun</text:p>
          </table:table-cell>
          <table:table-cell table:number-columns-repeated="2"/>
          <table:table-cell office:value-type="string">
            <text:p>Ref_0588</text:p>
          </table:table-cell>
          <table:table-cell office:value-type="string">
            <text:p>OK_057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M2</text:p>
          </table:table-cell>
          <table:table-cell/>
          <table:table-cell office:value-type="string">
            <text:p>Bouteille (75 cl)</text:p>
          </table:table-cell>
          <table:table-cell office:value-type="string">
            <text:p>Commun</text:p>
          </table:table-cell>
          <table:table-cell table:number-columns-repeated="2"/>
          <table:table-cell office:value-type="string">
            <text:p>Ref_0589</text:p>
          </table:table-cell>
          <table:table-cell office:value-type="string">
            <text:p>OK_057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M3</text:p>
          </table:table-cell>
          <table:table-cell/>
          <table:table-cell office:value-type="string">
            <text:p>Bouteille (75 cl)</text:p>
          </table:table-cell>
          <table:table-cell office:value-type="string">
            <text:p>Commun</text:p>
          </table:table-cell>
          <table:table-cell table:number-columns-repeated="2"/>
          <table:table-cell office:value-type="string">
            <text:p>Ref_0590</text:p>
          </table:table-cell>
          <table:table-cell office:value-type="string">
            <text:p>OK_057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M4</text:p>
          </table:table-cell>
          <table:table-cell/>
          <table:table-cell office:value-type="string">
            <text:p>Bouteille (75 cl)</text:p>
          </table:table-cell>
          <table:table-cell office:value-type="string">
            <text:p>Commun</text:p>
          </table:table-cell>
          <table:table-cell table:number-columns-repeated="2"/>
          <table:table-cell office:value-type="string">
            <text:p>Ref_0591</text:p>
          </table:table-cell>
          <table:table-cell office:value-type="string">
            <text:p>OK_057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M5</text:p>
          </table:table-cell>
          <table:table-cell/>
          <table:table-cell office:value-type="string">
            <text:p>Bouteille (75 cl)</text:p>
          </table:table-cell>
          <table:table-cell office:value-type="string">
            <text:p>Commun</text:p>
          </table:table-cell>
          <table:table-cell table:number-columns-repeated="2"/>
          <table:table-cell office:value-type="string">
            <text:p>Ref_0592</text:p>
          </table:table-cell>
          <table:table-cell office:value-type="string">
            <text:p>OK_0578</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M6</text:p>
          </table:table-cell>
          <table:table-cell/>
          <table:table-cell office:value-type="string">
            <text:p>Bouteille (75 cl)</text:p>
          </table:table-cell>
          <table:table-cell office:value-type="string">
            <text:p>Commun</text:p>
          </table:table-cell>
          <table:table-cell table:number-columns-repeated="2"/>
          <table:table-cell office:value-type="string">
            <text:p>Ref_0593</text:p>
          </table:table-cell>
          <table:table-cell office:value-type="string">
            <text:p>OK_0578</text:p>
          </table:table-cell>
          <table:table-cell office:value-type="string">
            <text:p>Oui</text:p>
          </table:table-cell>
          <table:table-cell table:number-columns-repeated="1006"/>
        </table:table-row>
        <table:table-row table:style-name="ro7">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M7</text:p>
          </table:table-cell>
          <table:table-cell/>
          <table:table-cell office:value-type="string">
            <text:p>Bouteille (75 cl)</text:p>
          </table:table-cell>
          <table:table-cell office:value-type="string">
            <text:p>Commun</text:p>
          </table:table-cell>
          <table:table-cell table:number-columns-repeated="2"/>
          <table:table-cell office:value-type="string">
            <text:p>Ref_0594</text:p>
          </table:table-cell>
          <table:table-cell office:value-type="string">
            <text:p>OK_main</text:p>
          </table:table-cell>
          <table:table-cell office:value-type="string">
            <text:p>Oui</text:p>
          </table:table-cell>
          <table:table-cell/>
          <table:table-cell table:style-name="ce22" office:value-type="string">
            <text:p>Le Château Bousquet 1978, provenant des Côtes de Bourg, offre des arômes de fruits noirs mûrs, de tabac et de cuir. En bouche, ce vin est bien équilibré avec des tannins souples et une finale persistante. </text:p>
          </table:table-cell>
          <table:table-cell table:number-columns-repeated="1004"/>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M8</text:p>
          </table:table-cell>
          <table:table-cell/>
          <table:table-cell office:value-type="string">
            <text:p>Bouteille (75 cl)</text:p>
          </table:table-cell>
          <table:table-cell office:value-type="string">
            <text:p>Commun</text:p>
          </table:table-cell>
          <table:table-cell table:number-columns-repeated="2"/>
          <table:table-cell office:value-type="string">
            <text:p>Ref_0595</text:p>
          </table:table-cell>
          <table:table-cell office:value-type="string">
            <text:p>OK_0594</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M9</text:p>
          </table:table-cell>
          <table:table-cell/>
          <table:table-cell office:value-type="string">
            <text:p>Bouteille (75 cl)</text:p>
          </table:table-cell>
          <table:table-cell office:value-type="string">
            <text:p>Commun</text:p>
          </table:table-cell>
          <table:table-cell table:number-columns-repeated="2"/>
          <table:table-cell office:value-type="string">
            <text:p>Ref_0596</text:p>
          </table:table-cell>
          <table:table-cell office:value-type="string">
            <text:p>OK_0594</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M10</text:p>
          </table:table-cell>
          <table:table-cell/>
          <table:table-cell office:value-type="string">
            <text:p>Bouteille (75 cl)</text:p>
          </table:table-cell>
          <table:table-cell office:value-type="string">
            <text:p>Commun</text:p>
          </table:table-cell>
          <table:table-cell table:number-columns-repeated="2"/>
          <table:table-cell office:value-type="string">
            <text:p>Ref_0597</text:p>
          </table:table-cell>
          <table:table-cell office:value-type="string">
            <text:p>OK_0594</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N1</text:p>
          </table:table-cell>
          <table:table-cell/>
          <table:table-cell office:value-type="string">
            <text:p>Bouteille (75 cl)</text:p>
          </table:table-cell>
          <table:table-cell office:value-type="string">
            <text:p>Commun</text:p>
          </table:table-cell>
          <table:table-cell table:number-columns-repeated="2"/>
          <table:table-cell office:value-type="string">
            <text:p>Ref_0598</text:p>
          </table:table-cell>
          <table:table-cell office:value-type="string">
            <text:p>OK_0594</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N2</text:p>
          </table:table-cell>
          <table:table-cell/>
          <table:table-cell office:value-type="string">
            <text:p>Bouteille (75 cl)</text:p>
          </table:table-cell>
          <table:table-cell office:value-type="string">
            <text:p>Commun</text:p>
          </table:table-cell>
          <table:table-cell table:number-columns-repeated="2"/>
          <table:table-cell office:value-type="string">
            <text:p>Ref_0599</text:p>
          </table:table-cell>
          <table:table-cell office:value-type="string">
            <text:p>OK_0594</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N3</text:p>
          </table:table-cell>
          <table:table-cell/>
          <table:table-cell office:value-type="string">
            <text:p>Bouteille (75 cl)</text:p>
          </table:table-cell>
          <table:table-cell office:value-type="string">
            <text:p>Commun</text:p>
          </table:table-cell>
          <table:table-cell table:number-columns-repeated="2"/>
          <table:table-cell office:value-type="string">
            <text:p>Ref_0600</text:p>
          </table:table-cell>
          <table:table-cell office:value-type="string">
            <text:p>OK_0594</text:p>
          </table:table-cell>
          <table:table-cell office:value-type="string">
            <text:p>Oui</text:p>
          </table:table-cell>
          <table:table-cell table:number-columns-repeated="1006"/>
        </table:table-row>
        <table:table-row table:style-name="ro7">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66">
            <text:p>1966</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601</text:p>
          </table:table-cell>
          <table:table-cell office:value-type="string">
            <text:p>OK_main</text:p>
          </table:table-cell>
          <table:table-cell office:value-type="string">
            <text:p>Oui</text:p>
          </table:table-cell>
          <table:table-cell/>
          <table:table-cell table:style-name="ce22" office:value-type="string">
            <text:p>Le Château Bousquet 1966, situé dans les Côtes de Bourg, est un vin élégant et bien structuré. Ce millésime présente des arômes de fruits rouges, de sous-bois et une touche d'épices. En bouche, il est riche avec des tannins fins et une longue finale, représentant bien l'excellence des vins des Côtes de Bourg. </text:p>
          </table:table-cell>
          <table:table-cell table:number-columns-repeated="1004"/>
        </table:table-row>
        <table:table-row table:style-name="ro7">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87">
            <text:p>1987</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N5</text:p>
          </table:table-cell>
          <table:table-cell/>
          <table:table-cell office:value-type="string">
            <text:p>Bouteille (75 cl)</text:p>
          </table:table-cell>
          <table:table-cell office:value-type="string">
            <text:p>Commun</text:p>
          </table:table-cell>
          <table:table-cell table:number-columns-repeated="2"/>
          <table:table-cell office:value-type="string">
            <text:p>Ref_0602</text:p>
          </table:table-cell>
          <table:table-cell office:value-type="string">
            <text:p>OK_main</text:p>
          </table:table-cell>
          <table:table-cell office:value-type="string">
            <text:p>Oui</text:p>
          </table:table-cell>
          <table:table-cell/>
          <table:table-cell table:style-name="ce22" office:value-type="string">
            <text:p>Le Château Bousquet 1987 est un autre excellent millésime de cette propriété. Ce vin rouge révèle des arômes de cerise noire, de prune et de tabac. En bouche, il est bien structuré avec des tannins soyeux et une belle longueur, représentant bien l'élégance des vins des Côtes de Bourg. </text:p>
          </table:table-cell>
          <table:table-cell table:number-columns-repeated="1004"/>
        </table:table-row>
        <table:table-row table:style-name="ro4">
          <table:table-cell table:number-columns-repeated="7"/>
          <table:table-cell table:style-name="ce13" table:number-columns-repeated="2"/>
          <table:table-cell office:value-type="string">
            <text:p>Grille_1_N6</text:p>
          </table:table-cell>
          <table:table-cell table:number-columns-repeated="5"/>
          <table:table-cell office:value-type="string">
            <text:p>Ref_0603</text:p>
          </table:table-cell>
          <table:table-cell/>
          <table:table-cell office:value-type="string">
            <text:p>Non</text:p>
          </table:table-cell>
          <table:table-cell table:number-columns-repeated="1006"/>
        </table:table-row>
        <table:table-row table:style-name="ro4">
          <table:table-cell table:number-columns-repeated="7"/>
          <table:table-cell table:style-name="ce13" table:number-columns-repeated="2"/>
          <table:table-cell office:value-type="string">
            <text:p>Grille_1_N7</text:p>
          </table:table-cell>
          <table:table-cell table:number-columns-repeated="5"/>
          <table:table-cell office:value-type="string">
            <text:p>Ref_0604</text:p>
          </table:table-cell>
          <table:table-cell/>
          <table:table-cell office:value-type="string">
            <text:p>Non</text:p>
          </table:table-cell>
          <table:table-cell table:number-columns-repeated="1006"/>
        </table:table-row>
        <table:table-row table:style-name="ro7">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7">
            <text:p>1977</text:p>
          </table:table-cell>
          <table:table-cell office:value-type="string">
            <text:p>Assez bien</text:p>
          </table:table-cell>
          <table:table-cell office:value-type="string">
            <text:p>Haute épaule Etiquette tachetée, Goulot abimé</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N8</text:p>
          </table:table-cell>
          <table:table-cell/>
          <table:table-cell office:value-type="string">
            <text:p>Bouteille (75 cl)</text:p>
          </table:table-cell>
          <table:table-cell office:value-type="string">
            <text:p>Commun</text:p>
          </table:table-cell>
          <table:table-cell table:number-columns-repeated="2"/>
          <table:table-cell office:value-type="string">
            <text:p>Ref_0605</text:p>
          </table:table-cell>
          <table:table-cell office:value-type="string">
            <text:p>OK_main</text:p>
          </table:table-cell>
          <table:table-cell office:value-type="string">
            <text:p>Oui</text:p>
          </table:table-cell>
          <table:table-cell/>
          <table:table-cell table:style-name="ce22" office:value-type="string">
            <text:p>Le Château Bousquet 1977, situé dans les Côtes de Bourg, est réputé pour ses vins élégants et bien équilibrés. Ce millésime présente des arômes de fruits rouges, de sous-bois et une touche d'épices. En bouche, il est rond avec des tannins souples et une finale persistante. </text:p>
          </table:table-cell>
          <table:table-cell table:number-columns-repeated="1004"/>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7">
            <text:p>1977</text:p>
          </table:table-cell>
          <table:table-cell office:value-type="string">
            <text:p>Assez bien</text:p>
          </table:table-cell>
          <table:table-cell office:value-type="string">
            <text:p>Haute épaule Etiquette tachetée, Goulot abimé</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N9</text:p>
          </table:table-cell>
          <table:table-cell/>
          <table:table-cell office:value-type="string">
            <text:p>Bouteille (75 cl)</text:p>
          </table:table-cell>
          <table:table-cell office:value-type="string">
            <text:p>Commun</text:p>
          </table:table-cell>
          <table:table-cell table:number-columns-repeated="2"/>
          <table:table-cell office:value-type="string">
            <text:p>Ref_0606</text:p>
          </table:table-cell>
          <table:table-cell office:value-type="string">
            <text:p>OK_0603</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7">
            <text:p>1977</text:p>
          </table:table-cell>
          <table:table-cell office:value-type="string">
            <text:p>Assez bien</text:p>
          </table:table-cell>
          <table:table-cell office:value-type="string">
            <text:p>Haute épaule Etiquette tachetée, Goulot abimé</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N10</text:p>
          </table:table-cell>
          <table:table-cell/>
          <table:table-cell office:value-type="string">
            <text:p>Bouteille (75 cl)</text:p>
          </table:table-cell>
          <table:table-cell office:value-type="string">
            <text:p>Commun</text:p>
          </table:table-cell>
          <table:table-cell table:number-columns-repeated="2"/>
          <table:table-cell office:value-type="string">
            <text:p>Ref_0607</text:p>
          </table:table-cell>
          <table:table-cell office:value-type="string">
            <text:p>OK_0603</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7">
            <text:p>1977</text:p>
          </table:table-cell>
          <table:table-cell office:value-type="string">
            <text:p>Assez bien</text:p>
          </table:table-cell>
          <table:table-cell office:value-type="string">
            <text:p>Haute épaule Etiquette tachetée, Goulot abimé</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O1</text:p>
          </table:table-cell>
          <table:table-cell/>
          <table:table-cell office:value-type="string">
            <text:p>Bouteille (75 cl)</text:p>
          </table:table-cell>
          <table:table-cell office:value-type="string">
            <text:p>Commun</text:p>
          </table:table-cell>
          <table:table-cell table:number-columns-repeated="2"/>
          <table:table-cell office:value-type="string">
            <text:p>Ref_0608</text:p>
          </table:table-cell>
          <table:table-cell office:value-type="string">
            <text:p>OK_0603</text:p>
          </table:table-cell>
          <table:table-cell office:value-type="string">
            <text:p>Oui</text:p>
          </table:table-cell>
          <table:table-cell table:number-columns-repeated="1006"/>
        </table:table-row>
        <table:table-row table:style-name="ro7">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O2</text:p>
          </table:table-cell>
          <table:table-cell/>
          <table:table-cell office:value-type="string">
            <text:p>Bouteille (75 cl)</text:p>
          </table:table-cell>
          <table:table-cell office:value-type="string">
            <text:p>Commun</text:p>
          </table:table-cell>
          <table:table-cell table:number-columns-repeated="2"/>
          <table:table-cell office:value-type="string">
            <text:p>Ref_0609</text:p>
          </table:table-cell>
          <table:table-cell office:value-type="string">
            <text:p>OK_main</text:p>
          </table:table-cell>
          <table:table-cell office:value-type="string">
            <text:p>Oui</text:p>
          </table:table-cell>
          <table:table-cell/>
          <table:table-cell table:style-name="ce22" office:value-type="string">
            <text:p>Le Château Bousquet 1974, provenant des Côtes de Bourg, offre des arômes de fruits noirs mûrs, de tabac et de cuir. En bouche, ce vin est bien équilibré avec des tannins souples et une finale persistante. </text:p>
          </table:table-cell>
          <table:table-cell table:number-columns-repeated="1004"/>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O3</text:p>
          </table:table-cell>
          <table:table-cell/>
          <table:table-cell office:value-type="string">
            <text:p>Bouteille (75 cl)</text:p>
          </table:table-cell>
          <table:table-cell office:value-type="string">
            <text:p>Commun</text:p>
          </table:table-cell>
          <table:table-cell table:number-columns-repeated="2"/>
          <table:table-cell office:value-type="string">
            <text:p>Ref_0610</text:p>
          </table:table-cell>
          <table:table-cell office:value-type="string">
            <text:p>OK_0609</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O4</text:p>
          </table:table-cell>
          <table:table-cell/>
          <table:table-cell office:value-type="string">
            <text:p>Bouteille (75 cl)</text:p>
          </table:table-cell>
          <table:table-cell office:value-type="string">
            <text:p>Commun</text:p>
          </table:table-cell>
          <table:table-cell table:number-columns-repeated="2"/>
          <table:table-cell office:value-type="string">
            <text:p>Ref_0611</text:p>
          </table:table-cell>
          <table:table-cell office:value-type="string">
            <text:p>OK_0609</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O5</text:p>
          </table:table-cell>
          <table:table-cell/>
          <table:table-cell office:value-type="string">
            <text:p>Bouteille (75 cl)</text:p>
          </table:table-cell>
          <table:table-cell office:value-type="string">
            <text:p>Commun</text:p>
          </table:table-cell>
          <table:table-cell table:number-columns-repeated="2"/>
          <table:table-cell office:value-type="string">
            <text:p>Ref_0612</text:p>
          </table:table-cell>
          <table:table-cell office:value-type="string">
            <text:p>OK_0609</text:p>
          </table:table-cell>
          <table:table-cell office:value-type="string">
            <text:p>Oui</text:p>
          </table:table-cell>
          <table:table-cell table:number-columns-repeated="1006"/>
        </table:table-row>
        <table:table-row table:style-name="ro4">
          <table:table-cell table:number-columns-repeated="7"/>
          <table:table-cell table:style-name="ce13" table:number-columns-repeated="2"/>
          <table:table-cell office:value-type="string">
            <text:p>Grille_1_O6</text:p>
          </table:table-cell>
          <table:table-cell table:number-columns-repeated="5"/>
          <table:table-cell office:value-type="string">
            <text:p>Ref_0613</text:p>
          </table:table-cell>
          <table:table-cell/>
          <table:table-cell office:value-type="string">
            <text:p>Non</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O7</text:p>
          </table:table-cell>
          <table:table-cell/>
          <table:table-cell office:value-type="string">
            <text:p>Bouteille (75 cl)</text:p>
          </table:table-cell>
          <table:table-cell office:value-type="string">
            <text:p>Commun</text:p>
          </table:table-cell>
          <table:table-cell table:number-columns-repeated="2"/>
          <table:table-cell office:value-type="string">
            <text:p>Ref_0614</text:p>
          </table:table-cell>
          <table:table-cell office:value-type="string">
            <text:p>OK_0609</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O8</text:p>
          </table:table-cell>
          <table:table-cell/>
          <table:table-cell office:value-type="string">
            <text:p>Bouteille (75 cl)</text:p>
          </table:table-cell>
          <table:table-cell office:value-type="string">
            <text:p>Commun</text:p>
          </table:table-cell>
          <table:table-cell table:number-columns-repeated="2"/>
          <table:table-cell office:value-type="string">
            <text:p>Ref_0615</text:p>
          </table:table-cell>
          <table:table-cell office:value-type="string">
            <text:p>OK_0609</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O9</text:p>
          </table:table-cell>
          <table:table-cell/>
          <table:table-cell office:value-type="string">
            <text:p>Bouteille (75 cl)</text:p>
          </table:table-cell>
          <table:table-cell office:value-type="string">
            <text:p>Commun</text:p>
          </table:table-cell>
          <table:table-cell table:number-columns-repeated="2"/>
          <table:table-cell office:value-type="string">
            <text:p>Ref_0616</text:p>
          </table:table-cell>
          <table:table-cell office:value-type="string">
            <text:p>OK_0609</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O10</text:p>
          </table:table-cell>
          <table:table-cell/>
          <table:table-cell office:value-type="string">
            <text:p>Bouteille (75 cl)</text:p>
          </table:table-cell>
          <table:table-cell office:value-type="string">
            <text:p>Commun</text:p>
          </table:table-cell>
          <table:table-cell table:number-columns-repeated="2"/>
          <table:table-cell office:value-type="string">
            <text:p>Ref_0617</text:p>
          </table:table-cell>
          <table:table-cell office:value-type="string">
            <text:p>OK_0609</text:p>
          </table:table-cell>
          <table:table-cell office:value-type="string">
            <text:p>Oui</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P1</text:p>
          </table:table-cell>
          <table:table-cell/>
          <table:table-cell office:value-type="string">
            <text:p>Bouteille (75 cl)</text:p>
          </table:table-cell>
          <table:table-cell office:value-type="string">
            <text:p>Commun</text:p>
          </table:table-cell>
          <table:table-cell table:number-columns-repeated="2"/>
          <table:table-cell office:value-type="string">
            <text:p>Ref_0618</text:p>
          </table:table-cell>
          <table:table-cell office:value-type="string">
            <text:p>OK_0609</text:p>
          </table:table-cell>
          <table:table-cell office:value-type="string">
            <text:p>Oui</text:p>
          </table:table-cell>
          <table:table-cell table:number-columns-repeated="1006"/>
        </table:table-row>
        <table:table-row table:style-name="ro4">
          <table:table-cell table:number-columns-repeated="7"/>
          <table:table-cell table:style-name="ce13" table:number-columns-repeated="2"/>
          <table:table-cell office:value-type="string">
            <text:p>Grille_1_P2</text:p>
          </table:table-cell>
          <table:table-cell table:number-columns-repeated="5"/>
          <table:table-cell office:value-type="string">
            <text:p>Ref_0619</text:p>
          </table:table-cell>
          <table:table-cell/>
          <table:table-cell office:value-type="string">
            <text:p>Non</text:p>
          </table:table-cell>
          <table:table-cell table:number-columns-repeated="1006"/>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string">
            <text:p>Sans date</text:p>
          </table:table-cell>
          <table:table-cell table:number-columns-repeated="2"/>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P3</text:p>
          </table:table-cell>
          <table:table-cell/>
          <table:table-cell office:value-type="string">
            <text:p>Bouteille (75 cl)</text:p>
          </table:table-cell>
          <table:table-cell office:value-type="string">
            <text:p>Commun</text:p>
          </table:table-cell>
          <table:table-cell table:number-columns-repeated="2"/>
          <table:table-cell office:value-type="string">
            <text:p>Ref_0620</text:p>
          </table:table-cell>
          <table:table-cell table:number-columns-repeated="1008"/>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string">
            <text:p>Sans date</text:p>
          </table:table-cell>
          <table:table-cell table:number-columns-repeated="2"/>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P4</text:p>
          </table:table-cell>
          <table:table-cell/>
          <table:table-cell office:value-type="string">
            <text:p>Bouteille (75 cl)</text:p>
          </table:table-cell>
          <table:table-cell office:value-type="string">
            <text:p>Commun</text:p>
          </table:table-cell>
          <table:table-cell table:number-columns-repeated="2"/>
          <table:table-cell office:value-type="string">
            <text:p>Ref_0621</text:p>
          </table:table-cell>
          <table:table-cell table:number-columns-repeated="1008"/>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string">
            <text:p>Sans date</text:p>
          </table:table-cell>
          <table:table-cell table:number-columns-repeated="2"/>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P5</text:p>
          </table:table-cell>
          <table:table-cell/>
          <table:table-cell office:value-type="string">
            <text:p>Bouteille (75 cl)</text:p>
          </table:table-cell>
          <table:table-cell office:value-type="string">
            <text:p>Commun</text:p>
          </table:table-cell>
          <table:table-cell table:number-columns-repeated="2"/>
          <table:table-cell office:value-type="string">
            <text:p>Ref_0622</text:p>
          </table:table-cell>
          <table:table-cell table:number-columns-repeated="1008"/>
        </table:table-row>
        <table:table-row table:style-name="ro4">
          <table:table-cell/>
          <table:table-cell office:value-type="string">
            <text:p>Bousquet</text:p>
          </table:table-cell>
          <table:table-cell office:value-type="string">
            <text:p>Côtes de Bourg</text:p>
          </table:table-cell>
          <table:table-cell office:value-type="string">
            <text:p>Rouge</text:p>
          </table:table-cell>
          <table:table-cell office:value-type="string">
            <text:p>Sans date</text:p>
          </table:table-cell>
          <table:table-cell table:number-columns-repeated="2"/>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P6</text:p>
          </table:table-cell>
          <table:table-cell/>
          <table:table-cell office:value-type="string">
            <text:p>Bouteille (75 cl)</text:p>
          </table:table-cell>
          <table:table-cell office:value-type="string">
            <text:p>Commun</text:p>
          </table:table-cell>
          <table:table-cell table:number-columns-repeated="2"/>
          <table:table-cell office:value-type="string">
            <text:p>Ref_0623</text:p>
          </table:table-cell>
          <table:table-cell table:number-columns-repeated="1008"/>
        </table:table-row>
        <table:table-row table:style-name="ro7">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P7</text:p>
          </table:table-cell>
          <table:table-cell/>
          <table:table-cell office:value-type="string">
            <text:p>Bouteille (75 cl)</text:p>
          </table:table-cell>
          <table:table-cell office:value-type="string">
            <text:p>Commun</text:p>
          </table:table-cell>
          <table:table-cell table:number-columns-repeated="2"/>
          <table:table-cell office:value-type="string">
            <text:p>Ref_0624</text:p>
          </table:table-cell>
          <table:table-cell office:value-type="string">
            <text:p>OK_main</text:p>
          </table:table-cell>
          <table:table-cell office:value-type="string">
            <text:p>Oui</text:p>
          </table:table-cell>
          <table:table-cell/>
          <table:table-cell table:style-name="ce22" office:value-type="string">
            <text:p>Le Château La Tour Prignac, situé dans le Médoc, produit des vins robustes et bien structurés. Le millésime 1978 présente des arômes de fruits noirs, de cuir et de sous-bois. En bouche, ce vin est puissant avec des tannins fermes et une longue finale. </text:p>
          </table:table-cell>
          <table:table-cell table:number-columns-repeated="1004"/>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P8</text:p>
          </table:table-cell>
          <table:table-cell/>
          <table:table-cell office:value-type="string">
            <text:p>Bouteille (75 cl)</text:p>
          </table:table-cell>
          <table:table-cell office:value-type="string">
            <text:p>Commun</text:p>
          </table:table-cell>
          <table:table-cell table:number-columns-repeated="2"/>
          <table:table-cell office:value-type="string">
            <text:p>Ref_0625</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P9</text:p>
          </table:table-cell>
          <table:table-cell/>
          <table:table-cell office:value-type="string">
            <text:p>Bouteille (75 cl)</text:p>
          </table:table-cell>
          <table:table-cell office:value-type="string">
            <text:p>Commun</text:p>
          </table:table-cell>
          <table:table-cell table:number-columns-repeated="2"/>
          <table:table-cell office:value-type="string">
            <text:p>Ref_0626</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P10</text:p>
          </table:table-cell>
          <table:table-cell/>
          <table:table-cell office:value-type="string">
            <text:p>Bouteille (75 cl)</text:p>
          </table:table-cell>
          <table:table-cell office:value-type="string">
            <text:p>Commun</text:p>
          </table:table-cell>
          <table:table-cell table:number-columns-repeated="2"/>
          <table:table-cell office:value-type="string">
            <text:p>Ref_0627</text:p>
          </table:table-cell>
          <table:table-cell office:value-type="string">
            <text:p>OK_0624</text:p>
          </table:table-cell>
          <table:table-cell office:value-type="string">
            <text:p>Oui</text:p>
          </table:table-cell>
          <table:table-cell table:number-columns-repeated="1006"/>
        </table:table-row>
        <table:table-row table:style-name="ro4">
          <table:table-cell table:number-columns-repeated="7"/>
          <table:table-cell table:style-name="ce13" table:number-columns-repeated="2"/>
          <table:table-cell office:value-type="string">
            <text:p>Grille_1_Q1</text:p>
          </table:table-cell>
          <table:table-cell table:number-columns-repeated="5"/>
          <table:table-cell office:value-type="string">
            <text:p>Ref_0628</text:p>
          </table:table-cell>
          <table:table-cell/>
          <table:table-cell office:value-type="string">
            <text:p>Non</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Q2</text:p>
          </table:table-cell>
          <table:table-cell/>
          <table:table-cell office:value-type="string">
            <text:p>Bouteille (75 cl)</text:p>
          </table:table-cell>
          <table:table-cell office:value-type="string">
            <text:p>Commun</text:p>
          </table:table-cell>
          <table:table-cell table:number-columns-repeated="2"/>
          <table:table-cell office:value-type="string">
            <text:p>Ref_0629</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Q3</text:p>
          </table:table-cell>
          <table:table-cell/>
          <table:table-cell office:value-type="string">
            <text:p>Bouteille (75 cl)</text:p>
          </table:table-cell>
          <table:table-cell office:value-type="string">
            <text:p>Commun</text:p>
          </table:table-cell>
          <table:table-cell table:number-columns-repeated="2"/>
          <table:table-cell office:value-type="string">
            <text:p>Ref_0630</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Q4</text:p>
          </table:table-cell>
          <table:table-cell/>
          <table:table-cell office:value-type="string">
            <text:p>Bouteille (75 cl)</text:p>
          </table:table-cell>
          <table:table-cell office:value-type="string">
            <text:p>Commun</text:p>
          </table:table-cell>
          <table:table-cell table:number-columns-repeated="2"/>
          <table:table-cell office:value-type="string">
            <text:p>Ref_0631</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Q5</text:p>
          </table:table-cell>
          <table:table-cell/>
          <table:table-cell office:value-type="string">
            <text:p>Bouteille (75 cl)</text:p>
          </table:table-cell>
          <table:table-cell office:value-type="string">
            <text:p>Commun</text:p>
          </table:table-cell>
          <table:table-cell table:number-columns-repeated="2"/>
          <table:table-cell office:value-type="string">
            <text:p>Ref_0632</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Q6</text:p>
          </table:table-cell>
          <table:table-cell/>
          <table:table-cell office:value-type="string">
            <text:p>Bouteille (75 cl)</text:p>
          </table:table-cell>
          <table:table-cell office:value-type="string">
            <text:p>Commun</text:p>
          </table:table-cell>
          <table:table-cell table:number-columns-repeated="2"/>
          <table:table-cell office:value-type="string">
            <text:p>Ref_0633</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Q7</text:p>
          </table:table-cell>
          <table:table-cell/>
          <table:table-cell office:value-type="string">
            <text:p>Bouteille (75 cl)</text:p>
          </table:table-cell>
          <table:table-cell office:value-type="string">
            <text:p>Commun</text:p>
          </table:table-cell>
          <table:table-cell table:number-columns-repeated="2"/>
          <table:table-cell office:value-type="string">
            <text:p>Ref_0634</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Q8</text:p>
          </table:table-cell>
          <table:table-cell/>
          <table:table-cell office:value-type="string">
            <text:p>Bouteille (75 cl)</text:p>
          </table:table-cell>
          <table:table-cell office:value-type="string">
            <text:p>Commun</text:p>
          </table:table-cell>
          <table:table-cell table:number-columns-repeated="2"/>
          <table:table-cell office:value-type="string">
            <text:p>Ref_0635</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Q9</text:p>
          </table:table-cell>
          <table:table-cell/>
          <table:table-cell office:value-type="string">
            <text:p>Bouteille (75 cl)</text:p>
          </table:table-cell>
          <table:table-cell office:value-type="string">
            <text:p>Commun</text:p>
          </table:table-cell>
          <table:table-cell table:number-columns-repeated="2"/>
          <table:table-cell office:value-type="string">
            <text:p>Ref_0636</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Q10</text:p>
          </table:table-cell>
          <table:table-cell/>
          <table:table-cell office:value-type="string">
            <text:p>Bouteille (75 cl)</text:p>
          </table:table-cell>
          <table:table-cell office:value-type="string">
            <text:p>Commun</text:p>
          </table:table-cell>
          <table:table-cell table:number-columns-repeated="2"/>
          <table:table-cell office:value-type="string">
            <text:p>Ref_0637</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R1</text:p>
          </table:table-cell>
          <table:table-cell/>
          <table:table-cell office:value-type="string">
            <text:p>Bouteille (75 cl)</text:p>
          </table:table-cell>
          <table:table-cell office:value-type="string">
            <text:p>Commun</text:p>
          </table:table-cell>
          <table:table-cell table:number-columns-repeated="2"/>
          <table:table-cell office:value-type="string">
            <text:p>Ref_0638</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R2</text:p>
          </table:table-cell>
          <table:table-cell/>
          <table:table-cell office:value-type="string">
            <text:p>Bouteille (75 cl)</text:p>
          </table:table-cell>
          <table:table-cell office:value-type="string">
            <text:p>Commun</text:p>
          </table:table-cell>
          <table:table-cell table:number-columns-repeated="2"/>
          <table:table-cell office:value-type="string">
            <text:p>Ref_0639</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R3</text:p>
          </table:table-cell>
          <table:table-cell/>
          <table:table-cell office:value-type="string">
            <text:p>Bouteille (75 cl)</text:p>
          </table:table-cell>
          <table:table-cell office:value-type="string">
            <text:p>Commun</text:p>
          </table:table-cell>
          <table:table-cell table:number-columns-repeated="2"/>
          <table:table-cell office:value-type="string">
            <text:p>Ref_0640</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R4</text:p>
          </table:table-cell>
          <table:table-cell/>
          <table:table-cell office:value-type="string">
            <text:p>Bouteille (75 cl)</text:p>
          </table:table-cell>
          <table:table-cell office:value-type="string">
            <text:p>Commun</text:p>
          </table:table-cell>
          <table:table-cell table:number-columns-repeated="2"/>
          <table:table-cell office:value-type="string">
            <text:p>Ref_0641</text:p>
          </table:table-cell>
          <table:table-cell office:value-type="string">
            <text:p>OK_0624</text:p>
          </table:table-cell>
          <table:table-cell office:value-type="string">
            <text:p>Oui</text:p>
          </table:table-cell>
          <table:table-cell table:number-columns-repeated="1006"/>
        </table:table-row>
        <table:table-row table:style-name="ro4">
          <table:table-cell table:number-columns-repeated="7"/>
          <table:table-cell table:style-name="ce13" table:number-columns-repeated="2"/>
          <table:table-cell office:value-type="string">
            <text:p>Grille_1_R5</text:p>
          </table:table-cell>
          <table:table-cell table:number-columns-repeated="5"/>
          <table:table-cell office:value-type="string">
            <text:p>Ref_0642</text:p>
          </table:table-cell>
          <table:table-cell/>
          <table:table-cell office:value-type="string">
            <text:p>Non</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R6</text:p>
          </table:table-cell>
          <table:table-cell/>
          <table:table-cell office:value-type="string">
            <text:p>Bouteille (75 cl)</text:p>
          </table:table-cell>
          <table:table-cell office:value-type="string">
            <text:p>Commun</text:p>
          </table:table-cell>
          <table:table-cell table:number-columns-repeated="2"/>
          <table:table-cell office:value-type="string">
            <text:p>Ref_0643</text:p>
          </table:table-cell>
          <table:table-cell office:value-type="string">
            <text:p>OK_0624</text:p>
          </table:table-cell>
          <table:table-cell office:value-type="string">
            <text:p>Oui</text:p>
          </table:table-cell>
          <table:table-cell table:number-columns-repeated="1006"/>
        </table:table-row>
        <table:table-row table:style-name="ro4">
          <table:table-cell table:number-columns-repeated="7"/>
          <table:table-cell table:style-name="ce13" table:number-columns-repeated="2"/>
          <table:table-cell office:value-type="string">
            <text:p>Grille_1_R7</text:p>
          </table:table-cell>
          <table:table-cell table:number-columns-repeated="5"/>
          <table:table-cell office:value-type="string">
            <text:p>Ref_0644</text:p>
          </table:table-cell>
          <table:table-cell/>
          <table:table-cell office:value-type="string">
            <text:p>Non</text:p>
          </table:table-cell>
          <table:table-cell table:number-columns-repeated="1006"/>
        </table:table-row>
        <table:table-row table:style-name="ro4">
          <table:table-cell table:number-columns-repeated="7"/>
          <table:table-cell table:style-name="ce13" table:number-columns-repeated="2"/>
          <table:table-cell office:value-type="string">
            <text:p>Grille_1_R8</text:p>
          </table:table-cell>
          <table:table-cell table:number-columns-repeated="5"/>
          <table:table-cell office:value-type="string">
            <text:p>Ref_0645</text:p>
          </table:table-cell>
          <table:table-cell/>
          <table:table-cell office:value-type="string">
            <text:p>Non</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R9</text:p>
          </table:table-cell>
          <table:table-cell/>
          <table:table-cell office:value-type="string">
            <text:p>Bouteille (75 cl)</text:p>
          </table:table-cell>
          <table:table-cell office:value-type="string">
            <text:p>Commun</text:p>
          </table:table-cell>
          <table:table-cell table:number-columns-repeated="2"/>
          <table:table-cell office:value-type="string">
            <text:p>Ref_0646</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R10</text:p>
          </table:table-cell>
          <table:table-cell/>
          <table:table-cell office:value-type="string">
            <text:p>Bouteille (75 cl)</text:p>
          </table:table-cell>
          <table:table-cell office:value-type="string">
            <text:p>Commun</text:p>
          </table:table-cell>
          <table:table-cell table:number-columns-repeated="2"/>
          <table:table-cell office:value-type="string">
            <text:p>Ref_0647</text:p>
          </table:table-cell>
          <table:table-cell office:value-type="string">
            <text:p>OK_0624</text:p>
          </table:table-cell>
          <table:table-cell office:value-type="string">
            <text:p>Oui</text:p>
          </table:table-cell>
          <table:table-cell table:number-columns-repeated="1006"/>
        </table:table-row>
        <table:table-row table:style-name="ro4">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S1</text:p>
          </table:table-cell>
          <table:table-cell/>
          <table:table-cell office:value-type="string">
            <text:p>Bouteille (75 cl)</text:p>
          </table:table-cell>
          <table:table-cell office:value-type="string">
            <text:p>Commun</text:p>
          </table:table-cell>
          <table:table-cell table:number-columns-repeated="2"/>
          <table:table-cell office:value-type="string">
            <text:p>Ref_0648</text:p>
          </table:table-cell>
          <table:table-cell office:value-type="string">
            <text:p>OK_0624</text:p>
          </table:table-cell>
          <table:table-cell office:value-type="string">
            <text:p>Oui</text:p>
          </table:table-cell>
          <table:table-cell table:number-columns-repeated="1006"/>
        </table:table-row>
        <table:table-row table:style-name="ro4">
          <table:table-cell table:number-columns-repeated="7"/>
          <table:table-cell table:style-name="ce13" table:number-columns-repeated="2"/>
          <table:table-cell office:value-type="string">
            <text:p>Grille_1_S2</text:p>
          </table:table-cell>
          <table:table-cell table:number-columns-repeated="5"/>
          <table:table-cell office:value-type="string">
            <text:p>Ref_0649</text:p>
          </table:table-cell>
          <table:table-cell/>
          <table:table-cell office:value-type="string">
            <text:p>Non</text:p>
          </table:table-cell>
          <table:table-cell table:number-columns-repeated="1006"/>
        </table:table-row>
        <table:table-row table:style-name="ro4">
          <table:table-cell/>
          <table:table-cell office:value-type="string">
            <text:p>Le Jurat</text:p>
          </table:table-cell>
          <table:table-cell office:value-type="string">
            <text:p>St Emilion</text:p>
          </table:table-cell>
          <table:table-cell office:value-type="string">
            <text:p>Rouge</text:p>
          </table:table-cell>
          <table:table-cell office:value-type="float" office:value="1980">
            <text:p>1980</text:p>
          </table:table-cell>
          <table:table-cell office:value-type="string">
            <text:p>Bien</text:p>
          </table:table-cell>
          <table:table-cell office:value-type="string">
            <text:p>Haut épaule, Etiquette tacheté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S6</text:p>
          </table:table-cell>
          <table:table-cell/>
          <table:table-cell office:value-type="string">
            <text:p>Bouteille (75 cl)</text:p>
          </table:table-cell>
          <table:table-cell office:value-type="string">
            <text:p>Commun</text:p>
          </table:table-cell>
          <table:table-cell table:number-columns-repeated="2"/>
          <table:table-cell office:value-type="string">
            <text:p>Ref_0650</text:p>
          </table:table-cell>
          <table:table-cell office:value-type="string">
            <text:p>OK_0669</text:p>
          </table:table-cell>
          <table:table-cell office:value-type="string">
            <text:p>Oui</text:p>
          </table:table-cell>
          <table:table-cell table:number-columns-repeated="1006"/>
        </table:table-row>
        <table:table-row table:style-name="ro4">
          <table:table-cell/>
          <table:table-cell office:value-type="string">
            <text:p>Le Jurat</text:p>
          </table:table-cell>
          <table:table-cell office:value-type="string">
            <text:p>St Emilion</text:p>
          </table:table-cell>
          <table:table-cell office:value-type="string">
            <text:p>Rouge</text:p>
          </table:table-cell>
          <table:table-cell office:value-type="float" office:value="1980">
            <text:p>1980</text:p>
          </table:table-cell>
          <table:table-cell office:value-type="string">
            <text:p>Bien</text:p>
          </table:table-cell>
          <table:table-cell office:value-type="string">
            <text:p>Haut épaule, Etiquette tacheté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S7</text:p>
          </table:table-cell>
          <table:table-cell/>
          <table:table-cell office:value-type="string">
            <text:p>Bouteille (75 cl)</text:p>
          </table:table-cell>
          <table:table-cell office:value-type="string">
            <text:p>Commun</text:p>
          </table:table-cell>
          <table:table-cell table:number-columns-repeated="2"/>
          <table:table-cell office:value-type="string">
            <text:p>Ref_0651</text:p>
          </table:table-cell>
          <table:table-cell office:value-type="string">
            <text:p>OK_0669</text:p>
          </table:table-cell>
          <table:table-cell office:value-type="string">
            <text:p>Oui</text:p>
          </table:table-cell>
          <table:table-cell table:number-columns-repeated="1006"/>
        </table:table-row>
        <table:table-row table:style-name="ro4">
          <table:table-cell/>
          <table:table-cell office:value-type="string">
            <text:p>Le Jurat</text:p>
          </table:table-cell>
          <table:table-cell office:value-type="string">
            <text:p>St Emilion</text:p>
          </table:table-cell>
          <table:table-cell office:value-type="string">
            <text:p>Rouge</text:p>
          </table:table-cell>
          <table:table-cell office:value-type="float" office:value="1980">
            <text:p>1980</text:p>
          </table:table-cell>
          <table:table-cell office:value-type="string">
            <text:p>Bien</text:p>
          </table:table-cell>
          <table:table-cell office:value-type="string">
            <text:p>Haut épaule, Etiquette tacheté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S8</text:p>
          </table:table-cell>
          <table:table-cell/>
          <table:table-cell office:value-type="string">
            <text:p>Bouteille (75 cl)</text:p>
          </table:table-cell>
          <table:table-cell office:value-type="string">
            <text:p>Commun</text:p>
          </table:table-cell>
          <table:table-cell table:number-columns-repeated="2"/>
          <table:table-cell office:value-type="string">
            <text:p>Ref_0652</text:p>
          </table:table-cell>
          <table:table-cell office:value-type="string">
            <text:p>OK_0669</text:p>
          </table:table-cell>
          <table:table-cell office:value-type="string">
            <text:p>Oui</text:p>
          </table:table-cell>
          <table:table-cell table:number-columns-repeated="1006"/>
        </table:table-row>
        <table:table-row table:style-name="ro4">
          <table:table-cell/>
          <table:table-cell office:value-type="string">
            <text:p>Le Jurat</text:p>
          </table:table-cell>
          <table:table-cell office:value-type="string">
            <text:p>St Emilion</text:p>
          </table:table-cell>
          <table:table-cell office:value-type="string">
            <text:p>Rouge</text:p>
          </table:table-cell>
          <table:table-cell office:value-type="float" office:value="1980">
            <text:p>1980</text:p>
          </table:table-cell>
          <table:table-cell office:value-type="string">
            <text:p>Bien</text:p>
          </table:table-cell>
          <table:table-cell office:value-type="string">
            <text:p>Haut épaule, Etiquette tacheté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S9</text:p>
          </table:table-cell>
          <table:table-cell/>
          <table:table-cell office:value-type="string">
            <text:p>Bouteille (75 cl)</text:p>
          </table:table-cell>
          <table:table-cell office:value-type="string">
            <text:p>Commun</text:p>
          </table:table-cell>
          <table:table-cell table:number-columns-repeated="2"/>
          <table:table-cell office:value-type="string">
            <text:p>Ref_0653</text:p>
          </table:table-cell>
          <table:table-cell office:value-type="string">
            <text:p>OK_0669</text:p>
          </table:table-cell>
          <table:table-cell office:value-type="string">
            <text:p>Oui</text:p>
          </table:table-cell>
          <table:table-cell table:number-columns-repeated="1006"/>
        </table:table-row>
        <table:table-row table:style-name="ro4">
          <table:table-cell/>
          <table:table-cell office:value-type="string">
            <text:p>Le Jurat</text:p>
          </table:table-cell>
          <table:table-cell office:value-type="string">
            <text:p>St Emilion</text:p>
          </table:table-cell>
          <table:table-cell office:value-type="string">
            <text:p>Rouge</text:p>
          </table:table-cell>
          <table:table-cell office:value-type="float" office:value="1980">
            <text:p>1980</text:p>
          </table:table-cell>
          <table:table-cell office:value-type="string">
            <text:p>Bien</text:p>
          </table:table-cell>
          <table:table-cell office:value-type="string">
            <text:p>Haut épaule, Etiquette tacheté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S10</text:p>
          </table:table-cell>
          <table:table-cell/>
          <table:table-cell office:value-type="string">
            <text:p>Bouteille (75 cl)</text:p>
          </table:table-cell>
          <table:table-cell office:value-type="string">
            <text:p>Commun</text:p>
          </table:table-cell>
          <table:table-cell table:number-columns-repeated="2"/>
          <table:table-cell office:value-type="string">
            <text:p>Ref_0654</text:p>
          </table:table-cell>
          <table:table-cell office:value-type="string">
            <text:p>OK_0669</text:p>
          </table:table-cell>
          <table:table-cell office:value-type="string">
            <text:p>Oui</text:p>
          </table:table-cell>
          <table:table-cell table:number-columns-repeated="1006"/>
        </table:table-row>
        <table:table-row table:style-name="ro7">
          <table:table-cell/>
          <table:table-cell office:value-type="string">
            <text:p>Le Jurat</text:p>
          </table:table-cell>
          <table:table-cell office:value-type="string">
            <text:p>St Emilion</text:p>
          </table:table-cell>
          <table:table-cell office:value-type="string">
            <text:p>Rouge</text:p>
          </table:table-cell>
          <table:table-cell office:value-type="float" office:value="1981">
            <text:p>1981</text:p>
          </table:table-cell>
          <table:table-cell office:value-type="string">
            <text:p>Bien</text:p>
          </table:table-cell>
          <table:table-cell office:value-type="string">
            <text:p>Haut épaule, Etiquette propre, Goulot propre</text:p>
          </table:table-cell>
          <table:table-cell table:style-name="ce13" office:value-type="currency" office:currency="EUR" office:value="0">
            <text:p>0,00 €</text:p>
          </table:table-cell>
          <table:table-cell table:style-name="ce13" office:value-type="currency" office:currency="EUR" office:value="40">
            <text:p>40,00 €</text:p>
          </table:table-cell>
          <table:table-cell office:value-type="string">
            <text:p>Grille_1_T1</text:p>
          </table:table-cell>
          <table:table-cell/>
          <table:table-cell office:value-type="string">
            <text:p>Bouteille (75 cl)</text:p>
          </table:table-cell>
          <table:table-cell office:value-type="string">
            <text:p>Commun</text:p>
          </table:table-cell>
          <table:table-cell table:number-columns-repeated="2"/>
          <table:table-cell office:value-type="string">
            <text:p>Ref_0655</text:p>
          </table:table-cell>
          <table:table-cell office:value-type="string">
            <text:p>OK_main</text:p>
          </table:table-cell>
          <table:table-cell office:value-type="string">
            <text:p>Oui</text:p>
          </table:table-cell>
          <table:table-cell/>
          <table:table-cell table:style-name="ce22" office:value-type="string">
            <text:p>Le Château Le Jurat, situé à St Emilion, est réputé pour ses vins riches et bien équilibrés. Le millésime 1981, issu de sols argilo-calcaires, offre des arômes de prune, de cassis et de sous-bois. En bouche, il est ample et structuré avec des tannins veloutés et une longue finale. </text:p>
          </table:table-cell>
          <table:table-cell table:number-columns-repeated="1004"/>
        </table:table-row>
        <table:table-row table:style-name="ro4">
          <table:table-cell/>
          <table:table-cell office:value-type="string">
            <text:p>Le Jurat</text:p>
          </table:table-cell>
          <table:table-cell office:value-type="string">
            <text:p>St Emilion</text:p>
          </table:table-cell>
          <table:table-cell office:value-type="string">
            <text:p>Rouge</text:p>
          </table:table-cell>
          <table:table-cell office:value-type="float" office:value="1981">
            <text:p>1981</text:p>
          </table:table-cell>
          <table:table-cell office:value-type="string">
            <text:p>Bien</text:p>
          </table:table-cell>
          <table:table-cell office:value-type="string">
            <text:p>Mi épaule, Etiquette propre, Goulot propre</text:p>
          </table:table-cell>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Grille_1_T2</text:p>
          </table:table-cell>
          <table:table-cell/>
          <table:table-cell office:value-type="string">
            <text:p>Bouteille (75 cl)</text:p>
          </table:table-cell>
          <table:table-cell office:value-type="string">
            <text:p>Commun</text:p>
          </table:table-cell>
          <table:table-cell table:number-columns-repeated="2"/>
          <table:table-cell office:value-type="string">
            <text:p>Ref_0656</text:p>
          </table:table-cell>
          <table:table-cell office:value-type="string">
            <text:p>OK_0655</text:p>
          </table:table-cell>
          <table:table-cell office:value-type="string">
            <text:p>Oui</text:p>
          </table:table-cell>
          <table:table-cell table:number-columns-repeated="1006"/>
        </table:table-row>
        <table:table-row table:style-name="ro4">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25">
            <text:p>25,00 €</text:p>
          </table:table-cell>
          <table:table-cell office:value-type="string">
            <text:p>Carton 7</text:p>
          </table:table-cell>
          <table:table-cell/>
          <table:table-cell office:value-type="string">
            <text:p>Bouteille (75 cl)</text:p>
          </table:table-cell>
          <table:table-cell office:value-type="string">
            <text:p>Commun</text:p>
          </table:table-cell>
          <table:table-cell table:number-columns-repeated="2"/>
          <table:table-cell office:value-type="string">
            <text:p>Ref_0657</text:p>
          </table:table-cell>
          <table:table-cell office:value-type="string">
            <text:p>OK_0182</text:p>
          </table:table-cell>
          <table:table-cell office:value-type="string">
            <text:p>Oui</text:p>
          </table:table-cell>
          <table:table-cell table:number-columns-repeated="1006"/>
        </table:table-row>
        <table:table-row table:style-name="ro4">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25">
            <text:p>25,00 €</text:p>
          </table:table-cell>
          <table:table-cell office:value-type="string">
            <text:p>Carton 7</text:p>
          </table:table-cell>
          <table:table-cell/>
          <table:table-cell office:value-type="string">
            <text:p>Bouteille (75 cl)</text:p>
          </table:table-cell>
          <table:table-cell office:value-type="string">
            <text:p>Commun</text:p>
          </table:table-cell>
          <table:table-cell table:number-columns-repeated="2"/>
          <table:table-cell office:value-type="string">
            <text:p>Ref_0658</text:p>
          </table:table-cell>
          <table:table-cell office:value-type="string">
            <text:p>OK_0182</text:p>
          </table:table-cell>
          <table:table-cell office:value-type="string">
            <text:p>Oui</text:p>
          </table:table-cell>
          <table:table-cell table:number-columns-repeated="1006"/>
        </table:table-row>
        <table:table-row table:style-name="ro4">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25">
            <text:p>25,00 €</text:p>
          </table:table-cell>
          <table:table-cell office:value-type="string">
            <text:p>Carton 7</text:p>
          </table:table-cell>
          <table:table-cell/>
          <table:table-cell office:value-type="string">
            <text:p>Bouteille (75 cl)</text:p>
          </table:table-cell>
          <table:table-cell office:value-type="string">
            <text:p>Commun</text:p>
          </table:table-cell>
          <table:table-cell table:number-columns-repeated="2"/>
          <table:table-cell office:value-type="string">
            <text:p>Ref_0659</text:p>
          </table:table-cell>
          <table:table-cell office:value-type="string">
            <text:p>OK_0182</text:p>
          </table:table-cell>
          <table:table-cell office:value-type="string">
            <text:p>Oui</text:p>
          </table:table-cell>
          <table:table-cell table:number-columns-repeated="1006"/>
        </table:table-row>
        <table:table-row table:style-name="ro7">
          <table:table-cell/>
          <table:table-cell office:value-type="string">
            <text:p>Perselan</text:p>
          </table:table-cell>
          <table:table-cell office:value-type="string">
            <text:p>Haut-Médoc</text:p>
          </table:table-cell>
          <table:table-cell office:value-type="string">
            <text:p>Rouge</text:p>
          </table:table-cell>
          <table:table-cell office:value-type="float" office:value="1997">
            <text:p>1997</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Carton 7</text:p>
          </table:table-cell>
          <table:table-cell/>
          <table:table-cell office:value-type="string">
            <text:p>Bouteille (75 cl)</text:p>
          </table:table-cell>
          <table:table-cell office:value-type="string">
            <text:p>Commun</text:p>
          </table:table-cell>
          <table:table-cell table:number-columns-repeated="2"/>
          <table:table-cell office:value-type="string">
            <text:p>Ref_0660</text:p>
          </table:table-cell>
          <table:table-cell office:value-type="string">
            <text:p>OK_main</text:p>
          </table:table-cell>
          <table:table-cell office:value-type="string">
            <text:p>Oui</text:p>
          </table:table-cell>
          <table:table-cell/>
          <table:table-cell table:style-name="ce22" office:value-type="string">
            <text:p>Le Château Perselan, situé dans le Haut-Médoc, produit des vins robustes et bien structurés. Le millésime 1997 offre des arômes de fruits noirs, de cuir et de tabac. En bouche, ce vin est puissant avec des tannins fermes et une belle longueur, typique des vins de cette région. </text:p>
          </table:table-cell>
          <table:table-cell table:number-columns-repeated="1004"/>
        </table:table-row>
        <table:table-row table:style-name="ro4">
          <table:table-cell/>
          <table:table-cell office:value-type="string">
            <text:p>Perselan</text:p>
          </table:table-cell>
          <table:table-cell office:value-type="string">
            <text:p>Haut-Médoc</text:p>
          </table:table-cell>
          <table:table-cell office:value-type="string">
            <text:p>Rouge</text:p>
          </table:table-cell>
          <table:table-cell office:value-type="float" office:value="1997">
            <text:p>1997</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Carton 7</text:p>
          </table:table-cell>
          <table:table-cell/>
          <table:table-cell office:value-type="string">
            <text:p>Bouteille (75 cl)</text:p>
          </table:table-cell>
          <table:table-cell office:value-type="string">
            <text:p>Commun</text:p>
          </table:table-cell>
          <table:table-cell table:number-columns-repeated="2"/>
          <table:table-cell office:value-type="string">
            <text:p>Ref_0661</text:p>
          </table:table-cell>
          <table:table-cell office:value-type="string">
            <text:p>OK_0660</text:p>
          </table:table-cell>
          <table:table-cell office:value-type="string">
            <text:p>Oui</text:p>
          </table:table-cell>
          <table:table-cell table:number-columns-repeated="1006"/>
        </table:table-row>
        <table:table-row table:style-name="ro4">
          <table:table-cell/>
          <table:table-cell office:value-type="string">
            <text:p>Perselan</text:p>
          </table:table-cell>
          <table:table-cell office:value-type="string">
            <text:p>Haut-Médoc</text:p>
          </table:table-cell>
          <table:table-cell office:value-type="string">
            <text:p>Rouge</text:p>
          </table:table-cell>
          <table:table-cell office:value-type="float" office:value="1997">
            <text:p>1997</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30">
            <text:p>30,00 €</text:p>
          </table:table-cell>
          <table:table-cell office:value-type="string">
            <text:p>Carton 7</text:p>
          </table:table-cell>
          <table:table-cell/>
          <table:table-cell office:value-type="string">
            <text:p>Bouteille (75 cl)</text:p>
          </table:table-cell>
          <table:table-cell office:value-type="string">
            <text:p>Commun</text:p>
          </table:table-cell>
          <table:table-cell table:number-columns-repeated="2"/>
          <table:table-cell office:value-type="string">
            <text:p>Ref_0662</text:p>
          </table:table-cell>
          <table:table-cell office:value-type="string">
            <text:p>OK_0660</text:p>
          </table:table-cell>
          <table:table-cell office:value-type="string">
            <text:p>Oui</text:p>
          </table:table-cell>
          <table:table-cell table:number-columns-repeated="1006"/>
        </table:table-row>
        <table:table-row table:style-name="ro7">
          <table:table-cell/>
          <table:table-cell office:value-type="string">
            <text:p>La Tour De Mons</text:p>
          </table:table-cell>
          <table:table-cell office:value-type="string">
            <text:p>Margaux</text:p>
          </table:table-cell>
          <table:table-cell office:value-type="string">
            <text:p>Rouge</text:p>
          </table:table-cell>
          <table:table-cell office:value-type="float" office:value="2007">
            <text:p>2007</text:p>
          </table:table-cell>
          <table:table-cell office:value-type="string">
            <text:p>Très bien</text:p>
          </table:table-cell>
          <table:table-cell table:style-name="ce7"/>
          <table:table-cell table:style-name="ce13" office:value-type="currency" office:currency="EUR" office:value="120">
            <text:p>120,00 €</text:p>
          </table:table-cell>
          <table:table-cell table:style-name="ce13" office:value-type="currency" office:currency="EUR" office:value="250">
            <text:p>250,00 €</text:p>
          </table:table-cell>
          <table:table-cell office:value-type="string">
            <text:p>Caisse</text:p>
          </table:table-cell>
          <table:table-cell/>
          <table:table-cell office:value-type="string">
            <text:p>Double Magnum (3 l)</text:p>
          </table:table-cell>
          <table:table-cell table:number-columns-repeated="3"/>
          <table:table-cell office:value-type="string">
            <text:p>Ref_0663</text:p>
          </table:table-cell>
          <table:table-cell office:value-type="string">
            <text:p>OK_main</text:p>
          </table:table-cell>
          <table:table-cell office:value-type="string">
            <text:p>Oui</text:p>
          </table:table-cell>
          <table:table-cell/>
          <table:table-cell table:style-name="ce22" office:value-type="string">
            <text:p>Le Château La Tour De Mons, situé à Margaux, est réputé pour ses vins élégants et complexes. Le millésime 2007 présente des notes de fruits rouges, de violette et de cèdre. En bouche, ce vin est bien structuré avec des tannins fins et une longue finale, représentant bien l'élégance des vins de Margaux. </text:p>
          </table:table-cell>
          <table:table-cell table:number-columns-repeated="1004"/>
        </table:table-row>
        <table:table-row table:style-name="ro7">
          <table:table-cell/>
          <table:table-cell office:value-type="string">
            <text:p>Labarde</text:p>
          </table:table-cell>
          <table:table-cell office:value-type="string">
            <text:p>Haut-Médoc</text:p>
          </table:table-cell>
          <table:table-cell office:value-type="string">
            <text:p>Rouge</text:p>
          </table:table-cell>
          <table:table-cell office:value-type="float" office:value="1992">
            <text:p>1992</text:p>
          </table:table-cell>
          <table:table-cell office:value-type="string">
            <text:p>Bien</text:p>
          </table:table-cell>
          <table:table-cell table:style-name="ce7"/>
          <table:table-cell table:style-name="ce13" office:value-type="currency" office:currency="EUR" office:value="40">
            <text:p>40,00 €</text:p>
          </table:table-cell>
          <table:table-cell table:style-name="ce13" office:value-type="currency" office:currency="EUR" office:value="100">
            <text:p>100,00 €</text:p>
          </table:table-cell>
          <table:table-cell office:value-type="string">
            <text:p>Boite carton 1</text:p>
          </table:table-cell>
          <table:table-cell/>
          <table:table-cell office:value-type="string">
            <text:p>Magnum (1,5 l)</text:p>
          </table:table-cell>
          <table:table-cell table:number-columns-repeated="3"/>
          <table:table-cell office:value-type="string">
            <text:p>Ref_0664</text:p>
          </table:table-cell>
          <table:table-cell office:value-type="string">
            <text:p>OK_main</text:p>
          </table:table-cell>
          <table:table-cell office:value-type="string">
            <text:p>Oui</text:p>
          </table:table-cell>
          <table:table-cell/>
          <table:table-cell table:style-name="ce22" office:value-type="string">
            <text:p>Le Château Labarde, situé dans le Haut-Médoc, produit des vins élégants et bien équilibrés. Le millésime 1992 révèle des arômes de fruits rouges, de sous-bois et une touche d'épices. En bouche, il est rond avec des tannins souples et une belle longueur. </text:p>
          </table:table-cell>
          <table:table-cell table:number-columns-repeated="1004"/>
        </table:table-row>
        <table:table-row table:style-name="ro9">
          <table:table-cell/>
          <table:table-cell office:value-type="string">
            <text:p>Des Tours</text:p>
          </table:table-cell>
          <table:table-cell office:value-type="string">
            <text:p>Montagne St Emilion</text:p>
          </table:table-cell>
          <table:table-cell office:value-type="string">
            <text:p>Rouge</text:p>
          </table:table-cell>
          <table:table-cell office:value-type="float" office:value="1958">
            <text:p>1958</text:p>
          </table:table-cell>
          <table:table-cell office:value-type="string">
            <text:p>Assez bien</text:p>
          </table:table-cell>
          <table:table-cell table:style-name="ce7" office:value-type="string">
            <text:p>Bas goulot,</text:p>
            <text:p>Etiquette déchirée,</text:p>
            <text:p>Goulot propre</text:p>
          </table:table-cell>
          <table:table-cell table:style-name="ce13" office:value-type="currency" office:currency="EUR" office:value="0">
            <text:p>0,00 €</text:p>
          </table:table-cell>
          <table:table-cell table:style-name="ce13" office:value-type="currency" office:currency="EUR" office:value="300">
            <text:p>300,00 €</text:p>
          </table:table-cell>
          <table:table-cell office:value-type="string">
            <text:p>Frigo C3-4</text:p>
          </table:table-cell>
          <table:table-cell/>
          <table:table-cell office:value-type="string">
            <text:p>Bouteille (75 cl)</text:p>
          </table:table-cell>
          <table:table-cell office:value-type="string">
            <text:p>Commun</text:p>
          </table:table-cell>
          <table:table-cell table:number-columns-repeated="2"/>
          <table:table-cell office:value-type="string">
            <text:p>Ref_0665</text:p>
          </table:table-cell>
          <table:table-cell office:value-type="string">
            <text:p>OK_main</text:p>
          </table:table-cell>
          <table:table-cell office:value-type="string">
            <text:p>Oui</text:p>
          </table:table-cell>
          <table:table-cell/>
          <table:table-cell table:style-name="ce22" office:value-type="string">
            <text:p>Le Château Des Tours, situé à Montagne St Emilion, est connu pour ses vins riches et bien structurés. Le millésime 1958 offre des arômes de prune, de cassis et de sous-bois. En bouche, ce vin est ample et bien équilibré avec des tannins veloutés et une longue finale. </text:p>
          </table:table-cell>
          <table:table-cell table:number-columns-repeated="1004"/>
        </table:table-row>
        <table:table-row table:style-name="ro3">
          <table:table-cell/>
          <table:table-cell office:value-type="string">
            <text:p>Des Tours</text:p>
          </table:table-cell>
          <table:table-cell office:value-type="string">
            <text:p>Montagne St Emilion</text:p>
          </table:table-cell>
          <table:table-cell office:value-type="string">
            <text:p>Rouge</text:p>
          </table:table-cell>
          <table:table-cell office:value-type="float" office:value="1958">
            <text:p>1958</text:p>
          </table:table-cell>
          <table:table-cell office:value-type="string">
            <text:p>Assez bien</text:p>
          </table:table-cell>
          <table:table-cell table:style-name="ce7" office:value-type="string">
            <text:p>Haute épaule</text:p>
            <text:p>Etiquette déchirée,</text:p>
            <text:p>Goulot propre</text:p>
          </table:table-cell>
          <table:table-cell table:style-name="ce13" office:value-type="currency" office:currency="EUR" office:value="0">
            <text:p>0,00 €</text:p>
          </table:table-cell>
          <table:table-cell table:style-name="ce13" office:value-type="currency" office:currency="EUR" office:value="200">
            <text:p>200,00 €</text:p>
          </table:table-cell>
          <table:table-cell office:value-type="string">
            <text:p>Frigo D3-3</text:p>
          </table:table-cell>
          <table:table-cell/>
          <table:table-cell office:value-type="string">
            <text:p>Bouteille (75 cl)</text:p>
          </table:table-cell>
          <table:table-cell office:value-type="string">
            <text:p>Commun</text:p>
          </table:table-cell>
          <table:table-cell table:number-columns-repeated="2"/>
          <table:table-cell office:value-type="string">
            <text:p>Ref_0666</text:p>
          </table:table-cell>
          <table:table-cell office:value-type="string">
            <text:p>OK_0665</text:p>
          </table:table-cell>
          <table:table-cell office:value-type="string">
            <text:p>Oui</text:p>
          </table:table-cell>
          <table:table-cell table:number-columns-repeated="1006"/>
        </table:table-row>
        <table:table-row table:style-name="ro3">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Assez bien</text:p>
          </table:table-cell>
          <table:table-cell table:style-name="ce7" office:value-type="string">
            <text:p>Haute épaule,</text:p>
            <text:p>Etiquette déchirée,</text:p>
            <text:p>Goulot propre</text:p>
          </table:table-cell>
          <table:table-cell table:style-name="ce13" office:value-type="currency" office:currency="EUR" office:value="0">
            <text:p>0,00 €</text:p>
          </table:table-cell>
          <table:table-cell table:style-name="ce13" office:value-type="currency" office:currency="EUR" office:value="70">
            <text:p>70,00 €</text:p>
          </table:table-cell>
          <table:table-cell office:value-type="string">
            <text:p>Frigo D8</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667</text:p>
          </table:table-cell>
          <table:table-cell office:value-type="string">
            <text:p>OK_0018</text:p>
          </table:table-cell>
          <table:table-cell office:value-type="string">
            <text:p>Oui</text:p>
          </table:table-cell>
          <table:table-cell table:number-columns-repeated="1006"/>
        </table:table-row>
        <table:table-row table:style-name="ro7">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60">
            <text:p>60,00 €</text:p>
          </table:table-cell>
          <table:table-cell office:value-type="string">
            <text:p>Bas de frigo</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668</text:p>
          </table:table-cell>
          <table:table-cell office:value-type="string">
            <text:p>OK_main</text:p>
          </table:table-cell>
          <table:table-cell office:value-type="string">
            <text:p>Oui</text:p>
          </table:table-cell>
          <table:table-cell/>
          <table:table-cell table:style-name="ce22" office:value-type="string">
            <text:p>Le Baron de Lestac, situé à Sauternes, produit des vins blancs liquoreux élégants et complexes. Le millésime 1994, cultivé sur des sols graveleux et argileux, offre des arômes de miel, d'abricot et de fruits confits. En bouche, il est doux et opulent avec une acidité rafraîchissante qui équilibre la richesse. </text:p>
          </table:table-cell>
          <table:table-cell table:number-columns-repeated="1004"/>
        </table:table-row>
        <table:table-row table:style-name="ro7">
          <table:table-cell/>
          <table:table-cell office:value-type="string">
            <text:p>Le Jurat</text:p>
          </table:table-cell>
          <table:table-cell office:value-type="string">
            <text:p>St Emilion</text:p>
          </table:table-cell>
          <table:table-cell office:value-type="string">
            <text:p>Rouge</text:p>
          </table:table-cell>
          <table:table-cell office:value-type="float" office:value="1980">
            <text:p>1980</text:p>
          </table:table-cell>
          <table:table-cell office:value-type="string">
            <text:p>Très bien</text:p>
          </table:table-cell>
          <table:table-cell table:style-name="ce7"/>
          <table:table-cell table:style-name="ce13" office:value-type="currency" office:currency="EUR" office:value="0">
            <text:p>0,00 €</text:p>
          </table:table-cell>
          <table:table-cell table:style-name="ce13" office:value-type="currency" office:currency="EUR" office:value="35">
            <text:p>35,00 €</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669</text:p>
          </table:table-cell>
          <table:table-cell office:value-type="string">
            <text:p>OK_main</text:p>
          </table:table-cell>
          <table:table-cell office:value-type="string">
            <text:p>Oui</text:p>
          </table:table-cell>
          <table:table-cell/>
          <table:table-cell table:style-name="ce22" office:value-type="string">
            <text:p>Le Château Le Jurat, situé à St Emilion, est réputé pour ses vins riches et bien équilibrés. Le millésime 1980, issu de sols argilo-calcaires, offre des arômes de prune, de cassis et de sous-bois. En bouche, il est ample et structuré avec des tannins veloutés et une longue finale. </text:p>
          </table:table-cell>
          <table:table-cell table:number-columns-repeated="1004"/>
        </table:table-row>
        <table:table-row table:style-name="ro9">
          <table:table-cell/>
          <table:table-cell office:value-type="string">
            <text:p>Pontet Canet</text:p>
          </table:table-cell>
          <table:table-cell office:value-type="string">
            <text:p>Pauillac</text:p>
          </table:table-cell>
          <table:table-cell office:value-type="string">
            <text:p>Rouge</text:p>
          </table:table-cell>
          <table:table-cell office:value-type="float" office:value="1982">
            <text:p>1982</text:p>
          </table:table-cell>
          <table:table-cell office:value-type="string">
            <text:p>Très bien</text:p>
          </table:table-cell>
          <table:table-cell table:style-name="ce7" office:value-type="string">
            <text:p>Haut goulot,</text:p>
            <text:p>Etiquette propre,</text:p>
            <text:p>Goulot propre</text:p>
          </table:table-cell>
          <table:table-cell table:style-name="ce13" office:value-type="currency" office:currency="EUR" office:value="120">
            <text:p>120,00 €</text:p>
          </table:table-cell>
          <table:table-cell table:style-name="ce13" office:value-type="currency" office:currency="EUR" office:value="250">
            <text:p>250,00 €</text:p>
          </table:table-cell>
          <table:table-cell office:value-type="string">
            <text:p>Frigo F3-1</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70</text:p>
          </table:table-cell>
          <table:table-cell office:value-type="string">
            <text:p>OK_main</text:p>
          </table:table-cell>
          <table:table-cell office:value-type="string">
            <text:p>Oui</text:p>
          </table:table-cell>
          <table:table-cell/>
          <table:table-cell table:style-name="ce22" office:value-type="string">
            <text:p>Le Château Pontet Canet, cinquième grand cru classé de Pauillac, produit des vins puissants et élégants. Le millésime 1982, issu de sols graveleux, présente des arômes de cassis, de tabac et de cèdre. En bouche, ce vin est structuré avec des tannins solides et une longue finale, typique des grands vins de Pauillac. </text:p>
          </table:table-cell>
          <table:table-cell table:number-columns-repeated="1004"/>
        </table:table-row>
        <table:table-row table:style-name="ro7">
          <table:table-cell/>
          <table:table-cell office:value-type="string">
            <text:p>Cru de Rondillon</text:p>
          </table:table-cell>
          <table:table-cell office:value-type="string">
            <text:p>Loupiac</text:p>
          </table:table-cell>
          <table:table-cell office:value-type="string">
            <text:p>Liquoreux</text:p>
          </table:table-cell>
          <table:table-cell office:value-type="float" office:value="1972">
            <text:p>1972</text:p>
          </table:table-cell>
          <table:table-cell office:value-type="string">
            <text:p>Bien</text:p>
          </table:table-cell>
          <table:table-cell table:style-name="ce7"/>
          <table:table-cell table:style-name="ce13" office:value-type="currency" office:currency="EUR" office:value="20">
            <text:p>20,00 €</text:p>
          </table:table-cell>
          <table:table-cell table:style-name="ce13" office:value-type="currency" office:currency="EUR" office:value="50">
            <text:p>50,00 €</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71</text:p>
          </table:table-cell>
          <table:table-cell office:value-type="string">
            <text:p>OK_main</text:p>
          </table:table-cell>
          <table:table-cell office:value-type="string">
            <text:p>Oui</text:p>
          </table:table-cell>
          <table:table-cell/>
          <table:table-cell table:style-name="ce22" office:value-type="string">
            <text:p>Le Cru de Rondillon, situé à Loupiac, est connu pour ses vins blancs liquoreux riches et complexes. Le millésime 1972 offre des arômes de miel, de pêche et de fruits confits. En bouche, il est doux et opulent avec une belle acidité qui équilibre la richesse. </text:p>
          </table:table-cell>
          <table:table-cell table:number-columns-repeated="1004"/>
        </table:table-row>
        <table:table-row table:style-name="ro4">
          <table:table-cell/>
          <table:table-cell office:value-type="string">
            <text:p>Cru de Rondillon</text:p>
          </table:table-cell>
          <table:table-cell office:value-type="string">
            <text:p>Loupiac</text:p>
          </table:table-cell>
          <table:table-cell office:value-type="string">
            <text:p>Liquoreux</text:p>
          </table:table-cell>
          <table:table-cell office:value-type="float" office:value="1972">
            <text:p>1972</text:p>
          </table:table-cell>
          <table:table-cell office:value-type="string">
            <text:p>Bien</text:p>
          </table:table-cell>
          <table:table-cell table:style-name="ce7"/>
          <table:table-cell table:style-name="ce13" office:value-type="currency" office:currency="EUR" office:value="20">
            <text:p>20,00 €</text:p>
          </table:table-cell>
          <table:table-cell table:style-name="ce13" office:value-type="currency" office:currency="EUR" office:value="50">
            <text:p>50,00 €</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72</text:p>
          </table:table-cell>
          <table:table-cell office:value-type="string">
            <text:p>OK_0671</text:p>
          </table:table-cell>
          <table:table-cell office:value-type="string">
            <text:p>Oui</text:p>
          </table:table-cell>
          <table:table-cell table:number-columns-repeated="1006"/>
        </table:table-row>
        <table:table-row table:style-name="ro4">
          <table:table-cell/>
          <table:table-cell office:value-type="string">
            <text:p>Cru de Rondillon</text:p>
          </table:table-cell>
          <table:table-cell office:value-type="string">
            <text:p>Loupiac</text:p>
          </table:table-cell>
          <table:table-cell office:value-type="string">
            <text:p>Liquoreux</text:p>
          </table:table-cell>
          <table:table-cell office:value-type="float" office:value="1972">
            <text:p>1972</text:p>
          </table:table-cell>
          <table:table-cell office:value-type="string">
            <text:p>Bien</text:p>
          </table:table-cell>
          <table:table-cell table:style-name="ce7"/>
          <table:table-cell table:style-name="ce13" office:value-type="currency" office:currency="EUR" office:value="20">
            <text:p>20,00 €</text:p>
          </table:table-cell>
          <table:table-cell table:style-name="ce13" office:value-type="currency" office:currency="EUR" office:value="50">
            <text:p>50,00 €</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73</text:p>
          </table:table-cell>
          <table:table-cell office:value-type="string">
            <text:p>OK_0671</text:p>
          </table:table-cell>
          <table:table-cell office:value-type="string">
            <text:p>Oui</text:p>
          </table:table-cell>
          <table:table-cell table:number-columns-repeated="1006"/>
        </table:table-row>
        <table:table-row table:style-name="ro9">
          <table:table-cell/>
          <table:table-cell office:value-type="string">
            <text:p>Roumaud</text:p>
          </table:table-cell>
          <table:table-cell office:value-type="string">
            <text:p>Loupiac</text:p>
          </table:table-cell>
          <table:table-cell office:value-type="string">
            <text:p>Liquoreux</text:p>
          </table:table-cell>
          <table:table-cell office:value-type="float" office:value="1980">
            <text:p>1980</text:p>
          </table:table-cell>
          <table:table-cell office:value-type="string">
            <text:p>Bien</text:p>
          </table:table-cell>
          <table:table-cell table:style-name="ce7" office:value-type="string">
            <text:p>Bon niveau,</text:p>
            <text:p>Etiquette déchirée,</text:p>
            <text:p>Goulot propre</text:p>
          </table:table-cell>
          <table:table-cell table:style-name="ce13" office:value-type="currency" office:currency="EUR" office:value="20">
            <text:p>20,00 €</text:p>
          </table:table-cell>
          <table:table-cell table:style-name="ce13" office:value-type="currency" office:currency="EUR" office:value="50">
            <text:p>50,00 €</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74</text:p>
          </table:table-cell>
          <table:table-cell office:value-type="string">
            <text:p>OK_main</text:p>
          </table:table-cell>
          <table:table-cell office:value-type="string">
            <text:p>Oui</text:p>
          </table:table-cell>
          <table:table-cell/>
          <table:table-cell table:style-name="ce22" office:value-type="string">
            <text:p>Le Château Roumaud 1980, de Loupiac, est un vin blanc liquoreux élégant et complexe. Ce millésime révèle des arômes de miel, d'abricot et de fruits secs. En bouche, il est doux et bien équilibré avec une belle acidité qui apporte de la fraîcheur. </text:p>
          </table:table-cell>
          <table:table-cell table:number-columns-repeated="1004"/>
        </table:table-row>
        <table:table-row table:style-name="ro7">
          <table:table-cell/>
          <table:table-cell office:value-type="string">
            <text:p>Rausan Segla</text:p>
          </table:table-cell>
          <table:table-cell office:value-type="string">
            <text:p>Margaux</text:p>
          </table:table-cell>
          <table:table-cell office:value-type="string">
            <text:p>Rouge</text:p>
          </table:table-cell>
          <table:table-cell office:value-type="float" office:value="1975">
            <text:p>1975</text:p>
          </table:table-cell>
          <table:table-cell office:value-type="string">
            <text:p>Très bien</text:p>
          </table:table-cell>
          <table:table-cell table:style-name="ce7"/>
          <table:table-cell table:style-name="ce13" office:value-type="currency" office:currency="EUR" office:value="25">
            <text:p>25,00 €</text:p>
          </table:table-cell>
          <table:table-cell table:style-name="ce13" office:value-type="currency" office:currency="EUR" office:value="100">
            <text:p>100,00 €</text:p>
          </table:table-cell>
          <table:table-cell office:value-type="string">
            <text:p>Bas de frigo</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75</text:p>
          </table:table-cell>
          <table:table-cell office:value-type="string">
            <text:p>OK_main</text:p>
          </table:table-cell>
          <table:table-cell office:value-type="string">
            <text:p>Oui</text:p>
          </table:table-cell>
          <table:table-cell/>
          <table:table-cell table:style-name="ce22" office:value-type="string">
            <text:p>Le Château Rausan Segla, deuxième grand cru classé de Margaux, produit des vins élégants et raffinés. Le millésime 1975, issu de sols graveleux, offre des arômes de fruits noirs, de violette et de cèdre. En bouche, ce vin est puissant et bien structuré avec une belle longueur. </text:p>
          </table:table-cell>
          <table:table-cell table:number-columns-repeated="1004"/>
        </table:table-row>
        <table:table-row table:style-name="ro7">
          <table:table-cell/>
          <table:table-cell office:value-type="string">
            <text:p>Maucaillou</text:p>
          </table:table-cell>
          <table:table-cell office:value-type="string">
            <text:p>Moulis</text:p>
          </table:table-cell>
          <table:table-cell office:value-type="string">
            <text:p>Rouge</text:p>
          </table:table-cell>
          <table:table-cell office:value-type="float" office:value="1982">
            <text:p>1982</text:p>
          </table:table-cell>
          <table:table-cell office:value-type="string">
            <text:p>Très bien</text:p>
          </table:table-cell>
          <table:table-cell table:style-name="ce7"/>
          <table:table-cell table:style-name="ce13" office:value-type="currency" office:currency="EUR" office:value="35">
            <text:p>35,00 €</text:p>
          </table:table-cell>
          <table:table-cell table:style-name="ce13" office:value-type="currency" office:currency="EUR" office:value="100">
            <text:p>100,00 €</text:p>
          </table:table-cell>
          <table:table-cell office:value-type="string">
            <text:p>Bas de frigo</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76</text:p>
          </table:table-cell>
          <table:table-cell office:value-type="string">
            <text:p>OK_main</text:p>
          </table:table-cell>
          <table:table-cell office:value-type="string">
            <text:p>Oui</text:p>
          </table:table-cell>
          <table:table-cell/>
          <table:table-cell table:style-name="ce22" office:value-type="string">
            <text:p>Le Château Maucaillou, situé à Moulis-en-Médoc, est réputé pour ses vins robustes et bien structurés. Le millésime 1982, issu de sols graveleux, offre des arômes de fruits noirs, de cuir et de tabac. En bouche, ce vin est puissant avec des tannins fermes et une longue finale, typique des vins de cette région. </text:p>
          </table:table-cell>
          <table:table-cell table:number-columns-repeated="1004"/>
        </table:table-row>
        <table:table-row table:style-name="ro9">
          <table:table-cell/>
          <table:table-cell office:value-type="string">
            <text:p>Roumaud</text:p>
          </table:table-cell>
          <table:table-cell office:value-type="string">
            <text:p>Loupiac</text:p>
          </table:table-cell>
          <table:table-cell office:value-type="string">
            <text:p>Liquoreux</text:p>
          </table:table-cell>
          <table:table-cell office:value-type="float" office:value="1986">
            <text:p>1986</text:p>
          </table:table-cell>
          <table:table-cell office:value-type="string">
            <text:p>Bien</text:p>
          </table:table-cell>
          <table:table-cell table:style-name="ce7" office:value-type="string">
            <text:p>Bon niveau,</text:p>
            <text:p>Etiquette tachetée,</text:p>
            <text:p>Goulot propre</text:p>
          </table:table-cell>
          <table:table-cell table:style-name="ce13" office:value-type="currency" office:currency="EUR" office:value="8">
            <text:p>8,00 €</text:p>
          </table:table-cell>
          <table:table-cell table:style-name="ce13" office:value-type="currency" office:currency="EUR" office:value="40">
            <text:p>40,00 €</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77</text:p>
          </table:table-cell>
          <table:table-cell office:value-type="string">
            <text:p>OK_main</text:p>
          </table:table-cell>
          <table:table-cell office:value-type="string">
            <text:p>Oui</text:p>
          </table:table-cell>
          <table:table-cell/>
          <table:table-cell table:style-name="ce22" office:value-type="string">
            <text:p>Le Château Roumaud, situé à Loupiac, est connu pour ses vins blancs liquoreux riches et complexes. Le millésime 1986 offre des arômes de miel, de pêche et de fruits confits. En bouche, il est doux et opulent avec une belle acidité qui équilibre la richesse. </text:p>
          </table:table-cell>
          <table:table-cell table:number-columns-repeated="1004"/>
        </table:table-row>
        <table:table-row table:style-name="ro4">
          <table:table-cell/>
          <table:table-cell office:value-type="string">
            <text:p>Roumaud</text:p>
          </table:table-cell>
          <table:table-cell office:value-type="string">
            <text:p>Loupiac</text:p>
          </table:table-cell>
          <table:table-cell office:value-type="string">
            <text:p>Liquoreux</text:p>
          </table:table-cell>
          <table:table-cell office:value-type="float" office:value="1986">
            <text:p>1986</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40">
            <text:p>40,00 €</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78</text:p>
          </table:table-cell>
          <table:table-cell office:value-type="string">
            <text:p>OK_0677</text:p>
          </table:table-cell>
          <table:table-cell office:value-type="string">
            <text:p>Oui</text:p>
          </table:table-cell>
          <table:table-cell table:number-columns-repeated="1006"/>
        </table:table-row>
        <table:table-row table:style-name="ro4">
          <table:table-cell/>
          <table:table-cell office:value-type="string">
            <text:p>Roumaud</text:p>
          </table:table-cell>
          <table:table-cell office:value-type="string">
            <text:p>Loupiac</text:p>
          </table:table-cell>
          <table:table-cell office:value-type="string">
            <text:p>Liquoreux</text:p>
          </table:table-cell>
          <table:table-cell office:value-type="float" office:value="1986">
            <text:p>1986</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40">
            <text:p>40,00 €</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79</text:p>
          </table:table-cell>
          <table:table-cell office:value-type="string">
            <text:p>OK_0677</text:p>
          </table:table-cell>
          <table:table-cell office:value-type="string">
            <text:p>Oui</text:p>
          </table:table-cell>
          <table:table-cell table:number-columns-repeated="1006"/>
        </table:table-row>
        <table:table-row table:style-name="ro4">
          <table:table-cell/>
          <table:table-cell office:value-type="string">
            <text:p>Roumaud</text:p>
          </table:table-cell>
          <table:table-cell office:value-type="string">
            <text:p>Loupiac</text:p>
          </table:table-cell>
          <table:table-cell office:value-type="string">
            <text:p>Liquoreux</text:p>
          </table:table-cell>
          <table:table-cell office:value-type="float" office:value="1986">
            <text:p>1986</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40">
            <text:p>40,00 €</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80</text:p>
          </table:table-cell>
          <table:table-cell office:value-type="string">
            <text:p>OK_0677</text:p>
          </table:table-cell>
          <table:table-cell office:value-type="string">
            <text:p>Oui</text:p>
          </table:table-cell>
          <table:table-cell table:number-columns-repeated="1006"/>
        </table:table-row>
        <table:table-row table:style-name="ro4">
          <table:table-cell/>
          <table:table-cell office:value-type="string">
            <text:p>Roumaud</text:p>
          </table:table-cell>
          <table:table-cell office:value-type="string">
            <text:p>Loupiac</text:p>
          </table:table-cell>
          <table:table-cell office:value-type="string">
            <text:p>Liquoreux</text:p>
          </table:table-cell>
          <table:table-cell office:value-type="float" office:value="1986">
            <text:p>1986</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40">
            <text:p>40,00 €</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81</text:p>
          </table:table-cell>
          <table:table-cell office:value-type="string">
            <text:p>OK_0677</text:p>
          </table:table-cell>
          <table:table-cell office:value-type="string">
            <text:p>Oui</text:p>
          </table:table-cell>
          <table:table-cell table:number-columns-repeated="1006"/>
        </table:table-row>
        <table:table-row table:style-name="ro4">
          <table:table-cell table:style-name="ce4"/>
          <table:table-cell table:style-name="ce4" office:value-type="string">
            <text:p>Roumaud</text:p>
          </table:table-cell>
          <table:table-cell table:style-name="ce4" office:value-type="string">
            <text:p>Loupiac</text:p>
          </table:table-cell>
          <table:table-cell table:style-name="ce4" office:value-type="string">
            <text:p>Liquoreux</text:p>
          </table:table-cell>
          <table:table-cell table:style-name="ce4" office:value-type="float" office:value="1986">
            <text:p>1986</text:p>
          </table:table-cell>
          <table:table-cell table:style-name="ce4" office:value-type="string">
            <text:p>Bien</text:p>
          </table:table-cell>
          <table:table-cell table:style-name="ce11"/>
          <table:table-cell table:style-name="ce14" office:value-type="currency" office:currency="EUR" office:value="8">
            <text:p>8,00 €</text:p>
          </table:table-cell>
          <table:table-cell table:style-name="ce14" office:value-type="currency" office:currency="EUR" office:value="40">
            <text:p>40,00 €</text:p>
          </table:table-cell>
          <table:table-cell table:style-name="ce4" office:value-type="string">
            <text:p>Caisse 1</text:p>
          </table:table-cell>
          <table:table-cell table:style-name="ce4"/>
          <table:table-cell table:style-name="ce4" office:value-type="string">
            <text:p>Bouteille (75 cl)</text:p>
          </table:table-cell>
          <table:table-cell table:style-name="ce4" office:value-type="string">
            <text:p>Sylvain</text:p>
          </table:table-cell>
          <table:table-cell table:style-name="ce18" office:value-type="date" office:date-value="2022-10-13">
            <text:p>13/10/22</text:p>
          </table:table-cell>
          <table:table-cell table:style-name="ce11"/>
          <table:table-cell table:style-name="ce4" office:value-type="string">
            <text:p>Ref_0682</text:p>
          </table:table-cell>
          <table:table-cell table:style-name="ce4"/>
          <table:table-cell table:style-name="ce4" office:value-type="string">
            <text:p>Non</text:p>
          </table:table-cell>
          <table:table-cell table:style-name="ce4" office:value-type="string">
            <text:p>bu</text:p>
          </table:table-cell>
          <table:table-cell table:style-name="ce24"/>
          <table:table-cell table:style-name="ce2" table:number-columns-repeated="1004"/>
        </table:table-row>
        <table:table-row table:style-name="ro9">
          <table:table-cell/>
          <table:table-cell office:value-type="string">
            <text:p>Laroque</text:p>
          </table:table-cell>
          <table:table-cell office:value-type="string">
            <text:p>St Emilion</text:p>
          </table:table-cell>
          <table:table-cell office:value-type="string">
            <text:p>Rouge</text:p>
          </table:table-cell>
          <table:table-cell office:value-type="float" office:value="1975">
            <text:p>1975</text:p>
          </table:table-cell>
          <table:table-cell office:value-type="string">
            <text:p>Bien</text:p>
          </table:table-cell>
          <table:table-cell table:style-name="ce7" office:value-type="string">
            <text:p>Haute épaule,</text:p>
            <text:p>Etiquette propre,</text:p>
            <text:p>Goulot propre</text:p>
          </table:table-cell>
          <table:table-cell table:style-name="ce13" office:value-type="currency" office:currency="EUR" office:value="25">
            <text:p>25,00 €</text:p>
          </table:table-cell>
          <table:table-cell table:style-name="ce13" office:value-type="currency" office:currency="EUR" office:value="90">
            <text:p>90,00 €</text:p>
          </table:table-cell>
          <table:table-cell office:value-type="string">
            <text:p>Boite bois 3</text:p>
          </table:table-cell>
          <table:table-cell/>
          <table:table-cell office:value-type="string">
            <text:p>Magnum (1,5 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83</text:p>
          </table:table-cell>
          <table:table-cell office:value-type="string">
            <text:p>OK_main</text:p>
          </table:table-cell>
          <table:table-cell office:value-type="string">
            <text:p>Oui</text:p>
          </table:table-cell>
          <table:table-cell/>
          <table:table-cell table:style-name="ce22" office:value-type="string">
            <text:p>Le Château Laroque, situé à St Emilion, est réputé pour ses vins riches et bien structurés. Le millésime 1975, issu de sols argilo-calcaires, offre des arômes de prune, de cassis et de sous-bois. En bouche, il est ample et bien équilibré avec des tannins veloutés et une longue finale. </text:p>
          </table:table-cell>
          <table:table-cell table:number-columns-repeated="1004"/>
        </table:table-row>
        <table:table-row table:style-name="ro7">
          <table:table-cell/>
          <table:table-cell office:value-type="string">
            <text:p>Saint Amand</text:p>
          </table:table-cell>
          <table:table-cell office:value-type="string">
            <text:p>Sauternes</text:p>
          </table:table-cell>
          <table:table-cell office:value-type="string">
            <text:p>Liquoreux</text:p>
          </table:table-cell>
          <table:table-cell office:value-type="float" office:value="1985">
            <text:p>1985</text:p>
          </table:table-cell>
          <table:table-cell office:value-type="string">
            <text:p>Très bien</text:p>
          </table:table-cell>
          <table:table-cell table:style-name="ce7"/>
          <table:table-cell table:style-name="ce13" office:value-type="currency" office:currency="EUR" office:value="20">
            <text:p>20,00 €</text:p>
          </table:table-cell>
          <table:table-cell table:style-name="ce13" office:value-type="currency" office:currency="EUR" office:value="50">
            <text:p>50,00 €</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84</text:p>
          </table:table-cell>
          <table:table-cell office:value-type="string">
            <text:p>OK_main</text:p>
          </table:table-cell>
          <table:table-cell office:value-type="string">
            <text:p>Oui</text:p>
          </table:table-cell>
          <table:table-cell/>
          <table:table-cell table:style-name="ce22" office:value-type="string">
            <text:p>Le Château Saint Amand, situé à Sauternes, produit des vins blancs liquoreux élégants et complexes. Le millésime 1985, cultivé sur des sols graveleux et argileux, offre des arômes de miel, d'abricot et de fruits confits. En bouche, il est doux et opulent avec une acidité rafraîchissante qui équilibre la richesse. </text:p>
          </table:table-cell>
          <table:table-cell table:number-columns-repeated="1004"/>
        </table:table-row>
        <table:table-row table:style-name="ro7">
          <table:table-cell/>
          <table:table-cell office:value-type="string">
            <text:p>Beauregard</text:p>
          </table:table-cell>
          <table:table-cell office:value-type="string">
            <text:p>St Julien</text:p>
          </table:table-cell>
          <table:table-cell office:value-type="string">
            <text:p>Rouge</text:p>
          </table:table-cell>
          <table:table-cell office:value-type="float" office:value="1981">
            <text:p>1981</text:p>
          </table:table-cell>
          <table:table-cell office:value-type="string">
            <text:p>Très bien</text:p>
          </table:table-cell>
          <table:table-cell table:style-name="ce7"/>
          <table:table-cell table:style-name="ce13" office:value-type="currency" office:currency="EUR" office:value="15">
            <text:p>15,00 €</text:p>
          </table:table-cell>
          <table:table-cell table:style-name="ce13" office:value-type="currency" office:currency="EUR" office:value="100">
            <text:p>100,00 €</text:p>
          </table:table-cell>
          <table:table-cell office:value-type="string">
            <text:p>Bas de frigo</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85</text:p>
          </table:table-cell>
          <table:table-cell office:value-type="string">
            <text:p>OK_main</text:p>
          </table:table-cell>
          <table:table-cell office:value-type="string">
            <text:p>Oui</text:p>
          </table:table-cell>
          <table:table-cell/>
          <table:table-cell table:style-name="ce22" office:value-type="string">
            <text:p>Le Château Beauregard, situé à St Julien, est réputé pour ses vins élégants et bien équilibrés. Le millésime 1981, issu de sols graveleux, présente des notes de fruits rouges, de violette et de cèdre. En bouche, ce vin est bien structuré avec des tannins fins et une longue finale. </text:p>
          </table:table-cell>
          <table:table-cell table:number-columns-repeated="1004"/>
        </table:table-row>
        <table:table-row table:style-name="ro7">
          <table:table-cell/>
          <table:table-cell office:value-type="string">
            <text:p>Domaine du Saureau</text:p>
          </table:table-cell>
          <table:table-cell office:value-type="string">
            <text:p>1ère Côtes de Bordeaux</text:p>
          </table:table-cell>
          <table:table-cell office:value-type="string">
            <text:p>Liquoreux</text:p>
          </table:table-cell>
          <table:table-cell office:value-type="float" office:value="1967">
            <text:p>1967</text:p>
          </table:table-cell>
          <table:table-cell office:value-type="string">
            <text:p>Très bien</text:p>
          </table:table-cell>
          <table:table-cell table:style-name="ce7"/>
          <table:table-cell table:style-name="ce13" office:value-type="currency" office:currency="EUR" office:value="10">
            <text:p>10,00 €</text:p>
          </table:table-cell>
          <table:table-cell table:style-name="ce13" office:value-type="currency" office:currency="EUR" office:value="80">
            <text:p>80,00 €</text:p>
          </table:table-cell>
          <table:table-cell office:value-type="string">
            <text:p>Bas de frigo</text:p>
          </table:table-cell>
          <table:table-cell/>
          <table:table-cell office:value-type="string">
            <text:p>Bouteille (75 cl)</text:p>
          </table:table-cell>
          <table:table-cell office:value-type="string">
            <text:p>Sylvain</text:p>
          </table:table-cell>
          <table:table-cell table:style-name="ce17" office:value-type="date" office:date-value="2022-10-13">
            <text:p>13/10/22</text:p>
          </table:table-cell>
          <table:table-cell table:style-name="ce7"/>
          <table:table-cell office:value-type="string">
            <text:p>Ref_0686</text:p>
          </table:table-cell>
          <table:table-cell office:value-type="string">
            <text:p>OK_main</text:p>
          </table:table-cell>
          <table:table-cell office:value-type="string">
            <text:p>Oui</text:p>
          </table:table-cell>
          <table:table-cell/>
          <table:table-cell table:style-name="ce22" office:value-type="string">
            <text:p>Le Domaine du Saureau, situé dans l'appellation 1ère Côtes de Bordeaux, produit des vins blancs liquoreux riches et complexes. Le millésime 1967 offre des arômes de miel, de pêche et de fruits confits. En bouche, il est doux et opulent avec une belle acidité qui équilibre la richesse. </text:p>
          </table:table-cell>
          <table:table-cell table:number-columns-repeated="1004"/>
        </table:table-row>
        <table:table-row table:style-name="ro4">
          <table:table-cell table:style-name="ce4"/>
          <table:table-cell table:style-name="ce4" office:value-type="string">
            <text:p>Du Mont</text:p>
          </table:table-cell>
          <table:table-cell table:style-name="ce4" office:value-type="string">
            <text:p>St Croix Du Mont</text:p>
          </table:table-cell>
          <table:table-cell table:style-name="ce4" office:value-type="string">
            <text:p>Liquoreux</text:p>
          </table:table-cell>
          <table:table-cell table:style-name="ce4" office:value-type="float" office:value="1975">
            <text:p>1975</text:p>
          </table:table-cell>
          <table:table-cell table:style-name="ce4" office:value-type="string">
            <text:p>Très bien</text:p>
          </table:table-cell>
          <table:table-cell table:style-name="ce11"/>
          <table:table-cell table:style-name="ce14" office:value-type="currency" office:currency="EUR" office:value="10">
            <text:p>10,00 €</text:p>
          </table:table-cell>
          <table:table-cell table:style-name="ce14" office:value-type="currency" office:currency="EUR" office:value="40">
            <text:p>40,00 €</text:p>
          </table:table-cell>
          <table:table-cell table:style-name="ce4" office:value-type="string">
            <text:p>Cartons</text:p>
          </table:table-cell>
          <table:table-cell table:style-name="ce4"/>
          <table:table-cell table:style-name="ce4" office:value-type="string">
            <text:p>Bouteille (75 cl)</text:p>
          </table:table-cell>
          <table:table-cell table:style-name="ce4" office:value-type="string">
            <text:p>Sylvain</text:p>
          </table:table-cell>
          <table:table-cell table:style-name="ce18" office:value-type="date" office:date-value="2022-10-13">
            <text:p>13/10/22</text:p>
          </table:table-cell>
          <table:table-cell table:style-name="ce11"/>
          <table:table-cell table:style-name="ce4" office:value-type="string">
            <text:p>Ref_0687</text:p>
          </table:table-cell>
          <table:table-cell table:style-name="ce4"/>
          <table:table-cell table:style-name="ce4" office:value-type="string">
            <text:p>Non</text:p>
          </table:table-cell>
          <table:table-cell table:style-name="ce4" office:value-type="string">
            <text:p>bu</text:p>
          </table:table-cell>
          <table:table-cell table:style-name="ce24"/>
          <table:table-cell table:style-name="ce2" table:number-columns-repeated="1004"/>
        </table:table-row>
        <table:table-row table:style-name="ro9">
          <table:table-cell/>
          <table:table-cell office:value-type="string">
            <text:p>Bastor Lamontagne</text:p>
          </table:table-cell>
          <table:table-cell office:value-type="string">
            <text:p>Sauternes</text:p>
          </table:table-cell>
          <table:table-cell office:value-type="string">
            <text:p>Liquoreux</text:p>
          </table:table-cell>
          <table:table-cell office:value-type="float" office:value="2007">
            <text:p>2007</text:p>
          </table:table-cell>
          <table:table-cell office:value-type="string">
            <text:p>Très bien</text:p>
          </table:table-cell>
          <table:table-cell table:style-name="ce7"/>
          <table:table-cell table:style-name="ce13" office:value-type="currency" office:currency="EUR" office:value="23">
            <text:p>23,00 €</text:p>
          </table:table-cell>
          <table:table-cell table:style-name="ce13" office:value-type="currency" office:currency="EUR" office:value="50">
            <text:p>50,00 €</text:p>
          </table:table-cell>
          <table:table-cell office:value-type="string">
            <text:p>Cartons</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office:value-type="string">
            <text:p>Salle des ventes</text:p>
            <text:p>BISCARDIEU BORDEAUX</text:p>
          </table:table-cell>
          <table:table-cell office:value-type="string">
            <text:p>Ref_0688</text:p>
          </table:table-cell>
          <table:table-cell office:value-type="string">
            <text:p>OK_main</text:p>
          </table:table-cell>
          <table:table-cell office:value-type="string">
            <text:p>Oui</text:p>
          </table:table-cell>
          <table:table-cell/>
          <table:table-cell table:style-name="ce22" office:value-type="string">
            <text:p>Le Château Bastor Lamontagne, situé à Sauternes, est connu pour ses vins blancs liquoreux élégants et complexes. Le millésime 2007, cultivé sur des sols graveleux et argileux, offre des arômes de miel, d'abricot et de fruits confits. En bouche, il est doux et opulent avec une acidité rafraîchissante qui équilibre la richesse. </text:p>
          </table:table-cell>
          <table:table-cell table:number-columns-repeated="1004"/>
        </table:table-row>
        <table:table-row table:style-name="ro7">
          <table:table-cell/>
          <table:table-cell office:value-type="string">
            <text:p>Bidonnet Laffitte</text:p>
          </table:table-cell>
          <table:table-cell office:value-type="string">
            <text:p>St Croix Du Mont</text:p>
          </table:table-cell>
          <table:table-cell office:value-type="string">
            <text:p>Liquoreux</text:p>
          </table:table-cell>
          <table:table-cell office:value-type="float" office:value="1988">
            <text:p>1988</text:p>
          </table:table-cell>
          <table:table-cell office:value-type="string">
            <text:p>Très bien</text:p>
          </table:table-cell>
          <table:table-cell table:style-name="ce7"/>
          <table:table-cell table:style-name="ce13" office:value-type="currency" office:currency="EUR" office:value="15">
            <text:p>15,00 €</text:p>
          </table:table-cell>
          <table:table-cell table:style-name="ce13" office:value-type="currency" office:currency="EUR" office:value="30">
            <text:p>30,00 €</text:p>
          </table:table-cell>
          <table:table-cell office:value-type="string">
            <text:p>Carton 8</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689</text:p>
          </table:table-cell>
          <table:table-cell office:value-type="string">
            <text:p>OK_main</text:p>
          </table:table-cell>
          <table:table-cell office:value-type="string">
            <text:p>Oui</text:p>
          </table:table-cell>
          <table:table-cell/>
          <table:table-cell table:style-name="ce22" office:value-type="string">
            <text:p>Le Château Bidonnet Laffitte, situé à St Croix Du Mont, produit des vins blancs liquoreux riches et élégants. Le millésime 1988 offre des arômes de miel, d'abricot et de fruits secs. En bouche, il est doux et bien équilibré avec une belle acidité qui apporte de la fraîcheur. </text:p>
          </table:table-cell>
          <table:table-cell table:number-columns-repeated="1004"/>
        </table:table-row>
        <table:table-row table:style-name="ro7">
          <table:table-cell/>
          <table:table-cell office:value-type="string">
            <text:p>Bidonnet Laffitte</text:p>
          </table:table-cell>
          <table:table-cell office:value-type="string">
            <text:p>St Croix Du Mont</text:p>
          </table:table-cell>
          <table:table-cell office:value-type="string">
            <text:p>Liquoreux</text:p>
          </table:table-cell>
          <table:table-cell office:value-type="float" office:value="1997">
            <text:p>1997</text:p>
          </table:table-cell>
          <table:table-cell office:value-type="string">
            <text:p>Très bien</text:p>
          </table:table-cell>
          <table:table-cell table:style-name="ce7"/>
          <table:table-cell table:style-name="ce13" office:value-type="currency" office:currency="EUR" office:value="15">
            <text:p>15,00 €</text:p>
          </table:table-cell>
          <table:table-cell table:style-name="ce13" office:value-type="currency" office:currency="EUR" office:value="30">
            <text:p>30,00 €</text:p>
          </table:table-cell>
          <table:table-cell office:value-type="string">
            <text:p>Carton 8</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690</text:p>
          </table:table-cell>
          <table:table-cell office:value-type="string">
            <text:p>OK_main</text:p>
          </table:table-cell>
          <table:table-cell office:value-type="string">
            <text:p>Oui</text:p>
          </table:table-cell>
          <table:table-cell/>
          <table:table-cell table:style-name="ce22" office:value-type="string">
            <text:p>Le Château Bidonnet Laffitte 1997, de St Croix Du Mont, est un vin blanc liquoreux élégant et complexe. Ce millésime révèle des arômes de miel, de pêche et de fruits exotiques. En bouche, il est doux et bien équilibré avec une belle acidité qui apporte de la fraîcheur. </text:p>
          </table:table-cell>
          <table:table-cell table:number-columns-repeated="1004"/>
        </table:table-row>
        <table:table-row table:style-name="ro7">
          <table:table-cell/>
          <table:table-cell office:value-type="string">
            <text:p>Bidonnet Laffitte</text:p>
          </table:table-cell>
          <table:table-cell office:value-type="string">
            <text:p>St Croix Du Mont</text:p>
          </table:table-cell>
          <table:table-cell office:value-type="string">
            <text:p>Liquoreux</text:p>
          </table:table-cell>
          <table:table-cell office:value-type="float" office:value="1998">
            <text:p>1998</text:p>
          </table:table-cell>
          <table:table-cell office:value-type="string">
            <text:p>Très bien</text:p>
          </table:table-cell>
          <table:table-cell table:style-name="ce7"/>
          <table:table-cell table:style-name="ce13" office:value-type="currency" office:currency="EUR" office:value="15">
            <text:p>15,00 €</text:p>
          </table:table-cell>
          <table:table-cell table:style-name="ce13" office:value-type="currency" office:currency="EUR" office:value="30">
            <text:p>30,00 €</text:p>
          </table:table-cell>
          <table:table-cell office:value-type="string">
            <text:p>Carton 8</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691</text:p>
          </table:table-cell>
          <table:table-cell office:value-type="string">
            <text:p>OK_main</text:p>
          </table:table-cell>
          <table:table-cell office:value-type="string">
            <text:p>Oui</text:p>
          </table:table-cell>
          <table:table-cell/>
          <table:table-cell table:style-name="ce22" office:value-type="string">
            <text:p>Le Château Bidonnet Laffitte 1998, également de St Croix Du Mont, offre des arômes de miel, d'abricot et de fruits confits. En bouche, il est doux et opulent avec une belle acidité qui équilibre la richesse, représentant bien l'élégance des vins liquoreux de cette région. </text:p>
          </table:table-cell>
          <table:table-cell table:number-columns-repeated="1004"/>
        </table:table-row>
        <table:table-row table:style-name="ro7">
          <table:table-cell/>
          <table:table-cell office:value-type="string">
            <text:p>Talbot</text:p>
          </table:table-cell>
          <table:table-cell office:value-type="string">
            <text:p>St Julien</text:p>
          </table:table-cell>
          <table:table-cell office:value-type="string">
            <text:p>Rouge</text:p>
          </table:table-cell>
          <table:table-cell office:value-type="float" office:value="1976">
            <text:p>1976</text:p>
          </table:table-cell>
          <table:table-cell office:value-type="string">
            <text:p>Bien</text:p>
          </table:table-cell>
          <table:table-cell table:style-name="ce7"/>
          <table:table-cell table:style-name="ce13" office:value-type="currency" office:currency="EUR" office:value="40">
            <text:p>40,00 €</text:p>
          </table:table-cell>
          <table:table-cell table:style-name="ce13" office:value-type="currency" office:currency="EUR" office:value="90">
            <text:p>90,00 €</text:p>
          </table:table-cell>
          <table:table-cell office:value-type="string">
            <text:p>Bas de frigo</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692</text:p>
          </table:table-cell>
          <table:table-cell office:value-type="string">
            <text:p>OK_main</text:p>
          </table:table-cell>
          <table:table-cell office:value-type="string">
            <text:p>Oui</text:p>
          </table:table-cell>
          <table:table-cell/>
          <table:table-cell table:style-name="ce22" office:value-type="string">
            <text:p>Le Château Talbot, situé à St Julien, est réputé pour ses vins élégants et bien équilibrés. Le millésime 1976 présente des arômes de fruits noirs, de tabac et de cuir. En bouche, ce vin est puissant avec des tannins fermes et une longue finale, typique des grands vins de St Julien. </text:p>
          </table:table-cell>
          <table:table-cell table:number-columns-repeated="1004"/>
        </table:table-row>
        <table:table-row table:style-name="ro7">
          <table:table-cell/>
          <table:table-cell office:value-type="string">
            <text:p>Laroque</text:p>
          </table:table-cell>
          <table:table-cell office:value-type="string">
            <text:p>St Emilion</text:p>
          </table:table-cell>
          <table:table-cell office:value-type="string">
            <text:p>Rouge</text:p>
          </table:table-cell>
          <table:table-cell office:value-type="float" office:value="1982">
            <text:p>1982</text:p>
          </table:table-cell>
          <table:table-cell office:value-type="string">
            <text:p>Très bien</text:p>
          </table:table-cell>
          <table:table-cell table:style-name="ce7"/>
          <table:table-cell table:style-name="ce13" office:value-type="currency" office:currency="EUR" office:value="35">
            <text:p>35,00 €</text:p>
          </table:table-cell>
          <table:table-cell table:style-name="ce13" office:value-type="currency" office:currency="EUR" office:value="60">
            <text:p>60,00 €</text:p>
          </table:table-cell>
          <table:table-cell office:value-type="string">
            <text:p>Carton 8</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693</text:p>
          </table:table-cell>
          <table:table-cell office:value-type="string">
            <text:p>OK_main</text:p>
          </table:table-cell>
          <table:table-cell office:value-type="string">
            <text:p>Oui</text:p>
          </table:table-cell>
          <table:table-cell/>
          <table:table-cell table:style-name="ce22" office:value-type="string">
            <text:p>Le Château Laroque, situé à St Emilion, produit des vins riches et complexes. Le millésime 1982, issu de sols argilo-calcaires, offre des arômes de prune, de cassis et de sous-bois. En bouche, il est ample et bien structuré avec des tannins veloutés et une longue finale. </text:p>
          </table:table-cell>
          <table:table-cell table:number-columns-repeated="1004"/>
        </table:table-row>
        <table:table-row table:style-name="ro7">
          <table:table-cell/>
          <table:table-cell office:value-type="string">
            <text:p>Carbonnieux</text:p>
          </table:table-cell>
          <table:table-cell office:value-type="string">
            <text:p>Pessac-Leognan</text:p>
          </table:table-cell>
          <table:table-cell office:value-type="string">
            <text:p>Sec</text:p>
          </table:table-cell>
          <table:table-cell office:value-type="float" office:value="2004">
            <text:p>2004</text:p>
          </table:table-cell>
          <table:table-cell office:value-type="string">
            <text:p>Bien</text:p>
          </table:table-cell>
          <table:table-cell table:style-name="ce7"/>
          <table:table-cell table:style-name="ce13" office:value-type="currency" office:currency="EUR" office:value="23">
            <text:p>23,00 €</text:p>
          </table:table-cell>
          <table:table-cell table:style-name="ce13" office:value-type="currency" office:currency="EUR" office:value="40">
            <text:p>40,00 €</text:p>
          </table:table-cell>
          <table:table-cell office:value-type="string">
            <text:p>Carton 4</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694</text:p>
          </table:table-cell>
          <table:table-cell office:value-type="string">
            <text:p>OK_main</text:p>
          </table:table-cell>
          <table:table-cell office:value-type="string">
            <text:p>Oui</text:p>
          </table:table-cell>
          <table:table-cell/>
          <table:table-cell table:style-name="ce22" office:value-type="string">
            <text:p>Le Château Carbonnieux, situé à Pessac-Léognan, est connu pour ses vins blancs secs élégants et minéraux. Le millésime 2004 présente des arômes de citron, de pomme verte et de fleurs blanches. En bouche, ce vin est vif et rafraîchissant avec une belle acidité et une finale longue et persistante. </text:p>
          </table:table-cell>
          <table:table-cell table:number-columns-repeated="1004"/>
        </table:table-row>
        <table:table-row table:style-name="ro7">
          <table:table-cell/>
          <table:table-cell office:value-type="string">
            <text:p>Clos du Pape</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Bien</text:p>
          </table:table-cell>
          <table:table-cell table:style-name="ce7"/>
          <table:table-cell table:style-name="ce13" office:value-type="currency" office:currency="EUR" office:value="23">
            <text:p>23,00 €</text:p>
          </table:table-cell>
          <table:table-cell table:style-name="ce13" office:value-type="currency" office:currency="EUR" office:value="40">
            <text:p>40,00 €</text:p>
          </table:table-cell>
          <table:table-cell office:value-type="string">
            <text:p>Carton 4</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695</text:p>
          </table:table-cell>
          <table:table-cell office:value-type="string">
            <text:p>OK_main</text:p>
          </table:table-cell>
          <table:table-cell office:value-type="string">
            <text:p>Oui</text:p>
          </table:table-cell>
          <table:table-cell/>
          <table:table-cell table:style-name="ce22" office:value-type="string">
            <text:p>Le Clos du Pape, situé à Sauternes, produit des vins blancs liquoreux riches et complexes. Le millésime 1994 offre des arômes de miel, d'abricot et de fruits confits. En bouche, il est doux et opulent avec une belle acidité qui équilibre la richesse. </text:p>
          </table:table-cell>
          <table:table-cell table:number-columns-repeated="1004"/>
        </table:table-row>
        <table:table-row table:style-name="ro7">
          <table:table-cell/>
          <table:table-cell office:value-type="string">
            <text:p>La tour du pin Figeac</text:p>
          </table:table-cell>
          <table:table-cell office:value-type="string">
            <text:p>St Emilion</text:p>
          </table:table-cell>
          <table:table-cell office:value-type="string">
            <text:p>Rouge</text:p>
          </table:table-cell>
          <table:table-cell office:value-type="float" office:value="1994">
            <text:p>1994</text:p>
          </table:table-cell>
          <table:table-cell office:value-type="string">
            <text:p>Bien</text:p>
          </table:table-cell>
          <table:table-cell table:style-name="ce7"/>
          <table:table-cell table:style-name="ce13" office:value-type="currency" office:currency="EUR" office:value="25">
            <text:p>25,00 €</text:p>
          </table:table-cell>
          <table:table-cell table:style-name="ce13" office:value-type="currency" office:currency="EUR" office:value="70">
            <text:p>70,00 €</text:p>
          </table:table-cell>
          <table:table-cell office:value-type="string">
            <text:p>Carton 4</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696</text:p>
          </table:table-cell>
          <table:table-cell office:value-type="string">
            <text:p>OK_main</text:p>
          </table:table-cell>
          <table:table-cell office:value-type="string">
            <text:p>Oui</text:p>
          </table:table-cell>
          <table:table-cell/>
          <table:table-cell table:style-name="ce22" office:value-type="string">
            <text:p>Le Château La Tour du Pin Figeac, situé à St Emilion, est réputé pour ses vins élégants et bien équilibrés. Le millésime 1994, issu de sols argilo-calcaires, offre des arômes de prune, de cassis et de sous-bois. En bouche, il est ample et structuré avec des tannins souples et une longue finale. </text:p>
          </table:table-cell>
          <table:table-cell table:number-columns-repeated="1004"/>
        </table:table-row>
        <table:table-row table:style-name="ro4">
          <table:table-cell/>
          <table:table-cell office:value-type="string">
            <text:p>La tour du pin Figeac</text:p>
          </table:table-cell>
          <table:table-cell office:value-type="string">
            <text:p>St Emilion</text:p>
          </table:table-cell>
          <table:table-cell office:value-type="string">
            <text:p>Rouge</text:p>
          </table:table-cell>
          <table:table-cell office:value-type="float" office:value="1994">
            <text:p>1994</text:p>
          </table:table-cell>
          <table:table-cell office:value-type="string">
            <text:p>Bien</text:p>
          </table:table-cell>
          <table:table-cell table:style-name="ce7"/>
          <table:table-cell table:style-name="ce13" office:value-type="currency" office:currency="EUR" office:value="25">
            <text:p>25,00 €</text:p>
          </table:table-cell>
          <table:table-cell table:style-name="ce13" office:value-type="currency" office:currency="EUR" office:value="70">
            <text:p>70,00 €</text:p>
          </table:table-cell>
          <table:table-cell office:value-type="string">
            <text:p>Carton 4</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697</text:p>
          </table:table-cell>
          <table:table-cell office:value-type="string">
            <text:p>OK_0696</text:p>
          </table:table-cell>
          <table:table-cell office:value-type="string">
            <text:p>Oui</text:p>
          </table:table-cell>
          <table:table-cell table:number-columns-repeated="1006"/>
        </table:table-row>
        <table:table-row table:style-name="ro4">
          <table:table-cell/>
          <table:table-cell office:value-type="string">
            <text:p>La tour du pin Figeac</text:p>
          </table:table-cell>
          <table:table-cell office:value-type="string">
            <text:p>St Emilion</text:p>
          </table:table-cell>
          <table:table-cell office:value-type="string">
            <text:p>Rouge</text:p>
          </table:table-cell>
          <table:table-cell office:value-type="float" office:value="1994">
            <text:p>1994</text:p>
          </table:table-cell>
          <table:table-cell office:value-type="string">
            <text:p>Bien</text:p>
          </table:table-cell>
          <table:table-cell table:style-name="ce7"/>
          <table:table-cell table:style-name="ce13" office:value-type="currency" office:currency="EUR" office:value="25">
            <text:p>25,00 €</text:p>
          </table:table-cell>
          <table:table-cell table:style-name="ce13" office:value-type="currency" office:currency="EUR" office:value="70">
            <text:p>70,00 €</text:p>
          </table:table-cell>
          <table:table-cell office:value-type="string">
            <text:p>Carton 4</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698</text:p>
          </table:table-cell>
          <table:table-cell office:value-type="string">
            <text:p>OK_0696</text:p>
          </table:table-cell>
          <table:table-cell office:value-type="string">
            <text:p>Oui</text:p>
          </table:table-cell>
          <table:table-cell table:number-columns-repeated="1006"/>
        </table:table-row>
        <table:table-row table:style-name="ro7">
          <table:table-cell/>
          <table:table-cell office:value-type="string">
            <text:p>Tradition des Colombiers</text:p>
          </table:table-cell>
          <table:table-cell office:value-type="string">
            <text:p>Médoc</text:p>
          </table:table-cell>
          <table:table-cell office:value-type="string">
            <text:p>Rouge</text:p>
          </table:table-cell>
          <table:table-cell office:value-type="float" office:value="1987">
            <text:p>1987</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30">
            <text:p>30,00 €</text:p>
          </table:table-cell>
          <table:table-cell office:value-type="string">
            <text:p>Carton 3</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699</text:p>
          </table:table-cell>
          <table:table-cell office:value-type="string">
            <text:p>OK_main</text:p>
          </table:table-cell>
          <table:table-cell office:value-type="string">
            <text:p>Oui</text:p>
          </table:table-cell>
          <table:table-cell/>
          <table:table-cell table:style-name="ce22" office:value-type="string">
            <text:p>Le Château Tradition des Colombiers, situé dans le Médoc, produit des vins robustes et bien équilibrés. Le millésime 1987 présente des arômes de fruits noirs, de cuir et de sous-bois. En bouche, ce vin est puissant avec des tannins fermes et une belle longueur. </text:p>
          </table:table-cell>
          <table:table-cell table:number-columns-repeated="1004"/>
        </table:table-row>
        <table:table-row table:style-name="ro4">
          <table:table-cell/>
          <table:table-cell office:value-type="string">
            <text:p>Tradition des Colombiers</text:p>
          </table:table-cell>
          <table:table-cell office:value-type="string">
            <text:p>Médoc</text:p>
          </table:table-cell>
          <table:table-cell office:value-type="string">
            <text:p>Rouge</text:p>
          </table:table-cell>
          <table:table-cell office:value-type="float" office:value="1987">
            <text:p>1987</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30">
            <text:p>30,00 €</text:p>
          </table:table-cell>
          <table:table-cell office:value-type="string">
            <text:p>Carton 3</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00</text:p>
          </table:table-cell>
          <table:table-cell office:value-type="string">
            <text:p>OK_0699</text:p>
          </table:table-cell>
          <table:table-cell office:value-type="string">
            <text:p>Oui</text:p>
          </table:table-cell>
          <table:table-cell table:number-columns-repeated="1006"/>
        </table:table-row>
        <table:table-row table:style-name="ro4">
          <table:table-cell/>
          <table:table-cell office:value-type="string">
            <text:p>Tradition des Colombiers</text:p>
          </table:table-cell>
          <table:table-cell office:value-type="string">
            <text:p>Médoc</text:p>
          </table:table-cell>
          <table:table-cell office:value-type="string">
            <text:p>Rouge</text:p>
          </table:table-cell>
          <table:table-cell office:value-type="float" office:value="1987">
            <text:p>1987</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30">
            <text:p>30,00 €</text:p>
          </table:table-cell>
          <table:table-cell office:value-type="string">
            <text:p>Carton 3</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01</text:p>
          </table:table-cell>
          <table:table-cell office:value-type="string">
            <text:p>OK_0699</text:p>
          </table:table-cell>
          <table:table-cell office:value-type="string">
            <text:p>Oui</text:p>
          </table:table-cell>
          <table:table-cell table:number-columns-repeated="1006"/>
        </table:table-row>
        <table:table-row table:style-name="ro4">
          <table:table-cell/>
          <table:table-cell office:value-type="string">
            <text:p>Tradition des Colombiers</text:p>
          </table:table-cell>
          <table:table-cell office:value-type="string">
            <text:p>Médoc</text:p>
          </table:table-cell>
          <table:table-cell office:value-type="string">
            <text:p>Rouge</text:p>
          </table:table-cell>
          <table:table-cell office:value-type="float" office:value="1987">
            <text:p>1987</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30">
            <text:p>30,00 €</text:p>
          </table:table-cell>
          <table:table-cell office:value-type="string">
            <text:p>Carton 3</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02</text:p>
          </table:table-cell>
          <table:table-cell office:value-type="string">
            <text:p>OK_0699</text:p>
          </table:table-cell>
          <table:table-cell office:value-type="string">
            <text:p>Oui</text:p>
          </table:table-cell>
          <table:table-cell table:number-columns-repeated="1006"/>
        </table:table-row>
        <table:table-row table:style-name="ro7">
          <table:table-cell/>
          <table:table-cell office:value-type="string">
            <text:p>Tradition des Colombiers</text:p>
          </table:table-cell>
          <table:table-cell office:value-type="string">
            <text:p>Médoc</text:p>
          </table:table-cell>
          <table:table-cell office:value-type="string">
            <text:p>Rouge</text:p>
          </table:table-cell>
          <table:table-cell office:value-type="float" office:value="1990">
            <text:p>1990</text:p>
          </table:table-cell>
          <table:table-cell office:value-type="string">
            <text:p>Bien</text:p>
          </table:table-cell>
          <table:table-cell table:style-name="ce7"/>
          <table:table-cell table:style-name="ce13" office:value-type="currency" office:currency="EUR" office:value="8">
            <text:p>8,00 €</text:p>
          </table:table-cell>
          <table:table-cell table:style-name="ce13" office:value-type="currency" office:currency="EUR" office:value="30">
            <text:p>30,00 €</text:p>
          </table:table-cell>
          <table:table-cell office:value-type="string">
            <text:p>Carton 3</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03</text:p>
          </table:table-cell>
          <table:table-cell office:value-type="string">
            <text:p>OK_main</text:p>
          </table:table-cell>
          <table:table-cell office:value-type="string">
            <text:p>Oui</text:p>
          </table:table-cell>
          <table:table-cell/>
          <table:table-cell table:style-name="ce22" office:value-type="string">
            <text:p>Le Tradition des Colombiers 1990 est un autre excellent millésime de cette propriété. Ce vin rouge révèle des arômes de cerise noire, de prune et de tabac. En bouche, il est bien structuré avec des tannins soyeux et une belle longueur, représentant bien l'élégance des vins du Médoc. </text:p>
          </table:table-cell>
          <table:table-cell table:number-columns-repeated="1004"/>
        </table:table-row>
        <table:table-row table:style-name="ro7">
          <table:table-cell/>
          <table:table-cell office:value-type="string">
            <text:p>Du Haire</text:p>
          </table:table-cell>
          <table:table-cell office:value-type="string">
            <text:p>Sauternes</text:p>
          </table:table-cell>
          <table:table-cell office:value-type="string">
            <text:p>Liquoreux</text:p>
          </table:table-cell>
          <table:table-cell office:value-type="float" office:value="1990">
            <text:p>1990</text:p>
          </table:table-cell>
          <table:table-cell office:value-type="string">
            <text:p>Très bien</text:p>
          </table:table-cell>
          <table:table-cell table:style-name="ce7"/>
          <table:table-cell table:style-name="ce13" office:value-type="currency" office:currency="EUR" office:value="25">
            <text:p>25,00 €</text:p>
          </table:table-cell>
          <table:table-cell table:style-name="ce13" office:value-type="currency" office:currency="EUR" office:value="40">
            <text:p>40,00 €</text:p>
          </table:table-cell>
          <table:table-cell office:value-type="string">
            <text:p>Carton 2</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04</text:p>
          </table:table-cell>
          <table:table-cell office:value-type="string">
            <text:p>OK_main</text:p>
          </table:table-cell>
          <table:table-cell office:value-type="string">
            <text:p>Oui</text:p>
          </table:table-cell>
          <table:table-cell/>
          <table:table-cell table:style-name="ce22" office:value-type="string">
            <text:p>Le Château Du Haire, situé à Sauternes, produit des vins blancs liquoreux élégants et complexes. Le millésime 1990, cultivé sur des sols graveleux et argileux, offre des arômes de miel, de pêche et de fruits confits. En bouche, il est doux et opulent avec une belle acidité qui équilibre la richesse. </text:p>
          </table:table-cell>
          <table:table-cell table:number-columns-repeated="1004"/>
        </table:table-row>
        <table:table-row table:style-name="ro4">
          <table:table-cell/>
          <table:table-cell office:value-type="string">
            <text:p>Du Haire</text:p>
          </table:table-cell>
          <table:table-cell office:value-type="string">
            <text:p>Sauternes</text:p>
          </table:table-cell>
          <table:table-cell office:value-type="string">
            <text:p>Liquoreux</text:p>
          </table:table-cell>
          <table:table-cell office:value-type="float" office:value="1990">
            <text:p>1990</text:p>
          </table:table-cell>
          <table:table-cell office:value-type="string">
            <text:p>Très bien</text:p>
          </table:table-cell>
          <table:table-cell table:style-name="ce7"/>
          <table:table-cell table:style-name="ce13" office:value-type="currency" office:currency="EUR" office:value="25">
            <text:p>25,00 €</text:p>
          </table:table-cell>
          <table:table-cell table:style-name="ce13" office:value-type="currency" office:currency="EUR" office:value="40">
            <text:p>40,00 €</text:p>
          </table:table-cell>
          <table:table-cell office:value-type="string">
            <text:p>Carton 2</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05</text:p>
          </table:table-cell>
          <table:table-cell office:value-type="string">
            <text:p>OK_0704</text:p>
          </table:table-cell>
          <table:table-cell office:value-type="string">
            <text:p>Oui</text:p>
          </table:table-cell>
          <table:table-cell table:number-columns-repeated="1006"/>
        </table:table-row>
        <table:table-row table:style-name="ro4">
          <table:table-cell/>
          <table:table-cell office:value-type="string">
            <text:p>Du Haire</text:p>
          </table:table-cell>
          <table:table-cell office:value-type="string">
            <text:p>Sauternes</text:p>
          </table:table-cell>
          <table:table-cell office:value-type="string">
            <text:p>Liquoreux</text:p>
          </table:table-cell>
          <table:table-cell office:value-type="float" office:value="1990">
            <text:p>1990</text:p>
          </table:table-cell>
          <table:table-cell office:value-type="string">
            <text:p>Très bien</text:p>
          </table:table-cell>
          <table:table-cell table:style-name="ce7"/>
          <table:table-cell table:style-name="ce13" office:value-type="currency" office:currency="EUR" office:value="25">
            <text:p>25,00 €</text:p>
          </table:table-cell>
          <table:table-cell table:style-name="ce13" office:value-type="currency" office:currency="EUR" office:value="40">
            <text:p>40,00 €</text:p>
          </table:table-cell>
          <table:table-cell office:value-type="string">
            <text:p>Carton 2</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06</text:p>
          </table:table-cell>
          <table:table-cell office:value-type="string">
            <text:p>OK_0704</text:p>
          </table:table-cell>
          <table:table-cell office:value-type="string">
            <text:p>Oui</text:p>
          </table:table-cell>
          <table:table-cell table:number-columns-repeated="1006"/>
        </table:table-row>
        <table:table-row table:style-name="ro7">
          <table:table-cell/>
          <table:table-cell office:value-type="string">
            <text:p>Michel Lynch</text:p>
          </table:table-cell>
          <table:table-cell office:value-type="string">
            <text:p>Bordeaux</text:p>
          </table:table-cell>
          <table:table-cell office:value-type="string">
            <text:p>Rouge</text:p>
          </table:table-cell>
          <table:table-cell office:value-type="float" office:value="1998">
            <text:p>1998</text:p>
          </table:table-cell>
          <table:table-cell office:value-type="string">
            <text:p>Très bien</text:p>
          </table:table-cell>
          <table:table-cell table:style-name="ce7"/>
          <table:table-cell table:style-name="ce13" office:value-type="currency" office:currency="EUR" office:value="20">
            <text:p>20,00 €</text:p>
          </table:table-cell>
          <table:table-cell table:style-name="ce13" office:value-type="currency" office:currency="EUR" office:value="30">
            <text:p>30,00 €</text:p>
          </table:table-cell>
          <table:table-cell office:value-type="string">
            <text:p>Carton 2</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07</text:p>
          </table:table-cell>
          <table:table-cell office:value-type="string">
            <text:p>OK_main</text:p>
          </table:table-cell>
          <table:table-cell office:value-type="string">
            <text:p>Oui</text:p>
          </table:table-cell>
          <table:table-cell/>
          <table:table-cell table:style-name="ce22" office:value-type="string">
            <text:p>Le Michel Lynch, situé à Bordeaux, est connu pour ses vins fruités et bien équilibrés. Le millésime 1998 présente des arômes de fruits rouges, de sous-bois et une touche d'épices. En bouche, il est rond avec des tannins souples et une finale persistante. </text:p>
          </table:table-cell>
          <table:table-cell table:number-columns-repeated="1004"/>
        </table:table-row>
        <table:table-row table:style-name="ro7">
          <table:table-cell/>
          <table:table-cell office:value-type="string">
            <text:p>Les Ormes de Pez</text:p>
          </table:table-cell>
          <table:table-cell office:value-type="string">
            <text:p>St Estèphe</text:p>
          </table:table-cell>
          <table:table-cell office:value-type="string">
            <text:p>Rouge</text:p>
          </table:table-cell>
          <table:table-cell office:value-type="float" office:value="1987">
            <text:p>1987</text:p>
          </table:table-cell>
          <table:table-cell office:value-type="string">
            <text:p>Très bien</text:p>
          </table:table-cell>
          <table:table-cell table:style-name="ce7"/>
          <table:table-cell table:style-name="ce13" office:value-type="currency" office:currency="EUR" office:value="20">
            <text:p>20,00 €</text:p>
          </table:table-cell>
          <table:table-cell table:style-name="ce13" office:value-type="currency" office:currency="EUR" office:value="80">
            <text:p>80,00 €</text:p>
          </table:table-cell>
          <table:table-cell office:value-type="string">
            <text:p>Carton 2</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08</text:p>
          </table:table-cell>
          <table:table-cell office:value-type="string">
            <text:p>OK_main</text:p>
          </table:table-cell>
          <table:table-cell office:value-type="string">
            <text:p>Oui</text:p>
          </table:table-cell>
          <table:table-cell/>
          <table:table-cell table:style-name="ce22" office:value-type="string">
            <text:p>Le Château Les Ormes de Pez, situé à St Estèphe, produit des vins puissants et bien structurés. Le millésime 1987 offre des arômes de fruits noirs, de cuir et de tabac. En bouche, ce vin est robuste avec des tannins fermes et une longue finale, typique des grands vins de St Estèphe. </text:p>
          </table:table-cell>
          <table:table-cell table:number-columns-repeated="1004"/>
        </table:table-row>
        <table:table-row table:style-name="ro7">
          <table:table-cell/>
          <table:table-cell office:value-type="string">
            <text:p>Marbuzet</text:p>
          </table:table-cell>
          <table:table-cell office:value-type="string">
            <text:p>St Estèphe</text:p>
          </table:table-cell>
          <table:table-cell office:value-type="string">
            <text:p>Rouge</text:p>
          </table:table-cell>
          <table:table-cell office:value-type="float" office:value="2000">
            <text:p>2000</text:p>
          </table:table-cell>
          <table:table-cell office:value-type="string">
            <text:p>Très bien</text:p>
          </table:table-cell>
          <table:table-cell table:style-name="ce7"/>
          <table:table-cell table:style-name="ce13" office:value-type="currency" office:currency="EUR" office:value="33">
            <text:p>33,00 €</text:p>
          </table:table-cell>
          <table:table-cell table:style-name="ce13" office:value-type="currency" office:currency="EUR" office:value="50">
            <text:p>50,00 €</text:p>
          </table:table-cell>
          <table:table-cell office:value-type="string">
            <text:p>Carton 1</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09</text:p>
          </table:table-cell>
          <table:table-cell office:value-type="string">
            <text:p>OK_main</text:p>
          </table:table-cell>
          <table:table-cell office:value-type="string">
            <text:p>Oui</text:p>
          </table:table-cell>
          <table:table-cell/>
          <table:table-cell table:style-name="ce22" office:value-type="string">
            <text:p>Le Château Marbuzet, situé à St Estèphe, est réputé pour ses vins puissants et bien structurés. Le millésime 2000 offre des arômes de fruits noirs, de cuir et de tabac. En bouche, ce vin est robuste avec des tannins fermes et une longue finale, typique des grands vins de St Estèphe. </text:p>
          </table:table-cell>
          <table:table-cell table:number-columns-repeated="1004"/>
        </table:table-row>
        <table:table-row table:style-name="ro4">
          <table:table-cell/>
          <table:table-cell office:value-type="string">
            <text:p>Marbuzet</text:p>
          </table:table-cell>
          <table:table-cell office:value-type="string">
            <text:p>St Estèphe</text:p>
          </table:table-cell>
          <table:table-cell office:value-type="string">
            <text:p>Rouge</text:p>
          </table:table-cell>
          <table:table-cell office:value-type="float" office:value="2000">
            <text:p>2000</text:p>
          </table:table-cell>
          <table:table-cell office:value-type="string">
            <text:p>Très bien</text:p>
          </table:table-cell>
          <table:table-cell table:style-name="ce7"/>
          <table:table-cell table:style-name="ce13" office:value-type="currency" office:currency="EUR" office:value="33">
            <text:p>33,00 €</text:p>
          </table:table-cell>
          <table:table-cell table:style-name="ce13" office:value-type="currency" office:currency="EUR" office:value="50">
            <text:p>50,00 €</text:p>
          </table:table-cell>
          <table:table-cell office:value-type="string">
            <text:p>Carton 1</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10</text:p>
          </table:table-cell>
          <table:table-cell office:value-type="string">
            <text:p>OK_0709</text:p>
          </table:table-cell>
          <table:table-cell office:value-type="string">
            <text:p>Oui</text:p>
          </table:table-cell>
          <table:table-cell table:number-columns-repeated="1006"/>
        </table:table-row>
        <table:table-row table:style-name="ro7">
          <table:table-cell/>
          <table:table-cell office:value-type="string">
            <text:p>Maucaillou</text:p>
          </table:table-cell>
          <table:table-cell office:value-type="string">
            <text:p>Moulis</text:p>
          </table:table-cell>
          <table:table-cell office:value-type="string">
            <text:p>Rouge</text:p>
          </table:table-cell>
          <table:table-cell office:value-type="float" office:value="2000">
            <text:p>2000</text:p>
          </table:table-cell>
          <table:table-cell office:value-type="string">
            <text:p>Très bien</text:p>
          </table:table-cell>
          <table:table-cell table:style-name="ce7"/>
          <table:table-cell table:style-name="ce13" office:value-type="currency" office:currency="EUR" office:value="33">
            <text:p>33,00 €</text:p>
          </table:table-cell>
          <table:table-cell table:style-name="ce13" office:value-type="currency" office:currency="EUR" office:value="60">
            <text:p>60,00 €</text:p>
          </table:table-cell>
          <table:table-cell office:value-type="string">
            <text:p>Carton 1</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11</text:p>
          </table:table-cell>
          <table:table-cell office:value-type="string">
            <text:p>OK_main</text:p>
          </table:table-cell>
          <table:table-cell office:value-type="string">
            <text:p>Oui</text:p>
          </table:table-cell>
          <table:table-cell/>
          <table:table-cell table:style-name="ce22" office:value-type="string">
            <text:p>Le Château Maucaillou, situé à Moulis-en-Médoc, produit des vins élégants et bien équilibrés. Le millésime 2000 présente des arômes de fruits noirs, de tabac et de cèdre. En bouche, ce vin est puissant avec des tannins fermes et une belle longueur, représentant bien l'excellence des vins de Moulis. </text:p>
          </table:table-cell>
          <table:table-cell table:number-columns-repeated="1004"/>
        </table:table-row>
        <table:table-row table:style-name="ro4">
          <table:table-cell/>
          <table:table-cell office:value-type="string">
            <text:p>Maucaillou</text:p>
          </table:table-cell>
          <table:table-cell office:value-type="string">
            <text:p>Moulis</text:p>
          </table:table-cell>
          <table:table-cell office:value-type="string">
            <text:p>Rouge</text:p>
          </table:table-cell>
          <table:table-cell office:value-type="float" office:value="2000">
            <text:p>2000</text:p>
          </table:table-cell>
          <table:table-cell office:value-type="string">
            <text:p>Bien</text:p>
          </table:table-cell>
          <table:table-cell table:style-name="ce7"/>
          <table:table-cell table:style-name="ce13" office:value-type="currency" office:currency="EUR" office:value="33">
            <text:p>33,00 €</text:p>
          </table:table-cell>
          <table:table-cell table:style-name="ce13" office:value-type="currency" office:currency="EUR" office:value="50">
            <text:p>50,00 €</text:p>
          </table:table-cell>
          <table:table-cell office:value-type="string">
            <text:p>Carton 1</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12</text:p>
          </table:table-cell>
          <table:table-cell office:value-type="string">
            <text:p>OK_0711</text:p>
          </table:table-cell>
          <table:table-cell office:value-type="string">
            <text:p>Oui</text:p>
          </table:table-cell>
          <table:table-cell table:number-columns-repeated="1006"/>
        </table:table-row>
        <table:table-row table:style-name="ro9">
          <table:table-cell/>
          <table:table-cell office:value-type="string">
            <text:p>Phélan Ségur</text:p>
          </table:table-cell>
          <table:table-cell office:value-type="string">
            <text:p>St Estèphe</text:p>
          </table:table-cell>
          <table:table-cell office:value-type="string">
            <text:p>Rouge</text:p>
          </table:table-cell>
          <table:table-cell office:value-type="float" office:value="1972">
            <text:p>1972</text:p>
          </table:table-cell>
          <table:table-cell office:value-type="string">
            <text:p>Bien</text:p>
          </table:table-cell>
          <table:table-cell table:style-name="ce7" office:value-type="string">
            <text:p>Bas goulot,</text:p>
            <text:p>Etiquette salle,</text:p>
            <text:p>Goulot propre</text:p>
          </table:table-cell>
          <table:table-cell table:style-name="ce13" office:value-type="currency" office:currency="EUR" office:value="25">
            <text:p>25,00 €</text:p>
          </table:table-cell>
          <table:table-cell table:style-name="ce13" office:value-type="currency" office:currency="EUR" office:value="100">
            <text:p>100,00 €</text:p>
          </table:table-cell>
          <table:table-cell office:value-type="string">
            <text:p>Bas de frigo</text:p>
          </table:table-cell>
          <table:table-cell office:value-type="string">
            <text:p>Millésime</text:p>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13</text:p>
          </table:table-cell>
          <table:table-cell office:value-type="string">
            <text:p>OK_main</text:p>
          </table:table-cell>
          <table:table-cell office:value-type="string">
            <text:p>Oui</text:p>
          </table:table-cell>
          <table:table-cell/>
          <table:table-cell table:style-name="ce22" office:value-type="string">
            <text:p>Le Château Phélan Ségur, situé à St Estèphe, est connu pour ses vins robustes et élégants. Le millésime 1972 offre des arômes de cassis, de cuir et de sous-bois. En bouche, ce vin est bien structuré avec des tannins fermes et une longue finale. </text:p>
          </table:table-cell>
          <table:table-cell table:number-columns-repeated="1004"/>
        </table:table-row>
        <table:table-row table:style-name="ro7">
          <table:table-cell/>
          <table:table-cell office:value-type="string">
            <text:p>Chevalier de Lascombes</text:p>
          </table:table-cell>
          <table:table-cell office:value-type="string">
            <text:p>Margaux</text:p>
          </table:table-cell>
          <table:table-cell office:value-type="string">
            <text:p>Rouge</text:p>
          </table:table-cell>
          <table:table-cell office:value-type="float" office:value="2000">
            <text:p>2000</text:p>
          </table:table-cell>
          <table:table-cell office:value-type="string">
            <text:p>Très bien</text:p>
          </table:table-cell>
          <table:table-cell table:style-name="ce7"/>
          <table:table-cell table:style-name="ce13" office:value-type="currency" office:currency="EUR" office:value="33">
            <text:p>33,00 €</text:p>
          </table:table-cell>
          <table:table-cell table:style-name="ce13" office:value-type="currency" office:currency="EUR" office:value="70">
            <text:p>70,00 €</text:p>
          </table:table-cell>
          <table:table-cell office:value-type="string">
            <text:p>Carton 1</text:p>
          </table:table-cell>
          <table:table-cell/>
          <table:table-cell office:value-type="string">
            <text:p>Bouteille (75 c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14</text:p>
          </table:table-cell>
          <table:table-cell office:value-type="string">
            <text:p>OK_main</text:p>
          </table:table-cell>
          <table:table-cell office:value-type="string">
            <text:p>Oui</text:p>
          </table:table-cell>
          <table:table-cell/>
          <table:table-cell table:style-name="ce22" office:value-type="string">
            <text:p>Le Chevalier de Lascombes, situé à Margaux, est réputé pour ses vins élégants et raffinés. Le millésime 2000 présente des arômes de fruits rouges, de violette et de cèdre. En bouche, ce vin est bien structuré avec des tannins fins et une longue finale, typique des vins de Margaux. </text:p>
          </table:table-cell>
          <table:table-cell table:number-columns-repeated="1004"/>
        </table:table-row>
        <table:table-row table:style-name="ro9">
          <table:table-cell/>
          <table:table-cell office:value-type="string">
            <text:p>Fombrauge</text:p>
          </table:table-cell>
          <table:table-cell office:value-type="string">
            <text:p>St Emilion</text:p>
          </table:table-cell>
          <table:table-cell office:value-type="string">
            <text:p>Rouge</text:p>
          </table:table-cell>
          <table:table-cell office:value-type="float" office:value="1992">
            <text:p>1992</text:p>
          </table:table-cell>
          <table:table-cell office:value-type="string">
            <text:p>Bien</text:p>
          </table:table-cell>
          <table:table-cell table:style-name="ce7" office:value-type="string">
            <text:p>Bon niveau,</text:p>
            <text:p>Etiquette salle,</text:p>
            <text:p>Goulot propre</text:p>
          </table:table-cell>
          <table:table-cell table:style-name="ce13" office:value-type="currency" office:currency="EUR" office:value="35">
            <text:p>35,00 €</text:p>
          </table:table-cell>
          <table:table-cell table:style-name="ce13" office:value-type="currency" office:currency="EUR" office:value="350">
            <text:p>350,00 €</text:p>
          </table:table-cell>
          <table:table-cell office:value-type="string">
            <text:p>Boite bois</text:p>
          </table:table-cell>
          <table:table-cell office:value-type="string">
            <text:p>Boite d’origine</text:p>
          </table:table-cell>
          <table:table-cell office:value-type="string">
            <text:p>Magnum (1,5 l)</text:p>
          </table:table-cell>
          <table:table-cell office:value-type="string">
            <text:p>Sylvain</text:p>
          </table:table-cell>
          <table:table-cell table:style-name="ce17" office:value-type="date" office:date-value="2022-12-02">
            <text:p>02/12/22</text:p>
          </table:table-cell>
          <table:table-cell table:style-name="ce7"/>
          <table:table-cell office:value-type="string">
            <text:p>Ref_0715</text:p>
          </table:table-cell>
          <table:table-cell office:value-type="string">
            <text:p>OK_main</text:p>
          </table:table-cell>
          <table:table-cell office:value-type="string">
            <text:p>Oui</text:p>
          </table:table-cell>
          <table:table-cell/>
          <table:table-cell table:style-name="ce22" office:value-type="string">
            <text:p>Le Château Fombrauge, situé à St Emilion, produit des vins riches et complexes. Le millésime 1992, issu de sols argilo-calcaires, offre des arômes de prune, de cassis et de sous-bois. En bouche, il est ample et bien structuré avec des tannins veloutés et une longue finale. </text:p>
          </table:table-cell>
          <table:table-cell table:number-columns-repeated="1004"/>
        </table:table-row>
        <table:table-row table:style-name="ro3">
          <table:table-cell/>
          <table:table-cell office:value-type="string">
            <text:p>Chevalier d’Ars</text:p>
          </table:table-cell>
          <table:table-cell office:value-type="string">
            <text:p>Arcins</text:p>
          </table:table-cell>
          <table:table-cell office:value-type="string">
            <text:p>Rouge</text:p>
          </table:table-cell>
          <table:table-cell office:value-type="float" office:value="1966">
            <text:p>1966</text:p>
          </table:table-cell>
          <table:table-cell office:value-type="string">
            <text:p>Assez bien</text:p>
          </table:table-cell>
          <table:table-cell table:style-name="ce7" office:value-type="string">
            <text:p>Très basse épaule,</text:p>
            <text:p>Etiquette tachetée</text:p>
            <text:p>Sans goulot</text:p>
          </table:table-cell>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G1-3</text:p>
          </table:table-cell>
          <table:table-cell/>
          <table:table-cell office:value-type="string">
            <text:p>Magnum (1,5 l)</text:p>
          </table:table-cell>
          <table:table-cell office:value-type="string">
            <text:p>Commun</text:p>
          </table:table-cell>
          <table:table-cell table:number-columns-repeated="2"/>
          <table:table-cell office:value-type="string">
            <text:p>Ref_0716</text:p>
          </table:table-cell>
          <table:table-cell office:value-type="string">
            <text:p>OK_0272</text:p>
          </table:table-cell>
          <table:table-cell office:value-type="string">
            <text:p>Oui</text:p>
          </table:table-cell>
          <table:table-cell table:number-columns-repeated="1006"/>
        </table:table-row>
        <table:table-row table:style-name="ro3">
          <table:table-cell/>
          <table:table-cell office:value-type="string">
            <text:p>Chevalier d’Ars</text:p>
          </table:table-cell>
          <table:table-cell office:value-type="string">
            <text:p>Arcins</text:p>
          </table:table-cell>
          <table:table-cell office:value-type="string">
            <text:p>Rouge</text:p>
          </table:table-cell>
          <table:table-cell office:value-type="float" office:value="1966">
            <text:p>1966</text:p>
          </table:table-cell>
          <table:table-cell office:value-type="string">
            <text:p>Assez bien</text:p>
          </table:table-cell>
          <table:table-cell table:style-name="ce7" office:value-type="string">
            <text:p>Très basse épaule,</text:p>
            <text:p>Etiquette tachetée</text:p>
            <text:p>Goulot propre</text:p>
          </table:table-cell>
          <table:table-cell table:style-name="ce13" office:value-type="currency" office:currency="EUR" office:value="0">
            <text:p>0,00 €</text:p>
          </table:table-cell>
          <table:table-cell table:style-name="ce13" office:value-type="currency" office:currency="EUR" office:value="100">
            <text:p>100,00 €</text:p>
          </table:table-cell>
          <table:table-cell office:value-type="string">
            <text:p>Frigo G1-4</text:p>
          </table:table-cell>
          <table:table-cell/>
          <table:table-cell office:value-type="string">
            <text:p>Magnum (1,5 l)</text:p>
          </table:table-cell>
          <table:table-cell office:value-type="string">
            <text:p>Commun</text:p>
          </table:table-cell>
          <table:table-cell table:number-columns-repeated="2"/>
          <table:table-cell office:value-type="string">
            <text:p>Ref_0717</text:p>
          </table:table-cell>
          <table:table-cell office:value-type="string">
            <text:p>OK_0272</text:p>
          </table:table-cell>
          <table:table-cell office:value-type="string">
            <text:p>Oui</text:p>
          </table:table-cell>
          <table:table-cell table:number-columns-repeated="1006"/>
        </table:table-row>
        <table:table-row table:style-name="ro7">
          <table:table-cell/>
          <table:table-cell table:style-name="ce5" office:value-type="string">
            <text:p>De Goëlanne</text:p>
          </table:table-cell>
          <table:table-cell office:value-type="string">
            <text:p>Bordeaux Supérieur</text:p>
          </table:table-cell>
          <table:table-cell office:value-type="string">
            <text:p>Rouge</text:p>
          </table:table-cell>
          <table:table-cell table:style-name="ce5" office:value-type="float" office:value="2005">
            <text:p>2005</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20">
            <text:p>20,00 €</text:p>
          </table:table-cell>
          <table:table-cell office:value-type="string">
            <text:p>Carton 5</text:p>
          </table:table-cell>
          <table:table-cell table:style-name="ce5"/>
          <table:table-cell office:value-type="string">
            <text:p>Bouteille (75 cl)</text:p>
          </table:table-cell>
          <table:table-cell office:value-type="string">
            <text:p>Commun</text:p>
          </table:table-cell>
          <table:table-cell table:style-name="ce5" table:number-columns-repeated="2"/>
          <table:table-cell office:value-type="string">
            <text:p>Ref_0718</text:p>
          </table:table-cell>
          <table:table-cell table:style-name="ce5" office:value-type="string">
            <text:p>OK_main</text:p>
          </table:table-cell>
          <table:table-cell office:value-type="string">
            <text:p>Oui</text:p>
          </table:table-cell>
          <table:table-cell/>
          <table:table-cell table:style-name="ce22" office:value-type="string">
            <text:p>Le Château De Goëlanne, situé dans l'appellation Bordeaux Supérieur, est connu pour ses vins fruités et bien équilibrés. Le millésime 2005 présente des arômes de fruits rouges, de sous-bois et une touche d'épices. En bouche, il est rond avec des tannins souples et une finale persistante. </text:p>
          </table:table-cell>
          <table:table-cell table:number-columns-repeated="1003"/>
          <table:table-cell table:style-name="ce5"/>
        </table:table-row>
        <table:table-row table:style-name="ro7">
          <table:table-cell table:style-name="ce5"/>
          <table:table-cell table:style-name="ce5" office:value-type="string">
            <text:p>Tour Prignac</text:p>
          </table:table-cell>
          <table:table-cell table:style-name="ce5" office:value-type="string">
            <text:p>Médoc</text:p>
          </table:table-cell>
          <table:table-cell table:style-name="ce5" office:value-type="string">
            <text:p>Rouge</text:p>
          </table:table-cell>
          <table:table-cell table:style-name="ce5" office:value-type="float" office:value="2003">
            <text:p>2003</text:p>
          </table:table-cell>
          <table:table-cell table:style-name="ce5" office:value-type="string">
            <text:p>Très bien</text:p>
          </table:table-cell>
          <table:table-cell table:style-name="ce7"/>
          <table:table-cell table:style-name="ce5" office:value-type="string">
            <text:p>0.00 €</text:p>
          </table:table-cell>
          <table:table-cell table:style-name="ce12" office:value-type="currency" office:currency="EUR" office:value="20">
            <text:p>20,00 €</text:p>
          </table:table-cell>
          <table:table-cell office:value-type="string">
            <text:p>Carton 5</text:p>
          </table:table-cell>
          <table:table-cell table:style-name="ce5"/>
          <table:table-cell table:style-name="ce5" office:value-type="string">
            <text:p>Bouteille (75 cl)</text:p>
          </table:table-cell>
          <table:table-cell table:style-name="ce5" office:value-type="string">
            <text:p>Commun</text:p>
          </table:table-cell>
          <table:table-cell table:style-name="ce5" table:number-columns-repeated="2"/>
          <table:table-cell table:style-name="ce5" office:value-type="string">
            <text:p>Ref_0719</text:p>
          </table:table-cell>
          <table:table-cell table:style-name="ce5" office:value-type="string">
            <text:p>OK_main</text:p>
          </table:table-cell>
          <table:table-cell table:style-name="ce5" office:value-type="string">
            <text:p>Oui</text:p>
          </table:table-cell>
          <table:table-cell table:style-name="ce5"/>
          <table:table-cell table:style-name="ce22" office:value-type="string">
            <text:p>Le Château Tour Prignac, situé dans le Médoc, produit des vins robustes et bien structurés. Le millésime 2003 présente des arômes de fruits noirs, de cuir et de sous-bois. En bouche, ce vin est puissant avec des tannins fermes et une longue finale. </text:p>
          </table:table-cell>
          <table:table-cell table:style-name="ce5" table:number-columns-repeated="1004"/>
        </table:table-row>
        <table:table-row table:style-name="ro7">
          <table:table-cell table:style-name="ce5"/>
          <table:table-cell table:style-name="ce5" office:value-type="string">
            <text:p>Baron de Lestac</text:p>
          </table:table-cell>
          <table:table-cell table:style-name="ce5" office:value-type="string">
            <text:p>Bordeaux</text:p>
          </table:table-cell>
          <table:table-cell table:style-name="ce5" office:value-type="string">
            <text:p>Rouge</text:p>
          </table:table-cell>
          <table:table-cell table:style-name="ce5" office:value-type="float" office:value="2004">
            <text:p>2004</text:p>
          </table:table-cell>
          <table:table-cell table:style-name="ce5" office:value-type="string">
            <text:p>Très bien</text:p>
          </table:table-cell>
          <table:table-cell table:style-name="ce7"/>
          <table:table-cell table:style-name="ce5" office:value-type="string">
            <text:p>0.00 €</text:p>
          </table:table-cell>
          <table:table-cell table:style-name="ce12" office:value-type="currency" office:currency="EUR" office:value="30">
            <text:p>30,00 €</text:p>
          </table:table-cell>
          <table:table-cell office:value-type="string">
            <text:p>Carton 10</text:p>
          </table:table-cell>
          <table:table-cell table:style-name="ce5"/>
          <table:table-cell table:style-name="ce5" office:value-type="string">
            <text:p>Bouteille (75 cl)</text:p>
          </table:table-cell>
          <table:table-cell table:style-name="ce5" office:value-type="string">
            <text:p>Commun</text:p>
          </table:table-cell>
          <table:table-cell table:style-name="ce5" table:number-columns-repeated="2"/>
          <table:table-cell table:style-name="ce5" office:value-type="string">
            <text:p>Ref_0720</text:p>
          </table:table-cell>
          <table:table-cell table:style-name="ce5" office:value-type="string">
            <text:p>OK_main</text:p>
          </table:table-cell>
          <table:table-cell table:style-name="ce5" office:value-type="string">
            <text:p>Oui</text:p>
          </table:table-cell>
          <table:table-cell table:style-name="ce5"/>
          <table:table-cell table:style-name="ce22" office:value-type="string">
            <text:p>Le Baron de Lestac, situé à Bordeaux, est réputé pour ses vins fruités et bien équilibrés. Le millésime 2004 offre des arômes de fruits rouges, de sous-bois et une touche d'épices. En bouche, il est rond avec des tannins souples et une belle longueur. </text:p>
          </table:table-cell>
          <table:table-cell table:style-name="ce5" table:number-columns-repeated="1004"/>
        </table:table-row>
        <table:table-row table:style-name="ro4">
          <table:table-cell/>
          <table:table-cell table:style-name="ce5" office:value-type="string">
            <text:p>Baron de Lestac</text:p>
          </table:table-cell>
          <table:table-cell table:style-name="ce5" office:value-type="string">
            <text:p>Bordeaux</text:p>
          </table:table-cell>
          <table:table-cell table:style-name="ce5" office:value-type="string">
            <text:p>Rouge</text:p>
          </table:table-cell>
          <table:table-cell table:style-name="ce5" office:value-type="float" office:value="2004">
            <text:p>2004</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30">
            <text:p>30,00 €</text:p>
          </table:table-cell>
          <table:table-cell office:value-type="string">
            <text:p>Carton 10</text:p>
          </table:table-cell>
          <table:table-cell table:style-name="ce5"/>
          <table:table-cell office:value-type="string">
            <text:p>Bouteille (75 cl)</text:p>
          </table:table-cell>
          <table:table-cell office:value-type="string">
            <text:p>Commun</text:p>
          </table:table-cell>
          <table:table-cell table:style-name="ce5" table:number-columns-repeated="2"/>
          <table:table-cell office:value-type="string">
            <text:p>Ref_0721</text:p>
          </table:table-cell>
          <table:table-cell table:style-name="ce5" office:value-type="string">
            <text:p>OK_0720</text:p>
          </table:table-cell>
          <table:table-cell office:value-type="string">
            <text:p>Oui</text:p>
          </table:table-cell>
          <table:table-cell table:number-columns-repeated="1006"/>
        </table:table-row>
        <table:table-row table:style-name="ro4">
          <table:table-cell/>
          <table:table-cell table:style-name="ce5" office:value-type="string">
            <text:p>Baron de Lestac</text:p>
          </table:table-cell>
          <table:table-cell table:style-name="ce5" office:value-type="string">
            <text:p>Bordeaux</text:p>
          </table:table-cell>
          <table:table-cell table:style-name="ce5" office:value-type="string">
            <text:p>Rouge</text:p>
          </table:table-cell>
          <table:table-cell table:style-name="ce5" office:value-type="float" office:value="2004">
            <text:p>2004</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30">
            <text:p>30,00 €</text:p>
          </table:table-cell>
          <table:table-cell office:value-type="string">
            <text:p>Carton 10</text:p>
          </table:table-cell>
          <table:table-cell table:style-name="ce5"/>
          <table:table-cell office:value-type="string">
            <text:p>Bouteille (75 cl)</text:p>
          </table:table-cell>
          <table:table-cell office:value-type="string">
            <text:p>Commun</text:p>
          </table:table-cell>
          <table:table-cell table:style-name="ce5" table:number-columns-repeated="2"/>
          <table:table-cell office:value-type="string">
            <text:p>Ref_0722</text:p>
          </table:table-cell>
          <table:table-cell table:style-name="ce5" office:value-type="string">
            <text:p>OK_0720</text:p>
          </table:table-cell>
          <table:table-cell office:value-type="string">
            <text:p>Oui</text:p>
          </table:table-cell>
          <table:table-cell table:number-columns-repeated="1006"/>
        </table:table-row>
        <table:table-row table:style-name="ro4">
          <table:table-cell/>
          <table:table-cell table:style-name="ce5" office:value-type="string">
            <text:p>Baron de Lestac</text:p>
          </table:table-cell>
          <table:table-cell table:style-name="ce5" office:value-type="string">
            <text:p>Bordeaux</text:p>
          </table:table-cell>
          <table:table-cell table:style-name="ce5" office:value-type="string">
            <text:p>Rouge</text:p>
          </table:table-cell>
          <table:table-cell table:style-name="ce5" office:value-type="float" office:value="2004">
            <text:p>2004</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30">
            <text:p>30,00 €</text:p>
          </table:table-cell>
          <table:table-cell office:value-type="string">
            <text:p>Carton 10</text:p>
          </table:table-cell>
          <table:table-cell table:style-name="ce5"/>
          <table:table-cell office:value-type="string">
            <text:p>Bouteille (75 cl)</text:p>
          </table:table-cell>
          <table:table-cell office:value-type="string">
            <text:p>Commun</text:p>
          </table:table-cell>
          <table:table-cell table:style-name="ce5" table:number-columns-repeated="2"/>
          <table:table-cell office:value-type="string">
            <text:p>Ref_0723</text:p>
          </table:table-cell>
          <table:table-cell table:style-name="ce5" office:value-type="string">
            <text:p>OK_0720</text:p>
          </table:table-cell>
          <table:table-cell office:value-type="string">
            <text:p>Oui</text:p>
          </table:table-cell>
          <table:table-cell table:number-columns-repeated="1006"/>
        </table:table-row>
        <table:table-row table:style-name="ro4">
          <table:table-cell/>
          <table:table-cell table:style-name="ce5" office:value-type="string">
            <text:p>Baron de Lestac</text:p>
          </table:table-cell>
          <table:table-cell table:style-name="ce5" office:value-type="string">
            <text:p>Bordeaux</text:p>
          </table:table-cell>
          <table:table-cell table:style-name="ce5" office:value-type="string">
            <text:p>Rouge</text:p>
          </table:table-cell>
          <table:table-cell table:style-name="ce5" office:value-type="float" office:value="2004">
            <text:p>2004</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30">
            <text:p>30,00 €</text:p>
          </table:table-cell>
          <table:table-cell office:value-type="string">
            <text:p>Carton 10</text:p>
          </table:table-cell>
          <table:table-cell table:style-name="ce5"/>
          <table:table-cell office:value-type="string">
            <text:p>Bouteille (75 cl)</text:p>
          </table:table-cell>
          <table:table-cell office:value-type="string">
            <text:p>Commun</text:p>
          </table:table-cell>
          <table:table-cell table:style-name="ce5" table:number-columns-repeated="2"/>
          <table:table-cell office:value-type="string">
            <text:p>Ref_0724</text:p>
          </table:table-cell>
          <table:table-cell table:style-name="ce5" office:value-type="string">
            <text:p>OK_0720</text:p>
          </table:table-cell>
          <table:table-cell office:value-type="string">
            <text:p>Oui</text:p>
          </table:table-cell>
          <table:table-cell table:number-columns-repeated="1006"/>
        </table:table-row>
        <table:table-row table:style-name="ro4">
          <table:table-cell/>
          <table:table-cell table:style-name="ce5" office:value-type="string">
            <text:p>Baron de Lestac</text:p>
          </table:table-cell>
          <table:table-cell table:style-name="ce5" office:value-type="string">
            <text:p>Bordeaux</text:p>
          </table:table-cell>
          <table:table-cell table:style-name="ce5" office:value-type="string">
            <text:p>Rouge</text:p>
          </table:table-cell>
          <table:table-cell table:style-name="ce5" office:value-type="float" office:value="2004">
            <text:p>2004</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30">
            <text:p>30,00 €</text:p>
          </table:table-cell>
          <table:table-cell office:value-type="string">
            <text:p>Carton 10</text:p>
          </table:table-cell>
          <table:table-cell table:style-name="ce5"/>
          <table:table-cell office:value-type="string">
            <text:p>Bouteille (75 cl)</text:p>
          </table:table-cell>
          <table:table-cell office:value-type="string">
            <text:p>Commun</text:p>
          </table:table-cell>
          <table:table-cell table:style-name="ce5" table:number-columns-repeated="2"/>
          <table:table-cell office:value-type="string">
            <text:p>Ref_0725</text:p>
          </table:table-cell>
          <table:table-cell table:style-name="ce5" office:value-type="string">
            <text:p>OK_0720</text:p>
          </table:table-cell>
          <table:table-cell office:value-type="string">
            <text:p>Oui</text:p>
          </table:table-cell>
          <table:table-cell table:number-columns-repeated="1006"/>
        </table:table-row>
        <table:table-row table:style-name="ro4">
          <table:table-cell/>
          <table:table-cell table:style-name="ce5" office:value-type="string">
            <text:p>Baron de Lestac</text:p>
          </table:table-cell>
          <table:table-cell table:style-name="ce5" office:value-type="string">
            <text:p>Bordeaux</text:p>
          </table:table-cell>
          <table:table-cell table:style-name="ce5" office:value-type="string">
            <text:p>Rouge</text:p>
          </table:table-cell>
          <table:table-cell table:style-name="ce5" office:value-type="float" office:value="2004">
            <text:p>2004</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30">
            <text:p>30,00 €</text:p>
          </table:table-cell>
          <table:table-cell office:value-type="string">
            <text:p>Carton 10</text:p>
          </table:table-cell>
          <table:table-cell table:style-name="ce5"/>
          <table:table-cell office:value-type="string">
            <text:p>Bouteille (75 cl)</text:p>
          </table:table-cell>
          <table:table-cell office:value-type="string">
            <text:p>Commun</text:p>
          </table:table-cell>
          <table:table-cell table:style-name="ce5" table:number-columns-repeated="2"/>
          <table:table-cell office:value-type="string">
            <text:p>Ref_0726</text:p>
          </table:table-cell>
          <table:table-cell table:style-name="ce5" office:value-type="string">
            <text:p>OK_0720</text:p>
          </table:table-cell>
          <table:table-cell office:value-type="string">
            <text:p>Oui</text:p>
          </table:table-cell>
          <table:table-cell table:number-columns-repeated="1006"/>
        </table:table-row>
        <table:table-row table:style-name="ro4">
          <table:table-cell/>
          <table:table-cell table:style-name="ce5" office:value-type="string">
            <text:p>Baron de Lestac</text:p>
          </table:table-cell>
          <table:table-cell table:style-name="ce5" office:value-type="string">
            <text:p>Bordeaux</text:p>
          </table:table-cell>
          <table:table-cell table:style-name="ce5" office:value-type="string">
            <text:p>Rouge</text:p>
          </table:table-cell>
          <table:table-cell table:style-name="ce5" office:value-type="float" office:value="2004">
            <text:p>2004</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30">
            <text:p>30,00 €</text:p>
          </table:table-cell>
          <table:table-cell office:value-type="string">
            <text:p>Carton 10</text:p>
          </table:table-cell>
          <table:table-cell table:style-name="ce5"/>
          <table:table-cell office:value-type="string">
            <text:p>Bouteille (75 cl)</text:p>
          </table:table-cell>
          <table:table-cell office:value-type="string">
            <text:p>Commun</text:p>
          </table:table-cell>
          <table:table-cell table:style-name="ce5" table:number-columns-repeated="2"/>
          <table:table-cell office:value-type="string">
            <text:p>Ref_0727</text:p>
          </table:table-cell>
          <table:table-cell table:style-name="ce5" office:value-type="string">
            <text:p>OK_0720</text:p>
          </table:table-cell>
          <table:table-cell office:value-type="string">
            <text:p>Oui</text:p>
          </table:table-cell>
          <table:table-cell table:number-columns-repeated="1006"/>
        </table:table-row>
        <table:table-row table:style-name="ro7">
          <table:table-cell/>
          <table:table-cell table:style-name="ce5" office:value-type="string">
            <text:p>Baron de Lestac</text:p>
          </table:table-cell>
          <table:table-cell table:style-name="ce5" office:value-type="string">
            <text:p>Bordeaux</text:p>
          </table:table-cell>
          <table:table-cell table:style-name="ce5" office:value-type="string">
            <text:p>Rouge</text:p>
          </table:table-cell>
          <table:table-cell table:style-name="ce5" office:value-type="float" office:value="1993">
            <text:p>1993</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30">
            <text:p>30,00 €</text:p>
          </table:table-cell>
          <table:table-cell office:value-type="string">
            <text:p>Carton 10</text:p>
          </table:table-cell>
          <table:table-cell table:style-name="ce5"/>
          <table:table-cell office:value-type="string">
            <text:p>Bouteille (75 cl)</text:p>
          </table:table-cell>
          <table:table-cell office:value-type="string">
            <text:p>Commun</text:p>
          </table:table-cell>
          <table:table-cell table:style-name="ce5" table:number-columns-repeated="2"/>
          <table:table-cell office:value-type="string">
            <text:p>Ref_0728</text:p>
          </table:table-cell>
          <table:table-cell table:style-name="ce5" office:value-type="string">
            <text:p>OK_main</text:p>
          </table:table-cell>
          <table:table-cell office:value-type="string">
            <text:p>Oui</text:p>
          </table:table-cell>
          <table:table-cell/>
          <table:table-cell table:style-name="ce22" office:value-type="string">
            <text:p>Le Baron de Lestac 1993 est un autre excellent millésime de cette propriété. Ce vin rouge révèle des arômes de cerise noire, de prune et de tabac. En bouche, il est bien structuré avec des tannins soyeux et une belle longueur, représentant bien l'élégance des vins de Bordeaux. </text:p>
          </table:table-cell>
          <table:table-cell table:number-columns-repeated="1004"/>
        </table:table-row>
        <table:table-row table:style-name="ro4">
          <table:table-cell/>
          <table:table-cell table:style-name="ce5" office:value-type="string">
            <text:p>Baron de Lestac</text:p>
          </table:table-cell>
          <table:table-cell table:style-name="ce5" office:value-type="string">
            <text:p>Bordeaux</text:p>
          </table:table-cell>
          <table:table-cell table:style-name="ce5" office:value-type="string">
            <text:p>Rouge</text:p>
          </table:table-cell>
          <table:table-cell table:style-name="ce5" office:value-type="float" office:value="1993">
            <text:p>1993</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30">
            <text:p>30,00 €</text:p>
          </table:table-cell>
          <table:table-cell office:value-type="string">
            <text:p>Carton 10</text:p>
          </table:table-cell>
          <table:table-cell table:style-name="ce5"/>
          <table:table-cell office:value-type="string">
            <text:p>Bouteille (75 cl)</text:p>
          </table:table-cell>
          <table:table-cell office:value-type="string">
            <text:p>Commun</text:p>
          </table:table-cell>
          <table:table-cell table:style-name="ce5" table:number-columns-repeated="2"/>
          <table:table-cell office:value-type="string">
            <text:p>Ref_0729</text:p>
          </table:table-cell>
          <table:table-cell table:style-name="ce5" office:value-type="string">
            <text:p>OK_0728</text:p>
          </table:table-cell>
          <table:table-cell office:value-type="string">
            <text:p>Oui</text:p>
          </table:table-cell>
          <table:table-cell table:number-columns-repeated="1006"/>
        </table:table-row>
        <table:table-row table:style-name="ro4">
          <table:table-cell/>
          <table:table-cell table:style-name="ce5" office:value-type="string">
            <text:p>Baron de Lestac</text:p>
          </table:table-cell>
          <table:table-cell table:style-name="ce5" office:value-type="string">
            <text:p>Bordeaux</text:p>
          </table:table-cell>
          <table:table-cell table:style-name="ce5" office:value-type="string">
            <text:p>Rouge</text:p>
          </table:table-cell>
          <table:table-cell table:style-name="ce5" office:value-type="float" office:value="1993">
            <text:p>1993</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30">
            <text:p>30,00 €</text:p>
          </table:table-cell>
          <table:table-cell office:value-type="string">
            <text:p>Carton 10</text:p>
          </table:table-cell>
          <table:table-cell table:style-name="ce5"/>
          <table:table-cell office:value-type="string">
            <text:p>Bouteille (75 cl)</text:p>
          </table:table-cell>
          <table:table-cell office:value-type="string">
            <text:p>Commun</text:p>
          </table:table-cell>
          <table:table-cell table:style-name="ce5" table:number-columns-repeated="2"/>
          <table:table-cell office:value-type="string">
            <text:p>Ref_0730</text:p>
          </table:table-cell>
          <table:table-cell table:style-name="ce5" office:value-type="string">
            <text:p>OK_0728</text:p>
          </table:table-cell>
          <table:table-cell office:value-type="string">
            <text:p>Oui</text:p>
          </table:table-cell>
          <table:table-cell table:number-columns-repeated="1006"/>
        </table:table-row>
        <table:table-row table:style-name="ro7">
          <table:table-cell/>
          <table:table-cell office:value-type="string">
            <text:p>Le lau</text:p>
          </table:table-cell>
          <table:table-cell office:value-type="string">
            <text:p>Graves de Vayres</text:p>
          </table:table-cell>
          <table:table-cell table:style-name="ce5" office:value-type="string">
            <text:p>Rouge</text:p>
          </table:table-cell>
          <table:table-cell office:value-type="float" office:value="2019">
            <text:p>2019</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50">
            <text:p>50,00 €</text:p>
          </table:table-cell>
          <table:table-cell office:value-type="string">
            <text:p>Carton 11</text:p>
          </table:table-cell>
          <table:table-cell/>
          <table:table-cell office:value-type="string">
            <text:p>Magnum (1,5 l)</text:p>
          </table:table-cell>
          <table:table-cell office:value-type="string">
            <text:p>Commun</text:p>
          </table:table-cell>
          <table:table-cell table:number-columns-repeated="2"/>
          <table:table-cell office:value-type="string">
            <text:p>Ref_0731</text:p>
          </table:table-cell>
          <table:table-cell office:value-type="string">
            <text:p>OK_main</text:p>
          </table:table-cell>
          <table:table-cell office:value-type="string">
            <text:p>Oui</text:p>
          </table:table-cell>
          <table:table-cell/>
          <table:table-cell table:style-name="ce22" office:value-type="string">
            <text:p>Le Château Le Lau, situé dans l'appellation Graves de Vayres, produit des vins élégants et bien équilibrés. Le millésime 2019 présente des arômes de fruits rouges, de sous-bois et une touche de minéralité. En bouche, il est vif et structuré avec des tannins fins et une longue finale. </text:p>
          </table:table-cell>
          <table:table-cell table:number-columns-repeated="1004"/>
        </table:table-row>
        <table:table-row table:style-name="ro4">
          <table:table-cell/>
          <table:table-cell office:value-type="string">
            <text:p>Le lau</text:p>
          </table:table-cell>
          <table:table-cell office:value-type="string">
            <text:p>Graves de Vayres</text:p>
          </table:table-cell>
          <table:table-cell table:style-name="ce5" office:value-type="string">
            <text:p>Rouge</text:p>
          </table:table-cell>
          <table:table-cell office:value-type="float" office:value="2019">
            <text:p>2019</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50">
            <text:p>50,00 €</text:p>
          </table:table-cell>
          <table:table-cell office:value-type="string">
            <text:p>Carton 11</text:p>
          </table:table-cell>
          <table:table-cell/>
          <table:table-cell office:value-type="string">
            <text:p>Magnum (1,5 l)</text:p>
          </table:table-cell>
          <table:table-cell office:value-type="string">
            <text:p>Commun</text:p>
          </table:table-cell>
          <table:table-cell table:number-columns-repeated="2"/>
          <table:table-cell office:value-type="string">
            <text:p>Ref_0732</text:p>
          </table:table-cell>
          <table:table-cell office:value-type="string">
            <text:p>OK_0731</text:p>
          </table:table-cell>
          <table:table-cell office:value-type="string">
            <text:p>Oui</text:p>
          </table:table-cell>
          <table:table-cell table:number-columns-repeated="1006"/>
        </table:table-row>
        <table:table-row table:style-name="ro4">
          <table:table-cell/>
          <table:table-cell office:value-type="string">
            <text:p>Le lau</text:p>
          </table:table-cell>
          <table:table-cell office:value-type="string">
            <text:p>Graves de Vayres</text:p>
          </table:table-cell>
          <table:table-cell table:style-name="ce5" office:value-type="string">
            <text:p>Rouge</text:p>
          </table:table-cell>
          <table:table-cell office:value-type="float" office:value="2019">
            <text:p>2019</text:p>
          </table:table-cell>
          <table:table-cell table:style-name="ce5" office:value-type="string">
            <text:p>Très bien</text:p>
          </table:table-cell>
          <table:table-cell table:style-name="ce7"/>
          <table:table-cell table:style-name="ce5" office:value-type="string">
            <text:p>0.00 €</text:p>
          </table:table-cell>
          <table:table-cell table:style-name="ce13" office:value-type="currency" office:currency="EUR" office:value="50">
            <text:p>50,00 €</text:p>
          </table:table-cell>
          <table:table-cell office:value-type="string">
            <text:p>Carton 11</text:p>
          </table:table-cell>
          <table:table-cell/>
          <table:table-cell office:value-type="string">
            <text:p>Magnum (1,5 l)</text:p>
          </table:table-cell>
          <table:table-cell office:value-type="string">
            <text:p>Commun</text:p>
          </table:table-cell>
          <table:table-cell table:number-columns-repeated="2"/>
          <table:table-cell office:value-type="string">
            <text:p>Ref_0733</text:p>
          </table:table-cell>
          <table:table-cell office:value-type="string">
            <text:p>OK_0731</text:p>
          </table:table-cell>
          <table:table-cell office:value-type="string">
            <text:p>Oui</text:p>
          </table:table-cell>
          <table:table-cell table:number-columns-repeated="1006"/>
        </table:table-row>
        <table:table-row table:style-name="ro7">
          <table:table-cell/>
          <table:table-cell office:value-type="string">
            <text:p>Roc Grand Antoine</text:p>
          </table:table-cell>
          <table:table-cell office:value-type="string">
            <text:p>Bordeaux</text:p>
          </table:table-cell>
          <table:table-cell office:value-type="string">
            <text:p>Rouge</text:p>
          </table:table-cell>
          <table:table-cell office:value-type="float" office:value="2020">
            <text:p>2020</text:p>
          </table:table-cell>
          <table:table-cell office:value-type="string">
            <text:p>Très bien</text:p>
          </table:table-cell>
          <table:table-cell table:style-name="ce7"/>
          <table:table-cell table:style-name="ce5" office:value-type="string">
            <text:p>0.00 €</text:p>
          </table:table-cell>
          <table:table-cell table:style-name="ce13" office:value-type="currency" office:currency="EUR" office:value="50">
            <text:p>50,00 €</text:p>
          </table:table-cell>
          <table:table-cell office:value-type="string">
            <text:p>Boite carton 2</text:p>
          </table:table-cell>
          <table:table-cell/>
          <table:table-cell office:value-type="string">
            <text:p>Magnum (1,5 l)</text:p>
          </table:table-cell>
          <table:table-cell table:number-columns-repeated="3"/>
          <table:table-cell office:value-type="string">
            <text:p>Ref_0734</text:p>
          </table:table-cell>
          <table:table-cell office:value-type="string">
            <text:p>OK_main</text:p>
          </table:table-cell>
          <table:table-cell office:value-type="string">
            <text:p>Oui</text:p>
          </table:table-cell>
          <table:table-cell/>
          <table:table-cell table:style-name="ce22" office:value-type="string">
            <text:p>Le Château Roc Grand Antoine, situé à Bordeaux, est réputé pour ses vins fruités et bien équilibrés. Le millésime 2020, issu de sols argilo-calcaires, présente des arômes de fruits rouges frais, de cassis et une touche florale. En bouche, ce vin est vif et structuré avec des tannins fins et une belle longueur. Ce millésime jeune promet une belle évolution en bouteille tout en offrant une agréable fraîcheur à la dégustation. </text:p>
          </table:table-cell>
          <table:table-cell table:number-columns-repeated="1004"/>
        </table:table-row>
        <table:table-row table:style-name="ro4">
          <table:table-cell/>
          <table:table-cell office:value-type="string">
            <text:p>Ferrande</text:p>
          </table:table-cell>
          <table:table-cell office:value-type="string">
            <text:p>Bordeaux</text:p>
          </table:table-cell>
          <table:table-cell office:value-type="string">
            <text:p>Sec</text:p>
          </table:table-cell>
          <table:table-cell office:value-type="float" office:value="1979">
            <text:p>1979</text:p>
          </table:table-cell>
          <table:table-cell office:value-type="string">
            <text:p>Bien</text:p>
          </table:table-cell>
          <table:table-cell table:style-name="ce7"/>
          <table:table-cell office:value-type="string">
            <text:p>0.00 €</text:p>
          </table:table-cell>
          <table:table-cell office:value-type="string">
            <text:p>50.00 €</text:p>
          </table:table-cell>
          <table:table-cell office:value-type="string">
            <text:p>Grille_1_A7</text:p>
          </table:table-cell>
          <table:table-cell/>
          <table:table-cell office:value-type="string">
            <text:p>Bouteille (75 cl)</text:p>
          </table:table-cell>
          <table:table-cell office:value-type="string">
            <text:p>Commun</text:p>
          </table:table-cell>
          <table:table-cell table:number-columns-repeated="2"/>
          <table:table-cell office:value-type="string">
            <text:p>Ref_0735</text:p>
          </table:table-cell>
          <table:table-cell office:value-type="string">
            <text:p>OK_0531</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Bordeaux</text:p>
          </table:table-cell>
          <table:table-cell office:value-type="string">
            <text:p>Sec</text:p>
          </table:table-cell>
          <table:table-cell office:value-type="float" office:value="1979">
            <text:p>1979</text:p>
          </table:table-cell>
          <table:table-cell office:value-type="string">
            <text:p>Bien</text:p>
          </table:table-cell>
          <table:table-cell table:style-name="ce7"/>
          <table:table-cell office:value-type="string">
            <text:p>0.00 €</text:p>
          </table:table-cell>
          <table:table-cell office:value-type="string">
            <text:p>50.00 €</text:p>
          </table:table-cell>
          <table:table-cell office:value-type="string">
            <text:p>Grille_1_A8</text:p>
          </table:table-cell>
          <table:table-cell/>
          <table:table-cell office:value-type="string">
            <text:p>Bouteille (75 cl)</text:p>
          </table:table-cell>
          <table:table-cell office:value-type="string">
            <text:p>Commun</text:p>
          </table:table-cell>
          <table:table-cell table:number-columns-repeated="2"/>
          <table:table-cell office:value-type="string">
            <text:p>Ref_0736</text:p>
          </table:table-cell>
          <table:table-cell office:value-type="string">
            <text:p>OK_0531</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Bordeaux</text:p>
          </table:table-cell>
          <table:table-cell office:value-type="string">
            <text:p>Sec</text:p>
          </table:table-cell>
          <table:table-cell office:value-type="float" office:value="1979">
            <text:p>1979</text:p>
          </table:table-cell>
          <table:table-cell office:value-type="string">
            <text:p>Bien</text:p>
          </table:table-cell>
          <table:table-cell table:style-name="ce7"/>
          <table:table-cell office:value-type="string">
            <text:p>0.00 €</text:p>
          </table:table-cell>
          <table:table-cell office:value-type="string">
            <text:p>50.00 €</text:p>
          </table:table-cell>
          <table:table-cell office:value-type="string">
            <text:p>Grille_1_A9</text:p>
          </table:table-cell>
          <table:table-cell/>
          <table:table-cell office:value-type="string">
            <text:p>Bouteille (75 cl)</text:p>
          </table:table-cell>
          <table:table-cell office:value-type="string">
            <text:p>Commun</text:p>
          </table:table-cell>
          <table:table-cell table:number-columns-repeated="2"/>
          <table:table-cell office:value-type="string">
            <text:p>Ref_0737</text:p>
          </table:table-cell>
          <table:table-cell office:value-type="string">
            <text:p>OK_0531</text:p>
          </table:table-cell>
          <table:table-cell office:value-type="string">
            <text:p>oui</text:p>
          </table:table-cell>
          <table:table-cell table:number-columns-repeated="1006"/>
        </table:table-row>
        <table:table-row table:style-name="ro4">
          <table:table-cell/>
          <table:table-cell office:value-type="string">
            <text:p>Ferrande</text:p>
          </table:table-cell>
          <table:table-cell office:value-type="string">
            <text:p>Bordeaux</text:p>
          </table:table-cell>
          <table:table-cell office:value-type="string">
            <text:p>Sec</text:p>
          </table:table-cell>
          <table:table-cell office:value-type="float" office:value="1979">
            <text:p>1979</text:p>
          </table:table-cell>
          <table:table-cell office:value-type="string">
            <text:p>Bien</text:p>
          </table:table-cell>
          <table:table-cell table:style-name="ce7"/>
          <table:table-cell office:value-type="string">
            <text:p>0.00 €</text:p>
          </table:table-cell>
          <table:table-cell office:value-type="string">
            <text:p>50.00 €</text:p>
          </table:table-cell>
          <table:table-cell office:value-type="string">
            <text:p>Grille_1_A10</text:p>
          </table:table-cell>
          <table:table-cell/>
          <table:table-cell office:value-type="string">
            <text:p>Bouteille (75 cl)</text:p>
          </table:table-cell>
          <table:table-cell office:value-type="string">
            <text:p>Commun</text:p>
          </table:table-cell>
          <table:table-cell table:number-columns-repeated="2"/>
          <table:table-cell office:value-type="string">
            <text:p>Ref_0738</text:p>
          </table:table-cell>
          <table:table-cell office:value-type="string">
            <text:p>OK_0531</text:p>
          </table:table-cell>
          <table:table-cell office:value-type="string">
            <text:p>oui</text:p>
          </table:table-cell>
          <table:table-cell table:number-columns-repeated="1006"/>
        </table:table-row>
        <table:table-row table:style-name="ro4" table:number-rows-repeated="1047835">
          <table:table-cell table:number-columns-repeated="1024"/>
        </table:table-row>
        <table:table-row table:style-name="ro4">
          <table:table-cell table:number-columns-repeated="1024"/>
        </table:table-row>
        <table:named-expressions>
          <table:named-range table:name="_xlnm._FilterDatabase" table:base-cell-address="$Feuille1.$A$1" table:cell-range-address="$Feuille1.$B$2:.$R$740"/>
          <table:named-range table:name="_xlnm._FilterDatabase_0_0" table:base-cell-address="$Feuille1.$A$1" table:cell-range-address="$Feuille1.$B$2:.$R$736"/>
          <table:named-range table:name="_xlnm._FilterDatabase_0_0_0" table:base-cell-address="$Feuille1.$A$1" table:cell-range-address="$Feuille1.$B$2:.$Q$722"/>
          <table:named-range table:name="_xlnm._FilterDatabase_0_0_0_0" table:base-cell-address="$Feuille1.$A$1" table:cell-range-address="$Feuille1.$B$2:.$R$720"/>
          <table:named-range table:name="_xlnm._FilterDatabase_0_0_0_0_0" table:base-cell-address="$Feuille1.$A$1" table:cell-range-address="$Feuille1.$B$2:.$Q$719"/>
          <table:named-range table:name="_xlnm._FilterDatabase_0_0_0_0_0_0" table:base-cell-address="$Feuille1.$A$1" table:cell-range-address="$Feuille1.$B$2:.$O$719"/>
          <table:named-range table:name="_xlnm._FilterDatabase_0_0_0_0_0_0_0" table:base-cell-address="$Feuille1.$A$1" table:cell-range-address="$Feuille1.$B$2:.$L$761"/>
          <table:named-range table:name="_xlnm._FilterDatabase_0_0_0_0_0_0_0_0" table:base-cell-address="$Feuille1.$A$1" table:cell-range-address="$Feuille1.$B$2:.$L$762"/>
        </table:named-expressions>
      </table:table>
      <table:named-expressions/>
      <table:database-ranges>
        <table:database-range table:name="__Anonymous_Sheet_DB__1" table:target-range-address="Feuille1.B2:Feuille1.S349" table:display-filter-buttons="true">
          <table:filter>
            <table:filter-and>
              <table:filter-condition table:field-number="15" table:value="OK_main" table:operator="="/>
              <table:filter-condition table:field-number="16" table:value="Oui"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ccent_20_1_20_14" style:display-name="Accent 1 14"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Accent_20_1_20_15" style:display-name="Accent 1 15"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Accent_20_13" style:display-name="Accent 1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Accent_20_14" style:display-name="Accent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Accent_20_2_20_15" style:display-name="Accent 2 15"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Accent_20_2_20_16" style:display-name="Accent 2 16"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Accent_20_3_20_16" style:display-name="Accent 3 16"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Accent_20_3_20_17" style:display-name="Accent 3 17"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Bad_20_10" style:display-name="Bad 10"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style:paragraph-properties fo:margin-left="0cm" style:writing-mode="pag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Bad_20_11" style:display-name="Bad 11"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style:paragraph-properties fo:margin-left="0cm" style:writing-mode="pag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rror_20_12" style:display-name="Error 12"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Error_20_13" style:display-name="Error 13"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Footnote_20_5" style:display-name="Footnote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80808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Footnote_20_6" style:display-name="Footnote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80808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Good_20_8" style:display-name="Good 8"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style:paragraph-properties fo:margin-left="0cm" style:writing-mode="page"/>
      <style:text-properties fo:color="#0066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ood_20_9" style:display-name="Good 9"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style:paragraph-properties fo:margin-left="0cm" style:writing-mode="page"/>
      <style:text-properties fo:color="#0066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Heading_20_1_20_1" style:display-name="Heading 1 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Heading_20_1_20_2" style:display-name="Heading 1 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Heading_20_2_20_2" style:display-name="Heading 2 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Heading_20_2_20_3" style:display-name="Heading 2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Hyperlink_20_6" style:display-name="Hyperlink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e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Hyperlink_20_7" style:display-name="Hyperlink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e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Neutral_20_10" style:display-name="Neutral 10"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style:paragraph-properties fo:margin-left="0cm" style:writing-mode="page"/>
      <style:text-properties fo:color="#9966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eutral_20_9" style:display-name="Neutral 9"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style:paragraph-properties fo:margin-left="0cm" style:writing-mode="page"/>
      <style:text-properties fo:color="#9966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te_20_4" style:display-name="Note 4" style:family="table-cell" style:parent-style-name="Default" style:data-style-name="N0">
      <style:table-cell-properties fo:background-color="#ffffcc" style:diagonal-bl-tr="none" style:diagonal-tl-br="none" style:text-align-source="value-type" style:repeat-content="false" fo:wrap-option="no-wrap" fo:border="0.035cm solid #808080" style:direction="ltr" style:rotation-angle="0" style:rotation-align="none" style:shrink-to-fit="false" style:vertical-align="bottom"/>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te_20_5" style:display-name="Note 5" style:family="table-cell" style:parent-style-name="Default" style:data-style-name="N0">
      <style:table-cell-properties fo:background-color="#ffffcc" style:diagonal-bl-tr="none" style:diagonal-tl-br="none" style:text-align-source="value-type" style:repeat-content="false" fo:wrap-option="no-wrap" fo:border="0.035cm solid #808080" style:direction="ltr" style:rotation-angle="0" style:rotation-align="none" style:shrink-to-fit="false" style:vertical-align="bottom"/>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Status_20_7" style:display-name="Status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Status_20_8" style:display-name="Status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ext_20_3" style:display-name="Text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ext_20_4" style:display-name="Text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Warning_20_11" style:display-name="Warning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Warning_20_12" style:display-name="Warning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8-01">01/08/2024</text:date>, <text:time>23:29:15</text:time></text:p>
        </style:region-right>
      </style:header>
      <style:header-left style:display="false"/>
      <style:footer>
        <text:p>Page <text:page-number>1</text:page-number> / <text:page-count>99</text:page-count></text:p>
      </style:footer>
      <style:footer-left style:display="false"/>
    </style:master-page>
    <style:master-page style:name="PageStyle_5f_Feuille1" style:display-name="PageStyle_Feuille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8-01T23:29:15.41</dc:date>
    <dc:creator>Sylvain Chabaud</dc:creator>
    <meta:generator>OpenOffice/4.1.15$Win32 OpenOffice.org_project/4115m2$Build-9813</meta:generator>
    <meta:editing-duration>PT33M33S</meta:editing-duration>
    <meta:editing-cycles>8</meta:editing-cycles>
    <meta:document-statistic meta:table-count="1" meta:cell-count="9803" meta:object-count="0"/>
  </office:meta>
</office:document-meta>
</file>